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853cm"/>
    </style:style>
    <style:style style:name="co2" style:family="table-column">
      <style:table-column-properties fo:break-before="auto" style:column-width="16.4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/media/DISC04/OsMeusFilmes/Letters to God (2010)/</text:p>
          </table:table-cell>
          <table:table-cell office:value-type="string">
            <text:p>/media/DISC04/OsMeusFilmes/Letters to God (2010)</text:p>
          </table:table-cell>
          <table:table-cell table:formula="of:=IF([.$A1]=[.$B1];11;22)" office:value-type="float" office:value="22">
            <text:p>22</text:p>
          </table:table-cell>
        </table:table-row>
        <table:table-row table:style-name="ro2">
          <table:table-cell office:value-type="string">
            <text:p>/media/DISC04/OsMeusFilmes/Looking for Jackie (2009)/</text:p>
          </table:table-cell>
          <table:table-cell office:value-type="string">
            <text:p>/media/DISC04/OsMeusFilmes/Looking for Jackie (2009)</text:p>
          </table:table-cell>
          <table:table-cell table:formula="of:=IF([.A1]=[.B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Iron Man 2 (2010)/</text:p>
          </table:table-cell>
          <table:table-cell office:value-type="string">
            <text:p>/media/DISC04/OsMeusFilmes/Iron Man 2 (2010)</text:p>
          </table:table-cell>
          <table:table-cell table:formula="of:=IF([.A2]=[.B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4.3.2.1. (2010)/</text:p>
          </table:table-cell>
          <table:table-cell office:value-type="string">
            <text:p>/media/DISC04/OsMeusFilmes/4.3.2.1 (2010)</text:p>
          </table:table-cell>
          <table:table-cell table:formula="of:=IF([.A3]=[.B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Brothers (2009)/</text:p>
          </table:table-cell>
          <table:table-cell office:value-type="string">
            <text:p>/media/DISC04/OsMeusFilmes/Brothers (2009)</text:p>
          </table:table-cell>
          <table:table-cell table:formula="of:=IF([.A4]=[.B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Cop Out (2010)/</text:p>
          </table:table-cell>
          <table:table-cell office:value-type="string">
            <text:p>/media/DISC04/OsMeusFilmes/Cop Out (2010)</text:p>
          </table:table-cell>
          <table:table-cell table:formula="of:=IF([.A5]=[.B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Lies &amp; Illusions (2009)/</text:p>
          </table:table-cell>
          <table:table-cell office:value-type="string">
            <text:p>/media/DISC04/OsMeusFilmes/Lies And Illusions (2009)</text:p>
          </table:table-cell>
          <table:table-cell table:formula="of:=IF([.A6]=[.B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Dear John (2010)/</text:p>
          </table:table-cell>
          <table:table-cell office:value-type="string">
            <text:p>/media/DISC04/OsMeusFilmes/Dear John (2010)</text:p>
          </table:table-cell>
          <table:table-cell table:formula="of:=IF([.A7]=[.B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Secretariat (2010)/</text:p>
          </table:table-cell>
          <table:table-cell office:value-type="string">
            <text:p>/media/DISC04/OsMeusFilmes/Secretariat (2010)</text:p>
          </table:table-cell>
          <table:table-cell table:formula="of:=IF([.A8]=[.B8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You Will Meet a Tall Dark Stranger (2010)/</text:p>
          </table:table-cell>
          <table:table-cell office:value-type="string">
            <text:p>/media/DISC04/OsMeusFilmes/You Will Meet a Tall Dark Stranger (2010)</text:p>
          </table:table-cell>
          <table:table-cell table:formula="of:=IF([.A9]=[.B9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Striptease (1996)/</text:p>
          </table:table-cell>
          <table:table-cell office:value-type="string">
            <text:p>/media/DISC04/OsMeusFilmes/Striptease (1996)</text:p>
          </table:table-cell>
          <table:table-cell table:formula="of:=IF([.A10]=[.B10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The Way Back (2010)/</text:p>
          </table:table-cell>
          <table:table-cell office:value-type="string">
            <text:p>/media/DISC04/OsMeusFilmes/The Way Back (2011)</text:p>
          </table:table-cell>
          <table:table-cell table:formula="of:=IF([.A11]=[.B1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Get Him to the Greek (2010)/</text:p>
          </table:table-cell>
          <table:table-cell office:value-type="string">
            <text:p>/media/DISC04/OsMeusFilmes/Get Him to the Greek (2010)</text:p>
          </table:table-cell>
          <table:table-cell table:formula="of:=IF([.A12]=[.B1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Love and Other Drugs (2010)/</text:p>
          </table:table-cell>
          <table:table-cell office:value-type="string">
            <text:p>/media/DISC04/OsMeusFilmes/Love and Other Drugs (2010)</text:p>
          </table:table-cell>
          <table:table-cell table:formula="of:=IF([.A13]=[.B1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The Man from Nowhere (Ajeossi) (2010)/</text:p>
          </table:table-cell>
          <table:table-cell office:value-type="string">
            <text:p>/media/DISC04/OsMeusFilmes/The Man From Nowhere (2010)</text:p>
          </table:table-cell>
          <table:table-cell table:formula="of:=IF([.A14]=[.B1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Inside Job (2010)/</text:p>
          </table:table-cell>
          <table:table-cell office:value-type="string">
            <text:p>/media/DISC04/OsMeusFilmes/Inside job (2010)</text:p>
          </table:table-cell>
          <table:table-cell table:formula="of:=IF([.A15]=[.B1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The Virginity Hit (2010)/</text:p>
          </table:table-cell>
          <table:table-cell office:value-type="string">
            <text:p>/media/DISC04/OsMeusFilmes/The Virginity Hit (2010)</text:p>
          </table:table-cell>
          <table:table-cell table:formula="of:=IF([.A16]=[.B1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Repo Men (2010)/</text:p>
          </table:table-cell>
          <table:table-cell office:value-type="string">
            <text:p>/media/DISC04/OsMeusFilmes/Repo Men (2010)</text:p>
          </table:table-cell>
          <table:table-cell table:formula="of:=IF([.A17]=[.B1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Murder.com (2008)/</text:p>
          </table:table-cell>
          <table:table-cell office:value-type="string">
            <text:p>/media/DISC04/OsMeusFilmes/Murder.com (2008)</text:p>
          </table:table-cell>
          <table:table-cell table:formula="of:=IF([.A18]=[.B18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Brooklyns Finest (2009)/</text:p>
          </table:table-cell>
          <table:table-cell office:value-type="string">
            <text:p>/media/DISC04/OsMeusFilmes/Brooklyn's Finest (2009)</text:p>
          </table:table-cell>
          <table:table-cell table:formula="of:=IF([.A19]=[.B19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Godsped (2009)/</text:p>
          </table:table-cell>
          <table:table-cell office:value-type="string">
            <text:p>/media/DISC04/OsMeusFilmes/Godspeed (2009)</text:p>
          </table:table-cell>
          <table:table-cell table:formula="of:=IF([.A20]=[.B20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Moonlight Serenate (2009)/</text:p>
          </table:table-cell>
          <table:table-cell office:value-type="string">
            <text:p>/media/DISC04/OsMeusFilmes/Moonlight Serenade (2009)</text:p>
          </table:table-cell>
          <table:table-cell table:formula="of:=IF([.A21]=[.B2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Killer Wave (2007)/</text:p>
          </table:table-cell>
          <table:table-cell office:value-type="string">
            <text:p>/media/DISC04/OsMeusFilmes/Killer Wave (mini-series (2007)</text:p>
          </table:table-cell>
          <table:table-cell table:formula="of:=IF([.A22]=[.B2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McGruber (2010)/</text:p>
          </table:table-cell>
          <table:table-cell office:value-type="string">
            <text:p>/media/DISC04/OsMeusFilmes/MacGruber (2010)</text:p>
          </table:table-cell>
          <table:table-cell table:formula="of:=IF([.A23]=[.B2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Maria Papoila (1937)/</text:p>
          </table:table-cell>
          <table:table-cell office:value-type="string">
            <text:p>/media/DISC04/OsMeusFilmes/Maria Papoila (1937)</text:p>
          </table:table-cell>
          <table:table-cell table:formula="of:=IF([.A24]=[.B2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Incendies (2010)/</text:p>
          </table:table-cell>
          <table:table-cell office:value-type="string">
            <text:p>/media/DISC04/OsMeusFilmes/Incendies (2010)</text:p>
          </table:table-cell>
          <table:table-cell table:formula="of:=IF([.A25]=[.B2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Mr. Nobody (2009)/</text:p>
          </table:table-cell>
          <table:table-cell office:value-type="string">
            <text:p>/media/DISC04/OsMeusFilmes/Mr. Nobody (2009)</text:p>
          </table:table-cell>
          <table:table-cell table:formula="of:=IF([.A26]=[.B2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Little Miss Sunshine (2006)/</text:p>
          </table:table-cell>
          <table:table-cell office:value-type="string">
            <text:p>/media/DISC04/OsMeusFilmes/Little Miss Sunshine (2006)</text:p>
          </table:table-cell>
          <table:table-cell table:formula="of:=IF([.A27]=[.B2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Enter the Void (2010)/</text:p>
          </table:table-cell>
          <table:table-cell office:value-type="string">
            <text:p>/media/DISC04/OsMeusFilmes/Enter the Void (2009)</text:p>
          </table:table-cell>
          <table:table-cell table:formula="of:=IF([.A28]=[.B28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/Tomorrow When The War Began (2010)/</text:p>
          </table:table-cell>
          <table:table-cell office:value-type="string">
            <text:p>/media/DISC04/OsMeusFilmes/Tomorrow, When the War Began (2010)</text:p>
          </table:table-cell>
          <table:table-cell table:formula="of:=IF([.A29]=[.B29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Independence Day (1996)/</text:p>
          </table:table-cell>
          <table:table-cell office:value-type="string">
            <text:p>/media/DISC04/OsMeusFilmesHD/Independence Day (1996)</text:p>
          </table:table-cell>
          <table:table-cell table:formula="of:=IF([.A30]=[.B30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Indiana Jones and the Kingdom of the Crystal Skull (2008)/</text:p>
          </table:table-cell>
          <table:table-cell office:value-type="string">
            <text:p>/media/DISC04/OsMeusFilmesHD/Indiana Jones and the Kingdom of the Crystal Skull (2008)</text:p>
          </table:table-cell>
          <table:table-cell table:formula="of:=IF([.A31]=[.B3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he Mummy Tomb of the Dragon Emperor (2008)/</text:p>
          </table:table-cell>
          <table:table-cell office:value-type="string">
            <text:p>/media/DISC04/OsMeusFilmesHD/The Mummy Tomb of the Dragon Emperor (2008)</text:p>
          </table:table-cell>
          <table:table-cell table:formula="of:=IF([.A32]=[.B3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Harry Potter and the Prisoner of Azkaban (2004)/</text:p>
          </table:table-cell>
          <table:table-cell office:value-type="string">
            <text:p>/media/DISC04/OsMeusFilmesHD/Harry Potter and the Prisoner of Azkaban (2004)</text:p>
          </table:table-cell>
          <table:table-cell table:formula="of:=IF([.A33]=[.B3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Yogi Bear (2010)/</text:p>
          </table:table-cell>
          <table:table-cell office:value-type="string">
            <text:p>/media/DISC04/OsMeusFilmesHD/Yogi Bear (2010)</text:p>
          </table:table-cell>
          <table:table-cell table:formula="of:=IF([.A34]=[.B3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Alice in Wonderland (2010)/</text:p>
          </table:table-cell>
          <table:table-cell office:value-type="string">
            <text:p>/media/DISC04/OsMeusFilmesHD/Alice in Wonderland (2010)</text:p>
          </table:table-cell>
          <table:table-cell table:formula="of:=IF([.A35]=[.B3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Legend of the Guardians The Owls of Ga'Hoole (2010)/</text:p>
          </table:table-cell>
          <table:table-cell office:value-type="string">
            <text:p>/media/DISC04/OsMeusFilmesHD/Legend of the Guardians The Owls of Ga'Hoole (2010)</text:p>
          </table:table-cell>
          <table:table-cell table:formula="of:=IF([.A36]=[.B3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Jonah Hex (2010)/</text:p>
          </table:table-cell>
          <table:table-cell office:value-type="string">
            <text:p>/media/DISC04/OsMeusFilmesHD/Jonah Hex (2010)</text:p>
          </table:table-cell>
          <table:table-cell table:formula="of:=IF([.A37]=[.B3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he Mummy (1999)/</text:p>
          </table:table-cell>
          <table:table-cell office:value-type="string">
            <text:p>/media/DISC04/OsMeusFilmesHD/The Mummy (1999)</text:p>
          </table:table-cell>
          <table:table-cell table:formula="of:=IF([.A38]=[.B38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Leap Year (2010)/</text:p>
          </table:table-cell>
          <table:table-cell office:value-type="string">
            <text:p>/media/DISC04/OsMeusFilmesHD/Leap Year (2010)</text:p>
          </table:table-cell>
          <table:table-cell table:formula="of:=IF([.A39]=[.B39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RocknRolla (2008)/</text:p>
          </table:table-cell>
          <table:table-cell office:value-type="string">
            <text:p>/media/DISC04/OsMeusFilmesHD/Rock'n'Rolla (2008)</text:p>
          </table:table-cell>
          <table:table-cell table:formula="of:=IF([.A40]=[.B40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ron Legacy (2010)/</text:p>
          </table:table-cell>
          <table:table-cell office:value-type="string">
            <text:p>/media/DISC04/OsMeusFilmesHD/TRON Legacy (2010)</text:p>
          </table:table-cell>
          <table:table-cell table:formula="of:=IF([.A41]=[.B4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Still Waiting (2009)/</text:p>
          </table:table-cell>
          <table:table-cell office:value-type="string">
            <text:p>/media/DISC04/OsMeusFilmesHD/Still Waiting (2009)</text:p>
          </table:table-cell>
          <table:table-cell table:formula="of:=IF([.A42]=[.B4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Planet 51 (2009)/</text:p>
          </table:table-cell>
          <table:table-cell office:value-type="string">
            <text:p>/media/DISC04/OsMeusFilmesHD/Felon (2008)</text:p>
          </table:table-cell>
          <table:table-cell table:formula="of:=IF([.A43]=[.B4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Kill Bill Vol. 2 (2004)/</text:p>
          </table:table-cell>
          <table:table-cell office:value-type="string">
            <text:p>/media/DISC04/OsMeusFilmesHD/Kill Bill Vol. 2 (2004)</text:p>
          </table:table-cell>
          <table:table-cell table:formula="of:=IF([.A44]=[.B4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Blade Trinity (2004)/</text:p>
          </table:table-cell>
          <table:table-cell office:value-type="string">
            <text:p>/media/DISC04/OsMeusFilmesHD/Blade Trinity (2004)</text:p>
          </table:table-cell>
          <table:table-cell table:formula="of:=IF([.A45]=[.B4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he Boondock Saints II All Saints Day (2009)/</text:p>
          </table:table-cell>
          <table:table-cell office:value-type="string">
            <text:p>/media/DISC04/OsMeusFilmesHD/The Boondock Saints II All Saints Day (2009)</text:p>
          </table:table-cell>
          <table:table-cell table:formula="of:=IF([.A46]=[.B4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Grown Ups (2010)/</text:p>
          </table:table-cell>
          <table:table-cell office:value-type="string">
            <text:p>/media/DISC04/OsMeusFilmesHD/Grown Ups (2010)</text:p>
          </table:table-cell>
          <table:table-cell table:formula="of:=IF([.A47]=[.B4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Blade II (2002)/</text:p>
          </table:table-cell>
          <table:table-cell office:value-type="string">
            <text:p>/media/DISC04/OsMeusFilmesHD/Blade II (2002)</text:p>
          </table:table-cell>
          <table:table-cell table:formula="of:=IF([.A48]=[.B48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Four Christmases (2008)/</text:p>
          </table:table-cell>
          <table:table-cell office:value-type="string">
            <text:p>/media/DISC04/OsMeusFilmesHD/Four Christmases (2008)</text:p>
          </table:table-cell>
          <table:table-cell table:formula="of:=IF([.A49]=[.B49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Harry Potter and the Deathly Hallows Part 1 (2010)/</text:p>
          </table:table-cell>
          <table:table-cell office:value-type="string">
            <text:p>/media/DISC04/OsMeusFilmesHD/Harry Potter and the Deathly Hallows Part I (2010)</text:p>
          </table:table-cell>
          <table:table-cell table:formula="of:=IF([.A50]=[.B50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Unstoppable (2010)/</text:p>
          </table:table-cell>
          <table:table-cell office:value-type="string">
            <text:p>/media/DISC04/OsMeusFilmesHD/Unstoppable (2010)</text:p>
          </table:table-cell>
          <table:table-cell table:formula="of:=IF([.A51]=[.B5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Kill Bill Vol. 1 (2003)/</text:p>
          </table:table-cell>
          <table:table-cell office:value-type="string">
            <text:p>/media/DISC04/OsMeusFilmesHD/Kill Bill Vol. 1 (2003)</text:p>
          </table:table-cell>
          <table:table-cell table:formula="of:=IF([.A52]=[.B5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angled (2010)/</text:p>
          </table:table-cell>
          <table:table-cell office:value-type="string">
            <text:p>/media/DISC04/OsMeusFilmesHD/Tangled (2010)</text:p>
          </table:table-cell>
          <table:table-cell table:formula="of:=IF([.A53]=[.B5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Marmaduke (2010)/</text:p>
          </table:table-cell>
          <table:table-cell office:value-type="string">
            <text:p>/media/DISC04/OsMeusFilmesHD/Marmaduke (2010)</text:p>
          </table:table-cell>
          <table:table-cell table:formula="of:=IF([.A54]=[.B5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he Mummy Returns (2001)/</text:p>
          </table:table-cell>
          <table:table-cell office:value-type="string">
            <text:p>/media/DISC04/OsMeusFilmesHD/The Mummy Returns (2001)</text:p>
          </table:table-cell>
          <table:table-cell table:formula="of:=IF([.A55]=[.B5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2012 (2009)/</text:p>
          </table:table-cell>
          <table:table-cell office:value-type="string">
            <text:p>/media/DISC04/OsMeusFilmesHD/2012 (2009)</text:p>
          </table:table-cell>
          <table:table-cell table:formula="of:=IF([.A56]=[.B5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Indiana Jones and the Raiders of the Lost Ark (1981)/</text:p>
          </table:table-cell>
          <table:table-cell office:value-type="string">
            <text:p>/media/DISC04/OsMeusFilmesHD/Indiana Jones and the Raiders of the Lost Ark (1981)</text:p>
          </table:table-cell>
          <table:table-cell table:formula="of:=IF([.A57]=[.B5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Meteor Apocalypse (2010)/</text:p>
          </table:table-cell>
          <table:table-cell office:value-type="string">
            <text:p>/media/DISC04/OsMeusFilmesHD/Meteor Apocalypse (2011)</text:p>
          </table:table-cell>
          <table:table-cell table:formula="of:=IF([.A58]=[.B58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Blade (1998)/</text:p>
          </table:table-cell>
          <table:table-cell office:value-type="string">
            <text:p>/media/DISC04/OsMeusFilmesHD/Blade (1998)</text:p>
          </table:table-cell>
          <table:table-cell table:formula="of:=IF([.A59]=[.B59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Ji jie hao (2007)/</text:p>
          </table:table-cell>
          <table:table-cell office:value-type="string">
            <text:p>/media/DISC04/OsMeusFilmesHD/Ji jie hao (2007)</text:p>
          </table:table-cell>
          <table:table-cell table:formula="of:=IF([.A60]=[.B60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Clash Of The Titans (2010)/</text:p>
          </table:table-cell>
          <table:table-cell office:value-type="string">
            <text:p>/media/DISC04/OsMeusFilmesHD/Clash of the Titans (2010)</text:p>
          </table:table-cell>
          <table:table-cell table:formula="of:=IF([.A61]=[.B61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The Green Hornet (2011)/</text:p>
          </table:table-cell>
          <table:table-cell office:value-type="string">
            <text:p>/media/DISC04/OsMeusFilmesHD/The Green Hornet (2011)</text:p>
          </table:table-cell>
          <table:table-cell table:formula="of:=IF([.A62]=[.B62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Conviction (2010)/</text:p>
          </table:table-cell>
          <table:table-cell office:value-type="string">
            <text:p>/media/DISC04/OsMeusFilmesHD/Conviction (2010)</text:p>
          </table:table-cell>
          <table:table-cell table:formula="of:=IF([.A63]=[.B63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Resident Evil (2002)/</text:p>
          </table:table-cell>
          <table:table-cell office:value-type="string">
            <text:p>/media/DISC04/OsMeusFilmesHD/Resident Evil (2002)</text:p>
          </table:table-cell>
          <table:table-cell table:formula="of:=IF([.A64]=[.B64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Get Smart (2008)/</text:p>
          </table:table-cell>
          <table:table-cell office:value-type="string">
            <text:p>/media/DISC04/OsMeusFilmesHD/Get Smart (2008)</text:p>
          </table:table-cell>
          <table:table-cell table:formula="of:=IF([.A65]=[.B65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Season of the Witch (2011)/</text:p>
          </table:table-cell>
          <table:table-cell office:value-type="string">
            <text:p>/media/DISC04/OsMeusFilmesHD/Season Of The Witch (2011)</text:p>
          </table:table-cell>
          <table:table-cell table:formula="of:=IF([.A66]=[.B66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Men in Black II (2002)/</text:p>
          </table:table-cell>
          <table:table-cell office:value-type="string">
            <text:p>/media/DISC04/OsMeusFilmesHD/Men in Black II (2002)</text:p>
          </table:table-cell>
          <table:table-cell table:formula="of:=IF([.A67]=[.B67];1;2)" office:value-type="float" office:value="2">
            <text:p>2</text:p>
          </table:table-cell>
        </table:table-row>
        <table:table-row table:style-name="ro2">
          <table:table-cell office:value-type="string">
            <text:p>/media/DISC04/OsMeusFilmesHD/Body Of Lies (2008)/</text:p>
          </table:table-cell>
          <table:table-cell office:value-type="string">
            <text:p>/media/DISC04/OsMeusFilmesHD/Body of Lies (2008)</text:p>
          </table:table-cell>
          <table:table-cell table:formula="of:=IF([.A68]=[.B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Terminator 3 Rise of the machines (2003)/</text:p>
          </table:table-cell>
          <table:table-cell office:value-type="string">
            <text:p>/media/DISC02/OsMeusFilmesHD/Terminator 3 Rise of the Machines (2003)</text:p>
          </table:table-cell>
          <table:table-cell table:formula="of:=IF([.A69]=[.B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Sex and Lucia (2001)/</text:p>
          </table:table-cell>
          <table:table-cell office:value-type="string">
            <text:p>/media/DISC02/OsMeusFilmesHD/Sex and Lucia (2001)</text:p>
          </table:table-cell>
          <table:table-cell table:formula="of:=IF([.A70]=[.B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The New World (2005)/</text:p>
          </table:table-cell>
          <table:table-cell office:value-type="string">
            <text:p>/media/DISC02/OsMeusFilmesHD/The New World (2005)</text:p>
          </table:table-cell>
          <table:table-cell table:formula="of:=IF([.A71]=[.B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Harry Potter and the Half Blood Prince (2009)/</text:p>
          </table:table-cell>
          <table:table-cell office:value-type="string">
            <text:p>/media/DISC02/OsMeusFilmesHD/Harry Potter and the Half-Blood Prince (2009)</text:p>
          </table:table-cell>
          <table:table-cell table:formula="of:=IF([.A72]=[.B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Invictus (2009)/</text:p>
          </table:table-cell>
          <table:table-cell office:value-type="string">
            <text:p>/media/DISC02/OsMeusFilmesHD/Invictus (2009)</text:p>
          </table:table-cell>
          <table:table-cell table:formula="of:=IF([.A73]=[.B7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Waiting (2005)/</text:p>
          </table:table-cell>
          <table:table-cell office:value-type="string">
            <text:p>/media/DISC02/OsMeusFilmesHD/Waiting... (2005)</text:p>
          </table:table-cell>
          <table:table-cell table:formula="of:=IF([.A74]=[.B7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Taking Lives (2004)/</text:p>
          </table:table-cell>
          <table:table-cell office:value-type="string">
            <text:p>/media/DISC02/OsMeusFilmesHD/Taking Lives (2004)</text:p>
          </table:table-cell>
          <table:table-cell table:formula="of:=IF([.A75]=[.B7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The Notebook (2004)/</text:p>
          </table:table-cell>
          <table:table-cell office:value-type="string">
            <text:p>/media/DISC02/OsMeusFilmesHD/The Notebook (2004)</text:p>
          </table:table-cell>
          <table:table-cell table:formula="of:=IF([.A76]=[.B7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Terminator Salvation (2009)/</text:p>
          </table:table-cell>
          <table:table-cell office:value-type="string">
            <text:p>/media/DISC02/OsMeusFilmesHD/Terminator Salvation (2009)</text:p>
          </table:table-cell>
          <table:table-cell table:formula="of:=IF([.A77]=[.B7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HD/300 (2006)/</text:p>
          </table:table-cell>
          <table:table-cell office:value-type="string">
            <text:p>/media/DISC02/OsMeusFilmesHD/300 (2006)</text:p>
          </table:table-cell>
          <table:table-cell table:formula="of:=IF([.A78]=[.B7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NA (1997)/</text:p>
          </table:table-cell>
          <table:table-cell office:value-type="string">
            <text:p>/media/DISC02/OsMeusFilmes/DNA (Video (1997)</text:p>
          </table:table-cell>
          <table:table-cell table:formula="of:=IF([.A79]=[.B7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ad Fish (2004)/</text:p>
          </table:table-cell>
          <table:table-cell office:value-type="string">
            <text:p>/media/DISC02/OsMeusFilmes/Dead Fish (2004)</text:p>
          </table:table-cell>
          <table:table-cell table:formula="of:=IF([.A80]=[.B8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nowing (2009)/</text:p>
          </table:table-cell>
          <table:table-cell office:value-type="string">
            <text:p>/media/DISC02/OsMeusFilmes/Knowing (2009)</text:p>
          </table:table-cell>
          <table:table-cell table:formula="of:=IF([.A81]=[.B8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ordertown (2006)/</text:p>
          </table:table-cell>
          <table:table-cell office:value-type="string">
            <text:p>/media/DISC02/OsMeusFilmes/Bordertown (2006)</text:p>
          </table:table-cell>
          <table:table-cell table:formula="of:=IF([.A82]=[.B8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oad Trip (2000)/</text:p>
          </table:table-cell>
          <table:table-cell office:value-type="string">
            <text:p>/media/DISC02/OsMeusFilmes/Road Trip (2000)</text:p>
          </table:table-cell>
          <table:table-cell table:formula="of:=IF([.A83]=[.B8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Zathura A Space Adventure (2005)/</text:p>
          </table:table-cell>
          <table:table-cell office:value-type="string">
            <text:p>/media/DISC02/OsMeusFilmes/Zathura - A Space Adventure (2005)</text:p>
          </table:table-cell>
          <table:table-cell table:formula="of:=IF([.A84]=[.B8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lue Bird (1940)/</text:p>
          </table:table-cell>
          <table:table-cell office:value-type="string">
            <text:p>/media/DISC02/OsMeusFilmes/The Blue Bird (1940)</text:p>
          </table:table-cell>
          <table:table-cell table:formula="of:=IF([.A85]=[.B8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ign of Assassins (2010)/</text:p>
          </table:table-cell>
          <table:table-cell office:value-type="string">
            <text:p>/media/DISC02/OsMeusFilmes/Reign of Assassins (2010)</text:p>
          </table:table-cell>
          <table:table-cell table:formula="of:=IF([.A86]=[.B8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Veteran (2006)/</text:p>
          </table:table-cell>
          <table:table-cell office:value-type="string">
            <text:p>/media/DISC02/OsMeusFilmes/The Veteran (2006)</text:p>
          </table:table-cell>
          <table:table-cell table:formula="of:=IF([.A87]=[.B8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un Fat Boy Run (2007)/</text:p>
          </table:table-cell>
          <table:table-cell office:value-type="string">
            <text:p>/media/DISC02/OsMeusFilmes/Run Fatboy Run (2008)</text:p>
          </table:table-cell>
          <table:table-cell table:formula="of:=IF([.A88]=[.B8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rothers Solomon (2007)/</text:p>
          </table:table-cell>
          <table:table-cell office:value-type="string">
            <text:p>/media/DISC02/OsMeusFilmes/The Brothers Solomon (2007)</text:p>
          </table:table-cell>
          <table:table-cell table:formula="of:=IF([.A89]=[.B8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railed (2005)/</text:p>
          </table:table-cell>
          <table:table-cell office:value-type="string">
            <text:p>/media/DISC02/OsMeusFilmes/Derailed (2005)</text:p>
          </table:table-cell>
          <table:table-cell table:formula="of:=IF([.A90]=[.B9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spicable Me (2010)/</text:p>
          </table:table-cell>
          <table:table-cell office:value-type="string">
            <text:p>/media/DISC02/OsMeusFilmes/Despicable Me (2010)</text:p>
          </table:table-cell>
          <table:table-cell table:formula="of:=IF([.A91]=[.B9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inter Break (2003)/</text:p>
          </table:table-cell>
          <table:table-cell office:value-type="string">
            <text:p>/media/DISC02/OsMeusFilmes/Winter Break (2003)</text:p>
          </table:table-cell>
          <table:table-cell table:formula="of:=IF([.A92]=[.B9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lien Raiders (2008)/</text:p>
          </table:table-cell>
          <table:table-cell office:value-type="string">
            <text:p>/media/DISC02/OsMeusFilmes/Alien Raiders (2008)</text:p>
          </table:table-cell>
          <table:table-cell table:formula="of:=IF([.A93]=[.B9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ades of Glory (2007)/</text:p>
          </table:table-cell>
          <table:table-cell office:value-type="string">
            <text:p>/media/DISC02/OsMeusFilmes/Blades of Glory (2007)</text:p>
          </table:table-cell>
          <table:table-cell table:formula="of:=IF([.A94]=[.B9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icken Run (2000)/</text:p>
          </table:table-cell>
          <table:table-cell office:value-type="string">
            <text:p>/media/DISC02/OsMeusFilmes/Chicken Run (2000)</text:p>
          </table:table-cell>
          <table:table-cell table:formula="of:=IF([.A95]=[.B9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ave (2005)/</text:p>
          </table:table-cell>
          <table:table-cell office:value-type="string">
            <text:p>/media/DISC02/OsMeusFilmes/The Cave (2005)</text:p>
          </table:table-cell>
          <table:table-cell table:formula="of:=IF([.A96]=[.B9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merican Gangster (2007)/</text:p>
          </table:table-cell>
          <table:table-cell office:value-type="string">
            <text:p>/media/DISC02/OsMeusFilmes/American Gangster (2007)</text:p>
          </table:table-cell>
          <table:table-cell table:formula="of:=IF([.A97]=[.B9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Æon Flux (2005)/</text:p>
          </table:table-cell>
          <table:table-cell office:value-type="string">
            <text:p>/media/DISC02/OsMeusFilmes/Æon Flux (2005)</text:p>
          </table:table-cell>
          <table:table-cell table:formula="of:=IF([.A98]=[.B9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orld Trade Center (2006)/</text:p>
          </table:table-cell>
          <table:table-cell office:value-type="string">
            <text:p>/media/DISC02/OsMeusFilmes/World Trade Center (2006)</text:p>
          </table:table-cell>
          <table:table-cell table:formula="of:=IF([.A99]=[.B9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pen Range (2003)/</text:p>
          </table:table-cell>
          <table:table-cell office:value-type="string">
            <text:p>/media/DISC02/OsMeusFilmes/Open Range (2003)</text:p>
          </table:table-cell>
          <table:table-cell table:formula="of:=IF([.A100]=[.B10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wo For the Money (2005)/</text:p>
          </table:table-cell>
          <table:table-cell office:value-type="string">
            <text:p>/media/DISC02/OsMeusFilmes/Two for the Money (2005)</text:p>
          </table:table-cell>
          <table:table-cell table:formula="of:=IF([.A101]=[.B10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ôme, La (2007)/</text:p>
          </table:table-cell>
          <table:table-cell office:value-type="string">
            <text:p>/media/DISC02/OsMeusFilmes/La Vie en Rose (2007)</text:p>
          </table:table-cell>
          <table:table-cell table:formula="of:=IF([.A102]=[.B10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rewall (2006)/</text:p>
          </table:table-cell>
          <table:table-cell office:value-type="string">
            <text:p>/media/DISC02/OsMeusFilmes/Firewall (2006)</text:p>
          </table:table-cell>
          <table:table-cell table:formula="of:=IF([.A103]=[.B10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all We Dance (2004)/</text:p>
          </table:table-cell>
          <table:table-cell office:value-type="string">
            <text:p>/media/DISC02/OsMeusFilmes/Shall We Dance (2004)</text:p>
          </table:table-cell>
          <table:table-cell table:formula="of:=IF([.A104]=[.B10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pper Mountain (1983)/</text:p>
          </table:table-cell>
          <table:table-cell office:value-type="string">
            <text:p>/media/DISC02/OsMeusFilmes/Copper Mountain (1983)</text:p>
          </table:table-cell>
          <table:table-cell table:formula="of:=IF([.A105]=[.B10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aconda (1997)/</text:p>
          </table:table-cell>
          <table:table-cell office:value-type="string">
            <text:p>/media/DISC02/OsMeusFilmes/Anaconda (1997)</text:p>
          </table:table-cell>
          <table:table-cell table:formula="of:=IF([.A106]=[.B10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ound Control (1998)/</text:p>
          </table:table-cell>
          <table:table-cell office:value-type="string">
            <text:p>/media/DISC02/OsMeusFilmes/Ground Control (1998)</text:p>
          </table:table-cell>
          <table:table-cell table:formula="of:=IF([.A107]=[.B10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Devil Wears Prada (2006)/</text:p>
          </table:table-cell>
          <table:table-cell office:value-type="string">
            <text:p>/media/DISC02/OsMeusFilmes/The Devil Wears Prada (2006)</text:p>
          </table:table-cell>
          <table:table-cell table:formula="of:=IF([.A108]=[.B10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Terminator (1984)/</text:p>
          </table:table-cell>
          <table:table-cell office:value-type="string">
            <text:p>/media/DISC02/OsMeusFilmes/The Terminator (1984)</text:p>
          </table:table-cell>
          <table:table-cell table:formula="of:=IF([.A109]=[.B10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Polar Express (2004)/</text:p>
          </table:table-cell>
          <table:table-cell office:value-type="string">
            <text:p>/media/DISC02/OsMeusFilmes/The Polar Express (2004)</text:p>
          </table:table-cell>
          <table:table-cell table:formula="of:=IF([.A110]=[.B11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Cinderella Story (2004)/</text:p>
          </table:table-cell>
          <table:table-cell office:value-type="string">
            <text:p>/media/DISC02/OsMeusFilmes/A Cinderella Story (2004)</text:p>
          </table:table-cell>
          <table:table-cell table:formula="of:=IF([.A111]=[.B11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arine (2006)/</text:p>
          </table:table-cell>
          <table:table-cell office:value-type="string">
            <text:p>/media/DISC02/OsMeusFilmes/The Marine (2006)</text:p>
          </table:table-cell>
          <table:table-cell table:formula="of:=IF([.A112]=[.B11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argate (1994)/</text:p>
          </table:table-cell>
          <table:table-cell office:value-type="string">
            <text:p>/media/DISC02/OsMeusFilmes/Stargate (1994)</text:p>
          </table:table-cell>
          <table:table-cell table:formula="of:=IF([.A113]=[.B11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nocked Up (2007)/</text:p>
          </table:table-cell>
          <table:table-cell office:value-type="string">
            <text:p>/media/DISC02/OsMeusFilmes/Knocked Up (2007)</text:p>
          </table:table-cell>
          <table:table-cell table:formula="of:=IF([.A114]=[.B11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eaper by the Dozen (2003)/</text:p>
          </table:table-cell>
          <table:table-cell office:value-type="string">
            <text:p>/media/DISC02/OsMeusFilmes/Cheaper by the Dozen (2003)</text:p>
          </table:table-cell>
          <table:table-cell table:formula="of:=IF([.A115]=[.B11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ee Movie (2007)/</text:p>
          </table:table-cell>
          <table:table-cell office:value-type="string">
            <text:p>/media/DISC02/OsMeusFilmes/Bee Movie (2007)</text:p>
          </table:table-cell>
          <table:table-cell table:formula="of:=IF([.A116]=[.B11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Nutty Professor (2006)/</text:p>
          </table:table-cell>
          <table:table-cell office:value-type="string">
            <text:p>/media/DISC02/OsMeusFilmes/The Nutty Professor (1963)</text:p>
          </table:table-cell>
          <table:table-cell table:formula="of:=IF([.A117]=[.B11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ospel of Deceit (2006)/</text:p>
          </table:table-cell>
          <table:table-cell office:value-type="string">
            <text:p>/media/DISC02/OsMeusFilmes/Gospel of Deceit (2006)</text:p>
          </table:table-cell>
          <table:table-cell table:formula="of:=IF([.A118]=[.B11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e's the Man (2006)/</text:p>
          </table:table-cell>
          <table:table-cell office:value-type="string">
            <text:p>/media/DISC02/OsMeusFilmes/She's the Man (2006)</text:p>
          </table:table-cell>
          <table:table-cell table:formula="of:=IF([.A119]=[.B11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cense to Wed (2007)/</text:p>
          </table:table-cell>
          <table:table-cell office:value-type="string">
            <text:p>/media/DISC02/OsMeusFilmes/License to Wed (2007)</text:p>
          </table:table-cell>
          <table:table-cell table:formula="of:=IF([.A120]=[.B12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eat (1995)/</text:p>
          </table:table-cell>
          <table:table-cell office:value-type="string">
            <text:p>/media/DISC02/OsMeusFilmes/Heat (1995)</text:p>
          </table:table-cell>
          <table:table-cell table:formula="of:=IF([.A121]=[.B12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amera Chiisaki yusha-tachi (2006)/</text:p>
          </table:table-cell>
          <table:table-cell office:value-type="string">
            <text:p>/media/DISC02/OsMeusFilmes/Gamera the Brave (2006)</text:p>
          </table:table-cell>
          <table:table-cell table:formula="of:=IF([.A122]=[.B12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amily Guy Stewie Griffin The Untold Story (2005)/</text:p>
          </table:table-cell>
          <table:table-cell office:value-type="string">
            <text:p>/media/DISC02/OsMeusFilmes/Family Guy Presents Stewie Griffin The Untold Story (2005)</text:p>
          </table:table-cell>
          <table:table-cell table:formula="of:=IF([.A123]=[.B12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nversations with God (2006)/</text:p>
          </table:table-cell>
          <table:table-cell office:value-type="string">
            <text:p>/media/DISC02/OsMeusFilmes/Conversations with God (2006)</text:p>
          </table:table-cell>
          <table:table-cell table:formula="of:=IF([.A124]=[.B12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Whole Ten Yards (2004)/</text:p>
          </table:table-cell>
          <table:table-cell office:value-type="string">
            <text:p>/media/DISC02/OsMeusFilmes/The Whole Ten Yards (2004)</text:p>
          </table:table-cell>
          <table:table-cell table:formula="of:=IF([.A125]=[.B12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ot Tub Time Machine (2010)/</text:p>
          </table:table-cell>
          <table:table-cell office:value-type="string">
            <text:p>/media/DISC02/OsMeusFilmes/Hot Tub Time Machine (2010)</text:p>
          </table:table-cell>
          <table:table-cell table:formula="of:=IF([.A126]=[.B12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lick (2006)/</text:p>
          </table:table-cell>
          <table:table-cell office:value-type="string">
            <text:p>/media/DISC02/OsMeusFilmes/Click (2006)</text:p>
          </table:table-cell>
          <table:table-cell table:formula="of:=IF([.A127]=[.B12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cond Life (2008)/</text:p>
          </table:table-cell>
          <table:table-cell office:value-type="string">
            <text:p>/media/DISC02/OsMeusFilmes/Second Life (2009)</text:p>
          </table:table-cell>
          <table:table-cell table:formula="of:=IF([.A128]=[.B12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eep Your Distance (2005)/</text:p>
          </table:table-cell>
          <table:table-cell office:value-type="string">
            <text:p>/media/DISC02/OsMeusFilmes/Keep Your Distance (2005)</text:p>
          </table:table-cell>
          <table:table-cell table:formula="of:=IF([.A129]=[.B12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inotaur (2006)/</text:p>
          </table:table-cell>
          <table:table-cell office:value-type="string">
            <text:p>/media/DISC02/OsMeusFilmes/Minotaur (2006)</text:p>
          </table:table-cell>
          <table:table-cell table:formula="of:=IF([.A130]=[.B13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nto the Blue (2005)/</text:p>
          </table:table-cell>
          <table:table-cell office:value-type="string">
            <text:p>/media/DISC02/OsMeusFilmes/Into the Blue (2005)</text:p>
          </table:table-cell>
          <table:table-cell table:formula="of:=IF([.A131]=[.B13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uperbad (2007)/</text:p>
          </table:table-cell>
          <table:table-cell office:value-type="string">
            <text:p>/media/DISC02/OsMeusFilmes/Superbad (2007)</text:p>
          </table:table-cell>
          <table:table-cell table:formula="of:=IF([.A132]=[.B13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Queen (2006)/</text:p>
          </table:table-cell>
          <table:table-cell office:value-type="string">
            <text:p>/media/DISC02/OsMeusFilmes/The Queen (2006)</text:p>
          </table:table-cell>
          <table:table-cell table:formula="of:=IF([.A133]=[.B13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ourne Ultimatum (2007)/</text:p>
          </table:table-cell>
          <table:table-cell office:value-type="string">
            <text:p>/media/DISC02/OsMeusFilmes/The Bourne Ultimatum (2007)</text:p>
          </table:table-cell>
          <table:table-cell table:formula="of:=IF([.A134]=[.B13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lone in the Dark (2005)/</text:p>
          </table:table-cell>
          <table:table-cell office:value-type="string">
            <text:p>/media/DISC02/OsMeusFilmes/Alone in the Dark (2005)</text:p>
          </table:table-cell>
          <table:table-cell table:formula="of:=IF([.A135]=[.B13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axi to the Dark Side (2007)/</text:p>
          </table:table-cell>
          <table:table-cell office:value-type="string">
            <text:p>/media/DISC02/OsMeusFilmes/Taxi to the Dark Side (2007)</text:p>
          </table:table-cell>
          <table:table-cell table:formula="of:=IF([.A136]=[.B13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erfume The Story of a Murderer (2006)/</text:p>
          </table:table-cell>
          <table:table-cell office:value-type="string">
            <text:p>/media/DISC02/OsMeusFilmes/Perfume The Story Of A Murderer (2006)</text:p>
          </table:table-cell>
          <table:table-cell table:formula="of:=IF([.A137]=[.B13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iamond Dogs (2007)/</text:p>
          </table:table-cell>
          <table:table-cell office:value-type="string">
            <text:p>/media/DISC02/OsMeusFilmes/A town called panic (2009)</text:p>
          </table:table-cell>
          <table:table-cell table:formula="of:=IF([.A138]=[.B13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nfamous (2006)/</text:p>
          </table:table-cell>
          <table:table-cell office:value-type="string">
            <text:p>/media/DISC02/OsMeusFilmes/Infamous (2006)</text:p>
          </table:table-cell>
          <table:table-cell table:formula="of:=IF([.A139]=[.B13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erbie Fully Loaded (2005)/</text:p>
          </table:table-cell>
          <table:table-cell office:value-type="string">
            <text:p>/media/DISC02/OsMeusFilmes/Herbie Fully Loaded (2005)</text:p>
          </table:table-cell>
          <table:table-cell table:formula="of:=IF([.A140]=[.B14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mall Town Saturday Night (2010)/</text:p>
          </table:table-cell>
          <table:table-cell office:value-type="string">
            <text:p>/media/DISC02/OsMeusFilmes/Small Town Saturday Night (2010)</text:p>
          </table:table-cell>
          <table:table-cell table:formula="of:=IF([.A141]=[.B14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uperman Returns (2006)/</text:p>
          </table:table-cell>
          <table:table-cell office:value-type="string">
            <text:p>/media/DISC02/OsMeusFilmes/Superman Returns (2006)</text:p>
          </table:table-cell>
          <table:table-cell table:formula="of:=IF([.A142]=[.B14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4 Rise of the SilverSurfer (2007)/</text:p>
          </table:table-cell>
          <table:table-cell office:value-type="string">
            <text:p>/media/DISC02/OsMeusFilmes/Fantastic Four Rise of the Silver Surfer (2007)</text:p>
          </table:table-cell>
          <table:table-cell table:formula="of:=IF([.A143]=[.B14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pic Movie (2007)/</text:p>
          </table:table-cell>
          <table:table-cell office:value-type="string">
            <text:p>/media/DISC02/OsMeusFilmes/Epic Movie (2007)</text:p>
          </table:table-cell>
          <table:table-cell table:formula="of:=IF([.A144]=[.B14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nt Control (2002)/</text:p>
          </table:table-cell>
          <table:table-cell office:value-type="string">
            <text:p>/media/DISC02/OsMeusFilmes/Rent Control (2003)</text:p>
          </table:table-cell>
          <table:table-cell table:formula="of:=IF([.A145]=[.B14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Pink Panther (2006)/</text:p>
          </table:table-cell>
          <table:table-cell office:value-type="string">
            <text:p>/media/DISC02/OsMeusFilmes/The Pink Panther (2006)</text:p>
          </table:table-cell>
          <table:table-cell table:formula="of:=IF([.A146]=[.B14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d Eye (2005)/</text:p>
          </table:table-cell>
          <table:table-cell office:value-type="string">
            <text:p>/media/DISC02/OsMeusFilmes/Red Eye (2005)</text:p>
          </table:table-cell>
          <table:table-cell table:formula="of:=IF([.A147]=[.B14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aberinto del fauno, El (2006)/</text:p>
          </table:table-cell>
          <table:table-cell office:value-type="string">
            <text:p>/media/DISC02/OsMeusFilmes/Pan's Labyrinth (2006)</text:p>
          </table:table-cell>
          <table:table-cell table:formula="of:=IF([.A148]=[.B14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cretary (2002)/</text:p>
          </table:table-cell>
          <table:table-cell office:value-type="string">
            <text:p>/media/DISC02/OsMeusFilmes/Secretary (2002)</text:p>
          </table:table-cell>
          <table:table-cell table:formula="of:=IF([.A149]=[.B14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ristmas with the Kranks (2004)/</text:p>
          </table:table-cell>
          <table:table-cell office:value-type="string">
            <text:p>/media/DISC02/OsMeusFilmes/Christmas with the Kranks (2004)</text:p>
          </table:table-cell>
          <table:table-cell table:formula="of:=IF([.A150]=[.B15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Triangle (2005)/</text:p>
          </table:table-cell>
          <table:table-cell office:value-type="string">
            <text:p>/media/DISC02/OsMeusFilmes/The Triangle (2005)</text:p>
          </table:table-cell>
          <table:table-cell table:formula="of:=IF([.A151]=[.B15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om (2005)/</text:p>
          </table:table-cell>
          <table:table-cell office:value-type="string">
            <text:p>/media/DISC02/OsMeusFilmes/Doom (2005)</text:p>
          </table:table-cell>
          <table:table-cell table:formula="of:=IF([.A152]=[.B15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Devil's Advocate (1997)/</text:p>
          </table:table-cell>
          <table:table-cell office:value-type="string">
            <text:p>/media/DISC02/OsMeusFilmes/The Devil's Advocate (1997)</text:p>
          </table:table-cell>
          <table:table-cell table:formula="of:=IF([.A153]=[.B15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ad Space Downfall (2008)/</text:p>
          </table:table-cell>
          <table:table-cell office:value-type="string">
            <text:p>/media/DISC02/OsMeusFilmes/Dead Space Downfall (2008)</text:p>
          </table:table-cell>
          <table:table-cell table:formula="of:=IF([.A154]=[.B15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ppily N'Ever After (2006)/</text:p>
          </table:table-cell>
          <table:table-cell office:value-type="string">
            <text:p>/media/DISC02/OsMeusFilmes/Happily N'Ever After (2007)</text:p>
          </table:table-cell>
          <table:table-cell table:formula="of:=IF([.A155]=[.B15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ooter (2007)/</text:p>
          </table:table-cell>
          <table:table-cell office:value-type="string">
            <text:p>/media/DISC02/OsMeusFilmes/Shooter (2007)</text:p>
          </table:table-cell>
          <table:table-cell table:formula="of:=IF([.A156]=[.B15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ood and Chocolate (2007)/</text:p>
          </table:table-cell>
          <table:table-cell office:value-type="string">
            <text:p>/media/DISC02/OsMeusFilmes/Blood &amp;amp; Chocolate (2007)</text:p>
          </table:table-cell>
          <table:table-cell table:formula="of:=IF([.A157]=[.B15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ep Sea (2006)/</text:p>
          </table:table-cell>
          <table:table-cell office:value-type="string">
            <text:p>/media/DISC02/OsMeusFilmes/Deep Sea (2006)</text:p>
          </table:table-cell>
          <table:table-cell table:formula="of:=IF([.A158]=[.B15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aime (1974)/</text:p>
          </table:table-cell>
          <table:table-cell office:value-type="string">
            <text:p>/media/DISC02/OsMeusFilmes/Jaime (1974)</text:p>
          </table:table-cell>
          <table:table-cell table:formula="of:=IF([.A159]=[.B15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ar Of The Worlds (2005)/</text:p>
          </table:table-cell>
          <table:table-cell office:value-type="string">
            <text:p>/media/DISC02/OsMeusFilmes/War of the Worlds (2005)</text:p>
          </table:table-cell>
          <table:table-cell table:formula="of:=IF([.A160]=[.B16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Truth About Love (2004)/</text:p>
          </table:table-cell>
          <table:table-cell office:value-type="string">
            <text:p>/media/DISC02/OsMeusFilmes/The Truth About Love (2005)</text:p>
          </table:table-cell>
          <table:table-cell table:formula="of:=IF([.A161]=[.B16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ark Ride (2006)/</text:p>
          </table:table-cell>
          <table:table-cell office:value-type="string">
            <text:p>/media/DISC02/OsMeusFilmes/Dark Ride (2006)</text:p>
          </table:table-cell>
          <table:table-cell table:formula="of:=IF([.A162]=[.B16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y Super Ex-Girlfriend (2006)/</text:p>
          </table:table-cell>
          <table:table-cell office:value-type="string">
            <text:p>/media/DISC02/OsMeusFilmes/My Super Ex-Girlfriend (2006)</text:p>
          </table:table-cell>
          <table:table-cell table:formula="of:=IF([.A163]=[.B16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eadspace (2005)/</text:p>
          </table:table-cell>
          <table:table-cell office:value-type="string">
            <text:p>/media/DISC02/OsMeusFilmes/Headspace (2005)</text:p>
          </table:table-cell>
          <table:table-cell table:formula="of:=IF([.A164]=[.B16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ithin (2005)/</text:p>
          </table:table-cell>
          <table:table-cell office:value-type="string">
            <text:p>/media/DISC02/OsMeusFilmes/Within (2011)</text:p>
          </table:table-cell>
          <table:table-cell table:formula="of:=IF([.A165]=[.B16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Assassination of Jesse James by the Coward Robert Ford (2007)/</text:p>
          </table:table-cell>
          <table:table-cell office:value-type="string">
            <text:p>/media/DISC02/OsMeusFilmes/The Assassination of Jesse James by the Coward Robert Ford (2007)</text:p>
          </table:table-cell>
          <table:table-cell table:formula="of:=IF([.A166]=[.B16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ecause I Said So (2007)/</text:p>
          </table:table-cell>
          <table:table-cell office:value-type="string">
            <text:p>/media/DISC02/OsMeusFilmes/Because I Said So (2007)</text:p>
          </table:table-cell>
          <table:table-cell table:formula="of:=IF([.A167]=[.B16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lass House The Good Mother (2006)/</text:p>
          </table:table-cell>
          <table:table-cell office:value-type="string">
            <text:p>/media/DISC02/OsMeusFilmes/Glass House The Good Mother (2006)</text:p>
          </table:table-cell>
          <table:table-cell table:formula="of:=IF([.A168]=[.B1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pen Water 2 Adrift (2006)/</text:p>
          </table:table-cell>
          <table:table-cell office:value-type="string">
            <text:p>/media/DISC02/OsMeusFilmes/Open Water 2 Adrift (2006)</text:p>
          </table:table-cell>
          <table:table-cell table:formula="of:=IF([.A169]=[.B1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ttle Fish (2005)/</text:p>
          </table:table-cell>
          <table:table-cell office:value-type="string">
            <text:p>/media/DISC02/OsMeusFilmes/Little Fish (2005)</text:p>
          </table:table-cell>
          <table:table-cell table:formula="of:=IF([.A170]=[.B1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American (2010)/</text:p>
          </table:table-cell>
          <table:table-cell office:value-type="string">
            <text:p>/media/DISC02/OsMeusFilmes/American, The (2010)</text:p>
          </table:table-cell>
          <table:table-cell table:formula="of:=IF([.A171]=[.B1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merican Pie Presents Beta House (2007)/</text:p>
          </table:table-cell>
          <table:table-cell office:value-type="string">
            <text:p>/media/DISC02/OsMeusFilmes/American Pie Presents Beta House (2007)</text:p>
          </table:table-cell>
          <table:table-cell table:formula="of:=IF([.A172]=[.B1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ecret (2006)/</text:p>
          </table:table-cell>
          <table:table-cell office:value-type="string">
            <text:p>/media/DISC02/OsMeusFilmes/The Secret (2006)</text:p>
          </table:table-cell>
          <table:table-cell table:formula="of:=IF([.A173]=[.B17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You Kill Me (2007)/</text:p>
          </table:table-cell>
          <table:table-cell office:value-type="string">
            <text:p>/media/DISC02/OsMeusFilmes/You Kill Me (2007)</text:p>
          </table:table-cell>
          <table:table-cell table:formula="of:=IF([.A174]=[.B17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Grande Família - O Filme (2007)/</text:p>
          </table:table-cell>
          <table:table-cell office:value-type="string">
            <text:p>/media/DISC02/OsMeusFilmes/A Grande Família - O Filme (2007)</text:p>
          </table:table-cell>
          <table:table-cell table:formula="of:=IF([.A175]=[.B17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iabo a Quatro, O (2004)/</text:p>
          </table:table-cell>
          <table:table-cell office:value-type="string">
            <text:p>/media/DISC02/OsMeusFilmes/O Diabo a Quatro (2004)</text:p>
          </table:table-cell>
          <table:table-cell table:formula="of:=IF([.A176]=[.B17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illed (2006)/</text:p>
          </table:table-cell>
          <table:table-cell office:value-type="string">
            <text:p>/media/DISC02/OsMeusFilmes/Grilled (2006)</text:p>
          </table:table-cell>
          <table:table-cell table:formula="of:=IF([.A177]=[.B17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f Only (2004)/</text:p>
          </table:table-cell>
          <table:table-cell office:value-type="string">
            <text:p>/media/DISC02/OsMeusFilmes/If Only (2004)</text:p>
          </table:table-cell>
          <table:table-cell table:formula="of:=IF([.A178]=[.B17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irates of the Caribbean Dead Man's Chest (2006)/</text:p>
          </table:table-cell>
          <table:table-cell office:value-type="string">
            <text:p>/media/DISC02/OsMeusFilmes/Pirates of the Caribbean - Dead Man's Chest (2006)</text:p>
          </table:table-cell>
          <table:table-cell table:formula="of:=IF([.A179]=[.B17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Fast and the Furious Tokyo Drift (2006)/</text:p>
          </table:table-cell>
          <table:table-cell office:value-type="string">
            <text:p>/media/DISC02/OsMeusFilmes/The Fast and the Furious - Tokyo Drift (2006)</text:p>
          </table:table-cell>
          <table:table-cell table:formula="of:=IF([.A180]=[.B18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.W.A.T Firefight (2011)/</text:p>
          </table:table-cell>
          <table:table-cell office:value-type="string">
            <text:p>/media/DISC02/OsMeusFilmes/S.W.A.T. Firefight (2011)</text:p>
          </table:table-cell>
          <table:table-cell table:formula="of:=IF([.A181]=[.B18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Underground (2007)/</text:p>
          </table:table-cell>
          <table:table-cell office:value-type="string">
            <text:p>/media/DISC02/OsMeusFilmes/Underground (2007)</text:p>
          </table:table-cell>
          <table:table-cell table:formula="of:=IF([.A182]=[.B18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inne (2005)/</text:p>
          </table:table-cell>
          <table:table-cell office:value-type="string">
            <text:p>/media/DISC02/OsMeusFilmes/Rinne (2006)</text:p>
          </table:table-cell>
          <table:table-cell table:formula="of:=IF([.A183]=[.B18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Fountain (2006)/</text:p>
          </table:table-cell>
          <table:table-cell office:value-type="string">
            <text:p>/media/DISC02/OsMeusFilmes/The Fountain (2006)</text:p>
          </table:table-cell>
          <table:table-cell table:formula="of:=IF([.A184]=[.B18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aris 2011 La grande inondation (2006)/</text:p>
          </table:table-cell>
          <table:table-cell office:value-type="string">
            <text:p>/media/DISC02/OsMeusFilmes/The Great Flood Paris 2010 (2006)</text:p>
          </table:table-cell>
          <table:table-cell table:formula="of:=IF([.A185]=[.B18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ovak Box (2006)/</text:p>
          </table:table-cell>
          <table:table-cell office:value-type="string">
            <text:p>/media/DISC02/OsMeusFilmes/The Kovak Box (2007)</text:p>
          </table:table-cell>
          <table:table-cell table:formula="of:=IF([.A186]=[.B18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ehind Enemy Lines II Axis of Evil (2006)/</text:p>
          </table:table-cell>
          <table:table-cell office:value-type="string">
            <text:p>/media/DISC02/OsMeusFilmes/Behind Enemy Lines II Axis of Evil (2006)</text:p>
          </table:table-cell>
          <table:table-cell table:formula="of:=IF([.A187]=[.B18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nd of the Spear (2005)/</text:p>
          </table:table-cell>
          <table:table-cell office:value-type="string">
            <text:p>/media/DISC02/OsMeusFilmes/End of the Spear (2005)</text:p>
          </table:table-cell>
          <table:table-cell table:formula="of:=IF([.A188]=[.B18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ccepted (2006)/</text:p>
          </table:table-cell>
          <table:table-cell office:value-type="string">
            <text:p>/media/DISC02/OsMeusFilmes/Accepted (2006)</text:p>
          </table:table-cell>
          <table:table-cell table:formula="of:=IF([.A189]=[.B18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natch. (2000)/</text:p>
          </table:table-cell>
          <table:table-cell office:value-type="string">
            <text:p>/media/DISC02/OsMeusFilmes/Snatch. (2000)</text:p>
          </table:table-cell>
          <table:table-cell table:formula="of:=IF([.A190]=[.B19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other Gay Movie (2006)/</text:p>
          </table:table-cell>
          <table:table-cell office:value-type="string">
            <text:p>/media/DISC02/OsMeusFilmes/Another Gay Movie (2007)</text:p>
          </table:table-cell>
          <table:table-cell table:formula="of:=IF([.A191]=[.B19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one (2007)/</text:p>
          </table:table-cell>
          <table:table-cell office:value-type="string">
            <text:p>/media/DISC02/OsMeusFilmes/Gone (2007)</text:p>
          </table:table-cell>
          <table:table-cell table:formula="of:=IF([.A192]=[.B19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Attic (2008)/</text:p>
          </table:table-cell>
          <table:table-cell office:value-type="string">
            <text:p>/media/DISC02/OsMeusFilmes/The Attic (2008)</text:p>
          </table:table-cell>
          <table:table-cell table:formula="of:=IF([.A193]=[.B19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abel (2006)/</text:p>
          </table:table-cell>
          <table:table-cell office:value-type="string">
            <text:p>/media/DISC02/OsMeusFilmes/Babel (2006)</text:p>
          </table:table-cell>
          <table:table-cell table:formula="of:=IF([.A194]=[.B19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o Country for Old Men (2007)/</text:p>
          </table:table-cell>
          <table:table-cell office:value-type="string">
            <text:p>/media/DISC02/OsMeusFilmes/No Country for Old Men (2007)</text:p>
          </table:table-cell>
          <table:table-cell table:formula="of:=IF([.A195]=[.B19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ristmas in Boston (2005)/</text:p>
          </table:table-cell>
          <table:table-cell office:value-type="string">
            <text:p>/media/DISC02/OsMeusFilmes/Christmas in Boston (2005)</text:p>
          </table:table-cell>
          <table:table-cell table:formula="of:=IF([.A196]=[.B19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ark Water (2005)/</text:p>
          </table:table-cell>
          <table:table-cell office:value-type="string">
            <text:p>/media/DISC02/OsMeusFilmes/Dark Water (2005)</text:p>
          </table:table-cell>
          <table:table-cell table:formula="of:=IF([.A197]=[.B19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sidoro, la película (2007)/</text:p>
          </table:table-cell>
          <table:table-cell office:value-type="string">
            <text:p>/media/DISC02/OsMeusFilmes/Isidoro, la película (2007)</text:p>
          </table:table-cell>
          <table:table-cell table:formula="of:=IF([.A198]=[.B19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utterfly Effect 2 (2006)/</text:p>
          </table:table-cell>
          <table:table-cell office:value-type="string">
            <text:p>/media/DISC02/OsMeusFilmes/Butterfly Effect 2, The (2006)</text:p>
          </table:table-cell>
          <table:table-cell table:formula="of:=IF([.A199]=[.B19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orcerer's Apprentice (2010)/</text:p>
          </table:table-cell>
          <table:table-cell office:value-type="string">
            <text:p>/media/DISC02/OsMeusFilmes/The Sorcerer's Apprentice (2010)</text:p>
          </table:table-cell>
          <table:table-cell table:formula="of:=IF([.A200]=[.B20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irty (2005)/</text:p>
          </table:table-cell>
          <table:table-cell office:value-type="string">
            <text:p>/media/DISC02/OsMeusFilmes/Dirty (2005)</text:p>
          </table:table-cell>
          <table:table-cell table:formula="of:=IF([.A201]=[.B20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ja Vu (2006)/</text:p>
          </table:table-cell>
          <table:table-cell office:value-type="string">
            <text:p>/media/DISC02/OsMeusFilmes/Deja Vu (2006)</text:p>
          </table:table-cell>
          <table:table-cell table:formula="of:=IF([.A202]=[.B20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aist Deep (2006)/</text:p>
          </table:table-cell>
          <table:table-cell office:value-type="string">
            <text:p>/media/DISC02/OsMeusFilmes/Waist Deep (2006)</text:p>
          </table:table-cell>
          <table:table-cell table:formula="of:=IF([.A203]=[.B20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inters Bone (2010)/</text:p>
          </table:table-cell>
          <table:table-cell office:value-type="string">
            <text:p>/media/DISC02/OsMeusFilmes/Winter's Bone (2010)</text:p>
          </table:table-cell>
          <table:table-cell table:formula="of:=IF([.A204]=[.B20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ar Liar (1997)/</text:p>
          </table:table-cell>
          <table:table-cell office:value-type="string">
            <text:p>/media/DISC02/OsMeusFilmes/Liar Liar (1997)</text:p>
          </table:table-cell>
          <table:table-cell table:formula="of:=IF([.A205]=[.B20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asquatch Hunters (2005)/</text:p>
          </table:table-cell>
          <table:table-cell office:value-type="string">
            <text:p>/media/DISC02/OsMeusFilmes/Sasquatch Hunters (2005)</text:p>
          </table:table-cell>
          <table:table-cell table:formula="of:=IF([.A206]=[.B20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aos (2005)/</text:p>
          </table:table-cell>
          <table:table-cell office:value-type="string">
            <text:p>/media/DISC02/OsMeusFilmes/Chaos. (2005)</text:p>
          </table:table-cell>
          <table:table-cell table:formula="of:=IF([.A207]=[.B20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essengers (2007)/</text:p>
          </table:table-cell>
          <table:table-cell office:value-type="string">
            <text:p>/media/DISC02/OsMeusFilmes/The Messengers (2007)</text:p>
          </table:table-cell>
          <table:table-cell table:formula="of:=IF([.A208]=[.B20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rmageddon (1998)/</text:p>
          </table:table-cell>
          <table:table-cell office:value-type="string">
            <text:p>/media/DISC02/OsMeusFilmes/Armageddon (1998)</text:p>
          </table:table-cell>
          <table:table-cell table:formula="of:=IF([.A209]=[.B20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erminator 2 Judgement Day (1991)/</text:p>
          </table:table-cell>
          <table:table-cell office:value-type="string">
            <text:p>/media/DISC02/OsMeusFilmes/Terminator 2 Judgment Day (1991)</text:p>
          </table:table-cell>
          <table:table-cell table:formula="of:=IF([.A210]=[.B21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athfinder (2007)/</text:p>
          </table:table-cell>
          <table:table-cell office:value-type="string">
            <text:p>/media/DISC02/OsMeusFilmes/Pathfinder (2007)</text:p>
          </table:table-cell>
          <table:table-cell table:formula="of:=IF([.A211]=[.B21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ational Treasure (2004)/</text:p>
          </table:table-cell>
          <table:table-cell office:value-type="string">
            <text:p>/media/DISC02/OsMeusFilmes/National Treasure (2004)</text:p>
          </table:table-cell>
          <table:table-cell table:formula="of:=IF([.A212]=[.B21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ast Mimzy (2007)/</text:p>
          </table:table-cell>
          <table:table-cell office:value-type="string">
            <text:p>/media/DISC02/OsMeusFilmes/The Last Mimzy (2007)</text:p>
          </table:table-cell>
          <table:table-cell table:formula="of:=IF([.A213]=[.B21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chool of Rock (2003)/</text:p>
          </table:table-cell>
          <table:table-cell office:value-type="string">
            <text:p>/media/DISC02/OsMeusFilmes/The School of Rock (2003)</text:p>
          </table:table-cell>
          <table:table-cell table:formula="of:=IF([.A214]=[.B21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ortcut to happiness (2004)/</text:p>
          </table:table-cell>
          <table:table-cell office:value-type="string">
            <text:p>/media/DISC02/OsMeusFilmes/Shortcut to Happiness (2004)</text:p>
          </table:table-cell>
          <table:table-cell table:formula="of:=IF([.A215]=[.B21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retty Woman (1990)/</text:p>
          </table:table-cell>
          <table:table-cell office:value-type="string">
            <text:p>/media/DISC02/OsMeusFilmes/Pretty Woman (1990)</text:p>
          </table:table-cell>
          <table:table-cell table:formula="of:=IF([.A216]=[.B21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rriers (2009)/</text:p>
          </table:table-cell>
          <table:table-cell office:value-type="string">
            <text:p>/media/DISC02/OsMeusFilmes/Carriers (2009)</text:p>
          </table:table-cell>
          <table:table-cell table:formula="of:=IF([.A217]=[.B21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finitely, Maybe (2008)/</text:p>
          </table:table-cell>
          <table:table-cell office:value-type="string">
            <text:p>/media/DISC02/OsMeusFilmes/Definitely, Maybe (2008)</text:p>
          </table:table-cell>
          <table:table-cell table:formula="of:=IF([.A218]=[.B21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ceans Thirteen (2007)/</text:p>
          </table:table-cell>
          <table:table-cell office:value-type="string">
            <text:p>/media/DISC02/OsMeusFilmes/Ocean's Thirteen (2007)</text:p>
          </table:table-cell>
          <table:table-cell table:formula="of:=IF([.A219]=[.B21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Accidental Witness (2006)/</text:p>
          </table:table-cell>
          <table:table-cell office:value-type="string">
            <text:p>/media/DISC02/OsMeusFilmes/The Accidental Witness (2006)</text:p>
          </table:table-cell>
          <table:table-cell table:formula="of:=IF([.A220]=[.B22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fiance (2008)/</text:p>
          </table:table-cell>
          <table:table-cell office:value-type="string">
            <text:p>/media/DISC02/OsMeusFilmes/Defiance (2008)</text:p>
          </table:table-cell>
          <table:table-cell table:formula="of:=IF([.A221]=[.B22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other Cinderella Story (2008)/</text:p>
          </table:table-cell>
          <table:table-cell office:value-type="string">
            <text:p>/media/DISC02/OsMeusFilmes/Another Cinderella Story (2008)</text:p>
          </table:table-cell>
          <table:table-cell table:formula="of:=IF([.A222]=[.B22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ailure to Launch (2006)/</text:p>
          </table:table-cell>
          <table:table-cell office:value-type="string">
            <text:p>/media/DISC02/OsMeusFilmes/Failure to Launch (2006)</text:p>
          </table:table-cell>
          <table:table-cell table:formula="of:=IF([.A223]=[.B22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unfight at the O.K. Corral (1957)/</text:p>
          </table:table-cell>
          <table:table-cell office:value-type="string">
            <text:p>/media/DISC02/OsMeusFilmes/Gunfight at the O.K. Corral (1957)</text:p>
          </table:table-cell>
          <table:table-cell table:formula="of:=IF([.A224]=[.B22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ving Death (2006)/</text:p>
          </table:table-cell>
          <table:table-cell office:value-type="string">
            <text:p>/media/DISC02/OsMeusFilmes/Living Death (2006)</text:p>
          </table:table-cell>
          <table:table-cell table:formula="of:=IF([.A225]=[.B22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Frighteners (1996)/</text:p>
          </table:table-cell>
          <table:table-cell office:value-type="string">
            <text:p>/media/DISC02/OsMeusFilmes/The Frighteners (1996)</text:p>
          </table:table-cell>
          <table:table-cell table:formula="of:=IF([.A226]=[.B22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r3e (2006)/</text:p>
          </table:table-cell>
          <table:table-cell office:value-type="string">
            <text:p>/media/DISC02/OsMeusFilmes/Thr3e (2006)</text:p>
          </table:table-cell>
          <table:table-cell table:formula="of:=IF([.A227]=[.B22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rictly Sexual (2008)/</text:p>
          </table:table-cell>
          <table:table-cell office:value-type="string">
            <text:p>/media/DISC02/OsMeusFilmes/Strictly Sexual (2008)</text:p>
          </table:table-cell>
          <table:table-cell table:formula="of:=IF([.A228]=[.B22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remonition (2007)/</text:p>
          </table:table-cell>
          <table:table-cell office:value-type="string">
            <text:p>/media/DISC02/OsMeusFilmes/Premonition (2007)</text:p>
          </table:table-cell>
          <table:table-cell table:formula="of:=IF([.A229]=[.B22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adly Skies (2005)/</text:p>
          </table:table-cell>
          <table:table-cell office:value-type="string">
            <text:p>/media/DISC02/OsMeusFilmes/Deadly Skies (2007)</text:p>
          </table:table-cell>
          <table:table-cell table:formula="of:=IF([.A230]=[.B23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re We Done Yet (2007)/</text:p>
          </table:table-cell>
          <table:table-cell office:value-type="string">
            <text:p>/media/DISC02/OsMeusFilmes/Are We Done Yet? (2007)</text:p>
          </table:table-cell>
          <table:table-cell table:formula="of:=IF([.A231]=[.B23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, Robot (2004)/</text:p>
          </table:table-cell>
          <table:table-cell office:value-type="string">
            <text:p>/media/DISC02/OsMeusFilmes/I, Robot (2004)</text:p>
          </table:table-cell>
          <table:table-cell table:formula="of:=IF([.A232]=[.B23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volutionary Road (2008)/</text:p>
          </table:table-cell>
          <table:table-cell office:value-type="string">
            <text:p>/media/DISC02/OsMeusFilmes/Revolutionary Road (2008)</text:p>
          </table:table-cell>
          <table:table-cell table:formula="of:=IF([.A233]=[.B23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sino Royale (2006)/</text:p>
          </table:table-cell>
          <table:table-cell office:value-type="string">
            <text:p>/media/DISC02/OsMeusFilmes/Casino Royale (2006)</text:p>
          </table:table-cell>
          <table:table-cell table:formula="of:=IF([.A234]=[.B23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n't Say a Word (2001)/</text:p>
          </table:table-cell>
          <table:table-cell office:value-type="string">
            <text:p>/media/DISC02/OsMeusFilmes/Don't Say a Word (2001)</text:p>
          </table:table-cell>
          <table:table-cell table:formula="of:=IF([.A235]=[.B23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daptation. (2002)/</text:p>
          </table:table-cell>
          <table:table-cell office:value-type="string">
            <text:p>/media/DISC02/OsMeusFilmes/Adaptation. (2002)</text:p>
          </table:table-cell>
          <table:table-cell table:formula="of:=IF([.A236]=[.B23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ssages Deleted (2009)/</text:p>
          </table:table-cell>
          <table:table-cell office:value-type="string">
            <text:p>/media/DISC02/OsMeusFilmes/Messages Deleted (2009)</text:p>
          </table:table-cell>
          <table:table-cell table:formula="of:=IF([.A237]=[.B23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utter (2004)/</text:p>
          </table:table-cell>
          <table:table-cell office:value-type="string">
            <text:p>/media/DISC02/OsMeusFilmes/Shutter (2004)</text:p>
          </table:table-cell>
          <table:table-cell table:formula="of:=IF([.A238]=[.B23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agicians (2007)/</text:p>
          </table:table-cell>
          <table:table-cell office:value-type="string">
            <text:p>/media/DISC02/OsMeusFilmes/Magicians (2007)</text:p>
          </table:table-cell>
          <table:table-cell table:formula="of:=IF([.A239]=[.B23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rime do Padre Amaro, O (2005)/</text:p>
          </table:table-cell>
          <table:table-cell office:value-type="string">
            <text:p>/media/DISC02/OsMeusFilmes/O Crime do Padre Amaro (2005)</text:p>
          </table:table-cell>
          <table:table-cell table:formula="of:=IF([.A240]=[.B24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ouse Bunny (2008)/</text:p>
          </table:table-cell>
          <table:table-cell office:value-type="string">
            <text:p>/media/DISC02/OsMeusFilmes/The House Bunny (2008)</text:p>
          </table:table-cell>
          <table:table-cell table:formula="of:=IF([.A241]=[.B24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(T)Raumschiff Surprise - Periode 1 (2004)/</text:p>
          </table:table-cell>
          <table:table-cell office:value-type="string">
            <text:p>/media/DISC02/OsMeusFilmes/(T)raumschiff Surprise - Periode 1 (2004)</text:p>
          </table:table-cell>
          <table:table-cell table:formula="of:=IF([.A242]=[.B24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 Now Pronounce You Chuck and Larry (2007)/</text:p>
          </table:table-cell>
          <table:table-cell office:value-type="string">
            <text:p>/media/DISC02/OsMeusFilmes/I Now Pronounce You Chuck &amp;amp; Larry (2007)</text:p>
          </table:table-cell>
          <table:table-cell table:formula="of:=IF([.A243]=[.B24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ound Of Music (1965)/</text:p>
          </table:table-cell>
          <table:table-cell office:value-type="string">
            <text:p>/media/DISC02/OsMeusFilmes/The Sound of Music (1965)</text:p>
          </table:table-cell>
          <table:table-cell table:formula="of:=IF([.A244]=[.B24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reedom Writers (2007)/</text:p>
          </table:table-cell>
          <table:table-cell office:value-type="string">
            <text:p>/media/DISC02/OsMeusFilmes/Freedom Writers (2007)</text:p>
          </table:table-cell>
          <table:table-cell table:formula="of:=IF([.A245]=[.B24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idiron Gang (2006)/</text:p>
          </table:table-cell>
          <table:table-cell office:value-type="string">
            <text:p>/media/DISC02/OsMeusFilmes/Gridiron Gang (2006)</text:p>
          </table:table-cell>
          <table:table-cell table:formula="of:=IF([.A246]=[.B24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coop (2006)/</text:p>
          </table:table-cell>
          <table:table-cell office:value-type="string">
            <text:p>/media/DISC02/OsMeusFilmes/Scoop (2006)</text:p>
          </table:table-cell>
          <table:table-cell table:formula="of:=IF([.A247]=[.B24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oodMonkey (2007)/</text:p>
          </table:table-cell>
          <table:table-cell office:value-type="string">
            <text:p>/media/DISC02/OsMeusFilmes/Blood Monkey (2008)</text:p>
          </table:table-cell>
          <table:table-cell table:formula="of:=IF([.A248]=[.B24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ooking Up (2008)/</text:p>
          </table:table-cell>
          <table:table-cell office:value-type="string">
            <text:p>/media/DISC02/OsMeusFilmes/Hooking Up (2008)</text:p>
          </table:table-cell>
          <table:table-cell table:formula="of:=IF([.A249]=[.B24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a of Fear (2006)/</text:p>
          </table:table-cell>
          <table:table-cell office:value-type="string">
            <text:p>/media/DISC02/OsMeusFilmes/Sea of Fear (2006)</text:p>
          </table:table-cell>
          <table:table-cell table:formula="of:=IF([.A250]=[.B25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arlie and the Chocolate Factory (2005)/</text:p>
          </table:table-cell>
          <table:table-cell office:value-type="string">
            <text:p>/media/DISC02/OsMeusFilmes/Charlie and the Chocolate Factory (2005)</text:p>
          </table:table-cell>
          <table:table-cell table:formula="of:=IF([.A251]=[.B25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atatouille (2007)/</text:p>
          </table:table-cell>
          <table:table-cell office:value-type="string">
            <text:p>/media/DISC02/OsMeusFilmes/Ratatouille (2007)</text:p>
          </table:table-cell>
          <table:table-cell table:formula="of:=IF([.A252]=[.B25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icko (2007)/</text:p>
          </table:table-cell>
          <table:table-cell office:value-type="string">
            <text:p>/media/DISC02/OsMeusFilmes/Sicko (2007)</text:p>
          </table:table-cell>
          <table:table-cell table:formula="of:=IF([.A253]=[.B25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isa de Mulher (2005)/</text:p>
          </table:table-cell>
          <table:table-cell office:value-type="string">
            <text:p>/media/DISC02/OsMeusFilmes/Chick Thing (2005)</text:p>
          </table:table-cell>
          <table:table-cell table:formula="of:=IF([.A254]=[.B25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utterfly Effect 3 Revelations (2009)/</text:p>
          </table:table-cell>
          <table:table-cell office:value-type="string">
            <text:p>/media/DISC02/OsMeusFilmes/The Butterfly Effect 3 Revelations (2009)</text:p>
          </table:table-cell>
          <table:table-cell table:formula="of:=IF([.A255]=[.B25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Plague (2006)/</text:p>
          </table:table-cell>
          <table:table-cell office:value-type="string">
            <text:p>/media/DISC02/OsMeusFilmes/The Plague (2006)</text:p>
          </table:table-cell>
          <table:table-cell table:formula="of:=IF([.A256]=[.B25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ca Comigo Esta Noite (2006)/</text:p>
          </table:table-cell>
          <table:table-cell office:value-type="string">
            <text:p>/media/DISC02/OsMeusFilmes/Stay with Me Tonight (2006)</text:p>
          </table:table-cell>
          <table:table-cell table:formula="of:=IF([.A257]=[.B25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oliday (2006)/</text:p>
          </table:table-cell>
          <table:table-cell office:value-type="string">
            <text:p>/media/DISC02/OsMeusFilmes/Holiday (2006)</text:p>
          </table:table-cell>
          <table:table-cell table:formula="of:=IF([.A258]=[.B25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pocalypto (2006)/</text:p>
          </table:table-cell>
          <table:table-cell office:value-type="string">
            <text:p>/media/DISC02/OsMeusFilmes/Apocalypto (2006)</text:p>
          </table:table-cell>
          <table:table-cell table:formula="of:=IF([.A259]=[.B25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eavenly Creatures (1994)/</text:p>
          </table:table-cell>
          <table:table-cell office:value-type="string">
            <text:p>/media/DISC02/OsMeusFilmes/Heavenly Creatures (1994)</text:p>
          </table:table-cell>
          <table:table-cell table:formula="of:=IF([.A260]=[.B26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ease (1978)/</text:p>
          </table:table-cell>
          <table:table-cell office:value-type="string">
            <text:p>/media/DISC02/OsMeusFilmes/Grease (1978)</text:p>
          </table:table-cell>
          <table:table-cell table:formula="of:=IF([.A261]=[.B26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Running Man (1987)/</text:p>
          </table:table-cell>
          <table:table-cell office:value-type="string">
            <text:p>/media/DISC02/OsMeusFilmes/The Running Man (1987)</text:p>
          </table:table-cell>
          <table:table-cell table:formula="of:=IF([.A262]=[.B26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actory Girl (2006)/</text:p>
          </table:table-cell>
          <table:table-cell office:value-type="string">
            <text:p>/media/DISC02/OsMeusFilmes/Factory Girl (2006)</text:p>
          </table:table-cell>
          <table:table-cell table:formula="of:=IF([.A263]=[.B26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VP Alien vs. Predator (2004)/</text:p>
          </table:table-cell>
          <table:table-cell office:value-type="string">
            <text:p>/media/DISC02/OsMeusFilmes/AVP Alien vs. Predator (2004)</text:p>
          </table:table-cell>
          <table:table-cell table:formula="of:=IF([.A264]=[.B26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ungeons &amp; Dragons (2000)/</text:p>
          </table:table-cell>
          <table:table-cell office:value-type="string">
            <text:p>/media/DISC02/OsMeusFilmes/Dungeons and Dragons (2000)</text:p>
          </table:table-cell>
          <table:table-cell table:formula="of:=IF([.A265]=[.B26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 Inconvenient Truth (2006)/</text:p>
          </table:table-cell>
          <table:table-cell office:value-type="string">
            <text:p>/media/DISC02/OsMeusFilmes/An Inconvenient Truth (2006)</text:p>
          </table:table-cell>
          <table:table-cell table:formula="of:=IF([.A266]=[.B26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l Cortez (2006)/</text:p>
          </table:table-cell>
          <table:table-cell office:value-type="string">
            <text:p>/media/DISC02/OsMeusFilmes/Abandoned (2010)</text:p>
          </table:table-cell>
          <table:table-cell table:formula="of:=IF([.A267]=[.B26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lyboys (2006)/</text:p>
          </table:table-cell>
          <table:table-cell office:value-type="string">
            <text:p>/media/DISC02/OsMeusFilmes/Flyboys (2006)</text:p>
          </table:table-cell>
          <table:table-cell table:formula="of:=IF([.A268]=[.B2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ek law dak gung (2002)/</text:p>
          </table:table-cell>
          <table:table-cell office:value-type="string">
            <text:p>/media/DISC02/OsMeusFilmes/Chek law dak gung (2002)</text:p>
          </table:table-cell>
          <table:table-cell table:formula="of:=IF([.A269]=[.B2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44 Minutes The North Hollywood Shoot-Out (2003)/</text:p>
          </table:table-cell>
          <table:table-cell office:value-type="string">
            <text:p>/media/DISC02/OsMeusFilmes/44 Minutes The North Hollywood Shoot-Out (2003)</text:p>
          </table:table-cell>
          <table:table-cell table:formula="of:=IF([.A270]=[.B2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epwater (2005)/</text:p>
          </table:table-cell>
          <table:table-cell office:value-type="string">
            <text:p>/media/DISC02/OsMeusFilmes/Deepwater (2005)</text:p>
          </table:table-cell>
          <table:table-cell table:formula="of:=IF([.A271]=[.B2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nnibal Rising (2007)/</text:p>
          </table:table-cell>
          <table:table-cell office:value-type="string">
            <text:p>/media/DISC02/OsMeusFilmes/Hannibal Rising (2007)</text:p>
          </table:table-cell>
          <table:table-cell table:formula="of:=IF([.A272]=[.B2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ocky Balboa (2006)/</text:p>
          </table:table-cell>
          <table:table-cell office:value-type="string">
            <text:p>/media/DISC02/OsMeusFilmes/Rocky Balboa (2006)</text:p>
          </table:table-cell>
          <table:table-cell table:formula="of:=IF([.A273]=[.B27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lhas do Vento (2004)/</text:p>
          </table:table-cell>
          <table:table-cell office:value-type="string">
            <text:p>/media/DISC02/OsMeusFilmes/Filhas do Vento (2004)</text:p>
          </table:table-cell>
          <table:table-cell table:formula="of:=IF([.A274]=[.B27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ief Lord (2006)/</text:p>
          </table:table-cell>
          <table:table-cell office:value-type="string">
            <text:p>/media/DISC02/OsMeusFilmes/The Thief Lord (2006)</text:p>
          </table:table-cell>
          <table:table-cell table:formula="of:=IF([.A275]=[.B27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loripes (2005)/</text:p>
          </table:table-cell>
          <table:table-cell office:value-type="string">
            <text:p>/media/DISC02/OsMeusFilmes/Floripes (2005)</text:p>
          </table:table-cell>
          <table:table-cell table:formula="of:=IF([.A276]=[.B27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rmata Brancaleone, L' (1966)/</text:p>
          </table:table-cell>
          <table:table-cell office:value-type="string">
            <text:p>/media/DISC02/OsMeusFilmes/L'armata Brancaleone (1966)</text:p>
          </table:table-cell>
          <table:table-cell table:formula="of:=IF([.A277]=[.B27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ollin with the Nines (2006)/</text:p>
          </table:table-cell>
          <table:table-cell office:value-type="string">
            <text:p>/media/DISC02/OsMeusFilmes/Rollin' with the Nines (2006)</text:p>
          </table:table-cell>
          <table:table-cell table:formula="of:=IF([.A278]=[.B27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 Could Never Be Your Woman (2007)/</text:p>
          </table:table-cell>
          <table:table-cell office:value-type="string">
            <text:p>/media/DISC02/OsMeusFilmes/I Could Never Be Your Woman (2007)</text:p>
          </table:table-cell>
          <table:table-cell table:formula="of:=IF([.A279]=[.B27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rora gongju (2005)/</text:p>
          </table:table-cell>
          <table:table-cell office:value-type="string">
            <text:p>/media/DISC02/OsMeusFilmes/Orora gongju (2005)</text:p>
          </table:table-cell>
          <table:table-cell table:formula="of:=IF([.A280]=[.B28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unning Scared (2006)/</text:p>
          </table:table-cell>
          <table:table-cell office:value-type="string">
            <text:p>/media/DISC02/OsMeusFilmes/Running Scared (2006)</text:p>
          </table:table-cell>
          <table:table-cell table:formula="of:=IF([.A281]=[.B28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ast Holiday (2006)/</text:p>
          </table:table-cell>
          <table:table-cell office:value-type="string">
            <text:p>/media/DISC02/OsMeusFilmes/Last Holiday (2006)</text:p>
          </table:table-cell>
          <table:table-cell table:formula="of:=IF([.A282]=[.B28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ating Games People Play (2006)/</text:p>
          </table:table-cell>
          <table:table-cell office:value-type="string">
            <text:p>/media/DISC02/OsMeusFilmes/Dating Games People Play (2005)</text:p>
          </table:table-cell>
          <table:table-cell table:formula="of:=IF([.A283]=[.B28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inky Sex Club (2004)/</text:p>
          </table:table-cell>
          <table:table-cell office:value-type="string">
            <text:p>/media/DISC02/OsMeusFilmes/Kinky Sex Club (Video (2004)</text:p>
          </table:table-cell>
          <table:table-cell table:formula="of:=IF([.A284]=[.B28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ake the Lead (2006)/</text:p>
          </table:table-cell>
          <table:table-cell office:value-type="string">
            <text:p>/media/DISC02/OsMeusFilmes/Take the Lead (2006)</text:p>
          </table:table-cell>
          <table:table-cell table:formula="of:=IF([.A285]=[.B28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apete vermelho (2005)/</text:p>
          </table:table-cell>
          <table:table-cell office:value-type="string">
            <text:p>/media/DISC02/OsMeusFilmes/Tapete Vermelho (1900)</text:p>
          </table:table-cell>
          <table:table-cell table:formula="of:=IF([.A286]=[.B28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wake (2007)/</text:p>
          </table:table-cell>
          <table:table-cell office:value-type="string">
            <text:p>/media/DISC02/OsMeusFilmes/Awake (2007)</text:p>
          </table:table-cell>
          <table:table-cell table:formula="of:=IF([.A287]=[.B28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ush Hour 2 (2001)/</text:p>
          </table:table-cell>
          <table:table-cell office:value-type="string">
            <text:p>/media/DISC02/OsMeusFilmes/Rush Hour 2 (2001)</text:p>
          </table:table-cell>
          <table:table-cell table:formula="of:=IF([.A288]=[.B28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ttle Man (2006)/</text:p>
          </table:table-cell>
          <table:table-cell office:value-type="string">
            <text:p>/media/DISC02/OsMeusFilmes/Little Man (2006)</text:p>
          </table:table-cell>
          <table:table-cell table:formula="of:=IF([.A289]=[.B28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ife Before Her Eyes (2007)/</text:p>
          </table:table-cell>
          <table:table-cell office:value-type="string">
            <text:p>/media/DISC02/OsMeusFilmes/The Life Before Her Eyes (2007)</text:p>
          </table:table-cell>
          <table:table-cell table:formula="of:=IF([.A290]=[.B29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rna macka, beli macor (1998)/</text:p>
          </table:table-cell>
          <table:table-cell office:value-type="string">
            <text:p>/media/DISC02/OsMeusFilmes/Black Cat, White Cat (1998)</text:p>
          </table:table-cell>
          <table:table-cell table:formula="of:=IF([.A291]=[.B29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orth Country (2005)/</text:p>
          </table:table-cell>
          <table:table-cell office:value-type="string">
            <text:p>/media/DISC02/OsMeusFilmes/North Country (2005)</text:p>
          </table:table-cell>
          <table:table-cell table:formula="of:=IF([.A292]=[.B29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tônia - O Filme (2006)/</text:p>
          </table:table-cell>
          <table:table-cell office:value-type="string">
            <text:p>/media/DISC02/OsMeusFilmes/27 Dresses (2008)</text:p>
          </table:table-cell>
          <table:table-cell table:formula="of:=IF([.A293]=[.B29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Doors Dance on Fire (1985)/</text:p>
          </table:table-cell>
          <table:table-cell office:value-type="string">
            <text:p>/media/DISC02/OsMeusFilmes/The Doors Dance on Fire (Video (1985)</text:p>
          </table:table-cell>
          <table:table-cell table:formula="of:=IF([.A294]=[.B29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onstant Gardener (2005)/</text:p>
          </table:table-cell>
          <table:table-cell office:value-type="string">
            <text:p>/media/DISC02/OsMeusFilmes/The Constant Gardener (2005)</text:p>
          </table:table-cell>
          <table:table-cell table:formula="of:=IF([.A295]=[.B29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weeny Todd The Demon Barber Of Fleet Street (2007)/</text:p>
          </table:table-cell>
          <table:table-cell office:value-type="string">
            <text:p>/media/DISC02/OsMeusFilmes/Sweeney Todd The Demon Barber of Fleet Street (2007)</text:p>
          </table:table-cell>
          <table:table-cell table:formula="of:=IF([.A296]=[.B29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eft Behind World at War (2005)/</text:p>
          </table:table-cell>
          <table:table-cell office:value-type="string">
            <text:p>/media/DISC02/OsMeusFilmes/Left Behind III World at War (2005)</text:p>
          </table:table-cell>
          <table:table-cell table:formula="of:=IF([.A297]=[.B29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sident Evil Extinction (2007)/</text:p>
          </table:table-cell>
          <table:table-cell office:value-type="string">
            <text:p>/media/DISC02/OsMeusFilmes/Resident Evil - Extinction (2007)</text:p>
          </table:table-cell>
          <table:table-cell table:formula="of:=IF([.A298]=[.B29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adowboxer (2005)/</text:p>
          </table:table-cell>
          <table:table-cell office:value-type="string">
            <text:p>/media/DISC02/OsMeusFilmes/Shadowboxer (2006)</text:p>
          </table:table-cell>
          <table:table-cell table:formula="of:=IF([.A299]=[.B29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ohn Tucker Must Die (2006)/</text:p>
          </table:table-cell>
          <table:table-cell office:value-type="string">
            <text:p>/media/DISC02/OsMeusFilmes/John Tucker Must Die (2006)</text:p>
          </table:table-cell>
          <table:table-cell table:formula="of:=IF([.A300]=[.B30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iyeolhan geori (2006)/</text:p>
          </table:table-cell>
          <table:table-cell office:value-type="string">
            <text:p>/media/DISC02/OsMeusFilmes/Biyeolhan geori (2006)</text:p>
          </table:table-cell>
          <table:table-cell table:formula="of:=IF([.A301]=[.B30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volutionOs (2001)/</text:p>
          </table:table-cell>
          <table:table-cell office:value-type="string">
            <text:p>/media/DISC02/OsMeusFilmes/Revolution OS (2001)</text:p>
          </table:table-cell>
          <table:table-cell table:formula="of:=IF([.A302]=[.B30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ver the Hedge (2006)/</text:p>
          </table:table-cell>
          <table:table-cell office:value-type="string">
            <text:p>/media/DISC02/OsMeusFilmes/Over the Hedge (2006)</text:p>
          </table:table-cell>
          <table:table-cell table:formula="of:=IF([.A303]=[.B30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alladega Nights The Ballad of Ricky Bobby (2006)/</text:p>
          </table:table-cell>
          <table:table-cell office:value-type="string">
            <text:p>/media/DISC02/OsMeusFilmes/Talladega Nights The Ballad of Ricky Bobby (2006)</text:p>
          </table:table-cell>
          <table:table-cell table:formula="of:=IF([.A304]=[.B30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atch Adams (1998)/</text:p>
          </table:table-cell>
          <table:table-cell office:value-type="string">
            <text:p>/media/DISC02/OsMeusFilmes/Patch Adams (1998)</text:p>
          </table:table-cell>
          <table:table-cell table:formula="of:=IF([.A305]=[.B30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ve Children and It (2004)/</text:p>
          </table:table-cell>
          <table:table-cell office:value-type="string">
            <text:p>/media/DISC02/OsMeusFilmes/Five Children and It (2004)</text:p>
          </table:table-cell>
          <table:table-cell table:formula="of:=IF([.A306]=[.B30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 Unfinished Life (2005)/</text:p>
          </table:table-cell>
          <table:table-cell office:value-type="string">
            <text:p>/media/DISC02/OsMeusFilmes/An Unfinished Life (2005)</text:p>
          </table:table-cell>
          <table:table-cell table:formula="of:=IF([.A307]=[.B30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tonement (2007)/</text:p>
          </table:table-cell>
          <table:table-cell office:value-type="string">
            <text:p>/media/DISC02/OsMeusFilmes/Atonement (2007)</text:p>
          </table:table-cell>
          <table:table-cell table:formula="of:=IF([.A308]=[.B30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reamer Inspired by a True Story (2005)/</text:p>
          </table:table-cell>
          <table:table-cell office:value-type="string">
            <text:p>/media/DISC02/OsMeusFilmes/Dreamer-Inspired by a True Story (2005)</text:p>
          </table:table-cell>
          <table:table-cell table:formula="of:=IF([.A309]=[.B30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Wind That Shakes the Barley (2006)/</text:p>
          </table:table-cell>
          <table:table-cell office:value-type="string">
            <text:p>/media/DISC02/OsMeusFilmes/The Wind That Shakes the Barley (2006)</text:p>
          </table:table-cell>
          <table:table-cell table:formula="of:=IF([.A310]=[.B31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mp Rock (2008)/</text:p>
          </table:table-cell>
          <table:table-cell office:value-type="string">
            <text:p>/media/DISC02/OsMeusFilmes/Camp Rock (2008)</text:p>
          </table:table-cell>
          <table:table-cell table:formula="of:=IF([.A311]=[.B31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attlestar Galactica Razor (2007)/</text:p>
          </table:table-cell>
          <table:table-cell office:value-type="string">
            <text:p>/media/DISC02/OsMeusFilmes/Battlestar Galactica Razor (2007)</text:p>
          </table:table-cell>
          <table:table-cell table:formula="of:=IF([.A312]=[.B31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uce Bigalow European Gigolo (2005)/</text:p>
          </table:table-cell>
          <table:table-cell office:value-type="string">
            <text:p>/media/DISC02/OsMeusFilmes/Deuce Bigalow European Gigolo (2005)</text:p>
          </table:table-cell>
          <table:table-cell table:formula="of:=IF([.A313]=[.B31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merican Pie Presents Band Camp (2005)/</text:p>
          </table:table-cell>
          <table:table-cell office:value-type="string">
            <text:p>/media/DISC02/OsMeusFilmes/American Pie Presents Band Camp (2005)</text:p>
          </table:table-cell>
          <table:table-cell table:formula="of:=IF([.A314]=[.B31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ookout (2007)/</text:p>
          </table:table-cell>
          <table:table-cell office:value-type="string">
            <text:p>/media/DISC02/OsMeusFilmes/The Lookout (2007)</text:p>
          </table:table-cell>
          <table:table-cell table:formula="of:=IF([.A315]=[.B31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ust Like Heaven (2005)/</text:p>
          </table:table-cell>
          <table:table-cell office:value-type="string">
            <text:p>/media/DISC02/OsMeusFilmes/Just Like Heaven (2005)</text:p>
          </table:table-cell>
          <table:table-cell table:formula="of:=IF([.A316]=[.B31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u Nome Não É Johnny (2008)/</text:p>
          </table:table-cell>
          <table:table-cell office:value-type="string">
            <text:p>/media/DISC02/OsMeusFilmes/Meu Nome Não É Johnny (2008)</text:p>
          </table:table-cell>
          <table:table-cell table:formula="of:=IF([.A317]=[.B31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lloween (2007)/</text:p>
          </table:table-cell>
          <table:table-cell office:value-type="string">
            <text:p>/media/DISC02/OsMeusFilmes/Halloween (2007)</text:p>
          </table:table-cell>
          <table:table-cell table:formula="of:=IF([.A318]=[.B31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enchwarmers (2006)/</text:p>
          </table:table-cell>
          <table:table-cell office:value-type="string">
            <text:p>/media/DISC02/OsMeusFilmes/The Benchwarmers (2006)</text:p>
          </table:table-cell>
          <table:table-cell table:formula="of:=IF([.A319]=[.B31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quamarine (2006)/</text:p>
          </table:table-cell>
          <table:table-cell office:value-type="string">
            <text:p>/media/DISC02/OsMeusFilmes/Aquamarine (2006)</text:p>
          </table:table-cell>
          <table:table-cell table:formula="of:=IF([.A320]=[.B32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iracle at St. Anna (2008)/</text:p>
          </table:table-cell>
          <table:table-cell office:value-type="string">
            <text:p>/media/DISC02/OsMeusFilmes/Miracle at St. Anna (2008)</text:p>
          </table:table-cell>
          <table:table-cell table:formula="of:=IF([.A321]=[.B32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solation (2005)/</text:p>
          </table:table-cell>
          <table:table-cell office:value-type="string">
            <text:p>/media/DISC02/OsMeusFilmes/Isolation (2006)</text:p>
          </table:table-cell>
          <table:table-cell table:formula="of:=IF([.A322]=[.B32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ext (2007)/</text:p>
          </table:table-cell>
          <table:table-cell office:value-type="string">
            <text:p>/media/DISC02/OsMeusFilmes/Next (2007)</text:p>
          </table:table-cell>
          <table:table-cell table:formula="of:=IF([.A323]=[.B32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ot Fuzz (2007)/</text:p>
          </table:table-cell>
          <table:table-cell office:value-type="string">
            <text:p>/media/DISC02/OsMeusFilmes/Hot Fuzz (2007)</text:p>
          </table:table-cell>
          <table:table-cell table:formula="of:=IF([.A324]=[.B32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oon (2009)/</text:p>
          </table:table-cell>
          <table:table-cell office:value-type="string">
            <text:p>/media/DISC02/OsMeusFilmes/Moon (2009)</text:p>
          </table:table-cell>
          <table:table-cell table:formula="of:=IF([.A325]=[.B32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rst Born (2007)/</text:p>
          </table:table-cell>
          <table:table-cell office:value-type="string">
            <text:p>/media/DISC02/OsMeusFilmes/First Born (2007)</text:p>
          </table:table-cell>
          <table:table-cell table:formula="of:=IF([.A326]=[.B32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ings We Lost In The Fire (2007)/</text:p>
          </table:table-cell>
          <table:table-cell office:value-type="string">
            <text:p>/media/DISC02/OsMeusFilmes/Things We Lost in the Fire (2007)</text:p>
          </table:table-cell>
          <table:table-cell table:formula="of:=IF([.A327]=[.B32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1408 (2007)/</text:p>
          </table:table-cell>
          <table:table-cell office:value-type="string">
            <text:p>/media/DISC02/OsMeusFilmes/1408 (2007)</text:p>
          </table:table-cell>
          <table:table-cell table:formula="of:=IF([.A328]=[.B32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rime (2005)/</text:p>
          </table:table-cell>
          <table:table-cell office:value-type="string">
            <text:p>/media/DISC02/OsMeusFilmes/Prime (2005)</text:p>
          </table:table-cell>
          <table:table-cell table:formula="of:=IF([.A329]=[.B32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rey (2007)/</text:p>
          </table:table-cell>
          <table:table-cell office:value-type="string">
            <text:p>/media/DISC02/OsMeusFilmes/Prey (2007)</text:p>
          </table:table-cell>
          <table:table-cell table:formula="of:=IF([.A330]=[.B33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Venom (2005)/</text:p>
          </table:table-cell>
          <table:table-cell office:value-type="string">
            <text:p>/media/DISC02/OsMeusFilmes/Venom (2005)</text:p>
          </table:table-cell>
          <table:table-cell table:formula="of:=IF([.A331]=[.B33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rust the Man (2005)/</text:p>
          </table:table-cell>
          <table:table-cell office:value-type="string">
            <text:p>/media/DISC02/OsMeusFilmes/Trust the Man (2005)</text:p>
          </table:table-cell>
          <table:table-cell table:formula="of:=IF([.A332]=[.B33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lory Road (2006)/</text:p>
          </table:table-cell>
          <table:table-cell office:value-type="string">
            <text:p>/media/DISC02/OsMeusFilmes/Glory Road (2006)</text:p>
          </table:table-cell>
          <table:table-cell table:formula="of:=IF([.A333]=[.B33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Until Death (2007)/</text:p>
          </table:table-cell>
          <table:table-cell office:value-type="string">
            <text:p>/media/DISC02/OsMeusFilmes/Until Death (2007)</text:p>
          </table:table-cell>
          <table:table-cell table:formula="of:=IF([.A334]=[.B33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rrupção (2007)/</text:p>
          </table:table-cell>
          <table:table-cell office:value-type="string">
            <text:p>/media/DISC02/OsMeusFilmes/Corrupção (2007)</text:p>
          </table:table-cell>
          <table:table-cell table:formula="of:=IF([.A335]=[.B33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de Name The Cleaner (2007)/</text:p>
          </table:table-cell>
          <table:table-cell office:value-type="string">
            <text:p>/media/DISC02/OsMeusFilmes/Code Name The Cleaner (2007)</text:p>
          </table:table-cell>
          <table:table-cell table:formula="of:=IF([.A336]=[.B33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ur An Imaginary Portrait of Diane Arbus (2006)/</text:p>
          </table:table-cell>
          <table:table-cell office:value-type="string">
            <text:p>/media/DISC02/OsMeusFilmes/Fur An Imaginary Portrait of Diane Arbus (2006)</text:p>
          </table:table-cell>
          <table:table-cell table:formula="of:=IF([.A337]=[.B33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scue Dawn (2006)/</text:p>
          </table:table-cell>
          <table:table-cell office:value-type="string">
            <text:p>/media/DISC02/OsMeusFilmes/Rescue Dawn (2006)</text:p>
          </table:table-cell>
          <table:table-cell table:formula="of:=IF([.A338]=[.B33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Girl Next Door (2004)/</text:p>
          </table:table-cell>
          <table:table-cell office:value-type="string">
            <text:p>/media/DISC02/OsMeusFilmes/Girl Next Door, The (2004)</text:p>
          </table:table-cell>
          <table:table-cell table:formula="of:=IF([.A339]=[.B33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merican Pie (1999)/</text:p>
          </table:table-cell>
          <table:table-cell office:value-type="string">
            <text:p>/media/DISC02/OsMeusFilmes/American Pie (1999)</text:p>
          </table:table-cell>
          <table:table-cell table:formula="of:=IF([.A340]=[.B34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erry Crush (2007)/</text:p>
          </table:table-cell>
          <table:table-cell office:value-type="string">
            <text:p>/media/DISC02/OsMeusFilmes/Cherry Crush (2007)</text:p>
          </table:table-cell>
          <table:table-cell table:formula="of:=IF([.A341]=[.B34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igh School Musical (2006)/</text:p>
          </table:table-cell>
          <table:table-cell office:value-type="string">
            <text:p>/media/DISC02/OsMeusFilmes/High School Musical (2006)</text:p>
          </table:table-cell>
          <table:table-cell table:formula="of:=IF([.A342]=[.B34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rpse Bride (2005)/</text:p>
          </table:table-cell>
          <table:table-cell office:value-type="string">
            <text:p>/media/DISC02/OsMeusFilmes/Corpse Bride (2005)</text:p>
          </table:table-cell>
          <table:table-cell table:formula="of:=IF([.A343]=[.B34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reak-Up (2006)/</text:p>
          </table:table-cell>
          <table:table-cell office:value-type="string">
            <text:p>/media/DISC02/OsMeusFilmes/The Break-Up (2006)</text:p>
          </table:table-cell>
          <table:table-cell table:formula="of:=IF([.A344]=[.B34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Dona da História (2004)/</text:p>
          </table:table-cell>
          <table:table-cell office:value-type="string">
            <text:p>/media/DISC02/OsMeusFilmes/A Dona da História (2004)</text:p>
          </table:table-cell>
          <table:table-cell table:formula="of:=IF([.A345]=[.B34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Prairie Home Companion (2006)/</text:p>
          </table:table-cell>
          <table:table-cell office:value-type="string">
            <text:p>/media/DISC02/OsMeusFilmes/A Prairie Home Companion (2006)</text:p>
          </table:table-cell>
          <table:table-cell table:formula="of:=IF([.A346]=[.B34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ust My Luck (2006)/</text:p>
          </table:table-cell>
          <table:table-cell office:value-type="string">
            <text:p>/media/DISC02/OsMeusFilmes/Just My Luck (2006)</text:p>
          </table:table-cell>
          <table:table-cell table:formula="of:=IF([.A347]=[.B34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et Rich or Die Tryin' (2005)/</text:p>
          </table:table-cell>
          <table:table-cell office:value-type="string">
            <text:p>/media/DISC02/OsMeusFilmes/Get Rich or Die Tryin' (2005)</text:p>
          </table:table-cell>
          <table:table-cell table:formula="of:=IF([.A348]=[.B34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now Dogs (2002)/</text:p>
          </table:table-cell>
          <table:table-cell office:value-type="string">
            <text:p>/media/DISC02/OsMeusFilmes/Snow Dogs (2002)</text:p>
          </table:table-cell>
          <table:table-cell table:formula="of:=IF([.A349]=[.B34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Twilight Saga Eclipse (2010)/</text:p>
          </table:table-cell>
          <table:table-cell office:value-type="string">
            <text:p>/media/DISC02/OsMeusFilmes/The Twilight Saga Eclipse (2010)</text:p>
          </table:table-cell>
          <table:table-cell table:formula="of:=IF([.A350]=[.B35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irspray (2007)/</text:p>
          </table:table-cell>
          <table:table-cell office:value-type="string">
            <text:p>/media/DISC02/OsMeusFilmes/Hairspray (2007)</text:p>
          </table:table-cell>
          <table:table-cell table:formula="of:=IF([.A351]=[.B35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unaway Vacation (2006)/</text:p>
          </table:table-cell>
          <table:table-cell office:value-type="string">
            <text:p>/media/DISC02/OsMeusFilmes/Runaway Vacation (2006)</text:p>
          </table:table-cell>
          <table:table-cell table:formula="of:=IF([.A352]=[.B35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ontractor (2007)/</text:p>
          </table:table-cell>
          <table:table-cell office:value-type="string">
            <text:p>/media/DISC02/OsMeusFilmes/The Contractor (2007)</text:p>
          </table:table-cell>
          <table:table-cell table:formula="of:=IF([.A353]=[.B35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irates of the Caribbean The curse of the Black Pearl (2003)/</text:p>
          </table:table-cell>
          <table:table-cell office:value-type="string">
            <text:p>/media/DISC02/OsMeusFilmes/Pirates of the Caribbean - The Curse of the Black Pearl (2003)</text:p>
          </table:table-cell>
          <table:table-cell table:formula="of:=IF([.A354]=[.B35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ump In! (2007)/</text:p>
          </table:table-cell>
          <table:table-cell office:value-type="string">
            <text:p>/media/DISC02/OsMeusFilmes/Jump In! (2007)</text:p>
          </table:table-cell>
          <table:table-cell table:formula="of:=IF([.A355]=[.B35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ess the Child (2000)/</text:p>
          </table:table-cell>
          <table:table-cell office:value-type="string">
            <text:p>/media/DISC02/OsMeusFilmes/Bless the Child (2000)</text:p>
          </table:table-cell>
          <table:table-cell table:formula="of:=IF([.A356]=[.B35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chool for Scoundrels (2006)/</text:p>
          </table:table-cell>
          <table:table-cell office:value-type="string">
            <text:p>/media/DISC02/OsMeusFilmes/School for Scoundrels (2006)</text:p>
          </table:table-cell>
          <table:table-cell table:formula="of:=IF([.A357]=[.B35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et's Go to Prison (2006)/</text:p>
          </table:table-cell>
          <table:table-cell office:value-type="string">
            <text:p>/media/DISC02/OsMeusFilmes/Let's Go to Prison (2006)</text:p>
          </table:table-cell>
          <table:table-cell table:formula="of:=IF([.A358]=[.B35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reamgirls (2006)/</text:p>
          </table:table-cell>
          <table:table-cell office:value-type="string">
            <text:p>/media/DISC02/OsMeusFilmes/Dream Girls (2006)</text:p>
          </table:table-cell>
          <table:table-cell table:formula="of:=IF([.A359]=[.B35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ree Burials of Melquiades Estrada (2005)/</text:p>
          </table:table-cell>
          <table:table-cell office:value-type="string">
            <text:p>/media/DISC02/OsMeusFilmes/The Three Burials of Melquiades Estrada (2005)</text:p>
          </table:table-cell>
          <table:table-cell table:formula="of:=IF([.A360]=[.B36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Lot Like Love (2005)/</text:p>
          </table:table-cell>
          <table:table-cell office:value-type="string">
            <text:p>/media/DISC02/OsMeusFilmes/Lot Like Love, A (2005)</text:p>
          </table:table-cell>
          <table:table-cell table:formula="of:=IF([.A361]=[.B36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eartbreak Kid (2007)/</text:p>
          </table:table-cell>
          <table:table-cell office:value-type="string">
            <text:p>/media/DISC02/OsMeusFilmes/The Heartbreak Kid (2007)</text:p>
          </table:table-cell>
          <table:table-cell table:formula="of:=IF([.A362]=[.B36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alsa (1988)/</text:p>
          </table:table-cell>
          <table:table-cell office:value-type="string">
            <text:p>/media/DISC02/OsMeusFilmes/Salsa (1988)</text:p>
          </table:table-cell>
          <table:table-cell table:formula="of:=IF([.A363]=[.B36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ão Sem Dono (2007)/</text:p>
          </table:table-cell>
          <table:table-cell office:value-type="string">
            <text:p>/media/DISC02/OsMeusFilmes/Cão Sem Dono (2007)</text:p>
          </table:table-cell>
          <table:table-cell table:formula="of:=IF([.A364]=[.B36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wilight(2008)/</text:p>
          </table:table-cell>
          <table:table-cell office:value-type="string">
            <text:p>/media/DISC02/OsMeusFilmes/Twilight (2008)</text:p>
          </table:table-cell>
          <table:table-cell table:formula="of:=IF([.A365]=[.B36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ings Speech (2010)/</text:p>
          </table:table-cell>
          <table:table-cell office:value-type="string">
            <text:p>/media/DISC02/OsMeusFilmes/The King's Speech (2010)</text:p>
          </table:table-cell>
          <table:table-cell table:formula="of:=IF([.A366]=[.B36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onster House (2006)/</text:p>
          </table:table-cell>
          <table:table-cell office:value-type="string">
            <text:p>/media/DISC02/OsMeusFilmes/Monster House (2006)</text:p>
          </table:table-cell>
          <table:table-cell table:formula="of:=IF([.A367]=[.B36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ropic Thunder (2008)/</text:p>
          </table:table-cell>
          <table:table-cell office:value-type="string">
            <text:p>/media/DISC02/OsMeusFilmes/Tropic Thunder (2008)</text:p>
          </table:table-cell>
          <table:table-cell table:formula="of:=IF([.A368]=[.B3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achinist (2004)/</text:p>
          </table:table-cell>
          <table:table-cell office:value-type="string">
            <text:p>/media/DISC02/OsMeusFilmes/The Machinist (2004)</text:p>
          </table:table-cell>
          <table:table-cell table:formula="of:=IF([.A369]=[.B3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Devil`s Rejects (2005)/</text:p>
          </table:table-cell>
          <table:table-cell office:value-type="string">
            <text:p>/media/DISC02/OsMeusFilmes/The Devil's Rejects (2005)</text:p>
          </table:table-cell>
          <table:table-cell table:formula="of:=IF([.A370]=[.B3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t's All Gone Pete Tong (2004)/</text:p>
          </table:table-cell>
          <table:table-cell office:value-type="string">
            <text:p>/media/DISC02/OsMeusFilmes/It's All Gone Pete Tong (2004)</text:p>
          </table:table-cell>
          <table:table-cell table:formula="of:=IF([.A371]=[.B3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illing Machine (2010)/</text:p>
          </table:table-cell>
          <table:table-cell office:value-type="string">
            <text:p>/media/DISC02/OsMeusFilmes/The Killing Machine (2010)</text:p>
          </table:table-cell>
          <table:table-cell table:formula="of:=IF([.A372]=[.B3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oodRayne (2005)/</text:p>
          </table:table-cell>
          <table:table-cell office:value-type="string">
            <text:p>/media/DISC02/OsMeusFilmes/BloodRayne (2005)</text:p>
          </table:table-cell>
          <table:table-cell table:formula="of:=IF([.A373]=[.B37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ign Over Me (2007)/</text:p>
          </table:table-cell>
          <table:table-cell office:value-type="string">
            <text:p>/media/DISC02/OsMeusFilmes/Reign Over Me (2007)</text:p>
          </table:table-cell>
          <table:table-cell table:formula="of:=IF([.A374]=[.B37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ratz (2007)/</text:p>
          </table:table-cell>
          <table:table-cell office:value-type="string">
            <text:p>/media/DISC02/OsMeusFilmes/Bratz (2007)</text:p>
          </table:table-cell>
          <table:table-cell table:formula="of:=IF([.A375]=[.B37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ereafter (2010)/</text:p>
          </table:table-cell>
          <table:table-cell office:value-type="string">
            <text:p>/media/DISC02/OsMeusFilmes/Hereafter (2010)</text:p>
          </table:table-cell>
          <table:table-cell table:formula="of:=IF([.A376]=[.B37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arlotte Gray (2001)/</text:p>
          </table:table-cell>
          <table:table-cell office:value-type="string">
            <text:p>/media/DISC02/OsMeusFilmes/Charlotte Gray (2001)</text:p>
          </table:table-cell>
          <table:table-cell table:formula="of:=IF([.A377]=[.B37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oo Fast Too Young (1995)/</text:p>
          </table:table-cell>
          <table:table-cell office:value-type="string">
            <text:p>/media/DISC02/OsMeusFilmes/Too Fast Too Young (1996)</text:p>
          </table:table-cell>
          <table:table-cell table:formula="of:=IF([.A378]=[.B37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twoman (2004)/</text:p>
          </table:table-cell>
          <table:table-cell office:value-type="string">
            <text:p>/media/DISC02/OsMeusFilmes/Catwoman (2004)</text:p>
          </table:table-cell>
          <table:table-cell table:formula="of:=IF([.A379]=[.B37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orat Cultural Learnings of America for Make Benefit Glorious Nation of Kazakhstan (2006)/</text:p>
          </table:table-cell>
          <table:table-cell office:value-type="string">
            <text:p>/media/DISC02/OsMeusFilmes/Borat (2006)</text:p>
          </table:table-cell>
          <table:table-cell table:formula="of:=IF([.A380]=[.B38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egendary (2010)/</text:p>
          </table:table-cell>
          <table:table-cell office:value-type="string">
            <text:p>/media/DISC02/OsMeusFilmes/Legendary (2010)</text:p>
          </table:table-cell>
          <table:table-cell table:formula="of:=IF([.A381]=[.B38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host Ship (2002)/</text:p>
          </table:table-cell>
          <table:table-cell office:value-type="string">
            <text:p>/media/DISC02/OsMeusFilmes/Ghost Ship (2002)</text:p>
          </table:table-cell>
          <table:table-cell table:formula="of:=IF([.A382]=[.B38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ntern Academy (2004)/</text:p>
          </table:table-cell>
          <table:table-cell office:value-type="string">
            <text:p>/media/DISC02/OsMeusFilmes/Intern Academy (2004)</text:p>
          </table:table-cell>
          <table:table-cell table:formula="of:=IF([.A383]=[.B38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40 years old virgin (2005)/</text:p>
          </table:table-cell>
          <table:table-cell office:value-type="string">
            <text:p>/media/DISC02/OsMeusFilmes/The 40 Year Old Virgin (2005)</text:p>
          </table:table-cell>
          <table:table-cell table:formula="of:=IF([.A384]=[.B38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e are Marshall (2006)/</text:p>
          </table:table-cell>
          <table:table-cell office:value-type="string">
            <text:p>/media/DISC02/OsMeusFilmes/We Are Marshall (2006)</text:p>
          </table:table-cell>
          <table:table-cell table:formula="of:=IF([.A385]=[.B38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aturday Night Fever (1977)/</text:p>
          </table:table-cell>
          <table:table-cell office:value-type="string">
            <text:p>/media/DISC02/OsMeusFilmes/Saturday Night Fever (1977)</text:p>
          </table:table-cell>
          <table:table-cell table:formula="of:=IF([.A386]=[.B38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Ultraviolet (2006)/</text:p>
          </table:table-cell>
          <table:table-cell office:value-type="string">
            <text:p>/media/DISC02/OsMeusFilmes/Ultraviolet (2006)</text:p>
          </table:table-cell>
          <table:table-cell table:formula="of:=IF([.A387]=[.B38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itcher (2007)/</text:p>
          </table:table-cell>
          <table:table-cell office:value-type="string">
            <text:p>/media/DISC02/OsMeusFilmes/The Hitcher (2007)</text:p>
          </table:table-cell>
          <table:table-cell table:formula="of:=IF([.A388]=[.B38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oot Em Up (2007)/</text:p>
          </table:table-cell>
          <table:table-cell office:value-type="string">
            <text:p>/media/DISC02/OsMeusFilmes/Shoot 'Em Up (2007)</text:p>
          </table:table-cell>
          <table:table-cell table:formula="of:=IF([.A389]=[.B38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rd Candy (2005)/</text:p>
          </table:table-cell>
          <table:table-cell office:value-type="string">
            <text:p>/media/DISC02/OsMeusFilmes/Hard Candy (2005)</text:p>
          </table:table-cell>
          <table:table-cell table:formula="of:=IF([.A390]=[.B39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ll the Pretty Horses (2000)/</text:p>
          </table:table-cell>
          <table:table-cell office:value-type="string">
            <text:p>/media/DISC02/OsMeusFilmes/All the Pretty Horses (2000)</text:p>
          </table:table-cell>
          <table:table-cell table:formula="of:=IF([.A391]=[.B39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ast Legion (2007)/</text:p>
          </table:table-cell>
          <table:table-cell office:value-type="string">
            <text:p>/media/DISC02/OsMeusFilmes/The Last Legion (2007)</text:p>
          </table:table-cell>
          <table:table-cell table:formula="of:=IF([.A392]=[.B39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ucky 7 (2003)/</text:p>
          </table:table-cell>
          <table:table-cell office:value-type="string">
            <text:p>/media/DISC02/OsMeusFilmes/Lucky 7 (2003)</text:p>
          </table:table-cell>
          <table:table-cell table:formula="of:=IF([.A393]=[.B39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arley &amp; Me (2008)/</text:p>
          </table:table-cell>
          <table:table-cell office:value-type="string">
            <text:p>/media/DISC02/OsMeusFilmes/Marley And Me (2008)</text:p>
          </table:table-cell>
          <table:table-cell table:formula="of:=IF([.A394]=[.B39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Walk to Remember (2002)/</text:p>
          </table:table-cell>
          <table:table-cell office:value-type="string">
            <text:p>/media/DISC02/OsMeusFilmes/A Walk to Remember (2002)</text:p>
          </table:table-cell>
          <table:table-cell table:formula="of:=IF([.A395]=[.B39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nal Destination 3 (2006)/</text:p>
          </table:table-cell>
          <table:table-cell office:value-type="string">
            <text:p>/media/DISC02/OsMeusFilmes/Final Destination 3 (2006)</text:p>
          </table:table-cell>
          <table:table-cell table:formula="of:=IF([.A396]=[.B39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Golden Compass (2007)/</text:p>
          </table:table-cell>
          <table:table-cell office:value-type="string">
            <text:p>/media/DISC02/OsMeusFilmes/The Golden Compass (2007)</text:p>
          </table:table-cell>
          <table:table-cell table:formula="of:=IF([.A397]=[.B39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verest (1998)/</text:p>
          </table:table-cell>
          <table:table-cell office:value-type="string">
            <text:p>/media/DISC02/OsMeusFilmes/Everest (1998)</text:p>
          </table:table-cell>
          <table:table-cell table:formula="of:=IF([.A398]=[.B39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ors de prix (2006)/</text:p>
          </table:table-cell>
          <table:table-cell office:value-type="string">
            <text:p>/media/DISC02/OsMeusFilmes/Hors de prix (2006)</text:p>
          </table:table-cell>
          <table:table-cell table:formula="of:=IF([.A399]=[.B39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ild Hogs (2007)/</text:p>
          </table:table-cell>
          <table:table-cell office:value-type="string">
            <text:p>/media/DISC02/OsMeusFilmes/Wild Hogs (2007)</text:p>
          </table:table-cell>
          <table:table-cell table:formula="of:=IF([.A400]=[.B40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 Want Candy (2007)/</text:p>
          </table:table-cell>
          <table:table-cell office:value-type="string">
            <text:p>/media/DISC02/OsMeusFilmes/I Want Candy (2007)</text:p>
          </table:table-cell>
          <table:table-cell table:formula="of:=IF([.A401]=[.B40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Night Listener (2006)/</text:p>
          </table:table-cell>
          <table:table-cell office:value-type="string">
            <text:p>/media/DISC02/OsMeusFilmes/The Night Listener (2006)</text:p>
          </table:table-cell>
          <table:table-cell table:formula="of:=IF([.A402]=[.B40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ontract (2006)/</text:p>
          </table:table-cell>
          <table:table-cell office:value-type="string">
            <text:p>/media/DISC02/OsMeusFilmes/The Contract (2006)</text:p>
          </table:table-cell>
          <table:table-cell table:formula="of:=IF([.A403]=[.B40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velation (2001)/</text:p>
          </table:table-cell>
          <table:table-cell office:value-type="string">
            <text:p>/media/DISC02/OsMeusFilmes/Revelation (2009)</text:p>
          </table:table-cell>
          <table:table-cell table:formula="of:=IF([.A404]=[.B40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ep Up 2 The Streets (2008)/</text:p>
          </table:table-cell>
          <table:table-cell office:value-type="string">
            <text:p>/media/DISC02/OsMeusFilmes/Step Up 2 The Streets (2008)</text:p>
          </table:table-cell>
          <table:table-cell table:formula="of:=IF([.A405]=[.B40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eaper by the Dozen 2 (2005)/</text:p>
          </table:table-cell>
          <table:table-cell office:value-type="string">
            <text:p>/media/DISC02/OsMeusFilmes/Cheaper by the Dozen 2 (2005)</text:p>
          </table:table-cell>
          <table:table-cell table:formula="of:=IF([.A406]=[.B40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Quarantine (2008)/</text:p>
          </table:table-cell>
          <table:table-cell office:value-type="string">
            <text:p>/media/DISC02/OsMeusFilmes/Quarantine (2008)</text:p>
          </table:table-cell>
          <table:table-cell table:formula="of:=IF([.A407]=[.B40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inema, Aspirinas e Urubus (2005)/</text:p>
          </table:table-cell>
          <table:table-cell office:value-type="string">
            <text:p>/media/DISC02/OsMeusFilmes/Cinema, Aspirinas e Urubus (2005)</text:p>
          </table:table-cell>
          <table:table-cell table:formula="of:=IF([.A408]=[.B40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ttle Black Book (2004)/</text:p>
          </table:table-cell>
          <table:table-cell office:value-type="string">
            <text:p>/media/DISC02/OsMeusFilmes/Little Black Book (2004)</text:p>
          </table:table-cell>
          <table:table-cell table:formula="of:=IF([.A409]=[.B40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Goonies (1985)/</text:p>
          </table:table-cell>
          <table:table-cell office:value-type="string">
            <text:p>/media/DISC02/OsMeusFilmes/The Goonies (1985)</text:p>
          </table:table-cell>
          <table:table-cell table:formula="of:=IF([.A410]=[.B41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lf Past Dead 2 (2007)/</text:p>
          </table:table-cell>
          <table:table-cell office:value-type="string">
            <text:p>/media/DISC02/OsMeusFilmes/Half Past Dead 2 (2007)</text:p>
          </table:table-cell>
          <table:table-cell table:formula="of:=IF([.A411]=[.B41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sk the Dust (2006)/</text:p>
          </table:table-cell>
          <table:table-cell office:value-type="string">
            <text:p>/media/DISC02/OsMeusFilmes/Ask the Dust (2006)</text:p>
          </table:table-cell>
          <table:table-cell table:formula="of:=IF([.A412]=[.B41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Mighty Heart (2007)/</text:p>
          </table:table-cell>
          <table:table-cell office:value-type="string">
            <text:p>/media/DISC02/OsMeusFilmes/A Mighty Heart (2007)</text:p>
          </table:table-cell>
          <table:table-cell table:formula="of:=IF([.A413]=[.B41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ext Day Air (2009)/</text:p>
          </table:table-cell>
          <table:table-cell office:value-type="string">
            <text:p>/media/DISC02/OsMeusFilmes/Next Day Air (2009)</text:p>
          </table:table-cell>
          <table:table-cell table:formula="of:=IF([.A414]=[.B41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nchanted (2007)/</text:p>
          </table:table-cell>
          <table:table-cell office:value-type="string">
            <text:p>/media/DISC02/OsMeusFilmes/Enchanted (2007)</text:p>
          </table:table-cell>
          <table:table-cell table:formula="of:=IF([.A415]=[.B41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ight Below (2006)/</text:p>
          </table:table-cell>
          <table:table-cell office:value-type="string">
            <text:p>/media/DISC02/OsMeusFilmes/Eight Below (2006)</text:p>
          </table:table-cell>
          <table:table-cell table:formula="of:=IF([.A416]=[.B41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Girlfriend Experience (2009)/</text:p>
          </table:table-cell>
          <table:table-cell office:value-type="string">
            <text:p>/media/DISC02/OsMeusFilmes/The Girlfriend Experience (2009)</text:p>
          </table:table-cell>
          <table:table-cell table:formula="of:=IF([.A417]=[.B41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isérables, Les (1998)/</text:p>
          </table:table-cell>
          <table:table-cell office:value-type="string">
            <text:p>/media/DISC02/OsMeusFilmes/Les Miserables (1998)</text:p>
          </table:table-cell>
          <table:table-cell table:formula="of:=IF([.A418]=[.B41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uble zéro (2004)/</text:p>
          </table:table-cell>
          <table:table-cell office:value-type="string">
            <text:p>/media/DISC02/OsMeusFilmes/Double zéro (2004)</text:p>
          </table:table-cell>
          <table:table-cell table:formula="of:=IF([.A419]=[.B41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r. Woodcock (2007)/</text:p>
          </table:table-cell>
          <table:table-cell office:value-type="string">
            <text:p>/media/DISC02/OsMeusFilmes/Mr. Woodcock (2007)</text:p>
          </table:table-cell>
          <table:table-cell table:formula="of:=IF([.A420]=[.B42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rst Blood (1982)/</text:p>
          </table:table-cell>
          <table:table-cell office:value-type="string">
            <text:p>/media/DISC02/OsMeusFilmes/First Blood (1982)</text:p>
          </table:table-cell>
          <table:table-cell table:formula="of:=IF([.A421]=[.B42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unshine (2007)/</text:p>
          </table:table-cell>
          <table:table-cell office:value-type="string">
            <text:p>/media/DISC02/OsMeusFilmes/Sunshine (2007)</text:p>
          </table:table-cell>
          <table:table-cell table:formula="of:=IF([.A422]=[.B42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u tio matou um cara (2004)/</text:p>
          </table:table-cell>
          <table:table-cell office:value-type="string">
            <text:p>/media/DISC02/OsMeusFilmes/Meu Tio Matou um Cara (2004)</text:p>
          </table:table-cell>
          <table:table-cell table:formula="of:=IF([.A423]=[.B42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erfect Stranger (2007)/</text:p>
          </table:table-cell>
          <table:table-cell office:value-type="string">
            <text:p>/media/DISC02/OsMeusFilmes/Perfect Stranger (2007)</text:p>
          </table:table-cell>
          <table:table-cell table:formula="of:=IF([.A424]=[.B42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eaceful Warrior (2006)/</text:p>
          </table:table-cell>
          <table:table-cell office:value-type="string">
            <text:p>/media/DISC02/OsMeusFilmes/Peaceful Warrior (2007)</text:p>
          </table:table-cell>
          <table:table-cell table:formula="of:=IF([.A425]=[.B42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ease 2 (1982)/</text:p>
          </table:table-cell>
          <table:table-cell office:value-type="string">
            <text:p>/media/DISC02/OsMeusFilmes/Grease 2 (1982)</text:p>
          </table:table-cell>
          <table:table-cell table:formula="of:=IF([.A426]=[.B42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nemy at the Gates (2001)/</text:p>
          </table:table-cell>
          <table:table-cell office:value-type="string">
            <text:p>/media/DISC02/OsMeusFilmes/Enemy at the Gates (2001)</text:p>
          </table:table-cell>
          <table:table-cell table:formula="of:=IF([.A427]=[.B42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aw (2007)/</text:p>
          </table:table-cell>
          <table:table-cell office:value-type="string">
            <text:p>/media/DISC02/OsMeusFilmes/Kaw (2007)</text:p>
          </table:table-cell>
          <table:table-cell table:formula="of:=IF([.A428]=[.B42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 Know Who Killed Me (2007)/</text:p>
          </table:table-cell>
          <table:table-cell office:value-type="string">
            <text:p>/media/DISC02/OsMeusFilmes/I Know Who Killed Me (2007)</text:p>
          </table:table-cell>
          <table:table-cell table:formula="of:=IF([.A429]=[.B42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arhead (2005)/</text:p>
          </table:table-cell>
          <table:table-cell office:value-type="string">
            <text:p>/media/DISC02/OsMeusFilmes/Jarhead (2005)</text:p>
          </table:table-cell>
          <table:table-cell table:formula="of:=IF([.A430]=[.B43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egion (2010)/</text:p>
          </table:table-cell>
          <table:table-cell office:value-type="string">
            <text:p>/media/DISC02/OsMeusFilmes/Legión (2010)</text:p>
          </table:table-cell>
          <table:table-cell table:formula="of:=IF([.A431]=[.B43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ron Man (2008)/</text:p>
          </table:table-cell>
          <table:table-cell office:value-type="string">
            <text:p>/media/DISC02/OsMeusFilmes/Iron Man (2008)</text:p>
          </table:table-cell>
          <table:table-cell table:formula="of:=IF([.A432]=[.B43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iffin &amp; Phoenix (2006)/</text:p>
          </table:table-cell>
          <table:table-cell office:value-type="string">
            <text:p>/media/DISC02/OsMeusFilmes/Griffin &amp;amp; Phoenix (2006)</text:p>
          </table:table-cell>
          <table:table-cell table:formula="of:=IF([.A433]=[.B43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lizabeth The Golden Age (2007)/</text:p>
          </table:table-cell>
          <table:table-cell office:value-type="string">
            <text:p>/media/DISC02/OsMeusFilmes/Elizabeth - The Golden Age (2007)</text:p>
          </table:table-cell>
          <table:table-cell table:formula="of:=IF([.A434]=[.B43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.W.A.T. (2003)/</text:p>
          </table:table-cell>
          <table:table-cell office:value-type="string">
            <text:p>/media/DISC02/OsMeusFilmes/S.W.A.T. (2003)</text:p>
          </table:table-cell>
          <table:table-cell table:formula="of:=IF([.A435]=[.B43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ol Runnings (1993)/</text:p>
          </table:table-cell>
          <table:table-cell office:value-type="string">
            <text:p>/media/DISC02/OsMeusFilmes/Cool Runnings (1993)</text:p>
          </table:table-cell>
          <table:table-cell table:formula="of:=IF([.A436]=[.B43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iami Vice (2006)/</text:p>
          </table:table-cell>
          <table:table-cell office:value-type="string">
            <text:p>/media/DISC02/OsMeusFilmes/Miami Vice (2006)</text:p>
          </table:table-cell>
          <table:table-cell table:formula="of:=IF([.A437]=[.B43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Wizard of Oz (1939)/</text:p>
          </table:table-cell>
          <table:table-cell office:value-type="string">
            <text:p>/media/DISC02/OsMeusFilmes/The Wizard of Oz (1939)</text:p>
          </table:table-cell>
          <table:table-cell table:formula="of:=IF([.A438]=[.B43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abuleux destin d'Amélie Poulain, Le (2001)/</text:p>
          </table:table-cell>
          <table:table-cell office:value-type="string">
            <text:p>/media/DISC02/OsMeusFilmes/Amélie (2001)</text:p>
          </table:table-cell>
          <table:table-cell table:formula="of:=IF([.A439]=[.B43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nstantine (2005)/</text:p>
          </table:table-cell>
          <table:table-cell office:value-type="string">
            <text:p>/media/DISC02/OsMeusFilmes/Constantine (2005)</text:p>
          </table:table-cell>
          <table:table-cell table:formula="of:=IF([.A440]=[.B44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light 93 (2006)/</text:p>
          </table:table-cell>
          <table:table-cell office:value-type="string">
            <text:p>/media/DISC02/OsMeusFilmes/Flight 93 (2006)</text:p>
          </table:table-cell>
          <table:table-cell table:formula="of:=IF([.A441]=[.B44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ruce Almighty (2003)/</text:p>
          </table:table-cell>
          <table:table-cell office:value-type="string">
            <text:p>/media/DISC02/OsMeusFilmes/Bruce Almighty (2003)</text:p>
          </table:table-cell>
          <table:table-cell table:formula="of:=IF([.A442]=[.B44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oody Streetz (2003)/</text:p>
          </table:table-cell>
          <table:table-cell office:value-type="string">
            <text:p>/media/DISC02/OsMeusFilmes/Bloody Streetz (Video 2003) (2003)</text:p>
          </table:table-cell>
          <table:table-cell table:formula="of:=IF([.A443]=[.B44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r. Bean's Holiday (2007)/</text:p>
          </table:table-cell>
          <table:table-cell office:value-type="string">
            <text:p>/media/DISC02/OsMeusFilmes/Mr. Bean's Holiday (2007)</text:p>
          </table:table-cell>
          <table:table-cell table:formula="of:=IF([.A444]=[.B44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ood Diamond (2006)/</text:p>
          </table:table-cell>
          <table:table-cell office:value-type="string">
            <text:p>/media/DISC02/OsMeusFilmes/Blood Diamond (2006)</text:p>
          </table:table-cell>
          <table:table-cell table:formula="of:=IF([.A445]=[.B44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oma (2004)/</text:p>
          </table:table-cell>
          <table:table-cell office:value-type="string">
            <text:p>/media/DISC02/OsMeusFilmes/Roma (2004)</text:p>
          </table:table-cell>
          <table:table-cell table:formula="of:=IF([.A446]=[.B44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ke Mike (2002)/</text:p>
          </table:table-cell>
          <table:table-cell office:value-type="string">
            <text:p>/media/DISC02/OsMeusFilmes/Like Mike (2002)</text:p>
          </table:table-cell>
          <table:table-cell table:formula="of:=IF([.A447]=[.B44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rong Turn 2 (2003)/</text:p>
          </table:table-cell>
          <table:table-cell office:value-type="string">
            <text:p>/media/DISC02/OsMeusFilmes/Wrong Turn (2003)</text:p>
          </table:table-cell>
          <table:table-cell table:formula="of:=IF([.A448]=[.B44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orbit (2007)/</text:p>
          </table:table-cell>
          <table:table-cell office:value-type="string">
            <text:p>/media/DISC02/OsMeusFilmes/Norbit (2007)</text:p>
          </table:table-cell>
          <table:table-cell table:formula="of:=IF([.A449]=[.B44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ite Runner (2007)/</text:p>
          </table:table-cell>
          <table:table-cell office:value-type="string">
            <text:p>/media/DISC02/OsMeusFilmes/The Kite Runner (2007)</text:p>
          </table:table-cell>
          <table:table-cell table:formula="of:=IF([.A450]=[.B45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reamcatcher (2003)/</text:p>
          </table:table-cell>
          <table:table-cell office:value-type="string">
            <text:p>/media/DISC02/OsMeusFilmes/Dreamcatcher (2003)</text:p>
          </table:table-cell>
          <table:table-cell table:formula="of:=IF([.A451]=[.B45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y Boss's Daughter (2003)/</text:p>
          </table:table-cell>
          <table:table-cell office:value-type="string">
            <text:p>/media/DISC02/OsMeusFilmes/My Boss's Daughter (2003)</text:p>
          </table:table-cell>
          <table:table-cell table:formula="of:=IF([.A452]=[.B45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pirits (2004)/</text:p>
          </table:table-cell>
          <table:table-cell office:value-type="string">
            <text:p>/media/DISC02/OsMeusFilmes/Spirits (2004)</text:p>
          </table:table-cell>
          <table:table-cell table:formula="of:=IF([.A453]=[.B45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reproof (2008)/</text:p>
          </table:table-cell>
          <table:table-cell office:value-type="string">
            <text:p>/media/DISC02/OsMeusFilmes/Fireproof (2008)</text:p>
          </table:table-cell>
          <table:table-cell table:formula="of:=IF([.A454]=[.B45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Babysitters (2007)/</text:p>
          </table:table-cell>
          <table:table-cell office:value-type="string">
            <text:p>/media/DISC02/OsMeusFilmes/The Babysitters (2008)</text:p>
          </table:table-cell>
          <table:table-cell table:formula="of:=IF([.A455]=[.B45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oax (2006)/</text:p>
          </table:table-cell>
          <table:table-cell office:value-type="string">
            <text:p>/media/DISC02/OsMeusFilmes/The Hoax (2007)</text:p>
          </table:table-cell>
          <table:table-cell table:formula="of:=IF([.A456]=[.B45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lf Light (2006)/</text:p>
          </table:table-cell>
          <table:table-cell office:value-type="string">
            <text:p>/media/DISC02/OsMeusFilmes/Half Light (2006)</text:p>
          </table:table-cell>
          <table:table-cell table:formula="of:=IF([.A457]=[.B45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othing But The Truth (2008)/</text:p>
          </table:table-cell>
          <table:table-cell office:value-type="string">
            <text:p>/media/DISC02/OsMeusFilmes/Nothing But the Truth (2008)</text:p>
          </table:table-cell>
          <table:table-cell table:formula="of:=IF([.A458]=[.B45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st Stop (2006)/</text:p>
          </table:table-cell>
          <table:table-cell office:value-type="string">
            <text:p>/media/DISC02/OsMeusFilmes/Rest Stop (2006)</text:p>
          </table:table-cell>
          <table:table-cell table:formula="of:=IF([.A459]=[.B45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lanet Terror (2007)/</text:p>
          </table:table-cell>
          <table:table-cell office:value-type="string">
            <text:p>/media/DISC02/OsMeusFilmes/Planet Terror (2007)</text:p>
          </table:table-cell>
          <table:table-cell table:formula="of:=IF([.A460]=[.B46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igh School Musical 3 Senior Year (2008)/</text:p>
          </table:table-cell>
          <table:table-cell office:value-type="string">
            <text:p>/media/DISC02/OsMeusFilmes/High School Musical 3 Senior Year (2008)</text:p>
          </table:table-cell>
          <table:table-cell table:formula="of:=IF([.A461]=[.B46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A Dead or Alive (2006)/</text:p>
          </table:table-cell>
          <table:table-cell office:value-type="string">
            <text:p>/media/DISC02/OsMeusFilmes/DOA Dead or Alive (2006)</text:p>
          </table:table-cell>
          <table:table-cell table:formula="of:=IF([.A462]=[.B46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haun of the Dead (2004)/</text:p>
          </table:table-cell>
          <table:table-cell office:value-type="string">
            <text:p>/media/DISC02/OsMeusFilmes/Shaun of the Dead (2004)</text:p>
          </table:table-cell>
          <table:table-cell table:formula="of:=IF([.A463]=[.B46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uno (2007)/</text:p>
          </table:table-cell>
          <table:table-cell office:value-type="string">
            <text:p>/media/DISC02/OsMeusFilmes/Juno (2007)</text:p>
          </table:table-cell>
          <table:table-cell table:formula="of:=IF([.A464]=[.B46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aunted Mansion (2003)/</text:p>
          </table:table-cell>
          <table:table-cell office:value-type="string">
            <text:p>/media/DISC02/OsMeusFilmes/The Haunted Mansion (2003)</text:p>
          </table:table-cell>
          <table:table-cell table:formula="of:=IF([.A465]=[.B46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ropa de Elite (2007)/</text:p>
          </table:table-cell>
          <table:table-cell office:value-type="string">
            <text:p>/media/DISC02/OsMeusFilmes/Tropa de Elite (2007)</text:p>
          </table:table-cell>
          <table:table-cell table:formula="of:=IF([.A466]=[.B46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ood Night, and Good Luck. (2005)/</text:p>
          </table:table-cell>
          <table:table-cell office:value-type="string">
            <text:p>/media/DISC02/OsMeusFilmes/Good Night, and Good Luck. (2005)</text:p>
          </table:table-cell>
          <table:table-cell table:formula="of:=IF([.A467]=[.B46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ove Happens (2009)/</text:p>
          </table:table-cell>
          <table:table-cell office:value-type="string">
            <text:p>/media/DISC02/OsMeusFilmes/Love Happens (2009)</text:p>
          </table:table-cell>
          <table:table-cell table:formula="of:=IF([.A468]=[.B4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van Almighty (2007)/</text:p>
          </table:table-cell>
          <table:table-cell office:value-type="string">
            <text:p>/media/DISC02/OsMeusFilmes/Evan Almighty (2007)</text:p>
          </table:table-cell>
          <table:table-cell table:formula="of:=IF([.A469]=[.B4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ast kiss (2006)/</text:p>
          </table:table-cell>
          <table:table-cell office:value-type="string">
            <text:p>/media/DISC02/OsMeusFilmes/Last Kiss (2006)</text:p>
          </table:table-cell>
          <table:table-cell table:formula="of:=IF([.A470]=[.B4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irehouse Dog (2007)/</text:p>
          </table:table-cell>
          <table:table-cell office:value-type="string">
            <text:p>/media/DISC02/OsMeusFilmes/Firehouse Dog (2007)</text:p>
          </table:table-cell>
          <table:table-cell table:formula="of:=IF([.A471]=[.B4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etters To Julliet (2010)/</text:p>
          </table:table-cell>
          <table:table-cell office:value-type="string">
            <text:p>/media/DISC02/OsMeusFilmes/Letters to Juliet (2010)</text:p>
          </table:table-cell>
          <table:table-cell table:formula="of:=IF([.A472]=[.B4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ucky Number Slevin (2006)/</text:p>
          </table:table-cell>
          <table:table-cell office:value-type="string">
            <text:p>/media/DISC02/OsMeusFilmes/Lucky Number Slevin (2006)</text:p>
          </table:table-cell>
          <table:table-cell table:formula="of:=IF([.A473]=[.B47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rying Freeman (1995)/</text:p>
          </table:table-cell>
          <table:table-cell office:value-type="string">
            <text:p>/media/DISC02/OsMeusFilmes/Crying Freeman (1995)</text:p>
          </table:table-cell>
          <table:table-cell table:formula="of:=IF([.A474]=[.B47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fe Drawing (2001)/</text:p>
          </table:table-cell>
          <table:table-cell office:value-type="string">
            <text:p>/media/DISC02/OsMeusFilmes/Apartment 12 (2001)</text:p>
          </table:table-cell>
          <table:table-cell table:formula="of:=IF([.A475]=[.B47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ragon (2006)/</text:p>
          </table:table-cell>
          <table:table-cell office:value-type="string">
            <text:p>/media/DISC02/OsMeusFilmes/Eragon (2006)</text:p>
          </table:table-cell>
          <table:table-cell table:formula="of:=IF([.A476]=[.B47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ttle Children (2006)/</text:p>
          </table:table-cell>
          <table:table-cell office:value-type="string">
            <text:p>/media/DISC02/OsMeusFilmes/Little Children (2006)</text:p>
          </table:table-cell>
          <table:table-cell table:formula="of:=IF([.A477]=[.B47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uo Yuan Jia (2006)/</text:p>
          </table:table-cell>
          <table:table-cell office:value-type="string">
            <text:p>/media/DISC02/OsMeusFilmes/Huo Yuan Jia (2006)</text:p>
          </table:table-cell>
          <table:table-cell table:formula="of:=IF([.A478]=[.B47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ost City (2005)/</text:p>
          </table:table-cell>
          <table:table-cell office:value-type="string">
            <text:p>/media/DISC02/OsMeusFilmes/The Lost City (2006)</text:p>
          </table:table-cell>
          <table:table-cell table:formula="of:=IF([.A479]=[.B47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102 piit krungthep plon (2004)/</text:p>
          </table:table-cell>
          <table:table-cell office:value-type="string">
            <text:p>/media/DISC02/OsMeusFilmes/Bangkok Robbery (2004)</text:p>
          </table:table-cell>
          <table:table-cell table:formula="of:=IF([.A480]=[.B48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rrish (2006)/</text:p>
          </table:table-cell>
          <table:table-cell office:value-type="string">
            <text:p>/media/DISC02/OsMeusFilmes/Krrish (2006)</text:p>
          </table:table-cell>
          <table:table-cell table:formula="of:=IF([.A481]=[.B48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rash (2004)/</text:p>
          </table:table-cell>
          <table:table-cell office:value-type="string">
            <text:p>/media/DISC02/OsMeusFilmes/Crash (2004)</text:p>
          </table:table-cell>
          <table:table-cell table:formula="of:=IF([.A482]=[.B48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You, Me and Dupree (2006)/</text:p>
          </table:table-cell>
          <table:table-cell office:value-type="string">
            <text:p>/media/DISC02/OsMeusFilmes/You, Me and Dupree (2006)</text:p>
          </table:table-cell>
          <table:table-cell table:formula="of:=IF([.A483]=[.B48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lphins (2007)/</text:p>
          </table:table-cell>
          <table:table-cell office:value-type="string">
            <text:p>/media/DISC02/OsMeusFilmes/Dolphins (2008)</text:p>
          </table:table-cell>
          <table:table-cell table:formula="of:=IF([.A484]=[.B48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ay of Wrath (2006)/</text:p>
          </table:table-cell>
          <table:table-cell office:value-type="string">
            <text:p>/media/DISC02/OsMeusFilmes/Day of Wrath (2006)</text:p>
          </table:table-cell>
          <table:table-cell table:formula="of:=IF([.A485]=[.B48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V for vendetta (2005)/</text:p>
          </table:table-cell>
          <table:table-cell office:value-type="string">
            <text:p>/media/DISC02/OsMeusFilmes/V for Vendetta (2006)</text:p>
          </table:table-cell>
          <table:table-cell table:formula="of:=IF([.A486]=[.B48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Vacancy (2007)/</text:p>
          </table:table-cell>
          <table:table-cell office:value-type="string">
            <text:p>/media/DISC02/OsMeusFilmes/Vacancy (2007)</text:p>
          </table:table-cell>
          <table:table-cell table:formula="of:=IF([.A487]=[.B48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laughter (2006)/</text:p>
          </table:table-cell>
          <table:table-cell office:value-type="string">
            <text:p>/media/DISC02/OsMeusFilmes/The Slaughter (2006)</text:p>
          </table:table-cell>
          <table:table-cell table:formula="of:=IF([.A488]=[.B48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n in Black (1997)/</text:p>
          </table:table-cell>
          <table:table-cell office:value-type="string">
            <text:p>/media/DISC02/OsMeusFilmes/Men in Black (1997)</text:p>
          </table:table-cell>
          <table:table-cell table:formula="of:=IF([.A489]=[.B48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atador (2005)/</text:p>
          </table:table-cell>
          <table:table-cell office:value-type="string">
            <text:p>/media/DISC02/OsMeusFilmes/The Matador (2005)</text:p>
          </table:table-cell>
          <table:table-cell table:formula="of:=IF([.A490]=[.B49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sh (2010)/</text:p>
          </table:table-cell>
          <table:table-cell office:value-type="string">
            <text:p>/media/DISC02/OsMeusFilmes/Ca$h (2010)</text:p>
          </table:table-cell>
          <table:table-cell table:formula="of:=IF([.A491]=[.B49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ledge This! (2006)/</text:p>
          </table:table-cell>
          <table:table-cell office:value-type="string">
            <text:p>/media/DISC02/OsMeusFilmes/Pledge This (2006)</text:p>
          </table:table-cell>
          <table:table-cell table:formula="of:=IF([.A492]=[.B49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atan's Little Helper (2004)/</text:p>
          </table:table-cell>
          <table:table-cell office:value-type="string">
            <text:p>/media/DISC02/OsMeusFilmes/Satan's Little Helper (2004)</text:p>
          </table:table-cell>
          <table:table-cell table:formula="of:=IF([.A493]=[.B49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nacondas The Hunt for the Blood Orchid (2004)/</text:p>
          </table:table-cell>
          <table:table-cell office:value-type="string">
            <text:p>/media/DISC02/OsMeusFilmes/Anacondas The Hunt for the Blood Orchid (2004)</text:p>
          </table:table-cell>
          <table:table-cell table:formula="of:=IF([.A494]=[.B49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now Buddies (2008)/</text:p>
          </table:table-cell>
          <table:table-cell office:value-type="string">
            <text:p>/media/DISC02/OsMeusFilmes/Snow Buddies (2008)</text:p>
          </table:table-cell>
          <table:table-cell table:formula="of:=IF([.A495]=[.B49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ur (2007)/</text:p>
          </table:table-cell>
          <table:table-cell office:value-type="string">
            <text:p>/media/DISC02/OsMeusFilmes/Blur (2007)</text:p>
          </table:table-cell>
          <table:table-cell table:formula="of:=IF([.A496]=[.B49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reaking and Entering (2006)/</text:p>
          </table:table-cell>
          <table:table-cell office:value-type="string">
            <text:p>/media/DISC02/OsMeusFilmes/Breaking and Entering (2006)</text:p>
          </table:table-cell>
          <table:table-cell table:formula="of:=IF([.A497]=[.B49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bgefahren (2004)/</text:p>
          </table:table-cell>
          <table:table-cell office:value-type="string">
            <text:p>/media/DISC02/OsMeusFilmes/20 Years After (2008)</text:p>
          </table:table-cell>
          <table:table-cell table:formula="of:=IF([.A498]=[.B49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ate Movie (2006)/</text:p>
          </table:table-cell>
          <table:table-cell office:value-type="string">
            <text:p>/media/DISC02/OsMeusFilmes/Date Movie (2006)</text:p>
          </table:table-cell>
          <table:table-cell table:formula="of:=IF([.A499]=[.B49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irates of the Caribbean At World's End (2007)/</text:p>
          </table:table-cell>
          <table:table-cell office:value-type="string">
            <text:p>/media/DISC02/OsMeusFilmes/Pirates of the Caribbean At World's End (2007)</text:p>
          </table:table-cell>
          <table:table-cell table:formula="of:=IF([.A500]=[.B50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uristas (2006)/</text:p>
          </table:table-cell>
          <table:table-cell office:value-type="string">
            <text:p>/media/DISC02/OsMeusFilmes/Turistas (2006)</text:p>
          </table:table-cell>
          <table:table-cell table:formula="of:=IF([.A501]=[.B50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earning Curve (2001)/</text:p>
          </table:table-cell>
          <table:table-cell office:value-type="string">
            <text:p>/media/DISC02/OsMeusFilmes/The Learning Curve (2001)</text:p>
          </table:table-cell>
          <table:table-cell table:formula="of:=IF([.A502]=[.B50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orbidden Warrior (2004)/</text:p>
          </table:table-cell>
          <table:table-cell office:value-type="string">
            <text:p>/media/DISC02/OsMeusFilmes/Forbidden Warrior (2004)</text:p>
          </table:table-cell>
          <table:table-cell table:formula="of:=IF([.A503]=[.B50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requency (2000)/</text:p>
          </table:table-cell>
          <table:table-cell office:value-type="string">
            <text:p>/media/DISC02/OsMeusFilmes/Frequency (2000)</text:p>
          </table:table-cell>
          <table:table-cell table:formula="of:=IF([.A504]=[.B50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orenzo's Oil (1992)/</text:p>
          </table:table-cell>
          <table:table-cell office:value-type="string">
            <text:p>/media/DISC02/OsMeusFilmes/Lorenzo's Oil (1992)</text:p>
          </table:table-cell>
          <table:table-cell table:formula="of:=IF([.A505]=[.B50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28 Days (2000)/</text:p>
          </table:table-cell>
          <table:table-cell office:value-type="string">
            <text:p>/media/DISC02/OsMeusFilmes/28 Days (2000)</text:p>
          </table:table-cell>
          <table:table-cell table:formula="of:=IF([.A506]=[.B50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ig Momma's House 2 (2006)/</text:p>
          </table:table-cell>
          <table:table-cell office:value-type="string">
            <text:p>/media/DISC02/OsMeusFilmes/Big Momma's House 2 (2006)</text:p>
          </table:table-cell>
          <table:table-cell table:formula="of:=IF([.A507]=[.B50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riends with Money (2006)/</text:p>
          </table:table-cell>
          <table:table-cell office:value-type="string">
            <text:p>/media/DISC02/OsMeusFilmes/Friends with Money (2006)</text:p>
          </table:table-cell>
          <table:table-cell table:formula="of:=IF([.A508]=[.B50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Zoom (2006)/</text:p>
          </table:table-cell>
          <table:table-cell office:value-type="string">
            <text:p>/media/DISC02/OsMeusFilmes/Zoom (2006)</text:p>
          </table:table-cell>
          <table:table-cell table:formula="of:=IF([.A509]=[.B50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nterview (2007)/</text:p>
          </table:table-cell>
          <table:table-cell office:value-type="string">
            <text:p>/media/DISC02/OsMeusFilmes/Interview (2007)</text:p>
          </table:table-cell>
          <table:table-cell table:formula="of:=IF([.A510]=[.B51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idow on the Hill (2005)/</text:p>
          </table:table-cell>
          <table:table-cell office:value-type="string">
            <text:p>/media/DISC02/OsMeusFilmes/Widow on the Hill (2005)</text:p>
          </table:table-cell>
          <table:table-cell table:formula="of:=IF([.A511]=[.B51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ctor Strange (2007)/</text:p>
          </table:table-cell>
          <table:table-cell office:value-type="string">
            <text:p>/media/DISC02/OsMeusFilmes/Doctor Strange The Sorcerer Supreme (2007)</text:p>
          </table:table-cell>
          <table:table-cell table:formula="of:=IF([.A512]=[.B51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ack Sheep (2006)/</text:p>
          </table:table-cell>
          <table:table-cell office:value-type="string">
            <text:p>/media/DISC02/OsMeusFilmes/Black Sheep (2006)</text:p>
          </table:table-cell>
          <table:table-cell table:formula="of:=IF([.A513]=[.B51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ocial Network (2010)/</text:p>
          </table:table-cell>
          <table:table-cell office:value-type="string">
            <text:p>/media/DISC02/OsMeusFilmes/The Social Network (2010)</text:p>
          </table:table-cell>
          <table:table-cell table:formula="of:=IF([.A514]=[.B51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andidas (2006)/</text:p>
          </table:table-cell>
          <table:table-cell office:value-type="string">
            <text:p>/media/DISC02/OsMeusFilmes/Bandidas (2006)</text:p>
          </table:table-cell>
          <table:table-cell table:formula="of:=IF([.A515]=[.B51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ot Rod (2007)/</text:p>
          </table:table-cell>
          <table:table-cell office:value-type="string">
            <text:p>/media/DISC02/OsMeusFilmes/Hot Rod (2007)</text:p>
          </table:table-cell>
          <table:table-cell table:formula="of:=IF([.A516]=[.B51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 Eu Fosse Você (2006)/</text:p>
          </table:table-cell>
          <table:table-cell office:value-type="string">
            <text:p>/media/DISC02/OsMeusFilmes/Se Eu Fosse Você (2006)</text:p>
          </table:table-cell>
          <table:table-cell table:formula="of:=IF([.A517]=[.B51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lawless (2007)/</text:p>
          </table:table-cell>
          <table:table-cell office:value-type="string">
            <text:p>/media/DISC02/OsMeusFilmes/Flawless (2008)</text:p>
          </table:table-cell>
          <table:table-cell table:formula="of:=IF([.A518]=[.B51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impsons Movie (2007)/</text:p>
          </table:table-cell>
          <table:table-cell office:value-type="string">
            <text:p>/media/DISC02/OsMeusFilmes/The Simpsons Movie (2007)</text:p>
          </table:table-cell>
          <table:table-cell table:formula="of:=IF([.A519]=[.B51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nevnoy dozor (2006)/</text:p>
          </table:table-cell>
          <table:table-cell office:value-type="string">
            <text:p>/media/DISC02/OsMeusFilmes/Day Watch (2006)</text:p>
          </table:table-cell>
          <table:table-cell table:formula="of:=IF([.A520]=[.B52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reach (2007)/</text:p>
          </table:table-cell>
          <table:table-cell office:value-type="string">
            <text:p>/media/DISC02/OsMeusFilmes/Breach (2007)</text:p>
          </table:table-cell>
          <table:table-cell table:formula="of:=IF([.A521]=[.B52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cary Movie 4 (2006)/</text:p>
          </table:table-cell>
          <table:table-cell office:value-type="string">
            <text:p>/media/DISC02/OsMeusFilmes/Scary Movie 4 (2006)</text:p>
          </table:table-cell>
          <table:table-cell table:formula="of:=IF([.A522]=[.B52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rthur et les Minimoys (2006)/</text:p>
          </table:table-cell>
          <table:table-cell office:value-type="string">
            <text:p>/media/DISC02/OsMeusFilmes/Arthur eta Minimoyak (2006)</text:p>
          </table:table-cell>
          <table:table-cell table:formula="of:=IF([.A523]=[.B52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Accidental Husband (2008)/</text:p>
          </table:table-cell>
          <table:table-cell office:value-type="string">
            <text:p>/media/DISC02/OsMeusFilmes/The Accidental Husband (2008)</text:p>
          </table:table-cell>
          <table:table-cell table:formula="of:=IF([.A524]=[.B52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ystery of the Nile (2005)/</text:p>
          </table:table-cell>
          <table:table-cell office:value-type="string">
            <text:p>/media/DISC02/OsMeusFilmes/Mystery of the Nile (2005)</text:p>
          </table:table-cell>
          <table:table-cell table:formula="of:=IF([.A525]=[.B52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r. Dolittle 3 (2006)/</text:p>
          </table:table-cell>
          <table:table-cell office:value-type="string">
            <text:p>/media/DISC02/OsMeusFilmes/Dr. Dolittle 3 (2006)</text:p>
          </table:table-cell>
          <table:table-cell table:formula="of:=IF([.A526]=[.B52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ingularidades de Uma Rapariga Loura (2009)/</text:p>
          </table:table-cell>
          <table:table-cell office:value-type="string">
            <text:p>/media/DISC02/OsMeusFilmes/Singularidades de uma Rapariga Loura (2010)</text:p>
          </table:table-cell>
          <table:table-cell table:formula="of:=IF([.A527]=[.B52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r. Brooks (2007)/</text:p>
          </table:table-cell>
          <table:table-cell office:value-type="string">
            <text:p>/media/DISC02/OsMeusFilmes/Mr. Brooks (2007)</text:p>
          </table:table-cell>
          <table:table-cell table:formula="of:=IF([.A528]=[.B52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MNT (2007)/</text:p>
          </table:table-cell>
          <table:table-cell office:value-type="string">
            <text:p>/media/DISC02/OsMeusFilmes/TMNT (2007)</text:p>
          </table:table-cell>
          <table:table-cell table:formula="of:=IF([.A529]=[.B52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o Reservation (2007)/</text:p>
          </table:table-cell>
          <table:table-cell office:value-type="string">
            <text:p>/media/DISC02/OsMeusFilmes/ (2007)</text:p>
          </table:table-cell>
          <table:table-cell table:formula="of:=IF([.A530]=[.B53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diocracy (2006)/</text:p>
          </table:table-cell>
          <table:table-cell office:value-type="string">
            <text:p>/media/DISC02/OsMeusFilmes/Idiocracy (2006)</text:p>
          </table:table-cell>
          <table:table-cell table:formula="of:=IF([.A531]=[.B53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inja (2009)/</text:p>
          </table:table-cell>
          <table:table-cell office:value-type="string">
            <text:p>/media/DISC02/OsMeusFilmes/Ninja (2009)</text:p>
          </table:table-cell>
          <table:table-cell table:formula="of:=IF([.A532]=[.B53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eurs (2006)/</text:p>
          </table:table-cell>
          <table:table-cell office:value-type="string">
            <text:p>/media/DISC02/OsMeusFilmes/Coeurs (2006)</text:p>
          </table:table-cell>
          <table:table-cell table:formula="of:=IF([.A533]=[.B53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rindhouse (2007)/</text:p>
          </table:table-cell>
          <table:table-cell office:value-type="string">
            <text:p>/media/DISC02/OsMeusFilmes/Grindhouse (2007)</text:p>
          </table:table-cell>
          <table:table-cell table:formula="of:=IF([.A534]=[.B53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lags of Our Fathers (2006)/</text:p>
          </table:table-cell>
          <table:table-cell office:value-type="string">
            <text:p>/media/DISC02/OsMeusFilmes/Aliens in the Attic (2009)</text:p>
          </table:table-cell>
          <table:table-cell table:formula="of:=IF([.A535]=[.B53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ustice League The New Frontier (2008)/</text:p>
          </table:table-cell>
          <table:table-cell office:value-type="string">
            <text:p>/media/DISC02/OsMeusFilmes/Justice League The New Frontier (2008)</text:p>
          </table:table-cell>
          <table:table-cell table:formula="of:=IF([.A536]=[.B53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ondemned (2007)/</text:p>
          </table:table-cell>
          <table:table-cell office:value-type="string">
            <text:p>/media/DISC02/OsMeusFilmes/The Condemned (2007)</text:p>
          </table:table-cell>
          <table:table-cell table:formula="of:=IF([.A537]=[.B53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cooby Doo (2002)/</text:p>
          </table:table-cell>
          <table:table-cell office:value-type="string">
            <text:p>/media/DISC02/OsMeusFilmes/Scooby-Doo (2002)</text:p>
          </table:table-cell>
          <table:table-cell table:formula="of:=IF([.A538]=[.B53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ld Blood (2005)/</text:p>
          </table:table-cell>
          <table:table-cell office:value-type="string">
            <text:p>/media/DISC02/OsMeusFilmes/Cold Blood (2005)</text:p>
          </table:table-cell>
          <table:table-cell table:formula="of:=IF([.A539]=[.B53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Unrest (2006)/</text:p>
          </table:table-cell>
          <table:table-cell office:value-type="string">
            <text:p>/media/DISC02/OsMeusFilmes/Unrest (2007)</text:p>
          </table:table-cell>
          <table:table-cell table:formula="of:=IF([.A540]=[.B54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isturbia (2007)/</text:p>
          </table:table-cell>
          <table:table-cell office:value-type="string">
            <text:p>/media/DISC02/OsMeusFilmes/Disturbia (2007)</text:p>
          </table:table-cell>
          <table:table-cell table:formula="of:=IF([.A541]=[.B54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ational Lampoon Presents Dorm Daze (2003)/</text:p>
          </table:table-cell>
          <table:table-cell office:value-type="string">
            <text:p>/media/DISC02/OsMeusFilmes/National Lampoon Presents Dorm Daze (2004)</text:p>
          </table:table-cell>
          <table:table-cell table:formula="of:=IF([.A542]=[.B54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rama (2010)/</text:p>
          </table:table-cell>
          <table:table-cell office:value-type="string">
            <text:p>/media/DISC02/OsMeusFilmes/Drama (2010)</text:p>
          </table:table-cell>
          <table:table-cell table:formula="of:=IF([.A543]=[.B54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loser (2004)/</text:p>
          </table:table-cell>
          <table:table-cell office:value-type="string">
            <text:p>/media/DISC02/OsMeusFilmes/Closer (2004)</text:p>
          </table:table-cell>
          <table:table-cell table:formula="of:=IF([.A544]=[.B54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e Dont Live Here Anymore (2004)/</text:p>
          </table:table-cell>
          <table:table-cell office:value-type="string">
            <text:p>/media/DISC02/OsMeusFilmes/We Don't Live Here Anymore (2004)</text:p>
          </table:table-cell>
          <table:table-cell table:formula="of:=IF([.A545]=[.B54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renity (2005)/</text:p>
          </table:table-cell>
          <table:table-cell office:value-type="string">
            <text:p>/media/DISC02/OsMeusFilmes/Serenity (2005)</text:p>
          </table:table-cell>
          <table:table-cell table:formula="of:=IF([.A546]=[.B54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mplexo - Universo Paralelo (2010)/</text:p>
          </table:table-cell>
          <table:table-cell office:value-type="string">
            <text:p>/media/DISC02/OsMeusFilmes/COMPLEXO Parallel universe (2011)</text:p>
          </table:table-cell>
          <table:table-cell table:formula="of:=IF([.A547]=[.B54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Evening (2007)/</text:p>
          </table:table-cell>
          <table:table-cell office:value-type="string">
            <text:p>/media/DISC02/OsMeusFilmes/Evening (2007)</text:p>
          </table:table-cell>
          <table:table-cell table:formula="of:=IF([.A548]=[.B54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uy X (2005)/</text:p>
          </table:table-cell>
          <table:table-cell office:value-type="string">
            <text:p>/media/DISC02/OsMeusFilmes/Guy X (2005)</text:p>
          </table:table-cell>
          <table:table-cell table:formula="of:=IF([.A549]=[.B54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Girl Next Door (2007)/</text:p>
          </table:table-cell>
          <table:table-cell office:value-type="string">
            <text:p>/media/DISC02/OsMeusFilmes/The Girl Next Door (2007)</text:p>
          </table:table-cell>
          <table:table-cell table:formula="of:=IF([.A550]=[.B55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ven Years in Tibet (1997)/</text:p>
          </table:table-cell>
          <table:table-cell office:value-type="string">
            <text:p>/media/DISC02/OsMeusFilmes/Seven Years in Tibet (1997)</text:p>
          </table:table-cell>
          <table:table-cell table:formula="of:=IF([.A551]=[.B55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Nightmare Before Christmas (1993)/</text:p>
          </table:table-cell>
          <table:table-cell office:value-type="string">
            <text:p>/media/DISC02/OsMeusFilmes/The Nightmare Before Christmas (1993)</text:p>
          </table:table-cell>
          <table:table-cell table:formula="of:=IF([.A552]=[.B55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Number 23 (2007)/</text:p>
          </table:table-cell>
          <table:table-cell office:value-type="string">
            <text:p>/media/DISC02/OsMeusFilmes/The Number 23 (2007)</text:p>
          </table:table-cell>
          <table:table-cell table:formula="of:=IF([.A553]=[.B55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hat the bleep do we know (2004)/</text:p>
          </table:table-cell>
          <table:table-cell office:value-type="string">
            <text:p>/media/DISC02/OsMeusFilmes/What the Bleep Do We Know!? (2004)</text:p>
          </table:table-cell>
          <table:table-cell table:formula="of:=IF([.A554]=[.B55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ormais, Os (2003)/</text:p>
          </table:table-cell>
          <table:table-cell office:value-type="string">
            <text:p>/media/DISC02/OsMeusFilmes/Os Normais - O Filme (2003)</text:p>
          </table:table-cell>
          <table:table-cell table:formula="of:=IF([.A555]=[.B55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anted (2008)/</text:p>
          </table:table-cell>
          <table:table-cell office:value-type="string">
            <text:p>/media/DISC02/OsMeusFilmes/Wanted (2008)</text:p>
          </table:table-cell>
          <table:table-cell table:formula="of:=IF([.A556]=[.B55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Weather Man (2005)/</text:p>
          </table:table-cell>
          <table:table-cell office:value-type="string">
            <text:p>/media/DISC02/OsMeusFilmes/The Weather Man (2005)</text:p>
          </table:table-cell>
          <table:table-cell table:formula="of:=IF([.A557]=[.B55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Passion of the Christ (2004)/</text:p>
          </table:table-cell>
          <table:table-cell office:value-type="string">
            <text:p>/media/DISC02/OsMeusFilmes/The Passion of the Christ (2004)</text:p>
          </table:table-cell>
          <table:table-cell table:formula="of:=IF([.A558]=[.B55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ononoke-hime (1997)/</text:p>
          </table:table-cell>
          <table:table-cell office:value-type="string">
            <text:p>/media/DISC02/OsMeusFilmes/Mononoke-Hime (1999)</text:p>
          </table:table-cell>
          <table:table-cell table:formula="of:=IF([.A559]=[.B55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nside Man (2006)/</text:p>
          </table:table-cell>
          <table:table-cell office:value-type="string">
            <text:p>/media/DISC02/OsMeusFilmes/Inside Man (2006)</text:p>
          </table:table-cell>
          <table:table-cell table:formula="of:=IF([.A560]=[.B56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Underdog (2007)/</text:p>
          </table:table-cell>
          <table:table-cell office:value-type="string">
            <text:p>/media/DISC02/OsMeusFilmes/Underdog (2007)</text:p>
          </table:table-cell>
          <table:table-cell table:formula="of:=IF([.A561]=[.B56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n Who Hate Women (2009)/</text:p>
          </table:table-cell>
          <table:table-cell office:value-type="string">
            <text:p>/media/DISC02/OsMeusFilmes/The Girl with the Dragon Tattoo (2009)</text:p>
          </table:table-cell>
          <table:table-cell table:formula="of:=IF([.A562]=[.B56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usic and Lyrics (2007)/</text:p>
          </table:table-cell>
          <table:table-cell office:value-type="string">
            <text:p>/media/DISC02/OsMeusFilmes/Music and Lyrics (2007)</text:p>
          </table:table-cell>
          <table:table-cell table:formula="of:=IF([.A563]=[.B56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acing Stripes (2005)/</text:p>
          </table:table-cell>
          <table:table-cell office:value-type="string">
            <text:p>/media/DISC02/OsMeusFilmes/Racing Stripes (2005)</text:p>
          </table:table-cell>
          <table:table-cell table:formula="of:=IF([.A564]=[.B56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Queen of the Damned (2002)/</text:p>
          </table:table-cell>
          <table:table-cell office:value-type="string">
            <text:p>/media/DISC02/OsMeusFilmes/Queen of the Damned (2002)</text:p>
          </table:table-cell>
          <table:table-cell table:formula="of:=IF([.A565]=[.B56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leepy Hollow (1999)/</text:p>
          </table:table-cell>
          <table:table-cell office:value-type="string">
            <text:p>/media/DISC02/OsMeusFilmes/Sleepy Hollow (1999)</text:p>
          </table:table-cell>
          <table:table-cell table:formula="of:=IF([.A566]=[.B56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utobahnraser (2004)/</text:p>
          </table:table-cell>
          <table:table-cell office:value-type="string">
            <text:p>/media/DISC02/OsMeusFilmes/Autobahnraser (2004)</text:p>
          </table:table-cell>
          <table:table-cell table:formula="of:=IF([.A567]=[.B56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ind Dating (2006)/</text:p>
          </table:table-cell>
          <table:table-cell office:value-type="string">
            <text:p>/media/DISC02/OsMeusFilmes/Blind Dating (2006)</text:p>
          </table:table-cell>
          <table:table-cell table:formula="of:=IF([.A568]=[.B5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urviving Christmas (2004)/</text:p>
          </table:table-cell>
          <table:table-cell office:value-type="string">
            <text:p>/media/DISC02/OsMeusFilmes/Surviving Christmas (2004)</text:p>
          </table:table-cell>
          <table:table-cell table:formula="of:=IF([.A569]=[.B5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ayne's World (1992)/</text:p>
          </table:table-cell>
          <table:table-cell office:value-type="string">
            <text:p>/media/DISC02/OsMeusFilmes/Wayne's World (1992)</text:p>
          </table:table-cell>
          <table:table-cell table:formula="of:=IF([.A570]=[.B5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mento (2000)/</text:p>
          </table:table-cell>
          <table:table-cell office:value-type="string">
            <text:p>/media/DISC02/OsMeusFilmes/Memento (2001)</text:p>
          </table:table-cell>
          <table:table-cell table:formula="of:=IF([.A571]=[.B5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ood Trails (2006)/</text:p>
          </table:table-cell>
          <table:table-cell office:value-type="string">
            <text:p>/media/DISC02/OsMeusFilmes/Blood Trails (2006)</text:p>
          </table:table-cell>
          <table:table-cell table:formula="of:=IF([.A572]=[.B5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uerreros (2002)/</text:p>
          </table:table-cell>
          <table:table-cell office:value-type="string">
            <text:p>/media/DISC02/OsMeusFilmes/Warriors (2002)</text:p>
          </table:table-cell>
          <table:table-cell table:formula="of:=IF([.A573]=[.B57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ingdom (2007)/</text:p>
          </table:table-cell>
          <table:table-cell office:value-type="string">
            <text:p>/media/DISC02/OsMeusFilmes/The Kingdom (2007)</text:p>
          </table:table-cell>
          <table:table-cell table:formula="of:=IF([.A574]=[.B57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Princess Diaries 2 Royal Engagement (2004)/</text:p>
          </table:table-cell>
          <table:table-cell office:value-type="string">
            <text:p>/media/DISC02/OsMeusFilmes/The Princess Diaries 2 Royal Engagement (2004)</text:p>
          </table:table-cell>
          <table:table-cell table:formula="of:=IF([.A575]=[.B57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Van Wilder 2 The Rise of Taj (2006)/</text:p>
          </table:table-cell>
          <table:table-cell office:value-type="string">
            <text:p>/media/DISC02/OsMeusFilmes/Van Wilder 2 The Rise of Taj (2006)</text:p>
          </table:table-cell>
          <table:table-cell table:formula="of:=IF([.A576]=[.B57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et the Fockers (2004)/</text:p>
          </table:table-cell>
          <table:table-cell office:value-type="string">
            <text:p>/media/DISC02/OsMeusFilmes/Meet the Fockers (2004)</text:p>
          </table:table-cell>
          <table:table-cell table:formula="of:=IF([.A577]=[.B57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hariots of the Gods (1997)/</text:p>
          </table:table-cell>
          <table:table-cell office:value-type="string">
            <text:p>/media/DISC02/OsMeusFilmes/Chariots of the Gods (1997)</text:p>
          </table:table-cell>
          <table:table-cell table:formula="of:=IF([.A578]=[.B57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hat A Girl Wants (2003)/</text:p>
          </table:table-cell>
          <table:table-cell office:value-type="string">
            <text:p>/media/DISC02/OsMeusFilmes/What a Girl Wants (2003)</text:p>
          </table:table-cell>
          <table:table-cell table:formula="of:=IF([.A579]=[.B57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rimeval (2007)/</text:p>
          </table:table-cell>
          <table:table-cell office:value-type="string">
            <text:p>/media/DISC02/OsMeusFilmes/Primeval (2007)</text:p>
          </table:table-cell>
          <table:table-cell table:formula="of:=IF([.A580]=[.B58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indsight (2008)/</text:p>
          </table:table-cell>
          <table:table-cell office:value-type="string">
            <text:p>/media/DISC02/OsMeusFilmes/Hindsight (2008)</text:p>
          </table:table-cell>
          <table:table-cell table:formula="of:=IF([.A581]=[.B58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Dead Zone (1983)/</text:p>
          </table:table-cell>
          <table:table-cell office:value-type="string">
            <text:p>/media/DISC02/OsMeusFilmes/The Dead Zone (1983)</text:p>
          </table:table-cell>
          <table:table-cell table:formula="of:=IF([.A582]=[.B58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low Burn (2005)/</text:p>
          </table:table-cell>
          <table:table-cell office:value-type="string">
            <text:p>/media/DISC02/OsMeusFilmes/Slow Burn (2007)</text:p>
          </table:table-cell>
          <table:table-cell table:formula="of:=IF([.A583]=[.B58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eter Pan (2003)/</text:p>
          </table:table-cell>
          <table:table-cell office:value-type="string">
            <text:p>/media/DISC02/OsMeusFilmes/Peter Pan (2003)</text:p>
          </table:table-cell>
          <table:table-cell table:formula="of:=IF([.A584]=[.B58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t Runs in the Family (2003)/</text:p>
          </table:table-cell>
          <table:table-cell office:value-type="string">
            <text:p>/media/DISC02/OsMeusFilmes/It Runs in the Family (2003)</text:p>
          </table:table-cell>
          <table:table-cell table:formula="of:=IF([.A585]=[.B58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lien Autopsy (2006)/</text:p>
          </table:table-cell>
          <table:table-cell office:value-type="string">
            <text:p>/media/DISC02/OsMeusFilmes/Alien Autopsy (2006)</text:p>
          </table:table-cell>
          <table:table-cell table:formula="of:=IF([.A586]=[.B58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ostel Part II (2007)/</text:p>
          </table:table-cell>
          <table:table-cell office:value-type="string">
            <text:p>/media/DISC02/OsMeusFilmes/Hostel Part II (2007)</text:p>
          </table:table-cell>
          <table:table-cell table:formula="of:=IF([.A587]=[.B58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toko-tachi no Yamato (2005)/</text:p>
          </table:table-cell>
          <table:table-cell office:value-type="string">
            <text:p>/media/DISC02/OsMeusFilmes/Otoko-tachi no Yamato (2005)</text:p>
          </table:table-cell>
          <table:table-cell table:formula="of:=IF([.A588]=[.B58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oon to (2007)/</text:p>
          </table:table-cell>
          <table:table-cell office:value-type="string">
            <text:p>/media/DISC02/OsMeusFilmes/Moon To (2007)</text:p>
          </table:table-cell>
          <table:table-cell table:formula="of:=IF([.A589]=[.B58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ardust (2007)/</text:p>
          </table:table-cell>
          <table:table-cell office:value-type="string">
            <text:p>/media/DISC02/OsMeusFilmes/Stardust (2007)</text:p>
          </table:table-cell>
          <table:table-cell table:formula="of:=IF([.A590]=[.B59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lone (2007)/</text:p>
          </table:table-cell>
          <table:table-cell office:value-type="string">
            <text:p>/media/DISC02/OsMeusFilmes/Alone (2007)</text:p>
          </table:table-cell>
          <table:table-cell table:formula="of:=IF([.A591]=[.B59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sident Evil 2 Apocalipse (2004)/</text:p>
          </table:table-cell>
          <table:table-cell office:value-type="string">
            <text:p>/media/DISC02/OsMeusFilmes/Resident Evil Apocalypse (2004)</text:p>
          </table:table-cell>
          <table:table-cell table:formula="of:=IF([.A592]=[.B59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gor (2008)/</text:p>
          </table:table-cell>
          <table:table-cell office:value-type="string">
            <text:p>/media/DISC02/OsMeusFilmes/Igor (2008)</text:p>
          </table:table-cell>
          <table:table-cell table:formula="of:=IF([.A593]=[.B59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hronicles of Narnia The Lion, the Witch and the Wardrobe (2005)/</text:p>
          </table:table-cell>
          <table:table-cell office:value-type="string">
            <text:p>/media/DISC02/OsMeusFilmes/The Chronicles of Narnia The Lion, the Witch and the Wardrobe (2005)</text:p>
          </table:table-cell>
          <table:table-cell table:formula="of:=IF([.A594]=[.B59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uncture (2007)/</text:p>
          </table:table-cell>
          <table:table-cell office:value-type="string">
            <text:p>/media/DISC02/OsMeusFilmes/Juncture (2007)</text:p>
          </table:table-cell>
          <table:table-cell table:formula="of:=IF([.A595]=[.B59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Deaths of Ian Stone (2007)/</text:p>
          </table:table-cell>
          <table:table-cell office:value-type="string">
            <text:p>/media/DISC02/OsMeusFilmes/The Deaths of Ian Stone (2007)</text:p>
          </table:table-cell>
          <table:table-cell table:formula="of:=IF([.A596]=[.B59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ep Up (2006)/</text:p>
          </table:table-cell>
          <table:table-cell office:value-type="string">
            <text:p>/media/DISC02/OsMeusFilmes/Step Up (2006)</text:p>
          </table:table-cell>
          <table:table-cell table:formula="of:=IF([.A597]=[.B59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ørke (2005)/</text:p>
          </table:table-cell>
          <table:table-cell office:value-type="string">
            <text:p>/media/DISC02/OsMeusFilmes/Mørke (2005)</text:p>
          </table:table-cell>
          <table:table-cell table:formula="of:=IF([.A598]=[.B59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arate Dog (2004)/</text:p>
          </table:table-cell>
          <table:table-cell office:value-type="string">
            <text:p>/media/DISC02/OsMeusFilmes/The Karate Dog (2004)</text:p>
          </table:table-cell>
          <table:table-cell table:formula="of:=IF([.A599]=[.B59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Ocean's Eleven (2001)/</text:p>
          </table:table-cell>
          <table:table-cell office:value-type="string">
            <text:p>/media/DISC02/OsMeusFilmes/Ocean's Eleven (2001)</text:p>
          </table:table-cell>
          <table:table-cell table:formula="of:=IF([.A600]=[.B60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raightheads (2007)/</text:p>
          </table:table-cell>
          <table:table-cell office:value-type="string">
            <text:p>/media/DISC02/OsMeusFilmes/Straightheads (2007)</text:p>
          </table:table-cell>
          <table:table-cell table:formula="of:=IF([.A601]=[.B60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orm Daze 2 (2006)/</text:p>
          </table:table-cell>
          <table:table-cell office:value-type="string">
            <text:p>/media/DISC02/OsMeusFilmes/Dorm Daze 2 (2006)</text:p>
          </table:table-cell>
          <table:table-cell table:formula="of:=IF([.A602]=[.B60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Zodiac (2007)/</text:p>
          </table:table-cell>
          <table:table-cell office:value-type="string">
            <text:p>/media/DISC02/OsMeusFilmes/Zodiac (2007)</text:p>
          </table:table-cell>
          <table:table-cell table:formula="of:=IF([.A603]=[.B60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et's Make Money (2008)/</text:p>
          </table:table-cell>
          <table:table-cell office:value-type="string">
            <text:p>/media/DISC02/OsMeusFilmes/Let's Make Money (2008)</text:p>
          </table:table-cell>
          <table:table-cell table:formula="of:=IF([.A604]=[.B60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Invasion (2007)/</text:p>
          </table:table-cell>
          <table:table-cell office:value-type="string">
            <text:p>/media/DISC02/OsMeusFilmes/The Invasion (2007)</text:p>
          </table:table-cell>
          <table:table-cell table:formula="of:=IF([.A605]=[.B60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ight at the Museum (2006)/</text:p>
          </table:table-cell>
          <table:table-cell office:value-type="string">
            <text:p>/media/DISC02/OsMeusFilmes/Night at the Museum (2006)</text:p>
          </table:table-cell>
          <table:table-cell table:formula="of:=IF([.A606]=[.B60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ll Girl (2007)/</text:p>
          </table:table-cell>
          <table:table-cell office:value-type="string">
            <text:p>/media/DISC02/OsMeusFilmes/Call Girl (2007)</text:p>
          </table:table-cell>
          <table:table-cell table:formula="of:=IF([.A607]=[.B60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Kids Are All Right (2010)/</text:p>
          </table:table-cell>
          <table:table-cell office:value-type="string">
            <text:p>/media/DISC02/OsMeusFilmes/The Kids Are All Right (2010)</text:p>
          </table:table-cell>
          <table:table-cell table:formula="of:=IF([.A608]=[.B60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ax Manus (2008)/</text:p>
          </table:table-cell>
          <table:table-cell office:value-type="string">
            <text:p>/media/DISC02/OsMeusFilmes/Max Manus (2008)</text:p>
          </table:table-cell>
          <table:table-cell table:formula="of:=IF([.A609]=[.B60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lack Christmas (2006)/</text:p>
          </table:table-cell>
          <table:table-cell office:value-type="string">
            <text:p>/media/DISC02/OsMeusFilmes/Black Christmas (2006)</text:p>
          </table:table-cell>
          <table:table-cell table:formula="of:=IF([.A610]=[.B61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ood Dick (2008)/</text:p>
          </table:table-cell>
          <table:table-cell office:value-type="string">
            <text:p>/media/DISC02/OsMeusFilmes/Good Dick (2008)</text:p>
          </table:table-cell>
          <table:table-cell table:formula="of:=IF([.A611]=[.B61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arie Antoinette (2006)/</text:p>
          </table:table-cell>
          <table:table-cell office:value-type="string">
            <text:p>/media/DISC02/OsMeusFilmes/Marie Antoinette (2006)</text:p>
          </table:table-cell>
          <table:table-cell table:formula="of:=IF([.A612]=[.B61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chindler's List (1993)/</text:p>
          </table:table-cell>
          <table:table-cell office:value-type="string">
            <text:p>/media/DISC02/OsMeusFilmes/Schindler's List (1993)</text:p>
          </table:table-cell>
          <table:table-cell table:formula="of:=IF([.A613]=[.B61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ake House (2006)/</text:p>
          </table:table-cell>
          <table:table-cell office:value-type="string">
            <text:p>/media/DISC02/OsMeusFilmes/The Lake House (2006)</text:p>
          </table:table-cell>
          <table:table-cell table:formula="of:=IF([.A614]=[.B61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oseidon (2006)/</text:p>
          </table:table-cell>
          <table:table-cell office:value-type="string">
            <text:p>/media/DISC02/OsMeusFilmes/Poseidon (2006)</text:p>
          </table:table-cell>
          <table:table-cell table:formula="of:=IF([.A615]=[.B61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py Kids (2001)/</text:p>
          </table:table-cell>
          <table:table-cell office:value-type="string">
            <text:p>/media/DISC02/OsMeusFilmes/Spy Kids (2001)</text:p>
          </table:table-cell>
          <table:table-cell table:formula="of:=IF([.A616]=[.B61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us Problemas Acabaram!!! (2006)/</text:p>
          </table:table-cell>
          <table:table-cell office:value-type="string">
            <text:p>/media/DISC02/OsMeusFilmes/Seus Problemas Acabaram!!! (2006)</text:p>
          </table:table-cell>
          <table:table-cell table:formula="of:=IF([.A617]=[.B61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Piranha (2010)/</text:p>
          </table:table-cell>
          <table:table-cell office:value-type="string">
            <text:p>/media/DISC02/OsMeusFilmes/Piranha (2010)</text:p>
          </table:table-cell>
          <table:table-cell table:formula="of:=IF([.A618]=[.B61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Good Shepherd (2006)/</text:p>
          </table:table-cell>
          <table:table-cell office:value-type="string">
            <text:p>/media/DISC02/OsMeusFilmes/The Good Shepherd (2006)</text:p>
          </table:table-cell>
          <table:table-cell table:formula="of:=IF([.A619]=[.B61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obby (2006)/</text:p>
          </table:table-cell>
          <table:table-cell office:value-type="string">
            <text:p>/media/DISC02/OsMeusFilmes/Bobby (2006)</text:p>
          </table:table-cell>
          <table:table-cell table:formula="of:=IF([.A620]=[.B62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aior Amor do Mundo, O (2006)/</text:p>
          </table:table-cell>
          <table:table-cell office:value-type="string">
            <text:p>/media/DISC02/OsMeusFilmes/The Greatest Love of All (2006)</text:p>
          </table:table-cell>
          <table:table-cell table:formula="of:=IF([.A621]=[.B62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Celectine Prophecy (2006)/</text:p>
          </table:table-cell>
          <table:table-cell office:value-type="string">
            <text:p>/media/DISC02/OsMeusFilmes/The Celestine Prophecy (2006)</text:p>
          </table:table-cell>
          <table:table-cell table:formula="of:=IF([.A622]=[.B62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Prophecy II (1998)/</text:p>
          </table:table-cell>
          <table:table-cell office:value-type="string">
            <text:p>/media/DISC02/OsMeusFilmes/The Prophecy 2 (1998)</text:p>
          </table:table-cell>
          <table:table-cell table:formula="of:=IF([.A623]=[.B62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Unrequited (2010)/</text:p>
          </table:table-cell>
          <table:table-cell office:value-type="string">
            <text:p>/media/DISC02/OsMeusFilmes/Unrequited (2010)</text:p>
          </table:table-cell>
          <table:table-cell table:formula="of:=IF([.A624]=[.B62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ridge to Terabithia (2007)/</text:p>
          </table:table-cell>
          <table:table-cell office:value-type="string">
            <text:p>/media/DISC02/OsMeusFilmes/Bridge to Terabithia (2007)</text:p>
          </table:table-cell>
          <table:table-cell table:formula="of:=IF([.A625]=[.B62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aunting Sarah (2005)/</text:p>
          </table:table-cell>
          <table:table-cell office:value-type="string">
            <text:p>/media/DISC02/OsMeusFilmes/Haunting Sarah (2005)</text:p>
          </table:table-cell>
          <table:table-cell table:formula="of:=IF([.A626]=[.B62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enino Maluquinho - O Filme (1994)/</text:p>
          </table:table-cell>
          <table:table-cell office:value-type="string">
            <text:p>/media/DISC02/OsMeusFilmes/Menino Maluquinho - O Filme (1994)</text:p>
          </table:table-cell>
          <table:table-cell table:formula="of:=IF([.A627]=[.B62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ark of Cain (2007)/</text:p>
          </table:table-cell>
          <table:table-cell office:value-type="string">
            <text:p>/media/DISC02/OsMeusFilmes/The Mark of Cain (2007)</text:p>
          </table:table-cell>
          <table:table-cell table:formula="of:=IF([.A628]=[.B62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Joyeux Noël (2005)/</text:p>
          </table:table-cell>
          <table:table-cell office:value-type="string">
            <text:p>/media/DISC02/OsMeusFilmes/Joyeux Noel (2005)</text:p>
          </table:table-cell>
          <table:table-cell table:formula="of:=IF([.A629]=[.B62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tone Cold (2005)/</text:p>
          </table:table-cell>
          <table:table-cell office:value-type="string">
            <text:p>/media/DISC02/OsMeusFilmes/Jesse Stone Stone Cold (2005)</text:p>
          </table:table-cell>
          <table:table-cell table:formula="of:=IF([.A630]=[.B63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Goya's Ghosts (2006)/</text:p>
          </table:table-cell>
          <table:table-cell office:value-type="string">
            <text:p>/media/DISC02/OsMeusFilmes/Goya's Ghosts (2006)</text:p>
          </table:table-cell>
          <table:table-cell table:formula="of:=IF([.A631]=[.B63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 Deriva (2009)/</text:p>
          </table:table-cell>
          <table:table-cell office:value-type="string">
            <text:p>/media/DISC02/OsMeusFilmes/À Deriva (2009)</text:p>
          </table:table-cell>
          <table:table-cell table:formula="of:=IF([.A632]=[.B63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ug (2006)/</text:p>
          </table:table-cell>
          <table:table-cell office:value-type="string">
            <text:p>/media/DISC02/OsMeusFilmes/Bug (2006)</text:p>
          </table:table-cell>
          <table:table-cell table:formula="of:=IF([.A633]=[.B63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re Will Be Blood (2007)/</text:p>
          </table:table-cell>
          <table:table-cell office:value-type="string">
            <text:p>/media/DISC02/OsMeusFilmes/There Will Be Blood (2007)</text:p>
          </table:table-cell>
          <table:table-cell table:formula="of:=IF([.A634]=[.B63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ipley Under Ground (2005)/</text:p>
          </table:table-cell>
          <table:table-cell office:value-type="string">
            <text:p>/media/DISC02/OsMeusFilmes/Ripley Under Ground (2005)</text:p>
          </table:table-cell>
          <table:table-cell table:formula="of:=IF([.A635]=[.B63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ive Free or Die Hard (2007)/</text:p>
          </table:table-cell>
          <table:table-cell office:value-type="string">
            <text:p>/media/DISC02/OsMeusFilmes/Live Free or Die Hard (2007)</text:p>
          </table:table-cell>
          <table:table-cell table:formula="of:=IF([.A636]=[.B63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mo-te, Teresa (2000)/</text:p>
          </table:table-cell>
          <table:table-cell office:value-type="string">
            <text:p>/media/DISC02/OsMeusFilmes/Amo-te, Teresa (2000)</text:p>
          </table:table-cell>
          <table:table-cell table:formula="of:=IF([.A637]=[.B63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Reaping (2007)/</text:p>
          </table:table-cell>
          <table:table-cell office:value-type="string">
            <text:p>/media/DISC02/OsMeusFilmes/The Reaping (2007)</text:p>
          </table:table-cell>
          <table:table-cell table:formula="of:=IF([.A638]=[.B63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eath at a Funeral (2007)/</text:p>
          </table:table-cell>
          <table:table-cell office:value-type="string">
            <text:p>/media/DISC02/OsMeusFilmes/Death at a Funeral (2007)</text:p>
          </table:table-cell>
          <table:table-cell table:formula="of:=IF([.A639]=[.B63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War (2007)/</text:p>
          </table:table-cell>
          <table:table-cell office:value-type="string">
            <text:p>/media/DISC02/OsMeusFilmes/War (2007)</text:p>
          </table:table-cell>
          <table:table-cell table:formula="of:=IF([.A640]=[.B64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High School Musical 2 (2007)/</text:p>
          </table:table-cell>
          <table:table-cell office:value-type="string">
            <text:p>/media/DISC02/OsMeusFilmes/High School Musical 2 (2007)</text:p>
          </table:table-cell>
          <table:table-cell table:formula="of:=IF([.A641]=[.B64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en Who Stare at Goats (2009)/</text:p>
          </table:table-cell>
          <table:table-cell office:value-type="string">
            <text:p>/media/DISC02/OsMeusFilmes/The Men Who Stare at Goats (2009)</text:p>
          </table:table-cell>
          <table:table-cell table:formula="of:=IF([.A642]=[.B64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Hills Have Eyes II (2007)/</text:p>
          </table:table-cell>
          <table:table-cell office:value-type="string">
            <text:p>/media/DISC02/OsMeusFilmes/The Hills Have Eyes II (2007)</text:p>
          </table:table-cell>
          <table:table-cell table:formula="of:=IF([.A643]=[.B64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light of Fury (2007)/</text:p>
          </table:table-cell>
          <table:table-cell office:value-type="string">
            <text:p>/media/DISC02/OsMeusFilmes/Flight of Fury (2007)</text:p>
          </table:table-cell>
          <table:table-cell table:formula="of:=IF([.A644]=[.B64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onster in Law (2006)/</text:p>
          </table:table-cell>
          <table:table-cell office:value-type="string">
            <text:p>/media/DISC02/OsMeusFilmes/Monster in Law (2005)</text:p>
          </table:table-cell>
          <table:table-cell table:formula="of:=IF([.A645]=[.B64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ilk (2007)/</text:p>
          </table:table-cell>
          <table:table-cell office:value-type="string">
            <text:p>/media/DISC02/OsMeusFilmes/Silk (2007)</text:p>
          </table:table-cell>
          <table:table-cell table:formula="of:=IF([.A646]=[.B64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sident Evil Degeneration (2008)/</text:p>
          </table:table-cell>
          <table:table-cell office:value-type="string">
            <text:p>/media/DISC02/OsMeusFilmes/Resident Evil Degeneration (2008)</text:p>
          </table:table-cell>
          <table:table-cell table:formula="of:=IF([.A647]=[.B64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Apocalypse (2007)/</text:p>
          </table:table-cell>
          <table:table-cell office:value-type="string">
            <text:p>/media/DISC02/OsMeusFilmes/The Apocalypse (2007)</text:p>
          </table:table-cell>
          <table:table-cell table:formula="of:=IF([.A648]=[.B64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Kiss Me Again (2006)/</text:p>
          </table:table-cell>
          <table:table-cell office:value-type="string">
            <text:p>/media/DISC02/OsMeusFilmes/Kiss Me Again (2006)</text:p>
          </table:table-cell>
          <table:table-cell table:formula="of:=IF([.A649]=[.B64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Sexo Amor e Traição (2004)/</text:p>
          </table:table-cell>
          <table:table-cell office:value-type="string">
            <text:p>/media/DISC02/OsMeusFilmes/Sexo, Amor e Traição (2004)</text:p>
          </table:table-cell>
          <table:table-cell table:formula="of:=IF([.A650]=[.B65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oncile de pierre, Le (2006)/</text:p>
          </table:table-cell>
          <table:table-cell office:value-type="string">
            <text:p>/media/DISC02/OsMeusFilmes/The Stone Council (2006)</text:p>
          </table:table-cell>
          <table:table-cell table:formula="of:=IF([.A651]=[.B65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ight of the Living Dead 3D (2006)/</text:p>
          </table:table-cell>
          <table:table-cell office:value-type="string">
            <text:p>/media/DISC02/OsMeusFilmes/Night of the Living Dead 3D (2006)</text:p>
          </table:table-cell>
          <table:table-cell table:formula="of:=IF([.A652]=[.B65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Alpha Dog (2006)/</text:p>
          </table:table-cell>
          <table:table-cell office:value-type="string">
            <text:p>/media/DISC02/OsMeusFilmes/Alpha Dog (2006)</text:p>
          </table:table-cell>
          <table:table-cell table:formula="of:=IF([.A653]=[.B65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Dragonheart A New Beginning (2000)/</text:p>
          </table:table-cell>
          <table:table-cell office:value-type="string">
            <text:p>/media/DISC02/OsMeusFilmes/Dragonheart A New Beginning (2000)</text:p>
          </table:table-cell>
          <table:table-cell table:formula="of:=IF([.A654]=[.B65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ife Aquatic with Steve Zissou (2004)/</text:p>
          </table:table-cell>
          <table:table-cell office:value-type="string">
            <text:p>/media/DISC02/OsMeusFilmes/The Life Aquatic with Steve Zissou (2004)</text:p>
          </table:table-cell>
          <table:table-cell table:formula="of:=IF([.A655]=[.B65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Captivity (2007)/</text:p>
          </table:table-cell>
          <table:table-cell office:value-type="string">
            <text:p>/media/DISC02/OsMeusFilmes/Captivity (2007)</text:p>
          </table:table-cell>
          <table:table-cell table:formula="of:=IF([.A656]=[.B65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arc (2002)/</text:p>
          </table:table-cell>
          <table:table-cell office:value-type="string">
            <text:p>/media/DISC02/OsMeusFilmes/Narc (2002)</text:p>
          </table:table-cell>
          <table:table-cell table:formula="of:=IF([.A657]=[.B65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Imagine Me &amp; You (2005)/</text:p>
          </table:table-cell>
          <table:table-cell office:value-type="string">
            <text:p>/media/DISC02/OsMeusFilmes/Imagine Me and You (2005)</text:p>
          </table:table-cell>
          <table:table-cell table:formula="of:=IF([.A658]=[.B65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autlos (2004)/</text:p>
          </table:table-cell>
          <table:table-cell office:value-type="string">
            <text:p>/media/DISC02/OsMeusFilmes/Lautlos (2004)</text:p>
          </table:table-cell>
          <table:table-cell table:formula="of:=IF([.A659]=[.B65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oo (2005)/</text:p>
          </table:table-cell>
          <table:table-cell office:value-type="string">
            <text:p>/media/DISC02/OsMeusFilmes/Boo (2005)</text:p>
          </table:table-cell>
          <table:table-cell table:formula="of:=IF([.A660]=[.B66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Mitch Fatel Is Magical (2009)/</text:p>
          </table:table-cell>
          <table:table-cell office:value-type="string">
            <text:p>/media/DISC02/OsMeusFilmes/Mitch Fatel Is Magical (2009)</text:p>
          </table:table-cell>
          <table:table-cell table:formula="of:=IF([.A661]=[.B66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Sisterhood Of The Traveling Pants 2 (2008)/</text:p>
          </table:table-cell>
          <table:table-cell office:value-type="string">
            <text:p>/media/DISC02/OsMeusFilmes/The Sisterhood of the Traveling Pants 2 (2008)</text:p>
          </table:table-cell>
          <table:table-cell table:formula="of:=IF([.A662]=[.B66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Requiem for a Dream (2000)/</text:p>
          </table:table-cell>
          <table:table-cell office:value-type="string">
            <text:p>/media/DISC02/OsMeusFilmes/Requiem for a Dream (2000)</text:p>
          </table:table-cell>
          <table:table-cell table:formula="of:=IF([.A663]=[.B663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Marsh (2006)/</text:p>
          </table:table-cell>
          <table:table-cell office:value-type="string">
            <text:p>/media/DISC02/OsMeusFilmes/The Marsh (2006)</text:p>
          </table:table-cell>
          <table:table-cell table:formula="of:=IF([.A664]=[.B664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Napoleon Dynamite (2004)/</text:p>
          </table:table-cell>
          <table:table-cell office:value-type="string">
            <text:p>/media/DISC02/OsMeusFilmes/Napoleon Dynamite (2004)</text:p>
          </table:table-cell>
          <table:table-cell table:formula="of:=IF([.A665]=[.B665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Illusionist (2006)/</text:p>
          </table:table-cell>
          <table:table-cell office:value-type="string">
            <text:p>/media/DISC02/OsMeusFilmes/The Illusionist (2006)</text:p>
          </table:table-cell>
          <table:table-cell table:formula="of:=IF([.A666]=[.B666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Lord of War (2005)/</text:p>
          </table:table-cell>
          <table:table-cell office:value-type="string">
            <text:p>/media/DISC02/OsMeusFilmes/Lord of War (2005)</text:p>
          </table:table-cell>
          <table:table-cell table:formula="of:=IF([.A667]=[.B667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Fracture (2007)/</text:p>
          </table:table-cell>
          <table:table-cell office:value-type="string">
            <text:p>/media/DISC02/OsMeusFilmes/Fracture (2007)</text:p>
          </table:table-cell>
          <table:table-cell table:formula="of:=IF([.A668]=[.B668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Basic Instinct 2 (2006)/</text:p>
          </table:table-cell>
          <table:table-cell office:value-type="string">
            <text:p>/media/DISC02/OsMeusFilmes/Basic Instinct 2 (2006)</text:p>
          </table:table-cell>
          <table:table-cell table:formula="of:=IF([.A669]=[.B669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Filmes/The Long Weekend (2005)/</text:p>
          </table:table-cell>
          <table:table-cell office:value-type="string">
            <text:p>/media/DISC02/OsMeusFilmes/The Long Weekend (2005)</text:p>
          </table:table-cell>
          <table:table-cell table:formula="of:=IF([.A670]=[.B670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Documentarios/BBC Drogas Top 20 Panorama/</text:p>
          </table:table-cell>
          <table:table-cell office:value-type="string">
            <text:p>/media/DISC02/OsMeusDocumentarios/Drogas.Top.20.Panorama.BBC (1900)</text:p>
          </table:table-cell>
          <table:table-cell table:formula="of:=IF([.A671]=[.B671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Documentarios/2050 O clima do futuro RTP2/</text:p>
          </table:table-cell>
          <table:table-cell office:value-type="string">
            <text:p>/media/DISC02/OsMeusDocumentarios/2050.O.clima.do.futuro.RTP2 (1900)</text:p>
          </table:table-cell>
          <table:table-cell table:formula="of:=IF([.A672]=[.B672];1;2)" office:value-type="float" office:value="2">
            <text:p>2</text:p>
          </table:table-cell>
        </table:table-row>
        <table:table-row table:style-name="ro2">
          <table:table-cell office:value-type="string">
            <text:p>/media/DISC02/OsMeusDocumentarios/A verdade sobre os alimentos/</text:p>
          </table:table-cell>
          <table:table-cell office:value-type="string">
            <text:p>/media/DISC02/OsMeusDocumentarios/A.verdade.sobre.os.alimentos.Episodio.3 (1900)</text:p>
          </table:table-cell>
          <table:table-cell table:formula="of:=IF([.A673]=[.B67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Matrix Reloaded (2003)/</text:p>
          </table:table-cell>
          <table:table-cell office:value-type="string">
            <text:p>/media/DISC03/OsMeusFilmesHD/The Matrix Reloaded (2003)</text:p>
          </table:table-cell>
          <table:table-cell table:formula="of:=IF([.A674]=[.B67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Angels &amp; Demons (2009)/</text:p>
          </table:table-cell>
          <table:table-cell office:value-type="string">
            <text:p>/media/DISC03/OsMeusFilmesHD/Angels and Demons (2009)</text:p>
          </table:table-cell>
          <table:table-cell table:formula="of:=IF([.A675]=[.B67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rainspotting (1996)/</text:p>
          </table:table-cell>
          <table:table-cell office:value-type="string">
            <text:p>/media/DISC03/OsMeusFilmesHD/Trainspotting (1996)</text:p>
          </table:table-cell>
          <table:table-cell table:formula="of:=IF([.A676]=[.B67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Flushed Away (2006)/</text:p>
          </table:table-cell>
          <table:table-cell office:value-type="string">
            <text:p>/media/DISC03/OsMeusFilmesHD/Flushed Away (2006)</text:p>
          </table:table-cell>
          <table:table-cell table:formula="of:=IF([.A677]=[.B67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Public Enemies (2009)/</text:p>
          </table:table-cell>
          <table:table-cell office:value-type="string">
            <text:p>/media/DISC03/OsMeusFilmesHD/Public Enemies (2009)</text:p>
          </table:table-cell>
          <table:table-cell table:formula="of:=IF([.A678]=[.B67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Dark Knight Batman Begins 2 (2008)/</text:p>
          </table:table-cell>
          <table:table-cell office:value-type="string">
            <text:p>/media/DISC03/OsMeusFilmesHD/The Dark Knight (2008)</text:p>
          </table:table-cell>
          <table:table-cell table:formula="of:=IF([.A679]=[.B67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Fair Game (2010)/</text:p>
          </table:table-cell>
          <table:table-cell office:value-type="string">
            <text:p>/media/DISC03/OsMeusFilmesHD/Fair Game (2010)</text:p>
          </table:table-cell>
          <table:table-cell table:formula="of:=IF([.A680]=[.B68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Fast and Furious 4 (2009)/</text:p>
          </table:table-cell>
          <table:table-cell office:value-type="string">
            <text:p>/media/DISC03/OsMeusFilmesHD/Fast and Furious 4 (2009)</text:p>
          </table:table-cell>
          <table:table-cell table:formula="of:=IF([.A681]=[.B68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Burn-e (2008)/</text:p>
          </table:table-cell>
          <table:table-cell office:value-type="string">
            <text:p>/media/DISC03/OsMeusFilmesHD/Burn-E (2008)</text:p>
          </table:table-cell>
          <table:table-cell table:formula="of:=IF([.A682]=[.B68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ission Impossible (1996)/</text:p>
          </table:table-cell>
          <table:table-cell office:value-type="string">
            <text:p>/media/DISC03/OsMeusFilmesHD/Mission Impossible (1996)</text:p>
          </table:table-cell>
          <table:table-cell table:formula="of:=IF([.A683]=[.B68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Desert Flower (2009)/</text:p>
          </table:table-cell>
          <table:table-cell office:value-type="string">
            <text:p>/media/DISC03/OsMeusFilmesHD/Desert Flower (2009)</text:p>
          </table:table-cell>
          <table:table-cell table:formula="of:=IF([.A684]=[.B68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itanic (1997)/</text:p>
          </table:table-cell>
          <table:table-cell office:value-type="string">
            <text:p>/media/DISC03/OsMeusFilmesHD/Titanic (1997)</text:p>
          </table:table-cell>
          <table:table-cell table:formula="of:=IF([.A685]=[.B68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Mechanic (2011)/</text:p>
          </table:table-cell>
          <table:table-cell office:value-type="string">
            <text:p>/media/DISC03/OsMeusFilmesHD/The Mechanic (2011)</text:p>
          </table:table-cell>
          <table:table-cell table:formula="of:=IF([.A686]=[.B68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Predators (2010)/</text:p>
          </table:table-cell>
          <table:table-cell office:value-type="string">
            <text:p>/media/DISC03/OsMeusFilmesHD/Predators (2010)</text:p>
          </table:table-cell>
          <table:table-cell table:formula="of:=IF([.A687]=[.B68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pider-Man 2 (2004)/</text:p>
          </table:table-cell>
          <table:table-cell office:value-type="string">
            <text:p>/media/DISC03/OsMeusFilmesHD/Spider-Man 2 (2004)</text:p>
          </table:table-cell>
          <table:table-cell table:formula="of:=IF([.A688]=[.B68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Matrix Revolutions (2003)/</text:p>
          </table:table-cell>
          <table:table-cell office:value-type="string">
            <text:p>/media/DISC03/OsMeusFilmesHD/The Matrix Revolutions (2003)</text:p>
          </table:table-cell>
          <table:table-cell table:formula="of:=IF([.A689]=[.B68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X-Men Origins Wolverine (2009)/</text:p>
          </table:table-cell>
          <table:table-cell office:value-type="string">
            <text:p>/media/DISC03/OsMeusFilmesHD/X-Men Origins - Wolverine (2009)</text:p>
          </table:table-cell>
          <table:table-cell table:formula="of:=IF([.A690]=[.B69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icmacs à tire-larigot (2009)/</text:p>
          </table:table-cell>
          <table:table-cell office:value-type="string">
            <text:p>/media/DISC03/OsMeusFilmesHD/Micmacs à tire-larigot (2009)</text:p>
          </table:table-cell>
          <table:table-cell table:formula="of:=IF([.A691]=[.B69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Wars Episode V - The Empire Strikes Back (1980)/</text:p>
          </table:table-cell>
          <table:table-cell office:value-type="string">
            <text:p>/media/DISC03/OsMeusFilmesHD/Star Wars Episode V The Empire Strikes Back (1980)</text:p>
          </table:table-cell>
          <table:table-cell table:formula="of:=IF([.A692]=[.B69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ransformers Revenge of the Fallen (2009)/</text:p>
          </table:table-cell>
          <table:table-cell office:value-type="string">
            <text:p>/media/DISC03/OsMeusFilmesHD/Transformers Revenge of the Fallen (2009)</text:p>
          </table:table-cell>
          <table:table-cell table:formula="of:=IF([.A693]=[.B69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Ghost (1990)/</text:p>
          </table:table-cell>
          <table:table-cell office:value-type="string">
            <text:p>/media/DISC03/OsMeusFilmesHD/Ghost (1990)</text:p>
          </table:table-cell>
          <table:table-cell table:formula="of:=IF([.A694]=[.B69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irrors (2008)/</text:p>
          </table:table-cell>
          <table:table-cell office:value-type="string">
            <text:p>/media/DISC03/OsMeusFilmesHD/Mirrors (2008)</text:p>
          </table:table-cell>
          <table:table-cell table:formula="of:=IF([.A695]=[.B69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raitor (2008)/</text:p>
          </table:table-cell>
          <table:table-cell office:value-type="string">
            <text:p>/media/DISC03/OsMeusFilmesHD/Traitor (2008)</text:p>
          </table:table-cell>
          <table:table-cell table:formula="of:=IF([.A696]=[.B69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Flashdance (1983)/</text:p>
          </table:table-cell>
          <table:table-cell office:value-type="string">
            <text:p>/media/DISC03/OsMeusFilmesHD/Flashdance (1983)</text:p>
          </table:table-cell>
          <table:table-cell table:formula="of:=IF([.A697]=[.B69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Prestige (2006)/</text:p>
          </table:table-cell>
          <table:table-cell office:value-type="string">
            <text:p>/media/DISC03/OsMeusFilmesHD/The Prestige (2006)</text:p>
          </table:table-cell>
          <table:table-cell table:formula="of:=IF([.A698]=[.B69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one (2010)/</text:p>
          </table:table-cell>
          <table:table-cell office:value-type="string">
            <text:p>/media/DISC03/OsMeusFilmesHD/Stone (2010)</text:p>
          </table:table-cell>
          <table:table-cell table:formula="of:=IF([.A699]=[.B69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How To Train Your Dragon (2010)/</text:p>
          </table:table-cell>
          <table:table-cell office:value-type="string">
            <text:p>/media/DISC03/OsMeusFilmesHD/How to Train Your Dragon (2010)</text:p>
          </table:table-cell>
          <table:table-cell table:formula="of:=IF([.A700]=[.B70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Wars Episode IV - A New Hope (1977)/</text:p>
          </table:table-cell>
          <table:table-cell office:value-type="string">
            <text:p>/media/DISC03/OsMeusFilmesHD/Star Wars Episode IV A New Hope (1977)</text:p>
          </table:table-cell>
          <table:table-cell table:formula="of:=IF([.A701]=[.B70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Soloist (2009)/</text:p>
          </table:table-cell>
          <table:table-cell office:value-type="string">
            <text:p>/media/DISC03/OsMeusFilmesHD/The Soloist (2009)</text:p>
          </table:table-cell>
          <table:table-cell table:formula="of:=IF([.A702]=[.B70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Wars Episode I - The Phantom Menace (1999)/</text:p>
          </table:table-cell>
          <table:table-cell office:value-type="string">
            <text:p>/media/DISC03/OsMeusFilmesHD/Star Wars Episode I The Phantom Menace (1999)</text:p>
          </table:table-cell>
          <table:table-cell table:formula="of:=IF([.A703]=[.B70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Wars Episode III - Revenge Of The Sith (2005)/</text:p>
          </table:table-cell>
          <table:table-cell office:value-type="string">
            <text:p>/media/DISC03/OsMeusFilmesHD/Star Wars Episode III Revenge of the Sith (2005)</text:p>
          </table:table-cell>
          <table:table-cell table:formula="of:=IF([.A704]=[.B70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ission Impossible II (2000)/</text:p>
          </table:table-cell>
          <table:table-cell office:value-type="string">
            <text:p>/media/DISC03/OsMeusFilmesHD/Mission Impossible II (2000)</text:p>
          </table:table-cell>
          <table:table-cell table:formula="of:=IF([.A705]=[.B70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amma Mia! (2008)/</text:p>
          </table:table-cell>
          <table:table-cell office:value-type="string">
            <text:p>/media/DISC03/OsMeusFilmesHD/Mamma Mia! (2008)</text:p>
          </table:table-cell>
          <table:table-cell table:formula="of:=IF([.A706]=[.B70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Secret Of Kells (2010)/</text:p>
          </table:table-cell>
          <table:table-cell office:value-type="string">
            <text:p>/media/DISC03/OsMeusFilmesHD/The Secret of Kells (2009)</text:p>
          </table:table-cell>
          <table:table-cell table:formula="of:=IF([.A707]=[.B70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Wars Episode VI - Return Of The Jedi (1983)/</text:p>
          </table:table-cell>
          <table:table-cell office:value-type="string">
            <text:p>/media/DISC03/OsMeusFilmesHD/Star Wars Episode VI Return of the Jedi (1983)</text:p>
          </table:table-cell>
          <table:table-cell table:formula="of:=IF([.A708]=[.B70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Black Swan (2010)/</text:p>
          </table:table-cell>
          <table:table-cell office:value-type="string">
            <text:p>/media/DISC03/OsMeusFilmesHD/Black Swan (2010)</text:p>
          </table:table-cell>
          <table:table-cell table:formula="of:=IF([.A709]=[.B70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88 Minutes (2007)/</text:p>
          </table:table-cell>
          <table:table-cell office:value-type="string">
            <text:p>/media/DISC03/OsMeusFilmesHD/88 Minutes (2007)</text:p>
          </table:table-cell>
          <table:table-cell table:formula="of:=IF([.A710]=[.B71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Babylon.A.D. (2008)/</text:p>
          </table:table-cell>
          <table:table-cell office:value-type="string">
            <text:p>/media/DISC03/OsMeusFilmesHD/Babylon A.D. (2008)</text:p>
          </table:table-cell>
          <table:table-cell table:formula="of:=IF([.A711]=[.B71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Underworld Rise of the Lycans (2009)/</text:p>
          </table:table-cell>
          <table:table-cell office:value-type="string">
            <text:p>/media/DISC03/OsMeusFilmesHD/Underworld Rise of the Lycans (2009)</text:p>
          </table:table-cell>
          <table:table-cell table:formula="of:=IF([.A712]=[.B71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Wars Episode II - Attack of the Clones (2002)/</text:p>
          </table:table-cell>
          <table:table-cell office:value-type="string">
            <text:p>/media/DISC03/OsMeusFilmesHD/Star Wars Episode II - Attack of the Clones (2002)</text:p>
          </table:table-cell>
          <table:table-cell table:formula="of:=IF([.A713]=[.B71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Lebanon (2009)/</text:p>
          </table:table-cell>
          <table:table-cell office:value-type="string">
            <text:p>/media/DISC03/OsMeusFilmesHD/Lebanon (2009)</text:p>
          </table:table-cell>
          <table:table-cell table:formula="of:=IF([.A714]=[.B71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Final Fantasy The Spirits Within (2001)/</text:p>
          </table:table-cell>
          <table:table-cell office:value-type="string">
            <text:p>/media/DISC03/OsMeusFilmesHD/Final Fantasy The Spirits Within (2001)</text:p>
          </table:table-cell>
          <table:table-cell table:formula="of:=IF([.A715]=[.B71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pider-Man 3 (2007)/</text:p>
          </table:table-cell>
          <table:table-cell office:value-type="string">
            <text:p>/media/DISC03/OsMeusFilmesHD/Spider-Man 3 (2007)</text:p>
          </table:table-cell>
          <table:table-cell table:formula="of:=IF([.A716]=[.B71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Wall-e (2008)/</text:p>
          </table:table-cell>
          <table:table-cell office:value-type="string">
            <text:p>/media/DISC03/OsMeusFilmesHD/Wall E (2008)</text:p>
          </table:table-cell>
          <table:table-cell table:formula="of:=IF([.A717]=[.B71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Predator (1987)/</text:p>
          </table:table-cell>
          <table:table-cell office:value-type="string">
            <text:p>/media/DISC03/OsMeusFilmesHD/Predator (1987)</text:p>
          </table:table-cell>
          <table:table-cell table:formula="of:=IF([.A718]=[.B71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Punisher War Zone (2008)/</text:p>
          </table:table-cell>
          <table:table-cell office:value-type="string">
            <text:p>/media/DISC03/OsMeusFilmesHD/Punisher War Zone (2008)</text:p>
          </table:table-cell>
          <table:table-cell table:formula="of:=IF([.A719]=[.B71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Matrix (1999)/</text:p>
          </table:table-cell>
          <table:table-cell office:value-type="string">
            <text:p>/media/DISC03/OsMeusFilmesHD/The Matrix (1999)</text:p>
          </table:table-cell>
          <table:table-cell table:formula="of:=IF([.A720]=[.B72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Aliens (1986)/</text:p>
          </table:table-cell>
          <table:table-cell office:value-type="string">
            <text:p>/media/DISC03/OsMeusFilmesHD/Aliens (1986)</text:p>
          </table:table-cell>
          <table:table-cell table:formula="of:=IF([.A721]=[.B72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Hancock (2008)/</text:p>
          </table:table-cell>
          <table:table-cell office:value-type="string">
            <text:p>/media/DISC03/OsMeusFilmesHD/Hancock (2008)</text:p>
          </table:table-cell>
          <table:table-cell table:formula="of:=IF([.A722]=[.B72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Goods Live Hard, Sell Hard (2009)/</text:p>
          </table:table-cell>
          <table:table-cell office:value-type="string">
            <text:p>/media/DISC03/OsMeusFilmesHD/The Goods Live Hard, Sell Hard (2009)</text:p>
          </table:table-cell>
          <table:table-cell table:formula="of:=IF([.A723]=[.B72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egamind (2010)/</text:p>
          </table:table-cell>
          <table:table-cell office:value-type="string">
            <text:p>/media/DISC03/OsMeusFilmesHD/Megamind (2010)</text:p>
          </table:table-cell>
          <table:table-cell table:formula="of:=IF([.A724]=[.B72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Yes Man (2008)/</text:p>
          </table:table-cell>
          <table:table-cell office:value-type="string">
            <text:p>/media/DISC03/OsMeusFilmesHD/Yes Man (2008)</text:p>
          </table:table-cell>
          <table:table-cell table:formula="of:=IF([.A725]=[.B72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plice (2010)/</text:p>
          </table:table-cell>
          <table:table-cell office:value-type="string">
            <text:p>/media/DISC03/OsMeusFilmesHD/Splice (2009)</text:p>
          </table:table-cell>
          <table:table-cell table:formula="of:=IF([.A726]=[.B72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an on Fire (2004)/</text:p>
          </table:table-cell>
          <table:table-cell office:value-type="string">
            <text:p>/media/DISC03/OsMeusFilmesHD/Man on Fire (2004)</text:p>
          </table:table-cell>
          <table:table-cell table:formula="of:=IF([.A727]=[.B72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Crazy Heart (2009)/</text:p>
          </table:table-cell>
          <table:table-cell office:value-type="string">
            <text:p>/media/DISC03/OsMeusFilmesHD/Crazy Heart (2009)</text:p>
          </table:table-cell>
          <table:table-cell table:formula="of:=IF([.A728]=[.B72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Batman Returns (1992)/</text:p>
          </table:table-cell>
          <table:table-cell office:value-type="string">
            <text:p>/media/DISC03/OsMeusFilmesHD/Batman Returns (1992)</text:p>
          </table:table-cell>
          <table:table-cell table:formula="of:=IF([.A729]=[.B72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Dinosaur (2000)/</text:p>
          </table:table-cell>
          <table:table-cell office:value-type="string">
            <text:p>/media/DISC03/OsMeusFilmesHD/Dinosaur (2000)</text:p>
          </table:table-cell>
          <table:table-cell table:formula="of:=IF([.A730]=[.B73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Mission Impossible III (2006)/</text:p>
          </table:table-cell>
          <table:table-cell office:value-type="string">
            <text:p>/media/DISC03/OsMeusFilmesHD/Mission Impossible III (2006)</text:p>
          </table:table-cell>
          <table:table-cell table:formula="of:=IF([.A731]=[.B73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pider-Man 1 (2002)/</text:p>
          </table:table-cell>
          <table:table-cell office:value-type="string">
            <text:p>/media/DISC03/OsMeusFilmesHD/Spider-Man (2002)</text:p>
          </table:table-cell>
          <table:table-cell table:formula="of:=IF([.A732]=[.B73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anctum (2011)/</text:p>
          </table:table-cell>
          <table:table-cell office:value-type="string">
            <text:p>/media/DISC03/OsMeusFilmesHD/Sanctum (2011)</text:p>
          </table:table-cell>
          <table:table-cell table:formula="of:=IF([.A733]=[.B73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Blue Valentine (2010)/</text:p>
          </table:table-cell>
          <table:table-cell office:value-type="string">
            <text:p>/media/DISC03/OsMeusFilmesHD/Blue Valentine (2010)</text:p>
          </table:table-cell>
          <table:table-cell table:formula="of:=IF([.A734]=[.B73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ick as Thieves (2009)/</text:p>
          </table:table-cell>
          <table:table-cell office:value-type="string">
            <text:p>/media/DISC03/OsMeusFilmesHD/Thick as Thieves (2009)</text:p>
          </table:table-cell>
          <table:table-cell table:formula="of:=IF([.A735]=[.B73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Inception (2010)/</text:p>
          </table:table-cell>
          <table:table-cell office:value-type="string">
            <text:p>/media/DISC03/OsMeusFilmesHD/Inception (2010)</text:p>
          </table:table-cell>
          <table:table-cell table:formula="of:=IF([.A736]=[.B73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te of Play (2009)/</text:p>
          </table:table-cell>
          <table:table-cell office:value-type="string">
            <text:p>/media/DISC03/OsMeusFilmesHD/State of Play (2009)</text:p>
          </table:table-cell>
          <table:table-cell table:formula="of:=IF([.A737]=[.B73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Journey to the Center of the Earth (2008)/</text:p>
          </table:table-cell>
          <table:table-cell office:value-type="string">
            <text:p>/media/DISC03/OsMeusFilmesHD/Journey to the Center of the Earth (2008)</text:p>
          </table:table-cell>
          <table:table-cell table:formula="of:=IF([.A738]=[.B73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Waterworld (1995)/</text:p>
          </table:table-cell>
          <table:table-cell office:value-type="string">
            <text:p>/media/DISC03/OsMeusFilmesHD/Waterworld (1995)</text:p>
          </table:table-cell>
          <table:table-cell table:formula="of:=IF([.A739]=[.B73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Star Trek (2009)/</text:p>
          </table:table-cell>
          <table:table-cell office:value-type="string">
            <text:p>/media/DISC03/OsMeusFilmesHD/Star Trek (2009)</text:p>
          </table:table-cell>
          <table:table-cell table:formula="of:=IF([.A740]=[.B74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Kokuhaku (2010)/</text:p>
          </table:table-cell>
          <table:table-cell office:value-type="string">
            <text:p>/media/DISC03/OsMeusFilmesHD/Kokuhaku (2010)</text:p>
          </table:table-cell>
          <table:table-cell table:formula="of:=IF([.A741]=[.B74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Aviator (2004)/</text:p>
          </table:table-cell>
          <table:table-cell office:value-type="string">
            <text:p>/media/DISC03/OsMeusFilmesHD/Aviator (2004)</text:p>
          </table:table-cell>
          <table:table-cell table:formula="of:=IF([.A742]=[.B74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The Green Mile (1999)/</text:p>
          </table:table-cell>
          <table:table-cell office:value-type="string">
            <text:p>/media/DISC03/OsMeusFilmesHD/The Green Mile (1999)</text:p>
          </table:table-cell>
          <table:table-cell table:formula="of:=IF([.A743]=[.B74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HD/Horton Hears a Who (2008)/</text:p>
          </table:table-cell>
          <table:table-cell office:value-type="string">
            <text:p>/media/DISC03/OsMeusFilmesHD/Horton Hears a Who! (2008)</text:p>
          </table:table-cell>
          <table:table-cell table:formula="of:=IF([.A744]=[.B74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Nanny Diaries (2007)/</text:p>
          </table:table-cell>
          <table:table-cell office:value-type="string">
            <text:p>/media/DISC03/OsMeusFilmes/The Nanny Diaries (2007)</text:p>
          </table:table-cell>
          <table:table-cell table:formula="of:=IF([.A745]=[.B74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riage (2009)/</text:p>
          </table:table-cell>
          <table:table-cell office:value-type="string">
            <text:p>/media/DISC03/OsMeusFilmes/Triage (2009)</text:p>
          </table:table-cell>
          <table:table-cell table:formula="of:=IF([.A746]=[.B74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Book of Eli (2010)/</text:p>
          </table:table-cell>
          <table:table-cell office:value-type="string">
            <text:p>/media/DISC03/OsMeusFilmes/The Book of Eli (2010)</text:p>
          </table:table-cell>
          <table:table-cell table:formula="of:=IF([.A747]=[.B74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Killing Jar (2010)/</text:p>
          </table:table-cell>
          <table:table-cell office:value-type="string">
            <text:p>/media/DISC03/OsMeusFilmes/The Killing Jar (2010)</text:p>
          </table:table-cell>
          <table:table-cell table:formula="of:=IF([.A748]=[.B74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tep Up 3D (2010)/</text:p>
          </table:table-cell>
          <table:table-cell office:value-type="string">
            <text:p>/media/DISC03/OsMeusFilmes/Step Up 3D (2010)</text:p>
          </table:table-cell>
          <table:table-cell table:formula="of:=IF([.A749]=[.B74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New York, I love You (2009)/</text:p>
          </table:table-cell>
          <table:table-cell office:value-type="string">
            <text:p>/media/DISC03/OsMeusFilmes/New York, I Love You (2009)</text:p>
          </table:table-cell>
          <table:table-cell table:formula="of:=IF([.A750]=[.B75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Island (2005)/</text:p>
          </table:table-cell>
          <table:table-cell office:value-type="string">
            <text:p>/media/DISC03/OsMeusFilmes/The Island (2005)</text:p>
          </table:table-cell>
          <table:table-cell table:formula="of:=IF([.A751]=[.B75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Promotion (2008)/</text:p>
          </table:table-cell>
          <table:table-cell office:value-type="string">
            <text:p>/media/DISC03/OsMeusFilmes/The Promotion (2008)</text:p>
          </table:table-cell>
          <table:table-cell table:formula="of:=IF([.A752]=[.B75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Julie and Julia (2009)/</text:p>
          </table:table-cell>
          <table:table-cell office:value-type="string">
            <text:p>/media/DISC03/OsMeusFilmes/Julie and Julia (2009)</text:p>
          </table:table-cell>
          <table:table-cell table:formula="of:=IF([.A753]=[.B75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Secret Diaries os Miss Anne Lister (2010)/</text:p>
          </table:table-cell>
          <table:table-cell office:value-type="string">
            <text:p>/media/DISC03/OsMeusFilmes/The Secret Diaries of Miss Anne Lister (2010)</text:p>
          </table:table-cell>
          <table:table-cell table:formula="of:=IF([.A754]=[.B75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onderful World (2010)/</text:p>
          </table:table-cell>
          <table:table-cell office:value-type="string">
            <text:p>/media/DISC03/OsMeusFilmes/Wonderful World (2010)</text:p>
          </table:table-cell>
          <table:table-cell table:formula="of:=IF([.A755]=[.B75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Kirot (2009)/</text:p>
          </table:table-cell>
          <table:table-cell office:value-type="string">
            <text:p>/media/DISC03/OsMeusFilmes/Kirot (2010)</text:p>
          </table:table-cell>
          <table:table-cell table:formula="of:=IF([.A756]=[.B75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Six Wives of Henry Lefay (2009)/</text:p>
          </table:table-cell>
          <table:table-cell office:value-type="string">
            <text:p>/media/DISC03/OsMeusFilmes/The Six Wives of Henry Lefay (2009)</text:p>
          </table:table-cell>
          <table:table-cell table:formula="of:=IF([.A757]=[.B75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Robin Hood (2010)/</text:p>
          </table:table-cell>
          <table:table-cell office:value-type="string">
            <text:p>/media/DISC03/OsMeusFilmes/Robin Hood (2010)</text:p>
          </table:table-cell>
          <table:table-cell table:formula="of:=IF([.A758]=[.B75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Lovely Bones (2009)/</text:p>
          </table:table-cell>
          <table:table-cell office:value-type="string">
            <text:p>/media/DISC03/OsMeusFilmes/The Lovely Bones (2009)</text:p>
          </table:table-cell>
          <table:table-cell table:formula="of:=IF([.A759]=[.B75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ex and the City 2 (2010)/</text:p>
          </table:table-cell>
          <table:table-cell office:value-type="string">
            <text:p>/media/DISC03/OsMeusFilmes/Sex and the City 2 (2010)</text:p>
          </table:table-cell>
          <table:table-cell table:formula="of:=IF([.A760]=[.B76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Reeds (2010)/</text:p>
          </table:table-cell>
          <table:table-cell office:value-type="string">
            <text:p>/media/DISC03/OsMeusFilmes/The Reeds (2010)</text:p>
          </table:table-cell>
          <table:table-cell table:formula="of:=IF([.A761]=[.B76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Game of Death (2010)/</text:p>
          </table:table-cell>
          <table:table-cell office:value-type="string">
            <text:p>/media/DISC03/OsMeusFilmes/Game of Death (2010)</text:p>
          </table:table-cell>
          <table:table-cell table:formula="of:=IF([.A762]=[.B76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Girl in The Park (2007)/</text:p>
          </table:table-cell>
          <table:table-cell office:value-type="string">
            <text:p>/media/DISC03/OsMeusFilmes/The Girl in the Park (2007)</text:p>
          </table:table-cell>
          <table:table-cell table:formula="of:=IF([.A763]=[.B76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Valentines Day (2010)/</text:p>
          </table:table-cell>
          <table:table-cell office:value-type="string">
            <text:p>/media/DISC03/OsMeusFilmes/Valentine's Day (2010)</text:p>
          </table:table-cell>
          <table:table-cell table:formula="of:=IF([.A764]=[.B76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Expandables (2010)/</text:p>
          </table:table-cell>
          <table:table-cell office:value-type="string">
            <text:p>/media/DISC03/OsMeusFilmes/The Expendables (2010)</text:p>
          </table:table-cell>
          <table:table-cell table:formula="of:=IF([.A765]=[.B76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Disappearance Of Alice Creed (2009)/</text:p>
          </table:table-cell>
          <table:table-cell office:value-type="string">
            <text:p>/media/DISC03/OsMeusFilmes/The Disappearance of Alice Creed (2009)</text:p>
          </table:table-cell>
          <table:table-cell table:formula="of:=IF([.A766]=[.B76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You Don't Know Jack (2010)/</text:p>
          </table:table-cell>
          <table:table-cell office:value-type="string">
            <text:p>/media/DISC03/OsMeusFilmes/You Don't Know Jack (2010)</text:p>
          </table:table-cell>
          <table:table-cell table:formula="of:=IF([.A767]=[.B76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It's Complicated (2009)/</text:p>
          </table:table-cell>
          <table:table-cell office:value-type="string">
            <text:p>/media/DISC03/OsMeusFilmes/It's Complicated (2009)</text:p>
          </table:table-cell>
          <table:table-cell table:formula="of:=IF([.A768]=[.B76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Furry Vengeance (2010)/</text:p>
          </table:table-cell>
          <table:table-cell office:value-type="string">
            <text:p>/media/DISC03/OsMeusFilmes/Furry Vengeance (2010)</text:p>
          </table:table-cell>
          <table:table-cell table:formula="of:=IF([.A769]=[.B76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A Turtles Tale Sammys Adventure (2010)/</text:p>
          </table:table-cell>
          <table:table-cell office:value-type="string">
            <text:p>/media/DISC03/OsMeusFilmes/Sammy's Adventures The Secret Passage (2010)</text:p>
          </table:table-cell>
          <table:table-cell table:formula="of:=IF([.A770]=[.B77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Company Men (2010)/</text:p>
          </table:table-cell>
          <table:table-cell office:value-type="string">
            <text:p>/media/DISC03/OsMeusFilmes/The Company Men (2010)</text:p>
          </table:table-cell>
          <table:table-cell table:formula="of:=IF([.A771]=[.B77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Unfaithful (2002)/</text:p>
          </table:table-cell>
          <table:table-cell office:value-type="string">
            <text:p>/media/DISC03/OsMeusFilmes/Unfaithful (2002)</text:p>
          </table:table-cell>
          <table:table-cell table:formula="of:=IF([.A772]=[.B77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Jennifer's Body (2009)/</text:p>
          </table:table-cell>
          <table:table-cell office:value-type="string">
            <text:p>/media/DISC03/OsMeusFilmes/Jennifers Body (2009)</text:p>
          </table:table-cell>
          <table:table-cell table:formula="of:=IF([.A773]=[.B77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Prince of Persia The Sands of Time (2010)/</text:p>
          </table:table-cell>
          <table:table-cell office:value-type="string">
            <text:p>/media/DISC03/OsMeusFilmes/Prince of Persia - The Sands of Time (2010)</text:p>
          </table:table-cell>
          <table:table-cell table:formula="of:=IF([.A774]=[.B77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hanghai (2010)/</text:p>
          </table:table-cell>
          <table:table-cell office:value-type="string">
            <text:p>/media/DISC03/OsMeusFilmes/Shanghai (2010)</text:p>
          </table:table-cell>
          <table:table-cell table:formula="of:=IF([.A775]=[.B77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Inhale (2010)/</text:p>
          </table:table-cell>
          <table:table-cell office:value-type="string">
            <text:p>/media/DISC03/OsMeusFilmes/Inhale (2010)</text:p>
          </table:table-cell>
          <table:table-cell table:formula="of:=IF([.A776]=[.B77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Ghost Writer (2010)/</text:p>
          </table:table-cell>
          <table:table-cell office:value-type="string">
            <text:p>/media/DISC03/OsMeusFilmes/The Ghostwriter (2010)</text:p>
          </table:table-cell>
          <table:table-cell table:formula="of:=IF([.A777]=[.B77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at Evening Sun (2009)/</text:p>
          </table:table-cell>
          <table:table-cell office:value-type="string">
            <text:p>/media/DISC03/OsMeusFilmes/That Evening Sun (2010)</text:p>
          </table:table-cell>
          <table:table-cell table:formula="of:=IF([.A778]=[.B77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Good Guy (2009)/</text:p>
          </table:table-cell>
          <table:table-cell office:value-type="string">
            <text:p>/media/DISC03/OsMeusFilmes/The Good Guy (2009)</text:p>
          </table:table-cell>
          <table:table-cell table:formula="of:=IF([.A779]=[.B77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kyline (2010)/</text:p>
          </table:table-cell>
          <table:table-cell office:value-type="string">
            <text:p>/media/DISC03/OsMeusFilmes/Skyline (2010)</text:p>
          </table:table-cell>
          <table:table-cell table:formula="of:=IF([.A780]=[.B78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You Again (2010)/</text:p>
          </table:table-cell>
          <table:table-cell office:value-type="string">
            <text:p>/media/DISC03/OsMeusFilmes/You Again (2010)</text:p>
          </table:table-cell>
          <table:table-cell table:formula="of:=IF([.A781]=[.B78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ransylmania (2009)/</text:p>
          </table:table-cell>
          <table:table-cell office:value-type="string">
            <text:p>/media/DISC03/OsMeusFilmes/Transylmania (2009)</text:p>
          </table:table-cell>
          <table:table-cell table:formula="of:=IF([.A782]=[.B78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Killer Inside Me (2010)/</text:p>
          </table:table-cell>
          <table:table-cell office:value-type="string">
            <text:p>/media/DISC03/OsMeusFilmes/The Killer Inside Me (2010)</text:p>
          </table:table-cell>
          <table:table-cell table:formula="of:=IF([.A783]=[.B78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Courageous Heart Of Irena Sendler (2009)/</text:p>
          </table:table-cell>
          <table:table-cell office:value-type="string">
            <text:p>/media/DISC03/OsMeusFilmes/The Courageous Heart of Irena Sendler (2009)</text:p>
          </table:table-cell>
          <table:table-cell table:formula="of:=IF([.A784]=[.B78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Riverworld (2010)/</text:p>
          </table:table-cell>
          <table:table-cell office:value-type="string">
            <text:p>/media/DISC03/OsMeusFilmes/Riverworld (2010)</text:p>
          </table:table-cell>
          <table:table-cell table:formula="of:=IF([.A785]=[.B78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ecret Window (2004)/</text:p>
          </table:table-cell>
          <table:table-cell office:value-type="string">
            <text:p>/media/DISC03/OsMeusFilmes/Secret Window (2004)</text:p>
          </table:table-cell>
          <table:table-cell table:formula="of:=IF([.A786]=[.B78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Young People Fucking (2007)/</text:p>
          </table:table-cell>
          <table:table-cell office:value-type="string">
            <text:p>/media/DISC03/OsMeusFilmes/Young People Fucking (2008)</text:p>
          </table:table-cell>
          <table:table-cell table:formula="of:=IF([.A787]=[.B78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Dear Mr. Gacy (2010)/</text:p>
          </table:table-cell>
          <table:table-cell office:value-type="string">
            <text:p>/media/DISC03/OsMeusFilmes/Dear Mr. Gacy (2010)</text:p>
          </table:table-cell>
          <table:table-cell table:formula="of:=IF([.A788]=[.B78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hen in Rome (2010)/</text:p>
          </table:table-cell>
          <table:table-cell office:value-type="string">
            <text:p>/media/DISC03/OsMeusFilmes/When in Rome (2010)</text:p>
          </table:table-cell>
          <table:table-cell table:formula="of:=IF([.A789]=[.B78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Faster (2010)/</text:p>
          </table:table-cell>
          <table:table-cell office:value-type="string">
            <text:p>/media/DISC03/OsMeusFilmes/Faster (2010)</text:p>
          </table:table-cell>
          <table:table-cell table:formula="of:=IF([.A790]=[.B79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Helen (2009)/</text:p>
          </table:table-cell>
          <table:table-cell office:value-type="string">
            <text:p>/media/DISC03/OsMeusFilmes/Helen (2009)</text:p>
          </table:table-cell>
          <table:table-cell table:formula="of:=IF([.A791]=[.B79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Tourist (2010)/</text:p>
          </table:table-cell>
          <table:table-cell office:value-type="string">
            <text:p>/media/DISC03/OsMeusFilmes/The Tourist (2010)</text:p>
          </table:table-cell>
          <table:table-cell table:formula="of:=IF([.A792]=[.B79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ho Is Clark Rockefeller (2010)/</text:p>
          </table:table-cell>
          <table:table-cell office:value-type="string">
            <text:p>/media/DISC03/OsMeusFilmes/Who Is Clark Rockefeller? (2010)</text:p>
          </table:table-cell>
          <table:table-cell table:formula="of:=IF([.A793]=[.B79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Fear Island (2009)/</text:p>
          </table:table-cell>
          <table:table-cell office:value-type="string">
            <text:p>/media/DISC03/OsMeusFilmes/Fear Island (2009)</text:p>
          </table:table-cell>
          <table:table-cell table:formula="of:=IF([.A794]=[.B79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Other Man (2009)/</text:p>
          </table:table-cell>
          <table:table-cell office:value-type="string">
            <text:p>/media/DISC03/OsMeusFilmes/The Other Man (2008)</text:p>
          </table:table-cell>
          <table:table-cell table:formula="of:=IF([.A795]=[.B79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Never Let Me Go (2010)/</text:p>
          </table:table-cell>
          <table:table-cell office:value-type="string">
            <text:p>/media/DISC03/OsMeusFilmes/Never Let Me Go (2010)</text:p>
          </table:table-cell>
          <table:table-cell table:formula="of:=IF([.A796]=[.B79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Nine (2009)/</text:p>
          </table:table-cell>
          <table:table-cell office:value-type="string">
            <text:p>/media/DISC03/OsMeusFilmes/Nine (2009)</text:p>
          </table:table-cell>
          <table:table-cell table:formula="of:=IF([.A797]=[.B79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Gulliver's Travels (2010)/</text:p>
          </table:table-cell>
          <table:table-cell office:value-type="string">
            <text:p>/media/DISC03/OsMeusFilmes/Gulliver's Travels (2010)</text:p>
          </table:table-cell>
          <table:table-cell table:formula="of:=IF([.A798]=[.B79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tarStruck (2010)/</text:p>
          </table:table-cell>
          <table:table-cell office:value-type="string">
            <text:p>/media/DISC03/OsMeusFilmes/StarStruck (2010)</text:p>
          </table:table-cell>
          <table:table-cell table:formula="of:=IF([.A799]=[.B79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hatever Works (2009)/</text:p>
          </table:table-cell>
          <table:table-cell office:value-type="string">
            <text:p>/media/DISC03/OsMeusFilmes/Whatever Works (2009)</text:p>
          </table:table-cell>
          <table:table-cell table:formula="of:=IF([.A800]=[.B80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Way Home (2010)/</text:p>
          </table:table-cell>
          <table:table-cell office:value-type="string">
            <text:p>/media/DISC03/OsMeusFilmes/The Way Home (2010)</text:p>
          </table:table-cell>
          <table:table-cell table:formula="of:=IF([.A801]=[.B80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Burlesque (2010)/</text:p>
          </table:table-cell>
          <table:table-cell office:value-type="string">
            <text:p>/media/DISC03/OsMeusFilmes/Burlesque (2010)</text:p>
          </table:table-cell>
          <table:table-cell table:formula="of:=IF([.A802]=[.B80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aving God (2008)/</text:p>
          </table:table-cell>
          <table:table-cell office:value-type="string">
            <text:p>/media/DISC03/OsMeusFilmes/Saving God (2008)</text:p>
          </table:table-cell>
          <table:table-cell table:formula="of:=IF([.A803]=[.B80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Jesse Stone Remorse (2010)/</text:p>
          </table:table-cell>
          <table:table-cell office:value-type="string">
            <text:p>/media/DISC03/OsMeusFilmes/Jesse Stone No Remorse (2010)</text:p>
          </table:table-cell>
          <table:table-cell table:formula="of:=IF([.A804]=[.B80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Heartbreaker (2010)/</text:p>
          </table:table-cell>
          <table:table-cell office:value-type="string">
            <text:p>/media/DISC03/OsMeusFilmes/Heartbreaker (2010)</text:p>
          </table:table-cell>
          <table:table-cell table:formula="of:=IF([.A805]=[.B80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Happy Tears (2009)/</text:p>
          </table:table-cell>
          <table:table-cell office:value-type="string">
            <text:p>/media/DISC03/OsMeusFilmes/Happy Tears (2009)</text:p>
          </table:table-cell>
          <table:table-cell table:formula="of:=IF([.A806]=[.B80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Unthinkable (2010)/</text:p>
          </table:table-cell>
          <table:table-cell office:value-type="string">
            <text:p>/media/DISC03/OsMeusFilmes/Unthinkable (2010)</text:p>
          </table:table-cell>
          <table:table-cell table:formula="of:=IF([.A807]=[.B80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Joneses (2009)/</text:p>
          </table:table-cell>
          <table:table-cell office:value-type="string">
            <text:p>/media/DISC03/OsMeusFilmes/The Joneses (2010)</text:p>
          </table:table-cell>
          <table:table-cell table:formula="of:=IF([.A808]=[.B80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Passing Strange (2009)/</text:p>
          </table:table-cell>
          <table:table-cell office:value-type="string">
            <text:p>/media/DISC03/OsMeusFilmes/Passing Strange (2009)</text:p>
          </table:table-cell>
          <table:table-cell table:formula="of:=IF([.A809]=[.B80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Free Willy Escape From Pirates Cove (2010)/</text:p>
          </table:table-cell>
          <table:table-cell office:value-type="string">
            <text:p>/media/DISC03/OsMeusFilmes/Free Willy Escape From Pirate's Cove (2010)</text:p>
          </table:table-cell>
          <table:table-cell table:formula="of:=IF([.A810]=[.B81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Last Resort (2009)/</text:p>
          </table:table-cell>
          <table:table-cell office:value-type="string">
            <text:p>/media/DISC03/OsMeusFilmes/The Last Resort (2009)</text:p>
          </table:table-cell>
          <table:table-cell table:formula="of:=IF([.A811]=[.B81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Final Destination 3D (2009)/</text:p>
          </table:table-cell>
          <table:table-cell office:value-type="string">
            <text:p>/media/DISC03/OsMeusFilmes/The Final Destination (2009)</text:p>
          </table:table-cell>
          <table:table-cell table:formula="of:=IF([.A812]=[.B81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ake (2009)/</text:p>
          </table:table-cell>
          <table:table-cell office:value-type="string">
            <text:p>/media/DISC03/OsMeusFilmes/Wake (2009)</text:p>
          </table:table-cell>
          <table:table-cell table:formula="of:=IF([.A813]=[.B81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Proposal (2009)/</text:p>
          </table:table-cell>
          <table:table-cell office:value-type="string">
            <text:p>/media/DISC03/OsMeusFilmes/The Proposal (2009)</text:p>
          </table:table-cell>
          <table:table-cell table:formula="of:=IF([.A814]=[.B81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Gun (2010)/</text:p>
          </table:table-cell>
          <table:table-cell office:value-type="string">
            <text:p>/media/DISC03/OsMeusFilmes/Gun (2010)</text:p>
          </table:table-cell>
          <table:table-cell table:formula="of:=IF([.A815]=[.B81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New in Town (2009)/</text:p>
          </table:table-cell>
          <table:table-cell office:value-type="string">
            <text:p>/media/DISC03/OsMeusFilmes/New in Town (2009)</text:p>
          </table:table-cell>
          <table:table-cell table:formula="of:=IF([.A816]=[.B81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Paper Man (2010)/</text:p>
          </table:table-cell>
          <table:table-cell office:value-type="string">
            <text:p>/media/DISC03/OsMeusFilmes/Paper Man (2009)</text:p>
          </table:table-cell>
          <table:table-cell table:formula="of:=IF([.A817]=[.B81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Big Bang (2011)/</text:p>
          </table:table-cell>
          <table:table-cell office:value-type="string">
            <text:p>/media/DISC03/OsMeusFilmes/The Big Bang (2011)</text:p>
          </table:table-cell>
          <table:table-cell table:formula="of:=IF([.A818]=[.B81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Goal - The Dream Begins (2005)/</text:p>
          </table:table-cell>
          <table:table-cell office:value-type="string">
            <text:p>/media/DISC03/OsMeusFilmes/Goal! The Dream Begins (2006)</text:p>
          </table:table-cell>
          <table:table-cell table:formula="of:=IF([.A819]=[.B81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Greatest (2010)/</text:p>
          </table:table-cell>
          <table:table-cell office:value-type="string">
            <text:p>/media/DISC03/OsMeusFilmes/The Greatest (2009)</text:p>
          </table:table-cell>
          <table:table-cell table:formula="of:=IF([.A820]=[.B82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City of Your Final Destination (2009)/</text:p>
          </table:table-cell>
          <table:table-cell office:value-type="string">
            <text:p>/media/DISC03/OsMeusFilmes/The City of Your Final Destination (2010)</text:p>
          </table:table-cell>
          <table:table-cell table:formula="of:=IF([.A821]=[.B82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Animal Kingdom (2010)/</text:p>
          </table:table-cell>
          <table:table-cell office:value-type="string">
            <text:p>/media/DISC03/OsMeusFilmes/Animal Kingdom (2010)</text:p>
          </table:table-cell>
          <table:table-cell table:formula="of:=IF([.A822]=[.B82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Ondine (2009)/</text:p>
          </table:table-cell>
          <table:table-cell office:value-type="string">
            <text:p>/media/DISC03/OsMeusFilmes/Ondine (2010)</text:p>
          </table:table-cell>
          <table:table-cell table:formula="of:=IF([.A823]=[.B82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hutter Island (2009)/</text:p>
          </table:table-cell>
          <table:table-cell office:value-type="string">
            <text:p>/media/DISC03/OsMeusFilmes/Shutter Island (2010)</text:p>
          </table:table-cell>
          <table:table-cell table:formula="of:=IF([.A824]=[.B82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Histórias de Amor Duram Apenas 90 Minutos (2009)/</text:p>
          </table:table-cell>
          <table:table-cell office:value-type="string">
            <text:p>/media/DISC03/OsMeusFilmes/Love Stories Only Last 90 minutes (2009)</text:p>
          </table:table-cell>
          <table:table-cell table:formula="of:=IF([.A825]=[.B82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7 Adventures of Sinbad (2010)/</text:p>
          </table:table-cell>
          <table:table-cell office:value-type="string">
            <text:p>/media/DISC03/OsMeusFilmes/The Seven Adventures of Sinbad (2010)</text:p>
          </table:table-cell>
          <table:table-cell table:formula="of:=IF([.A826]=[.B82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Home (2009)/</text:p>
          </table:table-cell>
          <table:table-cell office:value-type="string">
            <text:p>/media/DISC03/OsMeusFilmes/Home (2009)</text:p>
          </table:table-cell>
          <table:table-cell table:formula="of:=IF([.A827]=[.B82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olitary Man (2009)/</text:p>
          </table:table-cell>
          <table:table-cell office:value-type="string">
            <text:p>/media/DISC03/OsMeusFilmes/Solitary Man (2009)</text:p>
          </table:table-cell>
          <table:table-cell table:formula="of:=IF([.A828]=[.B82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Possession (2002)/</text:p>
          </table:table-cell>
          <table:table-cell office:value-type="string">
            <text:p>/media/DISC03/OsMeusFilmes/Possession (2002)</text:p>
          </table:table-cell>
          <table:table-cell table:formula="of:=IF([.A829]=[.B82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Boys Are Back (2009)/</text:p>
          </table:table-cell>
          <table:table-cell office:value-type="string">
            <text:p>/media/DISC03/OsMeusFilmes/The Boys Are Back (2009)</text:p>
          </table:table-cell>
          <table:table-cell table:formula="of:=IF([.A830]=[.B83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Manegement (2008)/</text:p>
          </table:table-cell>
          <table:table-cell office:value-type="string">
            <text:p>/media/DISC03/OsMeusFilmes/Management (2009)</text:p>
          </table:table-cell>
          <table:table-cell table:formula="of:=IF([.A831]=[.B83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O Leão da estrela (1947)/</text:p>
          </table:table-cell>
          <table:table-cell office:value-type="string">
            <text:p>/media/DISC03/OsMeusFilmes/O Leão da Estrela (1947)</text:p>
          </table:table-cell>
          <table:table-cell table:formula="of:=IF([.A832]=[.B83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Great Buck Howard (2008)/</text:p>
          </table:table-cell>
          <table:table-cell office:value-type="string">
            <text:p>/media/DISC03/OsMeusFilmes/The Great Buck Howard (2008)</text:p>
          </table:table-cell>
          <table:table-cell table:formula="of:=IF([.A833]=[.B83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Neighbor (2009)/</text:p>
          </table:table-cell>
          <table:table-cell office:value-type="string">
            <text:p>/media/DISC03/OsMeusFilmes/Neighbor (2009)</text:p>
          </table:table-cell>
          <table:table-cell table:formula="of:=IF([.A834]=[.B83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Casino Jack (2010)/</text:p>
          </table:table-cell>
          <table:table-cell office:value-type="string">
            <text:p>/media/DISC03/OsMeusFilmes/Casino Jack (2010)</text:p>
          </table:table-cell>
          <table:table-cell table:formula="of:=IF([.A835]=[.B83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Thaw (2009)/</text:p>
          </table:table-cell>
          <table:table-cell office:value-type="string">
            <text:p>/media/DISC03/OsMeusFilmes/The Thaw (2009)</text:p>
          </table:table-cell>
          <table:table-cell table:formula="of:=IF([.A836]=[.B83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Downstream (2010)/</text:p>
          </table:table-cell>
          <table:table-cell office:value-type="string">
            <text:p>/media/DISC03/OsMeusFilmes/Downstream (2010)</text:p>
          </table:table-cell>
          <table:table-cell table:formula="of:=IF([.A837]=[.B83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alt (2010)/</text:p>
          </table:table-cell>
          <table:table-cell office:value-type="string">
            <text:p>/media/DISC03/OsMeusFilmes/Salt (2010)</text:p>
          </table:table-cell>
          <table:table-cell table:formula="of:=IF([.A838]=[.B83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Pandorum (2009)/</text:p>
          </table:table-cell>
          <table:table-cell office:value-type="string">
            <text:p>/media/DISC03/OsMeusFilmes/Pandorum (2009)</text:p>
          </table:table-cell>
          <table:table-cell table:formula="of:=IF([.A839]=[.B83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Get Low (2009)/</text:p>
          </table:table-cell>
          <table:table-cell office:value-type="string">
            <text:p>/media/DISC03/OsMeusFilmes/Get Low (2010)</text:p>
          </table:table-cell>
          <table:table-cell table:formula="of:=IF([.A840]=[.B84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Due Date (2010)/</text:p>
          </table:table-cell>
          <table:table-cell office:value-type="string">
            <text:p>/media/DISC03/OsMeusFilmes/Due Date (2010)</text:p>
          </table:table-cell>
          <table:table-cell table:formula="of:=IF([.A841]=[.B84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Town (2010)/</text:p>
          </table:table-cell>
          <table:table-cell office:value-type="string">
            <text:p>/media/DISC03/OsMeusFilmes/The Town (2010)</text:p>
          </table:table-cell>
          <table:table-cell table:formula="of:=IF([.A842]=[.B84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Holly (2006)/</text:p>
          </table:table-cell>
          <table:table-cell office:value-type="string">
            <text:p>/media/DISC03/OsMeusFilmes/Holly (2007)</text:p>
          </table:table-cell>
          <table:table-cell table:formula="of:=IF([.A843]=[.B84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Peter and Vandy (2009)/</text:p>
          </table:table-cell>
          <table:table-cell office:value-type="string">
            <text:p>/media/DISC03/OsMeusFilmes/Peter and Vandy (2009)</text:p>
          </table:table-cell>
          <table:table-cell table:formula="of:=IF([.A844]=[.B84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Killers (2010)/</text:p>
          </table:table-cell>
          <table:table-cell office:value-type="string">
            <text:p>/media/DISC03/OsMeusFilmes/Killers (2010)</text:p>
          </table:table-cell>
          <table:table-cell table:formula="of:=IF([.A845]=[.B84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Girl Who Played With Fire (2009)/</text:p>
          </table:table-cell>
          <table:table-cell office:value-type="string">
            <text:p>/media/DISC03/OsMeusFilmes/The Girl Who Played with Fire (2010)</text:p>
          </table:table-cell>
          <table:table-cell table:formula="of:=IF([.A846]=[.B84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Bannen Way (2010)/</text:p>
          </table:table-cell>
          <table:table-cell office:value-type="string">
            <text:p>/media/DISC03/OsMeusFilmes/The Bannen Way (2010)</text:p>
          </table:table-cell>
          <table:table-cell table:formula="of:=IF([.A847]=[.B84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welve (2010)/</text:p>
          </table:table-cell>
          <table:table-cell office:value-type="string">
            <text:p>/media/DISC03/OsMeusFilmes/Twelve (2010)</text:p>
          </table:table-cell>
          <table:table-cell table:formula="of:=IF([.A848]=[.B84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Our Family Wedding (2010)/</text:p>
          </table:table-cell>
          <table:table-cell office:value-type="string">
            <text:p>/media/DISC03/OsMeusFilmes/Our Family Wedding (2010)</text:p>
          </table:table-cell>
          <table:table-cell table:formula="of:=IF([.A849]=[.B84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treetDance 3D (2010)/</text:p>
          </table:table-cell>
          <table:table-cell office:value-type="string">
            <text:p>/media/DISC03/OsMeusFilmes/StreetDance 3D (2010)</text:p>
          </table:table-cell>
          <table:table-cell table:formula="of:=IF([.A850]=[.B85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Life As We Know It (2010)/</text:p>
          </table:table-cell>
          <table:table-cell office:value-type="string">
            <text:p>/media/DISC03/OsMeusFilmes/Life as We Know It (2010)</text:p>
          </table:table-cell>
          <table:table-cell table:formula="of:=IF([.A851]=[.B85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Remember Me (2010)/</text:p>
          </table:table-cell>
          <table:table-cell office:value-type="string">
            <text:p>/media/DISC03/OsMeusFilmes/Remember Me (2010)</text:p>
          </table:table-cell>
          <table:table-cell table:formula="of:=IF([.A852]=[.B85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A Team (2010)/</text:p>
          </table:table-cell>
          <table:table-cell office:value-type="string">
            <text:p>/media/DISC03/OsMeusFilmes/The A-Team (2010)</text:p>
          </table:table-cell>
          <table:table-cell table:formula="of:=IF([.A853]=[.B85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Nanny McPhee And The Big Bang (2010)/</text:p>
          </table:table-cell>
          <table:table-cell office:value-type="string">
            <text:p>/media/DISC03/OsMeusFilmes/Nanny McPhee and the Big Bang (2010)</text:p>
          </table:table-cell>
          <table:table-cell table:formula="of:=IF([.A854]=[.B85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Gunless (2010)/</text:p>
          </table:table-cell>
          <table:table-cell office:value-type="string">
            <text:p>/media/DISC03/OsMeusFilmes/Gunless (2010)</text:p>
          </table:table-cell>
          <table:table-cell table:formula="of:=IF([.A855]=[.B85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Zeitgeist Final Edition (2007)/</text:p>
          </table:table-cell>
          <table:table-cell office:value-type="string">
            <text:p>/media/DISC03/OsMeusFilmes/Zeitgeist (2007)</text:p>
          </table:table-cell>
          <table:table-cell table:formula="of:=IF([.A856]=[.B85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Elena Undone (2010)/</text:p>
          </table:table-cell>
          <table:table-cell office:value-type="string">
            <text:p>/media/DISC03/OsMeusFilmes/Elena Undone (2010)</text:p>
          </table:table-cell>
          <table:table-cell table:formula="of:=IF([.A857]=[.B85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rair e Coçar é Só Começar (2006)/</text:p>
          </table:table-cell>
          <table:table-cell office:value-type="string">
            <text:p>/media/DISC03/OsMeusFilmes/Cheating in Chains (2006)</text:p>
          </table:table-cell>
          <table:table-cell table:formula="of:=IF([.A858]=[.B85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Next Three Days (2010)/</text:p>
          </table:table-cell>
          <table:table-cell office:value-type="string">
            <text:p>/media/DISC03/OsMeusFilmes/The Next Three Days (2010)</text:p>
          </table:table-cell>
          <table:table-cell table:formula="of:=IF([.A859]=[.B85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Flipped (2010)/</text:p>
          </table:table-cell>
          <table:table-cell office:value-type="string">
            <text:p>/media/DISC03/OsMeusFilmes/Flipped (2010)</text:p>
          </table:table-cell>
          <table:table-cell table:formula="of:=IF([.A860]=[.B86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he Experiment (2010)/</text:p>
          </table:table-cell>
          <table:table-cell office:value-type="string">
            <text:p>/media/DISC03/OsMeusFilmes/The Experiment (2010)</text:p>
          </table:table-cell>
          <table:table-cell table:formula="of:=IF([.A861]=[.B86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helter (2010)/</text:p>
          </table:table-cell>
          <table:table-cell office:value-type="string">
            <text:p>/media/DISC03/OsMeusFilmes/Shelter (2010)</text:p>
          </table:table-cell>
          <table:table-cell table:formula="of:=IF([.A862]=[.B86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Falling Up (2009)/</text:p>
          </table:table-cell>
          <table:table-cell office:value-type="string">
            <text:p>/media/DISC03/OsMeusFilmes/Falling Up (2010)</text:p>
          </table:table-cell>
          <table:table-cell table:formula="of:=IF([.A863]=[.B863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My Own Love Song (2010)/</text:p>
          </table:table-cell>
          <table:table-cell office:value-type="string">
            <text:p>/media/DISC03/OsMeusFilmes/My Own Love Song (2010)</text:p>
          </table:table-cell>
          <table:table-cell table:formula="of:=IF([.A864]=[.B864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Spit On Your Grave (2010)/</text:p>
          </table:table-cell>
          <table:table-cell office:value-type="string">
            <text:p>/media/DISC03/OsMeusFilmes/I Spit on Your Grave (2010)</text:p>
          </table:table-cell>
          <table:table-cell table:formula="of:=IF([.A865]=[.B865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Bruce Lee My Brother (2010)/</text:p>
          </table:table-cell>
          <table:table-cell office:value-type="string">
            <text:p>/media/DISC03/OsMeusFilmes/Bruce Lee, My Brother (2010)</text:p>
          </table:table-cell>
          <table:table-cell table:formula="of:=IF([.A866]=[.B866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Copie Conforme (2009)/</text:p>
          </table:table-cell>
          <table:table-cell office:value-type="string">
            <text:p>/media/DISC03/OsMeusFilmes/Copie Conforme (2010)</text:p>
          </table:table-cell>
          <table:table-cell table:formula="of:=IF([.A867]=[.B867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Just Wrigth (2010)/</text:p>
          </table:table-cell>
          <table:table-cell office:value-type="string">
            <text:p>/media/DISC03/OsMeusFilmes/Just Wright (2010)</text:p>
          </table:table-cell>
          <table:table-cell table:formula="of:=IF([.A868]=[.B868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L Affaire Farewell (2009)/</text:p>
          </table:table-cell>
          <table:table-cell office:value-type="string">
            <text:p>/media/DISC03/OsMeusFilmes/L'affaire Farewell (2009)</text:p>
          </table:table-cell>
          <table:table-cell table:formula="of:=IF([.A869]=[.B869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elcome to the Rileys (2010)/</text:p>
          </table:table-cell>
          <table:table-cell office:value-type="string">
            <text:p>/media/DISC03/OsMeusFilmes/Welcome to the Rileys (2010)</text:p>
          </table:table-cell>
          <table:table-cell table:formula="of:=IF([.A870]=[.B870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Tropa de Elite 2 - O Inimigo Agora é Outro (2010)/</text:p>
          </table:table-cell>
          <table:table-cell office:value-type="string">
            <text:p>/media/DISC03/OsMeusFilmes/Elite Squad 2 (2010)</text:p>
          </table:table-cell>
          <table:table-cell table:formula="of:=IF([.A871]=[.B871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Wild Target (2010)/</text:p>
          </table:table-cell>
          <table:table-cell office:value-type="string">
            <text:p>/media/DISC03/OsMeusFilmes/Wild Target (2010)</text:p>
          </table:table-cell>
          <table:table-cell table:formula="of:=IF([.A872]=[.B872];1;2)" office:value-type="float" office:value="2">
            <text:p>2</text:p>
          </table:table-cell>
        </table:table-row>
        <table:table-row table:style-name="ro2">
          <table:table-cell office:value-type="string">
            <text:p>/media/DISC03/OsMeusFilmes/My Name is Khan (2010)/</text:p>
          </table:table-cell>
          <table:table-cell office:value-type="string">
            <text:p>/media/DISC03/OsMeusFilmes/My Name Is Khan (2010)</text:p>
          </table:table-cell>
          <table:table-cell table:formula="of:=IF([.A873]=[.B873];1;2)" office:value-type="float" office:value="2">
            <text:p>2</text:p>
          </table:table-cell>
        </table:table-row>
        <table:table-row table:style-name="ro2">
          <table:table-cell office:value-type="string">
            <text:p>/media/DISC05/OsMeusFilmesHD/Gladiator (2000)/</text:p>
          </table:table-cell>
          <table:table-cell office:value-type="string">
            <text:p>/media/DISC05/OsMeusFilmesHD/Gladiator (2000)</text:p>
          </table:table-cell>
          <table:table-cell table:formula="of:=IF([.A874]=[.B874];1;2)" office:value-type="float" office:value="2">
            <text:p>2</text:p>
          </table:table-cell>
        </table:table-row>
        <table:table-row table:style-name="ro2">
          <table:table-cell office:value-type="string">
            <text:p>/media/DISC05/OsMeusFilmesHD/Harry Potter and the Order of the Phoenix (2007)/</text:p>
          </table:table-cell>
          <table:table-cell office:value-type="string">
            <text:p>/media/DISC05/OsMeusFilmesHD/Harry Potter and the Order of the Phoenix (2007)</text:p>
          </table:table-cell>
          <table:table-cell table:formula="of:=IF([.A875]=[.B875];1;2)" office:value-type="float" office:value="2">
            <text:p>2</text:p>
          </table:table-cell>
        </table:table-row>
        <table:table-row table:style-name="ro2">
          <table:table-cell office:value-type="string">
            <text:p>/media/DISC05/OsMeusFilmesHD/Avatar (2009)/</text:p>
          </table:table-cell>
          <table:table-cell office:value-type="string">
            <text:p>/media/DISC05/OsMeusFilmesHD/Avatar (2009)</text:p>
          </table:table-cell>
          <table:table-cell table:formula="of:=IF([.A876]=[.B876];1;2)" office:value-type="float" office:value="2">
            <text:p>2</text:p>
          </table:table-cell>
        </table:table-row>
        <table:table-row table:style-name="ro2">
          <table:table-cell office:value-type="string">
            <text:p>/media/DISC05/OsMeusFilmesHD/Harry Potter and the Goblet of Fire (2005)/</text:p>
          </table:table-cell>
          <table:table-cell office:value-type="string">
            <text:p>/media/DISC05/OsMeusFilmesHD/Harry Potter and the Goblet of Fire (2005)</text:p>
          </table:table-cell>
          <table:table-cell table:formula="of:=IF([.A877]=[.B877];1;2)" office:value-type="float" office:value="2">
            <text:p>2</text:p>
          </table:table-cell>
        </table:table-row>
        <table:table-row table:style-name="ro2">
          <table:table-cell office:value-type="string">
            <text:p>/media/DISC05/OsMeusFilmesHD/Harry Potter and the Chamber of Secrets (2002)/</text:p>
          </table:table-cell>
          <table:table-cell office:value-type="string">
            <text:p>/media/DISC05/OsMeusFilmesHD/Harry Potter and the Chamber of Secrets (2002)</text:p>
          </table:table-cell>
          <table:table-cell table:formula="of:=IF([.A878]=[.B878];1;2)" office:value-type="float" office:value="2">
            <text:p>2</text:p>
          </table:table-cell>
        </table:table-row>
        <table:table-row table:style-name="ro2">
          <table:table-cell office:value-type="string">
            <text:p>/media/DISC05/OsMeusFilmesHD/Harry Potter and the Philosopher's Stone (2001)/</text:p>
          </table:table-cell>
          <table:table-cell office:value-type="string">
            <text:p>/media/DISC05/OsMeusFilmesHD/Harry Potter and the Sorcerer's Stone (2001)</text:p>
          </table:table-cell>
          <table:table-cell table:formula="of:=IF([.A879]=[.B87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Braveheart (1995)/</text:p>
          </table:table-cell>
          <table:table-cell office:value-type="string">
            <text:p>/media/DISC01/OsMeusFilmesHD/Braveheart (1995)</text:p>
          </table:table-cell>
          <table:table-cell table:formula="of:=IF([.A880]=[.B88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Doubt (2008)/</text:p>
          </table:table-cell>
          <table:table-cell office:value-type="string">
            <text:p>/media/DISC01/OsMeusFilmesHD/Doubt (2008)</text:p>
          </table:table-cell>
          <table:table-cell table:formula="of:=IF([.A881]=[.B88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Batman Begins (2005)/</text:p>
          </table:table-cell>
          <table:table-cell office:value-type="string">
            <text:p>/media/DISC01/OsMeusFilmesHD/Batman Begins (2005)</text:p>
          </table:table-cell>
          <table:table-cell table:formula="of:=IF([.A882]=[.B88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The Losers (2010)/</text:p>
          </table:table-cell>
          <table:table-cell office:value-type="string">
            <text:p>/media/DISC01/OsMeusFilmesHD/The Losers (2010)</text:p>
          </table:table-cell>
          <table:table-cell table:formula="of:=IF([.A883]=[.B88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Eagle Eye (2008)/</text:p>
          </table:table-cell>
          <table:table-cell office:value-type="string">
            <text:p>/media/DISC01/OsMeusFilmesHD/Eagle Eye (2008)</text:p>
          </table:table-cell>
          <table:table-cell table:formula="of:=IF([.A884]=[.B88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11.14 (2003)/</text:p>
          </table:table-cell>
          <table:table-cell office:value-type="string">
            <text:p>/media/DISC01/OsMeusFilmesHD/1114 (2003)</text:p>
          </table:table-cell>
          <table:table-cell table:formula="of:=IF([.A885]=[.B88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Batman (1989)/</text:p>
          </table:table-cell>
          <table:table-cell office:value-type="string">
            <text:p>/media/DISC01/OsMeusFilmesHD/Batman (1989)</text:p>
          </table:table-cell>
          <table:table-cell table:formula="of:=IF([.A886]=[.B88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E.T. The Extra-Terrestrial (1982)/</text:p>
          </table:table-cell>
          <table:table-cell office:value-type="string">
            <text:p>/media/DISC01/OsMeusFilmesHD/E T The Extra Terrestrial (1982)</text:p>
          </table:table-cell>
          <table:table-cell table:formula="of:=IF([.A887]=[.B88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Changeling (2008)/</text:p>
          </table:table-cell>
          <table:table-cell office:value-type="string">
            <text:p>/media/DISC01/OsMeusFilmesHD/Changeling (2008)</text:p>
          </table:table-cell>
          <table:table-cell table:formula="of:=IF([.A888]=[.B88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Adventureland (2009)/</text:p>
          </table:table-cell>
          <table:table-cell office:value-type="string">
            <text:p>/media/DISC01/OsMeusFilmesHD/Adventureland (2009)</text:p>
          </table:table-cell>
          <table:table-cell table:formula="of:=IF([.A889]=[.B88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Antichrist (2009)/</text:p>
          </table:table-cell>
          <table:table-cell office:value-type="string">
            <text:p>/media/DISC01/OsMeusFilmesHD/Antichrist (2009)</text:p>
          </table:table-cell>
          <table:table-cell table:formula="of:=IF([.A890]=[.B89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Madagascar Escape 2 Africa (2008)/</text:p>
          </table:table-cell>
          <table:table-cell office:value-type="string">
            <text:p>/media/DISC01/OsMeusFilmesHD/Madagascar Escape 2 Africa (2008)</text:p>
          </table:table-cell>
          <table:table-cell table:formula="of:=IF([.A891]=[.B89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Resident Evil Afterlife (2010)/</text:p>
          </table:table-cell>
          <table:table-cell office:value-type="string">
            <text:p>/media/DISC01/OsMeusFilmesHD/Resident Evil Afterlife (2010)</text:p>
          </table:table-cell>
          <table:table-cell table:formula="of:=IF([.A892]=[.B89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Batman &amp; Robin (1997)/</text:p>
          </table:table-cell>
          <table:table-cell office:value-type="string">
            <text:p>/media/DISC01/OsMeusFilmesHD/Batman &amp;amp; Robin (1997)</text:p>
          </table:table-cell>
          <table:table-cell table:formula="of:=IF([.A893]=[.B89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Batman Forever (1995)/</text:p>
          </table:table-cell>
          <table:table-cell office:value-type="string">
            <text:p>/media/DISC01/OsMeusFilmesHD/Batman Forever (1995)</text:p>
          </table:table-cell>
          <table:table-cell table:formula="of:=IF([.A894]=[.B89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HD/Doomsday (2008)/</text:p>
          </table:table-cell>
          <table:table-cell office:value-type="string">
            <text:p>/media/DISC01/OsMeusFilmesHD/Doomsday (2008)</text:p>
          </table:table-cell>
          <table:table-cell table:formula="of:=IF([.A895]=[.B89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loverfield (2008)/</text:p>
          </table:table-cell>
          <table:table-cell office:value-type="string">
            <text:p>/media/DISC01/OsMeusFilmes/Cloverfield (2008)</text:p>
          </table:table-cell>
          <table:table-cell table:formula="of:=IF([.A896]=[.B89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0 Years After (2008)/</text:p>
          </table:table-cell>
          <table:table-cell office:value-type="string">
            <text:p>/media/DISC01/OsMeusFilmes/20 Years After (2008)</text:p>
          </table:table-cell>
          <table:table-cell table:formula="of:=IF([.A897]=[.B89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op-Loss (2008)/</text:p>
          </table:table-cell>
          <table:table-cell office:value-type="string">
            <text:p>/media/DISC01/OsMeusFilmes/Stop-Loss (2008)</text:p>
          </table:table-cell>
          <table:table-cell table:formula="of:=IF([.A898]=[.B89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Ugly Truth (2009)/</text:p>
          </table:table-cell>
          <table:table-cell office:value-type="string">
            <text:p>/media/DISC01/OsMeusFilmes/The Ugly Truth (2009)</text:p>
          </table:table-cell>
          <table:table-cell table:formula="of:=IF([.A899]=[.B89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ell-Tale (2009)/</text:p>
          </table:table-cell>
          <table:table-cell office:value-type="string">
            <text:p>/media/DISC01/OsMeusFilmes/Tell Tale (2009)</text:p>
          </table:table-cell>
          <table:table-cell table:formula="of:=IF([.A900]=[.B90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eacon (2009)/</text:p>
          </table:table-cell>
          <table:table-cell office:value-type="string">
            <text:p>/media/DISC01/OsMeusFilmes/The Beacon (2009)</text:p>
          </table:table-cell>
          <table:table-cell table:formula="of:=IF([.A901]=[.B90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ngus, Thongs and Perfect Snogging (2008)/</text:p>
          </table:table-cell>
          <table:table-cell office:value-type="string">
            <text:p>/media/DISC01/OsMeusFilmes/Angus, Thongs and Perfect Snogging (2008)</text:p>
          </table:table-cell>
          <table:table-cell table:formula="of:=IF([.A902]=[.B90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Goldfinger (1964)/</text:p>
          </table:table-cell>
          <table:table-cell office:value-type="string">
            <text:p>/media/DISC01/OsMeusFilmes/Goldfinger (1964)</text:p>
          </table:table-cell>
          <table:table-cell table:formula="of:=IF([.A903]=[.B90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Contender (2000)/</text:p>
          </table:table-cell>
          <table:table-cell office:value-type="string">
            <text:p>/media/DISC01/OsMeusFilmes/The Contender (2000)</text:p>
          </table:table-cell>
          <table:table-cell table:formula="of:=IF([.A904]=[.B90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Guitar (2008)/</text:p>
          </table:table-cell>
          <table:table-cell office:value-type="string">
            <text:p>/media/DISC01/OsMeusFilmes/The Guitar (2008)</text:p>
          </table:table-cell>
          <table:table-cell table:formula="of:=IF([.A905]=[.B90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atch a Fire (2006)/</text:p>
          </table:table-cell>
          <table:table-cell office:value-type="string">
            <text:p>/media/DISC01/OsMeusFilmes/Catch a Fire (2006)</text:p>
          </table:table-cell>
          <table:table-cell table:formula="of:=IF([.A906]=[.B90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e's Just Not That Into You (2009)/</text:p>
          </table:table-cell>
          <table:table-cell office:value-type="string">
            <text:p>/media/DISC01/OsMeusFilmes/He's Just Not That Into You (2009)</text:p>
          </table:table-cell>
          <table:table-cell table:formula="of:=IF([.A907]=[.B90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Godfather Part III (1990)/</text:p>
          </table:table-cell>
          <table:table-cell office:value-type="string">
            <text:p>/media/DISC01/OsMeusFilmes/The Godfather Part III (1990)</text:p>
          </table:table-cell>
          <table:table-cell table:formula="of:=IF([.A908]=[.B90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ex and the City (2008)/</text:p>
          </table:table-cell>
          <table:table-cell office:value-type="string">
            <text:p>/media/DISC01/OsMeusFilmes/Sex and the City (2008)</text:p>
          </table:table-cell>
          <table:table-cell table:formula="of:=IF([.A909]=[.B90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ajor Movie Star (2008)/</text:p>
          </table:table-cell>
          <table:table-cell office:value-type="string">
            <text:p>/media/DISC01/OsMeusFilmes/Major Movie Star (2008)</text:p>
          </table:table-cell>
          <table:table-cell table:formula="of:=IF([.A910]=[.B91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axi 4 (2007)/</text:p>
          </table:table-cell>
          <table:table-cell office:value-type="string">
            <text:p>/media/DISC01/OsMeusFilmes/Taxi 4 (2007)</text:p>
          </table:table-cell>
          <table:table-cell table:formula="of:=IF([.A911]=[.B91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Orphan (2009)/</text:p>
          </table:table-cell>
          <table:table-cell office:value-type="string">
            <text:p>/media/DISC01/OsMeusFilmes/Orphan (2009)</text:p>
          </table:table-cell>
          <table:table-cell table:formula="of:=IF([.A912]=[.B91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Fast and the Furious (2001)/</text:p>
          </table:table-cell>
          <table:table-cell office:value-type="string">
            <text:p>/media/DISC01/OsMeusFilmes/The Fast and the Furious (2001)</text:p>
          </table:table-cell>
          <table:table-cell table:formula="of:=IF([.A913]=[.B91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coobyDoo The Mystery Begins (2009)/</text:p>
          </table:table-cell>
          <table:table-cell office:value-type="string">
            <text:p>/media/DISC01/OsMeusFilmes/Scooby Doo - The Mystery Begins (2009)</text:p>
          </table:table-cell>
          <table:table-cell table:formula="of:=IF([.A914]=[.B91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riven to Kill (2009)/</text:p>
          </table:table-cell>
          <table:table-cell office:value-type="string">
            <text:p>/media/DISC01/OsMeusFilmes/Driven To Kill (2009)</text:p>
          </table:table-cell>
          <table:table-cell table:formula="of:=IF([.A915]=[.B91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The World Is Not Enough (1999)/</text:p>
          </table:table-cell>
          <table:table-cell office:value-type="string">
            <text:p>/media/DISC01/OsMeusFilmes/The World Is Not Enough (1999)</text:p>
          </table:table-cell>
          <table:table-cell table:formula="of:=IF([.A916]=[.B91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Naked Gun 2 And A Half (1991)/</text:p>
          </table:table-cell>
          <table:table-cell office:value-type="string">
            <text:p>/media/DISC01/OsMeusFilmes/The Naked Gun 2½ The Smell of Fear (1991)</text:p>
          </table:table-cell>
          <table:table-cell table:formula="of:=IF([.A917]=[.B91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liens in the Attic (2009)/</text:p>
          </table:table-cell>
          <table:table-cell office:value-type="string">
            <text:p>/media/DISC01/OsMeusFilmes/Aliens in the Attic (2009)</text:p>
          </table:table-cell>
          <table:table-cell table:formula="of:=IF([.A918]=[.B91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012 Doomsday (2008)/</text:p>
          </table:table-cell>
          <table:table-cell office:value-type="string">
            <text:p>/media/DISC01/OsMeusFilmes/Ghost Son (2007)</text:p>
          </table:table-cell>
          <table:table-cell table:formula="of:=IF([.A919]=[.B91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Perfect World (1993)/</text:p>
          </table:table-cell>
          <table:table-cell office:value-type="string">
            <text:p>/media/DISC01/OsMeusFilmes/Perfect World (1993)</text:p>
          </table:table-cell>
          <table:table-cell table:formula="of:=IF([.A920]=[.B92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Dr. No (1962)/</text:p>
          </table:table-cell>
          <table:table-cell office:value-type="string">
            <text:p>/media/DISC01/OsMeusFilmes/Dr. No (1962)</text:p>
          </table:table-cell>
          <table:table-cell table:formula="of:=IF([.A921]=[.B92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aken (2008)/</text:p>
          </table:table-cell>
          <table:table-cell office:value-type="string">
            <text:p>/media/DISC01/OsMeusFilmes/Taken (2008)</text:p>
          </table:table-cell>
          <table:table-cell table:formula="of:=IF([.A922]=[.B92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King Arthur (2004)/</text:p>
          </table:table-cell>
          <table:table-cell office:value-type="string">
            <text:p>/media/DISC01/OsMeusFilmes/King Arthur (2004)</text:p>
          </table:table-cell>
          <table:table-cell table:formula="of:=IF([.A923]=[.B92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ltitude (2010)/</text:p>
          </table:table-cell>
          <table:table-cell office:value-type="string">
            <text:p>/media/DISC01/OsMeusFilmes/Altitude (2010)</text:p>
          </table:table-cell>
          <table:table-cell table:formula="of:=IF([.A924]=[.B92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ity Of Ember (2008)/</text:p>
          </table:table-cell>
          <table:table-cell office:value-type="string">
            <text:p>/media/DISC01/OsMeusFilmes/City of Ember (2008)</text:p>
          </table:table-cell>
          <table:table-cell table:formula="of:=IF([.A925]=[.B92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oy A (2007)/</text:p>
          </table:table-cell>
          <table:table-cell office:value-type="string">
            <text:p>/media/DISC01/OsMeusFilmes/Boy A (2007)</text:p>
          </table:table-cell>
          <table:table-cell table:formula="of:=IF([.A926]=[.B92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Karate Kid (1984)/</text:p>
          </table:table-cell>
          <table:table-cell office:value-type="string">
            <text:p>/media/DISC01/OsMeusFilmes/The Karate Kid (1984)</text:p>
          </table:table-cell>
          <table:table-cell table:formula="of:=IF([.A927]=[.B92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erican High School (2009)/</text:p>
          </table:table-cell>
          <table:table-cell office:value-type="string">
            <text:p>/media/DISC01/OsMeusFilmes/American High School (2009)</text:p>
          </table:table-cell>
          <table:table-cell table:formula="of:=IF([.A928]=[.B92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dison (2005)/</text:p>
          </table:table-cell>
          <table:table-cell office:value-type="string">
            <text:p>/media/DISC01/OsMeusFilmes/Edison (2005)</text:p>
          </table:table-cell>
          <table:table-cell table:formula="of:=IF([.A929]=[.B92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Young Victoria (2009)/</text:p>
          </table:table-cell>
          <table:table-cell office:value-type="string">
            <text:p>/media/DISC01/OsMeusFilmes/The Young Victoria (2009)</text:p>
          </table:table-cell>
          <table:table-cell table:formula="of:=IF([.A930]=[.B93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xXx State of the union (2005)/</text:p>
          </table:table-cell>
          <table:table-cell office:value-type="string">
            <text:p>/media/DISC01/OsMeusFilmes/xXx State of the Union (2005)</text:p>
          </table:table-cell>
          <table:table-cell table:formula="of:=IF([.A931]=[.B93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emi-Pro (2008)/</text:p>
          </table:table-cell>
          <table:table-cell office:value-type="string">
            <text:p>/media/DISC01/OsMeusFilmes/Semi-Pro (2008)</text:p>
          </table:table-cell>
          <table:table-cell table:formula="of:=IF([.A932]=[.B93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essage in a Bottle (1999)/</text:p>
          </table:table-cell>
          <table:table-cell office:value-type="string">
            <text:p>/media/DISC01/OsMeusFilmes/Message in a Bottle (1999)</text:p>
          </table:table-cell>
          <table:table-cell table:formula="of:=IF([.A933]=[.B93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recious (2009)/</text:p>
          </table:table-cell>
          <table:table-cell office:value-type="string">
            <text:p>/media/DISC01/OsMeusFilmes/Precious (2009)</text:p>
          </table:table-cell>
          <table:table-cell table:formula="of:=IF([.A934]=[.B93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Visitor (2007)/</text:p>
          </table:table-cell>
          <table:table-cell office:value-type="string">
            <text:p>/media/DISC01/OsMeusFilmes/The Visitor (2007)</text:p>
          </table:table-cell>
          <table:table-cell table:formula="of:=IF([.A935]=[.B93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Never Say Never Again (1983)/</text:p>
          </table:table-cell>
          <table:table-cell office:value-type="string">
            <text:p>/media/DISC01/OsMeusFilmes/Never Say Never Again (1983)</text:p>
          </table:table-cell>
          <table:table-cell table:formula="of:=IF([.A936]=[.B93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ad Lieutenant Port of Call - New Orleans (2009)/</text:p>
          </table:table-cell>
          <table:table-cell office:value-type="string">
            <text:p>/media/DISC01/OsMeusFilmes/The Bad Lieutenant Port of Call New Orleans (2009)</text:p>
          </table:table-cell>
          <table:table-cell table:formula="of:=IF([.A937]=[.B93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Outcast (2010)/</text:p>
          </table:table-cell>
          <table:table-cell office:value-type="string">
            <text:p>/media/DISC01/OsMeusFilmes/Outcast (2010)</text:p>
          </table:table-cell>
          <table:table-cell table:formula="of:=IF([.A938]=[.B93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erican Virgin (2009)/</text:p>
          </table:table-cell>
          <table:table-cell office:value-type="string">
            <text:p>/media/DISC01/OsMeusFilmes/American Virgin (2009)</text:p>
          </table:table-cell>
          <table:table-cell table:formula="of:=IF([.A939]=[.B93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Live And Let Die (1973)/</text:p>
          </table:table-cell>
          <table:table-cell office:value-type="string">
            <text:p>/media/DISC01/OsMeusFilmes/Live and Let Die (1973)</text:p>
          </table:table-cell>
          <table:table-cell table:formula="of:=IF([.A940]=[.B94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rréversible (2002)/</text:p>
          </table:table-cell>
          <table:table-cell office:value-type="string">
            <text:p>/media/DISC01/OsMeusFilmes/Irréversible (2002)</text:p>
          </table:table-cell>
          <table:table-cell table:formula="of:=IF([.A941]=[.B94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rom Night (2008)/</text:p>
          </table:table-cell>
          <table:table-cell office:value-type="string">
            <text:p>/media/DISC01/OsMeusFilmes/Prom Night (2008)</text:p>
          </table:table-cell>
          <table:table-cell table:formula="of:=IF([.A942]=[.B94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On Her Majestys Secret Service (1969)/</text:p>
          </table:table-cell>
          <table:table-cell office:value-type="string">
            <text:p>/media/DISC01/OsMeusFilmes/On Her Majesty's Secret Service (1969)</text:p>
          </table:table-cell>
          <table:table-cell table:formula="of:=IF([.A943]=[.B94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glourious Basterds (2009)/</text:p>
          </table:table-cell>
          <table:table-cell office:value-type="string">
            <text:p>/media/DISC01/OsMeusFilmes/Inglourious Basterds (2009)</text:p>
          </table:table-cell>
          <table:table-cell table:formula="of:=IF([.A944]=[.B94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trograde (2004)/</text:p>
          </table:table-cell>
          <table:table-cell office:value-type="string">
            <text:p>/media/DISC01/OsMeusFilmes/Retrograde (2005)</text:p>
          </table:table-cell>
          <table:table-cell table:formula="of:=IF([.A945]=[.B94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itman (2007)/</text:p>
          </table:table-cell>
          <table:table-cell office:value-type="string">
            <text:p>/media/DISC01/OsMeusFilmes/Hitman (2007)</text:p>
          </table:table-cell>
          <table:table-cell table:formula="of:=IF([.A946]=[.B94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lack Dahlia (2006)/</text:p>
          </table:table-cell>
          <table:table-cell office:value-type="string">
            <text:p>/media/DISC01/OsMeusFilmes/The Black Dahlia (2006)</text:p>
          </table:table-cell>
          <table:table-cell table:formula="of:=IF([.A947]=[.B94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hip It (2009)/</text:p>
          </table:table-cell>
          <table:table-cell office:value-type="string">
            <text:p>/media/DISC01/OsMeusFilmes/Whip It (2009)</text:p>
          </table:table-cell>
          <table:table-cell table:formula="of:=IF([.A948]=[.B94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7 Dresses (2008)/</text:p>
          </table:table-cell>
          <table:table-cell office:value-type="string">
            <text:p>/media/DISC01/OsMeusFilmes/27 Dresses (2008)</text:p>
          </table:table-cell>
          <table:table-cell table:formula="of:=IF([.A949]=[.B94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emors II Aftershocks (1996)/</text:p>
          </table:table-cell>
          <table:table-cell office:value-type="string">
            <text:p>/media/DISC01/OsMeusFilmes/Tremors II- Aftershocks (1996)</text:p>
          </table:table-cell>
          <table:table-cell table:formula="of:=IF([.A950]=[.B95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lindness (2008)/</text:p>
          </table:table-cell>
          <table:table-cell office:value-type="string">
            <text:p>/media/DISC01/OsMeusFilmes/Blindness (2008)</text:p>
          </table:table-cell>
          <table:table-cell table:formula="of:=IF([.A951]=[.B95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pycat (1995)/</text:p>
          </table:table-cell>
          <table:table-cell office:value-type="string">
            <text:p>/media/DISC01/OsMeusFilmes/Copycat (1995)</text:p>
          </table:table-cell>
          <table:table-cell table:formula="of:=IF([.A952]=[.B95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lls Out Gary the Tennis Coach (2009)/</text:p>
          </table:table-cell>
          <table:table-cell office:value-type="string">
            <text:p>/media/DISC01/OsMeusFilmes/Balls Out The Gary Houseman Story (2009)</text:p>
          </table:table-cell>
          <table:table-cell table:formula="of:=IF([.A953]=[.B95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rossing Over (2009)/</text:p>
          </table:table-cell>
          <table:table-cell office:value-type="string">
            <text:p>/media/DISC01/OsMeusFilmes/Crossing Over (2009)</text:p>
          </table:table-cell>
          <table:table-cell table:formula="of:=IF([.A954]=[.B95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ig Fan (2009)/</text:p>
          </table:table-cell>
          <table:table-cell office:value-type="string">
            <text:p>/media/DISC01/OsMeusFilmes/Big Fan (2009)</text:p>
          </table:table-cell>
          <table:table-cell table:formula="of:=IF([.A955]=[.B95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carface (1983)/</text:p>
          </table:table-cell>
          <table:table-cell office:value-type="string">
            <text:p>/media/DISC01/OsMeusFilmes/Scarface (1983)</text:p>
          </table:table-cell>
          <table:table-cell table:formula="of:=IF([.A956]=[.B95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ay The Earth Stood Still (2008)/</text:p>
          </table:table-cell>
          <table:table-cell office:value-type="string">
            <text:p>/media/DISC01/OsMeusFilmes/The Day the Earth Stood Still (2008)</text:p>
          </table:table-cell>
          <table:table-cell table:formula="of:=IF([.A957]=[.B95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ancer Upstairs (2002)/</text:p>
          </table:table-cell>
          <table:table-cell office:value-type="string">
            <text:p>/media/DISC01/OsMeusFilmes/The Dancer Upstairs (2002)</text:p>
          </table:table-cell>
          <table:table-cell table:formula="of:=IF([.A958]=[.B95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ercy (2009)/</text:p>
          </table:table-cell>
          <table:table-cell office:value-type="string">
            <text:p>/media/DISC01/OsMeusFilmes/Mercy (2010)</text:p>
          </table:table-cell>
          <table:table-cell table:formula="of:=IF([.A959]=[.B95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30 Days of Night (2007)/</text:p>
          </table:table-cell>
          <table:table-cell office:value-type="string">
            <text:p>/media/DISC01/OsMeusFilmes/30 Days of Night (2007)</text:p>
          </table:table-cell>
          <table:table-cell table:formula="of:=IF([.A960]=[.B96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ummer Lovers (1982)/</text:p>
          </table:table-cell>
          <table:table-cell office:value-type="string">
            <text:p>/media/DISC01/OsMeusFilmes/Summer Lovers (1982)</text:p>
          </table:table-cell>
          <table:table-cell table:formula="of:=IF([.A961]=[.B96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owulf (2007)/</text:p>
          </table:table-cell>
          <table:table-cell office:value-type="string">
            <text:p>/media/DISC01/OsMeusFilmes/Beowulf (2007)</text:p>
          </table:table-cell>
          <table:table-cell table:formula="of:=IF([.A962]=[.B96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las&amp;Bolinhos - O Regresso (2004)/</text:p>
          </table:table-cell>
          <table:table-cell office:value-type="string">
            <text:p>/media/DISC01/OsMeusFilmes/Balas&amp;amp;Bolinhos - O Regresso (2004)</text:p>
          </table:table-cell>
          <table:table-cell table:formula="of:=IF([.A963]=[.B96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on of the Mask (2005)/</text:p>
          </table:table-cell>
          <table:table-cell office:value-type="string">
            <text:p>/media/DISC01/OsMeusFilmes/Son of the Mask (2005)</text:p>
          </table:table-cell>
          <table:table-cell table:formula="of:=IF([.A964]=[.B96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uplex (2003)/</text:p>
          </table:table-cell>
          <table:table-cell office:value-type="string">
            <text:p>/media/DISC01/OsMeusFilmes/Duplex (2003)</text:p>
          </table:table-cell>
          <table:table-cell table:formula="of:=IF([.A965]=[.B96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A View To A Kill (1985)/</text:p>
          </table:table-cell>
          <table:table-cell office:value-type="string">
            <text:p>/media/DISC01/OsMeusFilmes/A View to a Kill (1985)</text:p>
          </table:table-cell>
          <table:table-cell table:formula="of:=IF([.A966]=[.B96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Invisible (2007)/</text:p>
          </table:table-cell>
          <table:table-cell office:value-type="string">
            <text:p>/media/DISC01/OsMeusFilmes/The Invisible (2007)</text:p>
          </table:table-cell>
          <table:table-cell table:formula="of:=IF([.A967]=[.B96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annah Montana The Movie (2009)/</text:p>
          </table:table-cell>
          <table:table-cell office:value-type="string">
            <text:p>/media/DISC01/OsMeusFilmes/Hannah Montana The Movie (2009)</text:p>
          </table:table-cell>
          <table:table-cell table:formula="of:=IF([.A968]=[.B96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00 Feet (2008)/</text:p>
          </table:table-cell>
          <table:table-cell office:value-type="string">
            <text:p>/media/DISC01/OsMeusFilmes/100 Feet (2008)</text:p>
          </table:table-cell>
          <table:table-cell table:formula="of:=IF([.A969]=[.B96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ansformers (2007)/</text:p>
          </table:table-cell>
          <table:table-cell office:value-type="string">
            <text:p>/media/DISC01/OsMeusFilmes/Transformers (2007)</text:p>
          </table:table-cell>
          <table:table-cell table:formula="of:=IF([.A970]=[.B97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ast Track No Limits (2008)/</text:p>
          </table:table-cell>
          <table:table-cell office:value-type="string">
            <text:p>/media/DISC01/OsMeusFilmes/Fast Track No Limits (2008)</text:p>
          </table:table-cell>
          <table:table-cell table:formula="of:=IF([.A971]=[.B97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ity of Angels (1998)/</text:p>
          </table:table-cell>
          <table:table-cell office:value-type="string">
            <text:p>/media/DISC01/OsMeusFilmes/City of Angels (1998)</text:p>
          </table:table-cell>
          <table:table-cell table:formula="of:=IF([.A972]=[.B97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echo (2008)/</text:p>
          </table:table-cell>
          <table:table-cell office:value-type="string">
            <text:p>/media/DISC01/OsMeusFilmes/Echo, The (2008)</text:p>
          </table:table-cell>
          <table:table-cell table:formula="of:=IF([.A973]=[.B97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atchmen (2009)/</text:p>
          </table:table-cell>
          <table:table-cell office:value-type="string">
            <text:p>/media/DISC01/OsMeusFilmes/The Watchmen (2009)</text:p>
          </table:table-cell>
          <table:table-cell table:formula="of:=IF([.A974]=[.B97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Naked Gun 33 and a Third (1994)/</text:p>
          </table:table-cell>
          <table:table-cell office:value-type="string">
            <text:p>/media/DISC01/OsMeusFilmes/Naked Gun 33 1/3 The Final Insult (1994)</text:p>
          </table:table-cell>
          <table:table-cell table:formula="of:=IF([.A975]=[.B97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eorias Nilton ao vivo (2005)/</text:p>
          </table:table-cell>
          <table:table-cell office:value-type="string">
            <text:p>/media/DISC01/OsMeusFilmes/Teorias - Niton ao Vivo (2005)</text:p>
          </table:table-cell>
          <table:table-cell table:formula="of:=IF([.A976]=[.B97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Midnight Meat Train (2008)/</text:p>
          </table:table-cell>
          <table:table-cell office:value-type="string">
            <text:p>/media/DISC01/OsMeusFilmes/The Midnight Meat Train (2008)</text:p>
          </table:table-cell>
          <table:table-cell table:formula="of:=IF([.A977]=[.B97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om yum goong (2005)/</text:p>
          </table:table-cell>
          <table:table-cell office:value-type="string">
            <text:p>/media/DISC01/OsMeusFilmes/Tom yum goong (2005)</text:p>
          </table:table-cell>
          <table:table-cell table:formula="of:=IF([.A978]=[.B97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y Mom's New Boyfriend (2008)/</text:p>
          </table:table-cell>
          <table:table-cell office:value-type="string">
            <text:p>/media/DISC01/OsMeusFilmes/My Mom's New Boyfriend (2008)</text:p>
          </table:table-cell>
          <table:table-cell table:formula="of:=IF([.A979]=[.B97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For Your Eyes Only (1981)/</text:p>
          </table:table-cell>
          <table:table-cell office:value-type="string">
            <text:p>/media/DISC01/OsMeusFilmes/For Your Eyes Only (1981)</text:p>
          </table:table-cell>
          <table:table-cell table:formula="of:=IF([.A980]=[.B98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host Town (2008)/</text:p>
          </table:table-cell>
          <table:table-cell office:value-type="string">
            <text:p>/media/DISC01/OsMeusFilmes/Ghost-Town (2008)</text:p>
          </table:table-cell>
          <table:table-cell table:formula="of:=IF([.A981]=[.B98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uerto Vallarta Squeeze (2004)/</text:p>
          </table:table-cell>
          <table:table-cell office:value-type="string">
            <text:p>/media/DISC01/OsMeusFilmes/Puerto Vallarta Squeeze (1900)</text:p>
          </table:table-cell>
          <table:table-cell table:formula="of:=IF([.A982]=[.B98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Tomorrow Never Dies (1997)/</text:p>
          </table:table-cell>
          <table:table-cell office:value-type="string">
            <text:p>/media/DISC01/OsMeusFilmes/Tomorrow Never Dies (1997)</text:p>
          </table:table-cell>
          <table:table-cell table:formula="of:=IF([.A983]=[.B98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illion Dollar Baby (2004)/</text:p>
          </table:table-cell>
          <table:table-cell office:value-type="string">
            <text:p>/media/DISC01/OsMeusFilmes/Million Dollar Baby (2004)</text:p>
          </table:table-cell>
          <table:table-cell table:formula="of:=IF([.A984]=[.B98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NYC Tornado Terror (2008)/</text:p>
          </table:table-cell>
          <table:table-cell office:value-type="string">
            <text:p>/media/DISC01/OsMeusFilmes/New York City Tornado Terror (2011)</text:p>
          </table:table-cell>
          <table:table-cell table:formula="of:=IF([.A985]=[.B98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ath Tunnel (2005)/</text:p>
          </table:table-cell>
          <table:table-cell office:value-type="string">
            <text:p>/media/DISC01/OsMeusFilmes/Death Tunnel (2006)</text:p>
          </table:table-cell>
          <table:table-cell table:formula="of:=IF([.A986]=[.B98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ig Bounce (2004)/</text:p>
          </table:table-cell>
          <table:table-cell office:value-type="string">
            <text:p>/media/DISC01/OsMeusFilmes/The Big Bounce (2004)</text:p>
          </table:table-cell>
          <table:table-cell table:formula="of:=IF([.A987]=[.B98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arlie's Angels Full Throttle (2003)/</text:p>
          </table:table-cell>
          <table:table-cell office:value-type="string">
            <text:p>/media/DISC01/OsMeusFilmes/Charlie's Angels Full Throttle (2003)</text:p>
          </table:table-cell>
          <table:table-cell table:formula="of:=IF([.A988]=[.B98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Naked Gun (1988)/</text:p>
          </table:table-cell>
          <table:table-cell office:value-type="string">
            <text:p>/media/DISC01/OsMeusFilmes/The Naked Gun (1988)</text:p>
          </table:table-cell>
          <table:table-cell table:formula="of:=IF([.A989]=[.B98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ception (2008)/</text:p>
          </table:table-cell>
          <table:table-cell office:value-type="string">
            <text:p>/media/DISC01/OsMeusFilmes/Deception (2008)</text:p>
          </table:table-cell>
          <table:table-cell table:formula="of:=IF([.A990]=[.B99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X-Men The Last Stand (2006)/</text:p>
          </table:table-cell>
          <table:table-cell office:value-type="string">
            <text:p>/media/DISC01/OsMeusFilmes/X-Men The Last Stand (2006)</text:p>
          </table:table-cell>
          <table:table-cell table:formula="of:=IF([.A991]=[.B99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Diamonds Are Forever (1971)/</text:p>
          </table:table-cell>
          <table:table-cell office:value-type="string">
            <text:p>/media/DISC01/OsMeusFilmes/Diamonds Are Forever (1971)</text:p>
          </table:table-cell>
          <table:table-cell table:formula="of:=IF([.A992]=[.B99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elon (2008)/</text:p>
          </table:table-cell>
          <table:table-cell office:value-type="string">
            <text:p>/media/DISC01/OsMeusFilmes/Felon (2008)</text:p>
          </table:table-cell>
          <table:table-cell table:formula="of:=IF([.A993]=[.B99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urning Plain (2008)/</text:p>
          </table:table-cell>
          <table:table-cell office:value-type="string">
            <text:p>/media/DISC01/OsMeusFilmes/The Burning Plain (2008)</text:p>
          </table:table-cell>
          <table:table-cell table:formula="of:=IF([.A994]=[.B99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biruman Kaichô shireinyu hen (1990)/</text:p>
          </table:table-cell>
          <table:table-cell office:value-type="string">
            <text:p>/media/DISC01/OsMeusFilmes/Devil Man - Volume 2 Demon Bird (1990)</text:p>
          </table:table-cell>
          <table:table-cell table:formula="of:=IF([.A995]=[.B99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vincible (2001)/</text:p>
          </table:table-cell>
          <table:table-cell office:value-type="string">
            <text:p>/media/DISC01/OsMeusFilmes/Invincible (2001)</text:p>
          </table:table-cell>
          <table:table-cell table:formula="of:=IF([.A996]=[.B99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lack Water (2007)/</text:p>
          </table:table-cell>
          <table:table-cell office:value-type="string">
            <text:p>/media/DISC01/OsMeusFilmes/Black Water (2008)</text:p>
          </table:table-cell>
          <table:table-cell table:formula="of:=IF([.A997]=[.B99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Godfather Part II (1974)/</text:p>
          </table:table-cell>
          <table:table-cell office:value-type="string">
            <text:p>/media/DISC01/OsMeusFilmes/The Godfather Part II (1974)</text:p>
          </table:table-cell>
          <table:table-cell table:formula="of:=IF([.A998]=[.B99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lash of Genius (2008)/</text:p>
          </table:table-cell>
          <table:table-cell office:value-type="string">
            <text:p>/media/DISC01/OsMeusFilmes/Flash of Genius (2008)</text:p>
          </table:table-cell>
          <table:table-cell table:formula="of:=IF([.A999]=[.B99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achel Getting Married (2008)/</text:p>
          </table:table-cell>
          <table:table-cell office:value-type="string">
            <text:p>/media/DISC01/OsMeusFilmes/Rachel Getting Married (2008)</text:p>
          </table:table-cell>
          <table:table-cell table:formula="of:=IF([.A1000]=[.B100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GoldenEye (1995)/</text:p>
          </table:table-cell>
          <table:table-cell office:value-type="string">
            <text:p>/media/DISC01/OsMeusFilmes/GoldenEye (1995)</text:p>
          </table:table-cell>
          <table:table-cell table:formula="of:=IF([.A1001]=[.B100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ntes que o mundo acabe (2009)/</text:p>
          </table:table-cell>
          <table:table-cell office:value-type="string">
            <text:p>/media/DISC01/OsMeusFilmes/Antes Que o Mundo Acabe (2009)</text:p>
          </table:table-cell>
          <table:table-cell table:formula="of:=IF([.A1002]=[.B100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ouching the Void (2003)/</text:p>
          </table:table-cell>
          <table:table-cell office:value-type="string">
            <text:p>/media/DISC01/OsMeusFilmes/Touching the Void (2003)</text:p>
          </table:table-cell>
          <table:table-cell table:formula="of:=IF([.A1003]=[.B100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ase 39 (2009)/</text:p>
          </table:table-cell>
          <table:table-cell office:value-type="string">
            <text:p>/media/DISC01/OsMeusFilmes/Case 39 (2009)</text:p>
          </table:table-cell>
          <table:table-cell table:formula="of:=IF([.A1004]=[.B100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ck the Halls (2006)/</text:p>
          </table:table-cell>
          <table:table-cell office:value-type="string">
            <text:p>/media/DISC01/OsMeusFilmes/Deck the Halls (2006)</text:p>
          </table:table-cell>
          <table:table-cell table:formula="of:=IF([.A1005]=[.B100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etal A Headbanger's Journey (2005)/</text:p>
          </table:table-cell>
          <table:table-cell office:value-type="string">
            <text:p>/media/DISC01/OsMeusFilmes/Metal A Headbanger's Journey (2006)</text:p>
          </table:table-cell>
          <table:table-cell table:formula="of:=IF([.A1006]=[.B100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Town Called Panic (2009)/</text:p>
          </table:table-cell>
          <table:table-cell office:value-type="string">
            <text:p>/media/DISC01/OsMeusFilmes/A town called panic (2009)</text:p>
          </table:table-cell>
          <table:table-cell table:formula="of:=IF([.A1007]=[.B100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Up In The Air (2009)/</text:p>
          </table:table-cell>
          <table:table-cell office:value-type="string">
            <text:p>/media/DISC01/OsMeusFilmes/Up in the Air (2009)</text:p>
          </table:table-cell>
          <table:table-cell table:formula="of:=IF([.A1008]=[.B100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oul Men (2008)/</text:p>
          </table:table-cell>
          <table:table-cell office:value-type="string">
            <text:p>/media/DISC01/OsMeusFilmes/Soul Men (2008)</text:p>
          </table:table-cell>
          <table:table-cell table:formula="of:=IF([.A1009]=[.B100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Year One (2009)/</text:p>
          </table:table-cell>
          <table:table-cell office:value-type="string">
            <text:p>/media/DISC01/OsMeusFilmes/Year One (2009)</text:p>
          </table:table-cell>
          <table:table-cell table:formula="of:=IF([.A1010]=[.B101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ouble Identity (2010)/</text:p>
          </table:table-cell>
          <table:table-cell office:value-type="string">
            <text:p>/media/DISC01/OsMeusFilmes/Double Identity (2009)</text:p>
          </table:table-cell>
          <table:table-cell table:formula="of:=IF([.A1011]=[.B101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enacious D in The Pick of Destiny (2006)/</text:p>
          </table:table-cell>
          <table:table-cell office:value-type="string">
            <text:p>/media/DISC01/OsMeusFilmes/Tenacious D in The Pick of Destiny (2005)</text:p>
          </table:table-cell>
          <table:table-cell table:formula="of:=IF([.A1012]=[.B101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utterfly Effect (2004)/</text:p>
          </table:table-cell>
          <table:table-cell office:value-type="string">
            <text:p>/media/DISC01/OsMeusFilmes/The Butterfly Effect (2004)</text:p>
          </table:table-cell>
          <table:table-cell table:formula="of:=IF([.A1013]=[.B101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abriel (2007)/</text:p>
          </table:table-cell>
          <table:table-cell office:value-type="string">
            <text:p>/media/DISC01/OsMeusFilmes/Gabriel (2007)</text:p>
          </table:table-cell>
          <table:table-cell table:formula="of:=IF([.A1014]=[.B101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yond Sherwood Forest (2009)/</text:p>
          </table:table-cell>
          <table:table-cell office:value-type="string">
            <text:p>/media/DISC01/OsMeusFilmes/Beyond Sherwood Forest (2009)</text:p>
          </table:table-cell>
          <table:table-cell table:formula="of:=IF([.A1015]=[.B101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aw Abiding Citizen (2009)/</text:p>
          </table:table-cell>
          <table:table-cell office:value-type="string">
            <text:p>/media/DISC01/OsMeusFilmes/Law Abiding Citizen (2009)</text:p>
          </table:table-cell>
          <table:table-cell table:formula="of:=IF([.A1016]=[.B101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You Only Live Twice (1967)/</text:p>
          </table:table-cell>
          <table:table-cell office:value-type="string">
            <text:p>/media/DISC01/OsMeusFilmes/You Only Live Twice (1967)</text:p>
          </table:table-cell>
          <table:table-cell table:formula="of:=IF([.A1017]=[.B101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ce Castles (2010)/</text:p>
          </table:table-cell>
          <table:table-cell office:value-type="string">
            <text:p>/media/DISC01/OsMeusFilmes/Ice Castles (2010)</text:p>
          </table:table-cell>
          <table:table-cell table:formula="of:=IF([.A1018]=[.B101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bandoned (2010)/</text:p>
          </table:table-cell>
          <table:table-cell office:value-type="string">
            <text:p>/media/DISC01/OsMeusFilmes/Abandoned (2010)</text:p>
          </table:table-cell>
          <table:table-cell table:formula="of:=IF([.A1019]=[.B101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egally Blondes (2009)/</text:p>
          </table:table-cell>
          <table:table-cell office:value-type="string">
            <text:p>/media/DISC01/OsMeusFilmes/Legally Blondes (2009)</text:p>
          </table:table-cell>
          <table:table-cell table:formula="of:=IF([.A1020]=[.B102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ildren of Men (2006)/</text:p>
          </table:table-cell>
          <table:table-cell office:value-type="string">
            <text:p>/media/DISC01/OsMeusFilmes/Children of Men (2006)</text:p>
          </table:table-cell>
          <table:table-cell table:formula="of:=IF([.A1021]=[.B102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ntact (1997)/</text:p>
          </table:table-cell>
          <table:table-cell office:value-type="string">
            <text:p>/media/DISC01/OsMeusFilmes/Contact (1997)</text:p>
          </table:table-cell>
          <table:table-cell table:formula="of:=IF([.A1022]=[.B102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Women (2008)/</text:p>
          </table:table-cell>
          <table:table-cell office:value-type="string">
            <text:p>/media/DISC01/OsMeusFilmes/The Women (2008)</text:p>
          </table:table-cell>
          <table:table-cell table:formula="of:=IF([.A1023]=[.B102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ucky You (2007)/</text:p>
          </table:table-cell>
          <table:table-cell office:value-type="string">
            <text:p>/media/DISC01/OsMeusFilmes/Lucky You (2007)</text:p>
          </table:table-cell>
          <table:table-cell table:formula="of:=IF([.A1024]=[.B102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our Brothers (2005)/</text:p>
          </table:table-cell>
          <table:table-cell office:value-type="string">
            <text:p>/media/DISC01/OsMeusFilmes/Four Brothers (2005)</text:p>
          </table:table-cell>
          <table:table-cell table:formula="of:=IF([.A1025]=[.B102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onella (1998)/</text:p>
          </table:table-cell>
          <table:table-cell office:value-type="string">
            <text:p>/media/DISC01/OsMeusFilmes/Monella (1998)</text:p>
          </table:table-cell>
          <table:table-cell table:formula="of:=IF([.A1026]=[.B102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pril Showers (2009)/</text:p>
          </table:table-cell>
          <table:table-cell office:value-type="string">
            <text:p>/media/DISC01/OsMeusFilmes/April Showers (2009)</text:p>
          </table:table-cell>
          <table:table-cell table:formula="of:=IF([.A1027]=[.B102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creamers The Hunting (2009)/</text:p>
          </table:table-cell>
          <table:table-cell office:value-type="string">
            <text:p>/media/DISC01/OsMeusFilmes/Screamers The Hunting (2009)</text:p>
          </table:table-cell>
          <table:table-cell table:formula="of:=IF([.A1028]=[.B102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ats &amp; Dogs The Revenge of Kitty Galore (2010)/</text:p>
          </table:table-cell>
          <table:table-cell office:value-type="string">
            <text:p>/media/DISC01/OsMeusFilmes/Cats and Dogs - The Revenge of Kitty Galore (2010)</text:p>
          </table:table-cell>
          <table:table-cell table:formula="of:=IF([.A1029]=[.B102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mma (1996)/</text:p>
          </table:table-cell>
          <table:table-cell office:value-type="string">
            <text:p>/media/DISC01/OsMeusFilmes/Emma (1996)</text:p>
          </table:table-cell>
          <table:table-cell table:formula="of:=IF([.A1030]=[.B103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asy Virtue (2008)/</text:p>
          </table:table-cell>
          <table:table-cell office:value-type="string">
            <text:p>/media/DISC01/OsMeusFilmes/Easy Virtue (2008)</text:p>
          </table:table-cell>
          <table:table-cell table:formula="of:=IF([.A1031]=[.B103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ahara (2005)/</text:p>
          </table:table-cell>
          <table:table-cell office:value-type="string">
            <text:p>/media/DISC01/OsMeusFilmes/Sahara (2005)</text:p>
          </table:table-cell>
          <table:table-cell table:formula="of:=IF([.A1032]=[.B103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rida (2002)/</text:p>
          </table:table-cell>
          <table:table-cell office:value-type="string">
            <text:p>/media/DISC01/OsMeusFilmes/Frida (2002)</text:p>
          </table:table-cell>
          <table:table-cell table:formula="of:=IF([.A1033]=[.B103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auty and The Briefcase (2010)/</text:p>
          </table:table-cell>
          <table:table-cell office:value-type="string">
            <text:p>/media/DISC01/OsMeusFilmes/Beauty &amp;amp; the Briefcase (2010)</text:p>
          </table:table-cell>
          <table:table-cell table:formula="of:=IF([.A1034]=[.B103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y Sisters Keeper (2009)/</text:p>
          </table:table-cell>
          <table:table-cell office:value-type="string">
            <text:p>/media/DISC01/OsMeusFilmes/My Sisters Keeper (2009)</text:p>
          </table:table-cell>
          <table:table-cell table:formula="of:=IF([.A1035]=[.B103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001 A Space Odyssey (2001)/</text:p>
          </table:table-cell>
          <table:table-cell office:value-type="string">
            <text:p>/media/DISC01/OsMeusFilmes/2001 A Space Odyssey (1968)</text:p>
          </table:table-cell>
          <table:table-cell table:formula="of:=IF([.A1036]=[.B103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scape to Witch Mountain (1975)/</text:p>
          </table:table-cell>
          <table:table-cell office:value-type="string">
            <text:p>/media/DISC01/OsMeusFilmes/Escape to Witch Mountain (1975)</text:p>
          </table:table-cell>
          <table:table-cell table:formula="of:=IF([.A1037]=[.B103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Prophet (2009)/</text:p>
          </table:table-cell>
          <table:table-cell office:value-type="string">
            <text:p>/media/DISC01/OsMeusFilmes/A Prophet (2009)</text:p>
          </table:table-cell>
          <table:table-cell table:formula="of:=IF([.A1038]=[.B103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.S I Love You (2007)/</text:p>
          </table:table-cell>
          <table:table-cell office:value-type="string">
            <text:p>/media/DISC01/OsMeusFilmes/P S I Love You (2007)</text:p>
          </table:table-cell>
          <table:table-cell table:formula="of:=IF([.A1039]=[.B103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chelor Party Vegas (2006)/</text:p>
          </table:table-cell>
          <table:table-cell office:value-type="string">
            <text:p>/media/DISC01/OsMeusFilmes/Bachelor Party Vegas (2007)</text:p>
          </table:table-cell>
          <table:table-cell table:formula="of:=IF([.A1040]=[.B104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aybreakers (2009)/</text:p>
          </table:table-cell>
          <table:table-cell office:value-type="string">
            <text:p>/media/DISC01/OsMeusFilmes/Daybreakers (2009)</text:p>
          </table:table-cell>
          <table:table-cell table:formula="of:=IF([.A1041]=[.B104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ymelife (2008)/</text:p>
          </table:table-cell>
          <table:table-cell office:value-type="string">
            <text:p>/media/DISC01/OsMeusFilmes/Lymelife (2008)</text:p>
          </table:table-cell>
          <table:table-cell table:formula="of:=IF([.A1042]=[.B104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ep Brothers (2008)/</text:p>
          </table:table-cell>
          <table:table-cell office:value-type="string">
            <text:p>/media/DISC01/OsMeusFilmes/Step Brothers (2008)</text:p>
          </table:table-cell>
          <table:table-cell table:formula="of:=IF([.A1043]=[.B104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by Mama (2008)/</text:p>
          </table:table-cell>
          <table:table-cell office:value-type="string">
            <text:p>/media/DISC01/OsMeusFilmes/Baby Mama (2008)</text:p>
          </table:table-cell>
          <table:table-cell table:formula="of:=IF([.A1044]=[.B104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omp the Yard 2 Homecoming (2010)/</text:p>
          </table:table-cell>
          <table:table-cell office:value-type="string">
            <text:p>/media/DISC01/OsMeusFilmes/Stomp the Yard 2 Homecoming (2010)</text:p>
          </table:table-cell>
          <table:table-cell table:formula="of:=IF([.A1045]=[.B104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rank (2006)/</text:p>
          </table:table-cell>
          <table:table-cell office:value-type="string">
            <text:p>/media/DISC01/OsMeusFilmes/Crank (2006)</text:p>
          </table:table-cell>
          <table:table-cell table:formula="of:=IF([.A1046]=[.B104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ssassination of a High School President (2008)/</text:p>
          </table:table-cell>
          <table:table-cell office:value-type="string">
            <text:p>/media/DISC01/OsMeusFilmes/Assassination of a High School President (2008)</text:p>
          </table:table-cell>
          <table:table-cell table:formula="of:=IF([.A1047]=[.B104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iley's Billions (2005)/</text:p>
          </table:table-cell>
          <table:table-cell office:value-type="string">
            <text:p>/media/DISC01/OsMeusFilmes/30 Days of Night (2007)</text:p>
          </table:table-cell>
          <table:table-cell table:formula="of:=IF([.A1048]=[.B104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legy (2008)/</text:p>
          </table:table-cell>
          <table:table-cell office:value-type="string">
            <text:p>/media/DISC01/OsMeusFilmes/Elegy (2008)</text:p>
          </table:table-cell>
          <table:table-cell table:formula="of:=IF([.A1049]=[.B104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nger Management (2003)/</text:p>
          </table:table-cell>
          <table:table-cell office:value-type="string">
            <text:p>/media/DISC01/OsMeusFilmes/Anger Management (2003)</text:p>
          </table:table-cell>
          <table:table-cell table:formula="of:=IF([.A1050]=[.B105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ay After Tomorrow (2004)/</text:p>
          </table:table-cell>
          <table:table-cell office:value-type="string">
            <text:p>/media/DISC01/OsMeusFilmes/The Day After Tomorrow (2004)</text:p>
          </table:table-cell>
          <table:table-cell table:formula="of:=IF([.A1051]=[.B105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ush (2009)/</text:p>
          </table:table-cell>
          <table:table-cell office:value-type="string">
            <text:p>/media/DISC01/OsMeusFilmes/Push (2009)</text:p>
          </table:table-cell>
          <table:table-cell table:formula="of:=IF([.A1052]=[.B105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enturion (2010)/</text:p>
          </table:table-cell>
          <table:table-cell office:value-type="string">
            <text:p>/media/DISC01/OsMeusFilmes/Centurion (2010)</text:p>
          </table:table-cell>
          <table:table-cell table:formula="of:=IF([.A1053]=[.B105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Rookie (2002)/</text:p>
          </table:table-cell>
          <table:table-cell office:value-type="string">
            <text:p>/media/DISC01/OsMeusFilmes/The Rookie (2002)</text:p>
          </table:table-cell>
          <table:table-cell table:formula="of:=IF([.A1054]=[.B105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ead Girl (2006)/</text:p>
          </table:table-cell>
          <table:table-cell office:value-type="string">
            <text:p>/media/DISC01/OsMeusFilmes/The Dead Girl (2006)</text:p>
          </table:table-cell>
          <table:table-cell table:formula="of:=IF([.A1055]=[.B105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aranormal Activity (2007)/</text:p>
          </table:table-cell>
          <table:table-cell office:value-type="string">
            <text:p>/media/DISC01/OsMeusFilmes/Paranormal Activity (2007)</text:p>
          </table:table-cell>
          <table:table-cell table:formula="of:=IF([.A1056]=[.B105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Quantum of Solace (2008)/</text:p>
          </table:table-cell>
          <table:table-cell office:value-type="string">
            <text:p>/media/DISC01/OsMeusFilmes/Quantum of Solace (2008)</text:p>
          </table:table-cell>
          <table:table-cell table:formula="of:=IF([.A1057]=[.B105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to Temptation (2009)/</text:p>
          </table:table-cell>
          <table:table-cell office:value-type="string">
            <text:p>/media/DISC01/OsMeusFilmes/Into Temptation (2009)</text:p>
          </table:table-cell>
          <table:table-cell table:formula="of:=IF([.A1058]=[.B105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own Creek (2009)/</text:p>
          </table:table-cell>
          <table:table-cell office:value-type="string">
            <text:p>/media/DISC01/OsMeusFilmes/Town Creek (2009)</text:p>
          </table:table-cell>
          <table:table-cell table:formula="of:=IF([.A1059]=[.B105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30 Days Until I'm Famous (2004)/</text:p>
          </table:table-cell>
          <table:table-cell office:value-type="string">
            <text:p>/media/DISC01/OsMeusFilmes/30 Days Until I'm Famous (2004)</text:p>
          </table:table-cell>
          <table:table-cell table:formula="of:=IF([.A1060]=[.B106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hiver (2008)/</text:p>
          </table:table-cell>
          <table:table-cell office:value-type="string">
            <text:p>/media/DISC01/OsMeusFilmes/Shiver (2008)</text:p>
          </table:table-cell>
          <table:table-cell table:formula="of:=IF([.A1061]=[.B106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hale Rider (2002)/</text:p>
          </table:table-cell>
          <table:table-cell office:value-type="string">
            <text:p>/media/DISC01/OsMeusFilmes/Whale Rider (2002)</text:p>
          </table:table-cell>
          <table:table-cell table:formula="of:=IF([.A1062]=[.B106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lue (2009)/</text:p>
          </table:table-cell>
          <table:table-cell office:value-type="string">
            <text:p>/media/DISC01/OsMeusFilmes/Blue (2009)</text:p>
          </table:table-cell>
          <table:table-cell table:formula="of:=IF([.A1063]=[.B106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Oceans Twelve (2004)/</text:p>
          </table:table-cell>
          <table:table-cell office:value-type="string">
            <text:p>/media/DISC01/OsMeusFilmes/Ocean's Twelve (2004)</text:p>
          </table:table-cell>
          <table:table-cell table:formula="of:=IF([.A1064]=[.B106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Incredible Hulk (2008)/</text:p>
          </table:table-cell>
          <table:table-cell office:value-type="string">
            <text:p>/media/DISC01/OsMeusFilmes/The Incredible Hulk (2008)</text:p>
          </table:table-cell>
          <table:table-cell table:formula="of:=IF([.A1065]=[.B106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Horsemen (2009)/</text:p>
          </table:table-cell>
          <table:table-cell office:value-type="string">
            <text:p>/media/DISC01/OsMeusFilmes/Horsemen (2009)</text:p>
          </table:table-cell>
          <table:table-cell table:formula="of:=IF([.A1066]=[.B106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ate Night (2010)/</text:p>
          </table:table-cell>
          <table:table-cell office:value-type="string">
            <text:p>/media/DISC01/OsMeusFilmes/Date Night (2010)</text:p>
          </table:table-cell>
          <table:table-cell table:formula="of:=IF([.A1067]=[.B106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ick´r Treat (2008)/</text:p>
          </table:table-cell>
          <table:table-cell office:value-type="string">
            <text:p>/media/DISC01/OsMeusFilmes/Trick 'r Treat (2007)</text:p>
          </table:table-cell>
          <table:table-cell table:formula="of:=IF([.A1068]=[.B106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gora (2009)/</text:p>
          </table:table-cell>
          <table:table-cell office:value-type="string">
            <text:p>/media/DISC01/OsMeusFilmes/Agora (2009)</text:p>
          </table:table-cell>
          <table:table-cell table:formula="of:=IF([.A1069]=[.B106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razy on the Outside (2010)/</text:p>
          </table:table-cell>
          <table:table-cell office:value-type="string">
            <text:p>/media/DISC01/OsMeusFilmes/Crazy On the Outside (2010)</text:p>
          </table:table-cell>
          <table:table-cell table:formula="of:=IF([.A1070]=[.B107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Fourth Kind (2009)/</text:p>
          </table:table-cell>
          <table:table-cell office:value-type="string">
            <text:p>/media/DISC01/OsMeusFilmes/The Fourth Kind (2009)</text:p>
          </table:table-cell>
          <table:table-cell table:formula="of:=IF([.A1071]=[.B107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Xanadu (1980)/</text:p>
          </table:table-cell>
          <table:table-cell office:value-type="string">
            <text:p>/media/DISC01/OsMeusFilmes/Xanadu (1980)</text:p>
          </table:table-cell>
          <table:table-cell table:formula="of:=IF([.A1072]=[.B107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Taking of Pelham 1 2 3 (2009)/</text:p>
          </table:table-cell>
          <table:table-cell office:value-type="string">
            <text:p>/media/DISC01/OsMeusFilmes/The Taking of Pelham 1 2 3 (2009)</text:p>
          </table:table-cell>
          <table:table-cell table:formula="of:=IF([.A1073]=[.B107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ride and Glory (2008)/</text:p>
          </table:table-cell>
          <table:table-cell office:value-type="string">
            <text:p>/media/DISC01/OsMeusFilmes/Pride and Glory (2008)</text:p>
          </table:table-cell>
          <table:table-cell table:formula="of:=IF([.A1074]=[.B107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$9.99 (2008)/</text:p>
          </table:table-cell>
          <table:table-cell office:value-type="string">
            <text:p>/media/DISC01/OsMeusFilmes/$9.99 (2009)</text:p>
          </table:table-cell>
          <table:table-cell table:formula="of:=IF([.A1075]=[.B107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ngkok Dangerous (2008)/</text:p>
          </table:table-cell>
          <table:table-cell office:value-type="string">
            <text:p>/media/DISC01/OsMeusFilmes/Bangkok Dangerous (2008)</text:p>
          </table:table-cell>
          <table:table-cell table:formula="of:=IF([.A1076]=[.B107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ady Or Not (2009)/</text:p>
          </table:table-cell>
          <table:table-cell office:value-type="string">
            <text:p>/media/DISC01/OsMeusFilmes/Ready or Not (2009)</text:p>
          </table:table-cell>
          <table:table-cell table:formula="of:=IF([.A1077]=[.B107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ow to Lose Friends &amp; Alienate People (2008)/</text:p>
          </table:table-cell>
          <table:table-cell office:value-type="string">
            <text:p>/media/DISC01/OsMeusFilmes/How to Lose Friends and Alienate People (2008)</text:p>
          </table:table-cell>
          <table:table-cell table:formula="of:=IF([.A1078]=[.B107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y Best Friend's Girl (2008)/</text:p>
          </table:table-cell>
          <table:table-cell office:value-type="string">
            <text:p>/media/DISC01/OsMeusFilmes/My Best Friend's Girl (2008)</text:p>
          </table:table-cell>
          <table:table-cell table:formula="of:=IF([.A1079]=[.B107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You Don't Mess With The Zohan (2008)/</text:p>
          </table:table-cell>
          <table:table-cell office:value-type="string">
            <text:p>/media/DISC01/OsMeusFilmes/You Don't Mess with the Zohan (2008)</text:p>
          </table:table-cell>
          <table:table-cell table:formula="of:=IF([.A1080]=[.B108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ath Sentence (2007)/</text:p>
          </table:table-cell>
          <table:table-cell office:value-type="string">
            <text:p>/media/DISC01/OsMeusFilmes/Death Sentence (2007)</text:p>
          </table:table-cell>
          <table:table-cell table:formula="of:=IF([.A1081]=[.B108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antage Point (2008)/</text:p>
          </table:table-cell>
          <table:table-cell office:value-type="string">
            <text:p>/media/DISC01/OsMeusFilmes/Vantage Point (2008)</text:p>
          </table:table-cell>
          <table:table-cell table:formula="of:=IF([.A1082]=[.B108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Sentinel (2006)/</text:p>
          </table:table-cell>
          <table:table-cell office:value-type="string">
            <text:p>/media/DISC01/OsMeusFilmes/The Sentinel (2006)</text:p>
          </table:table-cell>
          <table:table-cell table:formula="of:=IF([.A1083]=[.B108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antastic Mr. Fox (2009)/</text:p>
          </table:table-cell>
          <table:table-cell office:value-type="string">
            <text:p>/media/DISC01/OsMeusFilmes/Fantastic Mr. Fox (2009)</text:p>
          </table:table-cell>
          <table:table-cell table:formula="of:=IF([.A1084]=[.B108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 Fast 2 Furious (2003)/</text:p>
          </table:table-cell>
          <table:table-cell office:value-type="string">
            <text:p>/media/DISC01/OsMeusFilmes/2 Fast 2 Furious (2003)</text:p>
          </table:table-cell>
          <table:table-cell table:formula="of:=IF([.A1085]=[.B108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Perfect Storm (2000)/</text:p>
          </table:table-cell>
          <table:table-cell office:value-type="string">
            <text:p>/media/DISC01/OsMeusFilmes/The Perfect Storm (2000)</text:p>
          </table:table-cell>
          <table:table-cell table:formula="of:=IF([.A1086]=[.B108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oison Ivy The Secret Society (2008)/</text:p>
          </table:table-cell>
          <table:table-cell office:value-type="string">
            <text:p>/media/DISC01/OsMeusFilmes/Poison Ivy The Secret Society (2008)</text:p>
          </table:table-cell>
          <table:table-cell table:formula="of:=IF([.A1087]=[.B108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hosts of Girlfriends Past (2009)/</text:p>
          </table:table-cell>
          <table:table-cell office:value-type="string">
            <text:p>/media/DISC01/OsMeusFilmes/Ghosts of Girlfriends Past (2009)</text:p>
          </table:table-cell>
          <table:table-cell table:formula="of:=IF([.A1088]=[.B108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ass (2008)/</text:p>
          </table:table-cell>
          <table:table-cell office:value-type="string">
            <text:p>/media/DISC01/OsMeusFilmes/Cass (2008)</text:p>
          </table:table-cell>
          <table:table-cell table:formula="of:=IF([.A1089]=[.B108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hat Doesn't Kill You (2008)/</text:p>
          </table:table-cell>
          <table:table-cell office:value-type="string">
            <text:p>/media/DISC01/OsMeusFilmes/What Doesn't Kill You (2008)</text:p>
          </table:table-cell>
          <table:table-cell table:formula="of:=IF([.A1090]=[.B109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iario de una Ninfómana (2008)/</text:p>
          </table:table-cell>
          <table:table-cell office:value-type="string">
            <text:p>/media/DISC01/OsMeusFilmes/Diary of a Nymphomaniac (2008)</text:p>
          </table:table-cell>
          <table:table-cell table:formula="of:=IF([.A1091]=[.B109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New Guy (2002)/</text:p>
          </table:table-cell>
          <table:table-cell office:value-type="string">
            <text:p>/media/DISC01/OsMeusFilmes/The New Guy (2002)</text:p>
          </table:table-cell>
          <table:table-cell table:formula="of:=IF([.A1092]=[.B109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ole Models (2008)/</text:p>
          </table:table-cell>
          <table:table-cell office:value-type="string">
            <text:p>/media/DISC01/OsMeusFilmes/Role Models (2008)</text:p>
          </table:table-cell>
          <table:table-cell table:formula="of:=IF([.A1093]=[.B109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ie With Me (2005)/</text:p>
          </table:table-cell>
          <table:table-cell office:value-type="string">
            <text:p>/media/DISC01/OsMeusFilmes/Lie with Me (2005)</text:p>
          </table:table-cell>
          <table:table-cell table:formula="of:=IF([.A1094]=[.B109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en Inch Hero (2007)/</text:p>
          </table:table-cell>
          <table:table-cell office:value-type="string">
            <text:p>/media/DISC01/OsMeusFilmes/Ten Inch Hero (2007)</text:p>
          </table:table-cell>
          <table:table-cell table:formula="of:=IF([.A1095]=[.B109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edding Crashers (2005)/</text:p>
          </table:table-cell>
          <table:table-cell office:value-type="string">
            <text:p>/media/DISC01/OsMeusFilmes/Wedding Crashers (2005)</text:p>
          </table:table-cell>
          <table:table-cell table:formula="of:=IF([.A1096]=[.B109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Licence To Kill (1989)/</text:p>
          </table:table-cell>
          <table:table-cell office:value-type="string">
            <text:p>/media/DISC01/OsMeusFilmes/Licence to Kill (1989)</text:p>
          </table:table-cell>
          <table:table-cell table:formula="of:=IF([.A1097]=[.B109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lexander (2004)/</text:p>
          </table:table-cell>
          <table:table-cell office:value-type="string">
            <text:p>/media/DISC01/OsMeusFilmes/Alexander (2004)</text:p>
          </table:table-cell>
          <table:table-cell table:formula="of:=IF([.A1098]=[.B109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d Lieutenant (2009)/</text:p>
          </table:table-cell>
          <table:table-cell office:value-type="string">
            <text:p>/media/DISC01/OsMeusFilmes/Bad Lieutenant (2009)</text:p>
          </table:table-cell>
          <table:table-cell table:formula="of:=IF([.A1099]=[.B109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ran Torino (2008)/</text:p>
          </table:table-cell>
          <table:table-cell office:value-type="string">
            <text:p>/media/DISC01/OsMeusFilmes/Gran Torino (2008)</text:p>
          </table:table-cell>
          <table:table-cell table:formula="of:=IF([.A1100]=[.B110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verly Hills Chihuahua (2008)/</text:p>
          </table:table-cell>
          <table:table-cell office:value-type="string">
            <text:p>/media/DISC01/OsMeusFilmes/Beverly Hills Chihuahua (2008)</text:p>
          </table:table-cell>
          <table:table-cell table:formula="of:=IF([.A1101]=[.B110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uchess (2008)/</text:p>
          </table:table-cell>
          <table:table-cell office:value-type="string">
            <text:p>/media/DISC01/OsMeusFilmes/The Duchess (2008)</text:p>
          </table:table-cell>
          <table:table-cell table:formula="of:=IF([.A1102]=[.B110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all Street 2 - Money Never Sleeps (2010)/</text:p>
          </table:table-cell>
          <table:table-cell office:value-type="string">
            <text:p>/media/DISC01/OsMeusFilmes/Wall Street Money Never Sleeps (2010)</text:p>
          </table:table-cell>
          <table:table-cell table:formula="of:=IF([.A1103]=[.B110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astern Promises (2007)/</text:p>
          </table:table-cell>
          <table:table-cell office:value-type="string">
            <text:p>/media/DISC01/OsMeusFilmes/Eastern Promises (2007)</text:p>
          </table:table-cell>
          <table:table-cell table:formula="of:=IF([.A1104]=[.B110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aid in full (2002)/</text:p>
          </table:table-cell>
          <table:table-cell office:value-type="string">
            <text:p>/media/DISC01/OsMeusFilmes/Paid in Full (2002)</text:p>
          </table:table-cell>
          <table:table-cell table:formula="of:=IF([.A1105]=[.B110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5 Minutes (2001)/</text:p>
          </table:table-cell>
          <table:table-cell office:value-type="string">
            <text:p>/media/DISC01/OsMeusFilmes/15 Minutes (2001)</text:p>
          </table:table-cell>
          <table:table-cell table:formula="of:=IF([.A1106]=[.B110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aising Helen (2004)/</text:p>
          </table:table-cell>
          <table:table-cell office:value-type="string">
            <text:p>/media/DISC01/OsMeusFilmes/Raising Helen (2004)</text:p>
          </table:table-cell>
          <table:table-cell table:formula="of:=IF([.A1107]=[.B110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9th Company (2005)/</text:p>
          </table:table-cell>
          <table:table-cell office:value-type="string">
            <text:p>/media/DISC01/OsMeusFilmes/9th Company (2006)</text:p>
          </table:table-cell>
          <table:table-cell table:formula="of:=IF([.A1108]=[.B110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ride Wars (2009)/</text:p>
          </table:table-cell>
          <table:table-cell office:value-type="string">
            <text:p>/media/DISC01/OsMeusFilmes/Bride Wars (2009)</text:p>
          </table:table-cell>
          <table:table-cell table:formula="of:=IF([.A1109]=[.B110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Pleasure of Your Company (2006)/</text:p>
          </table:table-cell>
          <table:table-cell office:value-type="string">
            <text:p>/media/DISC01/OsMeusFilmes/The Pleasure of Your Company (2006)</text:p>
          </table:table-cell>
          <table:table-cell table:formula="of:=IF([.A1110]=[.B111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now Cake (2006)/</text:p>
          </table:table-cell>
          <table:table-cell office:value-type="string">
            <text:p>/media/DISC01/OsMeusFilmes/Snow Cake (2006)</text:p>
          </table:table-cell>
          <table:table-cell table:formula="of:=IF([.A1111]=[.B111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1 (2008)/</text:p>
          </table:table-cell>
          <table:table-cell office:value-type="string">
            <text:p>/media/DISC01/OsMeusFilmes/21 (2008)</text:p>
          </table:table-cell>
          <table:table-cell table:formula="of:=IF([.A1112]=[.B111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lubbed (2008)/</text:p>
          </table:table-cell>
          <table:table-cell office:value-type="string">
            <text:p>/media/DISC01/OsMeusFilmes/Clubbed (2008)</text:p>
          </table:table-cell>
          <table:table-cell table:formula="of:=IF([.A1113]=[.B111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Zack and Miri Make a Porno (2008)/</text:p>
          </table:table-cell>
          <table:table-cell office:value-type="string">
            <text:p>/media/DISC01/OsMeusFilmes/Zack and Miri Make a Porno (2008)</text:p>
          </table:table-cell>
          <table:table-cell table:formula="of:=IF([.A1114]=[.B111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ame (1980)/</text:p>
          </table:table-cell>
          <table:table-cell office:value-type="string">
            <text:p>/media/DISC01/OsMeusFilmes/Fame (1980)</text:p>
          </table:table-cell>
          <table:table-cell table:formula="of:=IF([.A1115]=[.B111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right Young Things (2003)/</text:p>
          </table:table-cell>
          <table:table-cell office:value-type="string">
            <text:p>/media/DISC01/OsMeusFilmes/Bright Young Things (2003)</text:p>
          </table:table-cell>
          <table:table-cell table:formula="of:=IF([.A1116]=[.B111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elcome Home, Roscoe Jenkins (2008)/</text:p>
          </table:table-cell>
          <table:table-cell office:value-type="string">
            <text:p>/media/DISC01/OsMeusFilmes/Welcome Home, Roscoe Jenkins (2008)</text:p>
          </table:table-cell>
          <table:table-cell table:formula="of:=IF([.A1117]=[.B111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igerland (2000)/</text:p>
          </table:table-cell>
          <table:table-cell office:value-type="string">
            <text:p>/media/DISC01/OsMeusFilmes/Tigerland (2000)</text:p>
          </table:table-cell>
          <table:table-cell table:formula="of:=IF([.A1118]=[.B111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ex and Lies in Sin City (2009)/</text:p>
          </table:table-cell>
          <table:table-cell office:value-type="string">
            <text:p>/media/DISC01/OsMeusFilmes/Sex and Lies in Sin City (2008)</text:p>
          </table:table-cell>
          <table:table-cell table:formula="of:=IF([.A1119]=[.B111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0,000 BC (2008)/</text:p>
          </table:table-cell>
          <table:table-cell office:value-type="string">
            <text:p>/media/DISC01/OsMeusFilmes/10,000 BC (2008)</text:p>
          </table:table-cell>
          <table:table-cell table:formula="of:=IF([.A1120]=[.B112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Ex (2006)/</text:p>
          </table:table-cell>
          <table:table-cell office:value-type="string">
            <text:p>/media/DISC01/OsMeusFilmes/The Ex (2010)</text:p>
          </table:table-cell>
          <table:table-cell table:formula="of:=IF([.A1121]=[.B112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uey (2003)/</text:p>
          </table:table-cell>
          <table:table-cell office:value-type="string">
            <text:p>/media/DISC01/OsMeusFilmes/Stuey (2003)</text:p>
          </table:table-cell>
          <table:table-cell table:formula="of:=IF([.A1122]=[.B112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a Femme Nikita (1990)/</text:p>
          </table:table-cell>
          <table:table-cell office:value-type="string">
            <text:p>/media/DISC01/OsMeusFilmes/La Femme Nikita (1990)</text:p>
          </table:table-cell>
          <table:table-cell table:formula="of:=IF([.A1123]=[.B112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 Am Legend (2007)/</text:p>
          </table:table-cell>
          <table:table-cell office:value-type="string">
            <text:p>/media/DISC01/OsMeusFilmes/I Am Legend (2007)</text:p>
          </table:table-cell>
          <table:table-cell table:formula="of:=IF([.A1124]=[.B112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arlotte's Web (2006)/</text:p>
          </table:table-cell>
          <table:table-cell office:value-type="string">
            <text:p>/media/DISC01/OsMeusFilmes/Charlotte's Web (2006)</text:p>
          </table:table-cell>
          <table:table-cell table:formula="of:=IF([.A1125]=[.B112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naconda 4 Trail Of Blood (2009)/</text:p>
          </table:table-cell>
          <table:table-cell office:value-type="string">
            <text:p>/media/DISC01/OsMeusFilmes/Anaconda 4 Trail of Blood (2009)</text:p>
          </table:table-cell>
          <table:table-cell table:formula="of:=IF([.A1126]=[.B112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orgetting Sarah Marshall (2008)/</text:p>
          </table:table-cell>
          <table:table-cell office:value-type="string">
            <text:p>/media/DISC01/OsMeusFilmes/Forgetting Sarah Marshall (2008)</text:p>
          </table:table-cell>
          <table:table-cell table:formula="of:=IF([.A1127]=[.B112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ax Payne (2008)/</text:p>
          </table:table-cell>
          <table:table-cell office:value-type="string">
            <text:p>/media/DISC01/OsMeusFilmes/Max Payne (2008)</text:p>
          </table:table-cell>
          <table:table-cell table:formula="of:=IF([.A1128]=[.B112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Jumper (2008)/</text:p>
          </table:table-cell>
          <table:table-cell office:value-type="string">
            <text:p>/media/DISC01/OsMeusFilmes/Jumper (2008)</text:p>
          </table:table-cell>
          <table:table-cell table:formula="of:=IF([.A1129]=[.B112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nlieue 13 - Ultimatum (2009)/</text:p>
          </table:table-cell>
          <table:table-cell office:value-type="string">
            <text:p>/media/DISC01/OsMeusFilmes/Banlieue 13 - Ultimatum (2009)</text:p>
          </table:table-cell>
          <table:table-cell table:formula="of:=IF([.A1130]=[.B113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eatherheads (2008)/</text:p>
          </table:table-cell>
          <table:table-cell office:value-type="string">
            <text:p>/media/DISC01/OsMeusFilmes/Leatherheads (2008)</text:p>
          </table:table-cell>
          <table:table-cell table:formula="of:=IF([.A1131]=[.B113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ampires Suck (2010)/</text:p>
          </table:table-cell>
          <table:table-cell office:value-type="string">
            <text:p>/media/DISC01/OsMeusFilmes/Vampires Suck (2010)</text:p>
          </table:table-cell>
          <table:table-cell table:formula="of:=IF([.A1132]=[.B113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New Moon (2009)/</text:p>
          </table:table-cell>
          <table:table-cell office:value-type="string">
            <text:p>/media/DISC01/OsMeusFilmes/New Moon (2009)</text:p>
          </table:table-cell>
          <table:table-cell table:formula="of:=IF([.A1133]=[.B113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mpact Point (2008)/</text:p>
          </table:table-cell>
          <table:table-cell office:value-type="string">
            <text:p>/media/DISC01/OsMeusFilmes/Impact Point (2008)</text:p>
          </table:table-cell>
          <table:table-cell table:formula="of:=IF([.A1134]=[.B113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ove Hurts (2009)/</text:p>
          </table:table-cell>
          <table:table-cell office:value-type="string">
            <text:p>/media/DISC01/OsMeusFilmes/Love Hurts (2009)</text:p>
          </table:table-cell>
          <table:table-cell table:formula="of:=IF([.A1135]=[.B113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Untraceable (2008)/</text:p>
          </table:table-cell>
          <table:table-cell office:value-type="string">
            <text:p>/media/DISC01/OsMeusFilmes/Untraceable (2008)</text:p>
          </table:table-cell>
          <table:table-cell table:formula="of:=IF([.A1136]=[.B113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et the right one in (2008)/</text:p>
          </table:table-cell>
          <table:table-cell office:value-type="string">
            <text:p>/media/DISC01/OsMeusFilmes/Let The Right One In (2008)</text:p>
          </table:table-cell>
          <table:table-cell table:formula="of:=IF([.A1137]=[.B113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 Days in Paris (2007)/</text:p>
          </table:table-cell>
          <table:table-cell office:value-type="string">
            <text:p>/media/DISC01/OsMeusFilmes/2 Days In Paris (2007)</text:p>
          </table:table-cell>
          <table:table-cell table:formula="of:=IF([.A1138]=[.B113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mokin Aces (2007)/</text:p>
          </table:table-cell>
          <table:table-cell office:value-type="string">
            <text:p>/media/DISC01/OsMeusFilmes/Smokin' Aces (2006)</text:p>
          </table:table-cell>
          <table:table-cell table:formula="of:=IF([.A1139]=[.B113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ar Crossed (2009)/</text:p>
          </table:table-cell>
          <table:table-cell office:value-type="string">
            <text:p>/media/DISC01/OsMeusFilmes/Star Crossed (2009)</text:p>
          </table:table-cell>
          <table:table-cell table:formula="of:=IF([.A1140]=[.B114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aria´s Lovers (1984)/</text:p>
          </table:table-cell>
          <table:table-cell office:value-type="string">
            <text:p>/media/DISC01/OsMeusFilmes/Maria's Lovers (1984)</text:p>
          </table:table-cell>
          <table:table-cell table:formula="of:=IF([.A1141]=[.B114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count (2008)/</text:p>
          </table:table-cell>
          <table:table-cell office:value-type="string">
            <text:p>/media/DISC01/OsMeusFilmes/Recount (2008)</text:p>
          </table:table-cell>
          <table:table-cell table:formula="of:=IF([.A1142]=[.B114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Octopussy (1983)/</text:p>
          </table:table-cell>
          <table:table-cell office:value-type="string">
            <text:p>/media/DISC01/OsMeusFilmes/Octopussy (1983)</text:p>
          </table:table-cell>
          <table:table-cell table:formula="of:=IF([.A1143]=[.B114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ast Chance Harvey (2008)/</text:p>
          </table:table-cell>
          <table:table-cell office:value-type="string">
            <text:p>/media/DISC01/OsMeusFilmes/Last Chance Harvey (2008)</text:p>
          </table:table-cell>
          <table:table-cell table:formula="of:=IF([.A1144]=[.B114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ucky Ones (2008)/</text:p>
          </table:table-cell>
          <table:table-cell office:value-type="string">
            <text:p>/media/DISC01/OsMeusFilmes/The Lucky Ones (2008)</text:p>
          </table:table-cell>
          <table:table-cell table:formula="of:=IF([.A1145]=[.B114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Love Song for Bobby Long (2004)/</text:p>
          </table:table-cell>
          <table:table-cell office:value-type="string">
            <text:p>/media/DISC01/OsMeusFilmes/Love Song for Bobby Long (2004)</text:p>
          </table:table-cell>
          <table:table-cell table:formula="of:=IF([.A1146]=[.B114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hind Enemy Lines Colombia (2009)/</text:p>
          </table:table-cell>
          <table:table-cell office:value-type="string">
            <text:p>/media/DISC01/OsMeusFilmes/Behind Enemy Lines Colombia (2009)</text:p>
          </table:table-cell>
          <table:table-cell table:formula="of:=IF([.A1147]=[.B114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Time Traveler's Wife (2009)/</text:p>
          </table:table-cell>
          <table:table-cell office:value-type="string">
            <text:p>/media/DISC01/OsMeusFilmes/The Time Travelers Wife (2009)</text:p>
          </table:table-cell>
          <table:table-cell table:formula="of:=IF([.A1148]=[.B114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als Im Bashir (2008)/</text:p>
          </table:table-cell>
          <table:table-cell office:value-type="string">
            <text:p>/media/DISC01/OsMeusFilmes/Vals Im Bashir (2008)</text:p>
          </table:table-cell>
          <table:table-cell table:formula="of:=IF([.A1149]=[.B114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rost Nixon (2008)/</text:p>
          </table:table-cell>
          <table:table-cell office:value-type="string">
            <text:p>/media/DISC01/OsMeusFilmes/Frost Nixon (2008)</text:p>
          </table:table-cell>
          <table:table-cell table:formula="of:=IF([.A1150]=[.B115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igs (2007)/</text:p>
          </table:table-cell>
          <table:table-cell office:value-type="string">
            <text:p>/media/DISC01/OsMeusFilmes/Pigs (2007)</text:p>
          </table:table-cell>
          <table:table-cell table:formula="of:=IF([.A1151]=[.B115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rozen (2010)/</text:p>
          </table:table-cell>
          <table:table-cell office:value-type="string">
            <text:p>/media/DISC01/OsMeusFilmes/Frozen (2010)</text:p>
          </table:table-cell>
          <table:table-cell table:formula="of:=IF([.A1152]=[.B115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axi 3 (2003)/</text:p>
          </table:table-cell>
          <table:table-cell office:value-type="string">
            <text:p>/media/DISC01/OsMeusFilmes/Taxi 3 (2003)</text:p>
          </table:table-cell>
          <table:table-cell table:formula="of:=IF([.A1153]=[.B115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1 Grams (2003)/</text:p>
          </table:table-cell>
          <table:table-cell office:value-type="string">
            <text:p>/media/DISC01/OsMeusFilmes/21 Grams (2003)</text:p>
          </table:table-cell>
          <table:table-cell table:formula="of:=IF([.A1154]=[.B115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Wrestler (2008)/</text:p>
          </table:table-cell>
          <table:table-cell office:value-type="string">
            <text:p>/media/DISC01/OsMeusFilmes/The Wrestler (2008)</text:p>
          </table:table-cell>
          <table:table-cell table:formula="of:=IF([.A1155]=[.B115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olt (2008)/</text:p>
          </table:table-cell>
          <table:table-cell office:value-type="string">
            <text:p>/media/DISC01/OsMeusFilmes/Bolt (2008)</text:p>
          </table:table-cell>
          <table:table-cell table:formula="of:=IF([.A1156]=[.B115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e Own the Night (2007)/</text:p>
          </table:table-cell>
          <table:table-cell office:value-type="string">
            <text:p>/media/DISC01/OsMeusFilmes/We Own the Night (2007)</text:p>
          </table:table-cell>
          <table:table-cell table:formula="of:=IF([.A1157]=[.B115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ade of Honor (2008)/</text:p>
          </table:table-cell>
          <table:table-cell office:value-type="string">
            <text:p>/media/DISC01/OsMeusFilmes/Made of Honor (2008)</text:p>
          </table:table-cell>
          <table:table-cell table:formula="of:=IF([.A1158]=[.B115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9 Songs (2004)/</text:p>
          </table:table-cell>
          <table:table-cell office:value-type="string">
            <text:p>/media/DISC01/OsMeusFilmes/9 Songs (2005)</text:p>
          </table:table-cell>
          <table:table-cell table:formula="of:=IF([.A1159]=[.B115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Curious Case of Benjamin Button (2008)/</text:p>
          </table:table-cell>
          <table:table-cell office:value-type="string">
            <text:p>/media/DISC01/OsMeusFilmes/The Curious Case of Benjamin Button (2008)</text:p>
          </table:table-cell>
          <table:table-cell table:formula="of:=IF([.A1160]=[.B116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From Russia With Love (1963)/</text:p>
          </table:table-cell>
          <table:table-cell office:value-type="string">
            <text:p>/media/DISC01/OsMeusFilmes/From Russia with Love (1963)</text:p>
          </table:table-cell>
          <table:table-cell table:formula="of:=IF([.A1161]=[.B116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ini's First Time (2006)/</text:p>
          </table:table-cell>
          <table:table-cell office:value-type="string">
            <text:p>/media/DISC01/OsMeusFilmes/Mini's First Time (2006)</text:p>
          </table:table-cell>
          <table:table-cell table:formula="of:=IF([.A1162]=[.B116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ide and Seek (2005)/</text:p>
          </table:table-cell>
          <table:table-cell office:value-type="string">
            <text:p>/media/DISC01/OsMeusFilmes/Hide and Seek (2005)</text:p>
          </table:table-cell>
          <table:table-cell table:formula="of:=IF([.A1163]=[.B116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atdown (2010)/</text:p>
          </table:table-cell>
          <table:table-cell office:value-type="string">
            <text:p>/media/DISC01/OsMeusFilmes/Beatdown (2010)</text:p>
          </table:table-cell>
          <table:table-cell table:formula="of:=IF([.A1164]=[.B116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erican Pie Presents The Naked Mile (2006)/</text:p>
          </table:table-cell>
          <table:table-cell office:value-type="string">
            <text:p>/media/DISC01/OsMeusFilmes/American Pie Presents The Naked Mile (2006)</text:p>
          </table:table-cell>
          <table:table-cell table:formula="of:=IF([.A1165]=[.B116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The Man With The Golden Gun (1974)/</text:p>
          </table:table-cell>
          <table:table-cell office:value-type="string">
            <text:p>/media/DISC01/OsMeusFilmes/The Man with the Golden Gun (1974)</text:p>
          </table:table-cell>
          <table:table-cell table:formula="of:=IF([.A1166]=[.B116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ife of David Gale (2003)/</text:p>
          </table:table-cell>
          <table:table-cell office:value-type="string">
            <text:p>/media/DISC01/OsMeusFilmes/The Life of David Gale (2003)</text:p>
          </table:table-cell>
          <table:table-cell table:formula="of:=IF([.A1167]=[.B116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emoirs Of A Geisha (2005)/</text:p>
          </table:table-cell>
          <table:table-cell office:value-type="string">
            <text:p>/media/DISC01/OsMeusFilmes/Memoirs of a Geisha (2005)</text:p>
          </table:table-cell>
          <table:table-cell table:formula="of:=IF([.A1168]=[.B116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ar, Inc. (2008)/</text:p>
          </table:table-cell>
          <table:table-cell office:value-type="string">
            <text:p>/media/DISC01/OsMeusFilmes/War, Inc. (2008)</text:p>
          </table:table-cell>
          <table:table-cell table:formula="of:=IF([.A1169]=[.B116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athwatch (2002)/</text:p>
          </table:table-cell>
          <table:table-cell office:value-type="string">
            <text:p>/media/DISC01/OsMeusFilmes/Deathwatch (2002)</text:p>
          </table:table-cell>
          <table:table-cell table:formula="of:=IF([.A1170]=[.B117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dbelt (2008)/</text:p>
          </table:table-cell>
          <table:table-cell office:value-type="string">
            <text:p>/media/DISC01/OsMeusFilmes/Redbelt (2008)</text:p>
          </table:table-cell>
          <table:table-cell table:formula="of:=IF([.A1171]=[.B117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International (2009)/</text:p>
          </table:table-cell>
          <table:table-cell office:value-type="string">
            <text:p>/media/DISC01/OsMeusFilmes/International (2009)</text:p>
          </table:table-cell>
          <table:table-cell table:formula="of:=IF([.A1172]=[.B117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ance Flick (2009)/</text:p>
          </table:table-cell>
          <table:table-cell office:value-type="string">
            <text:p>/media/DISC01/OsMeusFilmes/Dance Flick (2009)</text:p>
          </table:table-cell>
          <table:table-cell table:formula="of:=IF([.A1173]=[.B117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Out Of Time (2003)/</text:p>
          </table:table-cell>
          <table:table-cell office:value-type="string">
            <text:p>/media/DISC01/OsMeusFilmes/Out of Time (2003)</text:p>
          </table:table-cell>
          <table:table-cell table:formula="of:=IF([.A1174]=[.B117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reet Kings (2008)/</text:p>
          </table:table-cell>
          <table:table-cell office:value-type="string">
            <text:p>/media/DISC01/OsMeusFilmes/Street Kings (2008)</text:p>
          </table:table-cell>
          <table:table-cell table:formula="of:=IF([.A1175]=[.B117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RRrrr!!! (2004)/</text:p>
          </table:table-cell>
          <table:table-cell office:value-type="string">
            <text:p>/media/DISC01/OsMeusFilmes/RRRrrrr !!! (2004)</text:p>
          </table:table-cell>
          <table:table-cell table:formula="of:=IF([.A1176]=[.B117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errybomb (2009)/</text:p>
          </table:table-cell>
          <table:table-cell office:value-type="string">
            <text:p>/media/DISC01/OsMeusFilmes/Cherrybomb (2009)</text:p>
          </table:table-cell>
          <table:table-cell table:formula="of:=IF([.A1177]=[.B117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ost City Raiders (2008)/</text:p>
          </table:table-cell>
          <table:table-cell office:value-type="string">
            <text:p>/media/DISC01/OsMeusFilmes/Lost City Raiders (2008)</text:p>
          </table:table-cell>
          <table:table-cell table:formula="of:=IF([.A1178]=[.B117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ool's Gold (2008)/</text:p>
          </table:table-cell>
          <table:table-cell office:value-type="string">
            <text:p>/media/DISC01/OsMeusFilmes/Fool's Gold (2008)</text:p>
          </table:table-cell>
          <table:table-cell table:formula="of:=IF([.A1179]=[.B117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You Got Served (2004)/</text:p>
          </table:table-cell>
          <table:table-cell office:value-type="string">
            <text:p>/media/DISC01/OsMeusFilmes/You Got Served (2004)</text:p>
          </table:table-cell>
          <table:table-cell table:formula="of:=IF([.A1180]=[.B118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Strangers (2008)/</text:p>
          </table:table-cell>
          <table:table-cell office:value-type="string">
            <text:p>/media/DISC01/OsMeusFilmes/The Strangers (2008)</text:p>
          </table:table-cell>
          <table:table-cell table:formula="of:=IF([.A1181]=[.B118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rong Turn at Tahoe (2009)/</text:p>
          </table:table-cell>
          <table:table-cell office:value-type="string">
            <text:p>/media/DISC01/OsMeusFilmes/Wrong Turn at Tahoe (2010)</text:p>
          </table:table-cell>
          <table:table-cell table:formula="of:=IF([.A1182]=[.B118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right Star (2009)/</text:p>
          </table:table-cell>
          <table:table-cell office:value-type="string">
            <text:p>/media/DISC01/OsMeusFilmes/Bright Star (2009)</text:p>
          </table:table-cell>
          <table:table-cell table:formula="of:=IF([.A1183]=[.B118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ag Night (2008)/</text:p>
          </table:table-cell>
          <table:table-cell office:value-type="string">
            <text:p>/media/DISC01/OsMeusFilmes/Stag Night (2009)</text:p>
          </table:table-cell>
          <table:table-cell table:formula="of:=IF([.A1184]=[.B118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imone (2002)/</text:p>
          </table:table-cell>
          <table:table-cell office:value-type="string">
            <text:p>/media/DISC01/OsMeusFilmes/Simone (2002)</text:p>
          </table:table-cell>
          <table:table-cell table:formula="of:=IF([.A1185]=[.B118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a Vinci Code (2006)/</text:p>
          </table:table-cell>
          <table:table-cell office:value-type="string">
            <text:p>/media/DISC01/OsMeusFilmes/The Da Vinci Code (2006)</text:p>
          </table:table-cell>
          <table:table-cell table:formula="of:=IF([.A1186]=[.B118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unshine Cleaning (2008)/</text:p>
          </table:table-cell>
          <table:table-cell office:value-type="string">
            <text:p>/media/DISC01/OsMeusFilmes/Sunshine Cleaning (2008)</text:p>
          </table:table-cell>
          <table:table-cell table:formula="of:=IF([.A1187]=[.B118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irds of America (2008)/</text:p>
          </table:table-cell>
          <table:table-cell office:value-type="string">
            <text:p>/media/DISC01/OsMeusFilmes/Birds of America (2008)</text:p>
          </table:table-cell>
          <table:table-cell table:formula="of:=IF([.A1188]=[.B118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China Syndrome (1979)/</text:p>
          </table:table-cell>
          <table:table-cell office:value-type="string">
            <text:p>/media/DISC01/OsMeusFilmes/The China Syndrome (1979)</text:p>
          </table:table-cell>
          <table:table-cell table:formula="of:=IF([.A1189]=[.B118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Hangover (2009)/</text:p>
          </table:table-cell>
          <table:table-cell office:value-type="string">
            <text:p>/media/DISC01/OsMeusFilmes/The Hangover (2009)</text:p>
          </table:table-cell>
          <table:table-cell table:formula="of:=IF([.A1190]=[.B119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orte Nula (2004)/</text:p>
          </table:table-cell>
          <table:table-cell office:value-type="string">
            <text:p>/media/DISC01/OsMeusFilmes/Sorte Nula (2004)</text:p>
          </table:table-cell>
          <table:table-cell table:formula="of:=IF([.A1191]=[.B119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urnace (2008)/</text:p>
          </table:table-cell>
          <table:table-cell office:value-type="string">
            <text:p>/media/DISC01/OsMeusFilmes/Furnace (2008)</text:p>
          </table:table-cell>
          <table:table-cell table:formula="of:=IF([.A1192]=[.B119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ristcutters A Love Story (2006)/</text:p>
          </table:table-cell>
          <table:table-cell office:value-type="string">
            <text:p>/media/DISC01/OsMeusFilmes/Wristcutters A Love Story (2006)</text:p>
          </table:table-cell>
          <table:table-cell table:formula="of:=IF([.A1193]=[.B119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hine (1996)/</text:p>
          </table:table-cell>
          <table:table-cell office:value-type="string">
            <text:p>/media/DISC01/OsMeusFilmes/Shine (1996)</text:p>
          </table:table-cell>
          <table:table-cell table:formula="of:=IF([.A1194]=[.B119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ex Drive (2008)/</text:p>
          </table:table-cell>
          <table:table-cell office:value-type="string">
            <text:p>/media/DISC01/OsMeusFilmes/Sexdrive (2008)</text:p>
          </table:table-cell>
          <table:table-cell table:formula="of:=IF([.A1195]=[.B119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orian Gray (2009)/</text:p>
          </table:table-cell>
          <table:table-cell office:value-type="string">
            <text:p>/media/DISC01/OsMeusFilmes/Dorian Gray (2009)</text:p>
          </table:table-cell>
          <table:table-cell table:formula="of:=IF([.A1196]=[.B119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Chronicles of Narnia Prince Caspian (2008)/</text:p>
          </table:table-cell>
          <table:table-cell office:value-type="string">
            <text:p>/media/DISC01/OsMeusFilmes/The Chronicles of Narnia Prince Caspian (2008)</text:p>
          </table:table-cell>
          <table:table-cell table:formula="of:=IF([.A1197]=[.B119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here In The World Is Osama Bin Laden (2008)/</text:p>
          </table:table-cell>
          <table:table-cell office:value-type="string">
            <text:p>/media/DISC01/OsMeusFilmes/Where in the World Is Osama Bin Laden (2008)</text:p>
          </table:table-cell>
          <table:table-cell table:formula="of:=IF([.A1198]=[.B119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Karate Kid, Part II (1986)/</text:p>
          </table:table-cell>
          <table:table-cell office:value-type="string">
            <text:p>/media/DISC01/OsMeusFilmes/The Karate Kid, Part II (1986)</text:p>
          </table:table-cell>
          <table:table-cell table:formula="of:=IF([.A1199]=[.B119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dge of Darkness (2010)/</text:p>
          </table:table-cell>
          <table:table-cell office:value-type="string">
            <text:p>/media/DISC01/OsMeusFilmes/Edge of Darkness (2010)</text:p>
          </table:table-cell>
          <table:table-cell table:formula="of:=IF([.A1200]=[.B120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azarus Project (2008)/</text:p>
          </table:table-cell>
          <table:table-cell office:value-type="string">
            <text:p>/media/DISC01/OsMeusFilmes/The Lazarus Project (2008)</text:p>
          </table:table-cell>
          <table:table-cell table:formula="of:=IF([.A1201]=[.B120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herlock Holmes (2009)/</text:p>
          </table:table-cell>
          <table:table-cell office:value-type="string">
            <text:p>/media/DISC01/OsMeusFilmes/Sherlock Holmes (2009)</text:p>
          </table:table-cell>
          <table:table-cell table:formula="of:=IF([.A1202]=[.B120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alkyrie (2008)/</text:p>
          </table:table-cell>
          <table:table-cell office:value-type="string">
            <text:p>/media/DISC01/OsMeusFilmes/Valkyrie (2008)</text:p>
          </table:table-cell>
          <table:table-cell table:formula="of:=IF([.A1203]=[.B120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rd Of The Rings - The Return Of The King (2003)/</text:p>
          </table:table-cell>
          <table:table-cell office:value-type="string">
            <text:p>/media/DISC01/OsMeusFilmes/The Lord of the Rings The Return of the King (2003)</text:p>
          </table:table-cell>
          <table:table-cell table:formula="of:=IF([.A1204]=[.B120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oke (2008)/</text:p>
          </table:table-cell>
          <table:table-cell office:value-type="string">
            <text:p>/media/DISC01/OsMeusFilmes/Choke (2008)</text:p>
          </table:table-cell>
          <table:table-cell table:formula="of:=IF([.A1205]=[.B120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even Pounds (2008)/</text:p>
          </table:table-cell>
          <table:table-cell office:value-type="string">
            <text:p>/media/DISC01/OsMeusFilmes/Seven Pounds (2008)</text:p>
          </table:table-cell>
          <table:table-cell table:formula="of:=IF([.A1206]=[.B120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Recruit (2003)/</text:p>
          </table:table-cell>
          <table:table-cell office:value-type="string">
            <text:p>/media/DISC01/OsMeusFilmes/The Recruit (2003)</text:p>
          </table:table-cell>
          <table:table-cell table:formula="of:=IF([.A1207]=[.B120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inewatch (2008)/</text:p>
          </table:table-cell>
          <table:table-cell office:value-type="string">
            <text:p>/media/DISC01/OsMeusFilmes/Linewatch (2008)</text:p>
          </table:table-cell>
          <table:table-cell table:formula="of:=IF([.A1208]=[.B120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Other Guys (2010)/</text:p>
          </table:table-cell>
          <table:table-cell office:value-type="string">
            <text:p>/media/DISC01/OsMeusFilmes/The Other Guys (2010)</text:p>
          </table:table-cell>
          <table:table-cell table:formula="of:=IF([.A1209]=[.B120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ansporter 3 (2008)/</text:p>
          </table:table-cell>
          <table:table-cell office:value-type="string">
            <text:p>/media/DISC01/OsMeusFilmes/The Transporter 3 (2008)</text:p>
          </table:table-cell>
          <table:table-cell table:formula="of:=IF([.A1210]=[.B121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wo Lovers (2008)/</text:p>
          </table:table-cell>
          <table:table-cell office:value-type="string">
            <text:p>/media/DISC01/OsMeusFilmes/Two Lovers (2008)</text:p>
          </table:table-cell>
          <table:table-cell table:formula="of:=IF([.A1211]=[.B121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ounders (1998)/</text:p>
          </table:table-cell>
          <table:table-cell office:value-type="string">
            <text:p>/media/DISC01/OsMeusFilmes/Rounders (1998)</text:p>
          </table:table-cell>
          <table:table-cell table:formula="of:=IF([.A1212]=[.B121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Quem Es Tu (2001)/</text:p>
          </table:table-cell>
          <table:table-cell office:value-type="string">
            <text:p>/media/DISC01/OsMeusFilmes/Quem És Tu? (2001)</text:p>
          </table:table-cell>
          <table:table-cell table:formula="of:=IF([.A1213]=[.B121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oy In The Striped Pyjamas (2008)/</text:p>
          </table:table-cell>
          <table:table-cell office:value-type="string">
            <text:p>/media/DISC01/OsMeusFilmes/The Boy in the Striped Pajamas (2008)</text:p>
          </table:table-cell>
          <table:table-cell table:formula="of:=IF([.A1214]=[.B121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Tournament (2009)/</text:p>
          </table:table-cell>
          <table:table-cell office:value-type="string">
            <text:p>/media/DISC01/OsMeusFilmes/The Tournament (2009)</text:p>
          </table:table-cell>
          <table:table-cell table:formula="of:=IF([.A1215]=[.B121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ragon - The Bruce Lee Story (1993)/</text:p>
          </table:table-cell>
          <table:table-cell office:value-type="string">
            <text:p>/media/DISC01/OsMeusFilmes/Dragon The Bruce Lee Story (1993)</text:p>
          </table:table-cell>
          <table:table-cell table:formula="of:=IF([.A1216]=[.B121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Man from Earth (2007)/</text:p>
          </table:table-cell>
          <table:table-cell office:value-type="string">
            <text:p>/media/DISC01/OsMeusFilmes/The Man from Earth (2007)</text:p>
          </table:table-cell>
          <table:table-cell table:formula="of:=IF([.A1217]=[.B121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anzing Grace (2006)/</text:p>
          </table:table-cell>
          <table:table-cell office:value-type="string">
            <text:p>/media/DISC01/OsMeusFilmes/Amazing Grace (2006)</text:p>
          </table:table-cell>
          <table:table-cell table:formula="of:=IF([.A1218]=[.B121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asked and Anonymous (2003)/</text:p>
          </table:table-cell>
          <table:table-cell office:value-type="string">
            <text:p>/media/DISC01/OsMeusFilmes/Masked and Anonymous (2003)</text:p>
          </table:table-cell>
          <table:table-cell table:formula="of:=IF([.A1219]=[.B121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loe (2009)/</text:p>
          </table:table-cell>
          <table:table-cell office:value-type="string">
            <text:p>/media/DISC01/OsMeusFilmes/Chloe (2009)</text:p>
          </table:table-cell>
          <table:table-cell table:formula="of:=IF([.A1220]=[.B122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X Files I Want to Believe (2008)/</text:p>
          </table:table-cell>
          <table:table-cell office:value-type="string">
            <text:p>/media/DISC01/OsMeusFilmes/The X-Files I Want to Believe (2008)</text:p>
          </table:table-cell>
          <table:table-cell table:formula="of:=IF([.A1221]=[.B122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eronika Decides to Die (2009)/</text:p>
          </table:table-cell>
          <table:table-cell office:value-type="string">
            <text:p>/media/DISC01/OsMeusFilmes/Veronika Decides to Die (2009)</text:p>
          </table:table-cell>
          <table:table-cell table:formula="of:=IF([.A1222]=[.B122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ansporter (2002)/</text:p>
          </table:table-cell>
          <table:table-cell office:value-type="string">
            <text:p>/media/DISC01/OsMeusFilmes/The Transporter (2002)</text:p>
          </table:table-cell>
          <table:table-cell table:formula="of:=IF([.A1223]=[.B122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adpole (2002)/</text:p>
          </table:table-cell>
          <table:table-cell office:value-type="string">
            <text:p>/media/DISC01/OsMeusFilmes/Tadpole (2002)</text:p>
          </table:table-cell>
          <table:table-cell table:formula="of:=IF([.A1224]=[.B122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p Man The legend is born (2010)/</text:p>
          </table:table-cell>
          <table:table-cell office:value-type="string">
            <text:p>/media/DISC01/OsMeusFilmes/The Legend Is Born Ip Man (2010)</text:p>
          </table:table-cell>
          <table:table-cell table:formula="of:=IF([.A1225]=[.B122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Outlaw (2007)/</text:p>
          </table:table-cell>
          <table:table-cell office:value-type="string">
            <text:p>/media/DISC01/OsMeusFilmes/Outlaw (2007)</text:p>
          </table:table-cell>
          <table:table-cell table:formula="of:=IF([.A1226]=[.B122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ustralia (2008)/</text:p>
          </table:table-cell>
          <table:table-cell office:value-type="string">
            <text:p>/media/DISC01/OsMeusFilmes/Australia (2008)</text:p>
          </table:table-cell>
          <table:table-cell table:formula="of:=IF([.A1227]=[.B122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rysalis (2007)/</text:p>
          </table:table-cell>
          <table:table-cell office:value-type="string">
            <text:p>/media/DISC01/OsMeusFilmes/Chrysalis (2007)</text:p>
          </table:table-cell>
          <table:table-cell table:formula="of:=IF([.A1228]=[.B122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arjeeling Limited (2007)/</text:p>
          </table:table-cell>
          <table:table-cell office:value-type="string">
            <text:p>/media/DISC01/OsMeusFilmes/Darjeeling Limited (2007)</text:p>
          </table:table-cell>
          <table:table-cell table:formula="of:=IF([.A1229]=[.B122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Kangaroo Jack (2003)/</text:p>
          </table:table-cell>
          <table:table-cell office:value-type="string">
            <text:p>/media/DISC01/OsMeusFilmes/Kangaroo Jack (2003)</text:p>
          </table:table-cell>
          <table:table-cell table:formula="of:=IF([.A1230]=[.B123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wing Vote (2008)/</text:p>
          </table:table-cell>
          <table:table-cell office:value-type="string">
            <text:p>/media/DISC01/OsMeusFilmes/Swing Vote (2008)</text:p>
          </table:table-cell>
          <table:table-cell table:formula="of:=IF([.A1231]=[.B123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ngshots (2008)/</text:p>
          </table:table-cell>
          <table:table-cell office:value-type="string">
            <text:p>/media/DISC01/OsMeusFilmes/The Longshots (2008)</text:p>
          </table:table-cell>
          <table:table-cell table:formula="of:=IF([.A1232]=[.B123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ragonball Evolution (2009)/</text:p>
          </table:table-cell>
          <table:table-cell office:value-type="string">
            <text:p>/media/DISC01/OsMeusFilmes/Dragonball Evolution (2009)</text:p>
          </table:table-cell>
          <table:table-cell table:formula="of:=IF([.A1233]=[.B123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Way of War (2009)/</text:p>
          </table:table-cell>
          <table:table-cell office:value-type="string">
            <text:p>/media/DISC01/OsMeusFilmes/The Way of War (2009)</text:p>
          </table:table-cell>
          <table:table-cell table:formula="of:=IF([.A1234]=[.B123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 Bruges (2008)/</text:p>
          </table:table-cell>
          <table:table-cell office:value-type="string">
            <text:p>/media/DISC01/OsMeusFilmes/In Bruges (2008)</text:p>
          </table:table-cell>
          <table:table-cell table:formula="of:=IF([.A1235]=[.B123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onnie And Clyde (1967)/</text:p>
          </table:table-cell>
          <table:table-cell office:value-type="string">
            <text:p>/media/DISC01/OsMeusFilmes/Bonnie and Clyde (1967)</text:p>
          </table:table-cell>
          <table:table-cell table:formula="of:=IF([.A1236]=[.B123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Zombieland (2009)/</text:p>
          </table:table-cell>
          <table:table-cell office:value-type="string">
            <text:p>/media/DISC01/OsMeusFilmes/Zombieland (2009)</text:p>
          </table:table-cell>
          <table:table-cell table:formula="of:=IF([.A1237]=[.B123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Karate Kid (2010)/</text:p>
          </table:table-cell>
          <table:table-cell office:value-type="string">
            <text:p>/media/DISC01/OsMeusFilmes/The Karate Kid (2010)</text:p>
          </table:table-cell>
          <table:table-cell table:formula="of:=IF([.A1238]=[.B123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Haunting in Connecticut (2009)/</text:p>
          </table:table-cell>
          <table:table-cell office:value-type="string">
            <text:p>/media/DISC01/OsMeusFilmes/Haunting in Connecticut (2009)</text:p>
          </table:table-cell>
          <table:table-cell table:formula="of:=IF([.A1239]=[.B123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attle LA (2011)/</text:p>
          </table:table-cell>
          <table:table-cell office:value-type="string">
            <text:p>/media/DISC01/OsMeusFilmes/World Invasion Battle Los Angeles (2011)</text:p>
          </table:table-cell>
          <table:table-cell table:formula="of:=IF([.A1240]=[.B124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erican Violet (2008)/</text:p>
          </table:table-cell>
          <table:table-cell office:value-type="string">
            <text:p>/media/DISC01/OsMeusFilmes/American Violet (2008)</text:p>
          </table:table-cell>
          <table:table-cell table:formula="of:=IF([.A1241]=[.B124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Secret Life Of Bees (2008)/</text:p>
          </table:table-cell>
          <table:table-cell office:value-type="string">
            <text:p>/media/DISC01/OsMeusFilmes/The Secret Life of Bees (2008)</text:p>
          </table:table-cell>
          <table:table-cell table:formula="of:=IF([.A1242]=[.B124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istrict 9 (2009)/</text:p>
          </table:table-cell>
          <table:table-cell office:value-type="string">
            <text:p>/media/DISC01/OsMeusFilmes/District 9 (2009)</text:p>
          </table:table-cell>
          <table:table-cell table:formula="of:=IF([.A1243]=[.B124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dtime Stories (2008)/</text:p>
          </table:table-cell>
          <table:table-cell office:value-type="string">
            <text:p>/media/DISC01/OsMeusFilmes/Bedtime Stories (2008)</text:p>
          </table:table-cell>
          <table:table-cell table:formula="of:=IF([.A1244]=[.B124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an Helsing (2009)/</text:p>
          </table:table-cell>
          <table:table-cell office:value-type="string">
            <text:p>/media/DISC01/OsMeusFilmes/Stan Helsing (2009)</text:p>
          </table:table-cell>
          <table:table-cell table:formula="of:=IF([.A1245]=[.B124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lack Snake Moan (2006)/</text:p>
          </table:table-cell>
          <table:table-cell office:value-type="string">
            <text:p>/media/DISC01/OsMeusFilmes/Black Snake Moan (2006)</text:p>
          </table:table-cell>
          <table:table-cell table:formula="of:=IF([.A1246]=[.B124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emors 3 - Back to Perfection (2001)/</text:p>
          </table:table-cell>
          <table:table-cell office:value-type="string">
            <text:p>/media/DISC01/OsMeusFilmes/Tremors 3 Back to Perfection (2001)</text:p>
          </table:table-cell>
          <table:table-cell table:formula="of:=IF([.A1247]=[.B124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nake Eyes (1998)/</text:p>
          </table:table-cell>
          <table:table-cell office:value-type="string">
            <text:p>/media/DISC01/OsMeusFilmes/Snake Eyes (1998)</text:p>
          </table:table-cell>
          <table:table-cell table:formula="of:=IF([.A1248]=[.B124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The Spy Who Loved Me (1977)/</text:p>
          </table:table-cell>
          <table:table-cell office:value-type="string">
            <text:p>/media/DISC01/OsMeusFilmes/The Spy Who Loved Me (1977)</text:p>
          </table:table-cell>
          <table:table-cell table:formula="of:=IF([.A1249]=[.B124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uchîmubôi (2004)/</text:p>
          </table:table-cell>
          <table:table-cell office:value-type="string">
            <text:p>/media/DISC01/OsMeusFilmes/Steamboy (2004)</text:p>
          </table:table-cell>
          <table:table-cell table:formula="of:=IF([.A1250]=[.B125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ood Luck Chuck (2007)/</text:p>
          </table:table-cell>
          <table:table-cell office:value-type="string">
            <text:p>/media/DISC01/OsMeusFilmes/Good Luck Chuck (2007)</text:p>
          </table:table-cell>
          <table:table-cell table:formula="of:=IF([.A1251]=[.B125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rctic Blast (2010)/</text:p>
          </table:table-cell>
          <table:table-cell office:value-type="string">
            <text:p>/media/DISC01/OsMeusFilmes/Arctic Blast (2010)</text:p>
          </table:table-cell>
          <table:table-cell table:formula="of:=IF([.A1252]=[.B125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oad Train (2010)/</text:p>
          </table:table-cell>
          <table:table-cell office:value-type="string">
            <text:p>/media/DISC01/OsMeusFilmes/Road Train (2010)</text:p>
          </table:table-cell>
          <table:table-cell table:formula="of:=IF([.A1253]=[.B125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3 Going on 30 (2004)/</text:p>
          </table:table-cell>
          <table:table-cell office:value-type="string">
            <text:p>/media/DISC01/OsMeusFilmes/13 Going on 30 (2004)</text:p>
          </table:table-cell>
          <table:table-cell table:formula="of:=IF([.A1254]=[.B125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ansporter 2 (2005)/</text:p>
          </table:table-cell>
          <table:table-cell office:value-type="string">
            <text:p>/media/DISC01/OsMeusFilmes/The Transporter 2 (2005)</text:p>
          </table:table-cell>
          <table:table-cell table:formula="of:=IF([.A1255]=[.B125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Karate Kid III (1989)/</text:p>
          </table:table-cell>
          <table:table-cell office:value-type="string">
            <text:p>/media/DISC01/OsMeusFilmes/The Karate Kid, Part III (1989)</text:p>
          </table:table-cell>
          <table:table-cell table:formula="of:=IF([.A1256]=[.B125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Moonraker (1979)/</text:p>
          </table:table-cell>
          <table:table-cell office:value-type="string">
            <text:p>/media/DISC01/OsMeusFilmes/Moonraker (1979)</text:p>
          </table:table-cell>
          <table:table-cell table:formula="of:=IF([.A1257]=[.B125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erican Pie Presents The Book of Love (2009)/</text:p>
          </table:table-cell>
          <table:table-cell office:value-type="string">
            <text:p>/media/DISC01/OsMeusFilmes/American Pie Presents - The Book of Love (2009)</text:p>
          </table:table-cell>
          <table:table-cell table:formula="of:=IF([.A1258]=[.B125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appy Gilmore (1996)/</text:p>
          </table:table-cell>
          <table:table-cell office:value-type="string">
            <text:p>/media/DISC01/OsMeusFilmes/Happy Gilmore (1996)</text:p>
          </table:table-cell>
          <table:table-cell table:formula="of:=IF([.A1259]=[.B125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.I Joe The Rise of Cobra (2009)/</text:p>
          </table:table-cell>
          <table:table-cell office:value-type="string">
            <text:p>/media/DISC01/OsMeusFilmes/G.I. Joe The Rise of Cobra (2009)</text:p>
          </table:table-cell>
          <table:table-cell table:formula="of:=IF([.A1260]=[.B126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Kingdom of Heaven (2005)/</text:p>
          </table:table-cell>
          <table:table-cell office:value-type="string">
            <text:p>/media/DISC01/OsMeusFilmes/Kingdom of Heaven (2005)</text:p>
          </table:table-cell>
          <table:table-cell table:formula="of:=IF([.A1261]=[.B126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ilk (2008)/</text:p>
          </table:table-cell>
          <table:table-cell office:value-type="string">
            <text:p>/media/DISC01/OsMeusFilmes/Milk (2008)</text:p>
          </table:table-cell>
          <table:table-cell table:formula="of:=IF([.A1262]=[.B126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axi (1998)/</text:p>
          </table:table-cell>
          <table:table-cell office:value-type="string">
            <text:p>/media/DISC01/OsMeusFilmes/Taxi (1998)</text:p>
          </table:table-cell>
          <table:table-cell table:formula="of:=IF([.A1263]=[.B126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History of Violence (2005)/</text:p>
          </table:table-cell>
          <table:table-cell office:value-type="string">
            <text:p>/media/DISC01/OsMeusFilmes/A History of Violence (2005)</text:p>
          </table:table-cell>
          <table:table-cell table:formula="of:=IF([.A1264]=[.B126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Art of War II Betrayal (2008)/</text:p>
          </table:table-cell>
          <table:table-cell office:value-type="string">
            <text:p>/media/DISC01/OsMeusFilmes/The Art of War II Betrayal (2008)</text:p>
          </table:table-cell>
          <table:table-cell table:formula="of:=IF([.A1265]=[.B126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Unborn (2009)/</text:p>
          </table:table-cell>
          <table:table-cell office:value-type="string">
            <text:p>/media/DISC01/OsMeusFilmes/The Unborn (2009)</text:p>
          </table:table-cell>
          <table:table-cell table:formula="of:=IF([.A1266]=[.B126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otel Rwanda (2004)/</text:p>
          </table:table-cell>
          <table:table-cell office:value-type="string">
            <text:p>/media/DISC01/OsMeusFilmes/Hotel Rwanda (2004)</text:p>
          </table:table-cell>
          <table:table-cell table:formula="of:=IF([.A1267]=[.B126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7 Again (2009)/</text:p>
          </table:table-cell>
          <table:table-cell office:value-type="string">
            <text:p>/media/DISC01/OsMeusFilmes/17 Again (2009)</text:p>
          </table:table-cell>
          <table:table-cell table:formula="of:=IF([.A1268]=[.B126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ucket List (2007)/</text:p>
          </table:table-cell>
          <table:table-cell office:value-type="string">
            <text:p>/media/DISC01/OsMeusFilmes/The Bucket List (2007)</text:p>
          </table:table-cell>
          <table:table-cell table:formula="of:=IF([.A1269]=[.B126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Guardian (2006)/</text:p>
          </table:table-cell>
          <table:table-cell office:value-type="string">
            <text:p>/media/DISC01/OsMeusFilmes/The Guardian (2006)</text:p>
          </table:table-cell>
          <table:table-cell table:formula="of:=IF([.A1270]=[.B127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ichel Vaillant (2003)/</text:p>
          </table:table-cell>
          <table:table-cell office:value-type="string">
            <text:p>/media/DISC01/OsMeusFilmes/Michel Vaillant (2003)</text:p>
          </table:table-cell>
          <table:table-cell table:formula="of:=IF([.A1271]=[.B127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aw VI (2009)/</text:p>
          </table:table-cell>
          <table:table-cell office:value-type="string">
            <text:p>/media/DISC01/OsMeusFilmes/Saw VI (2009)</text:p>
          </table:table-cell>
          <table:table-cell table:formula="of:=IF([.A1272]=[.B127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liverance (1972)/</text:p>
          </table:table-cell>
          <table:table-cell office:value-type="string">
            <text:p>/media/DISC01/OsMeusFilmes/Deliverance (1972)</text:p>
          </table:table-cell>
          <table:table-cell table:formula="of:=IF([.A1273]=[.B127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arry Potter and the Half-Blood Prince (2009)/</text:p>
          </table:table-cell>
          <table:table-cell office:value-type="string">
            <text:p>/media/DISC01/OsMeusFilmes/Harry Potter and the Half-Blood Prince (2009)</text:p>
          </table:table-cell>
          <table:table-cell table:formula="of:=IF([.A1274]=[.B127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King of New York (1990)/</text:p>
          </table:table-cell>
          <table:table-cell office:value-type="string">
            <text:p>/media/DISC01/OsMeusFilmes/King of New York (1990)</text:p>
          </table:table-cell>
          <table:table-cell table:formula="of:=IF([.A1275]=[.B127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urrogates (2009)/</text:p>
          </table:table-cell>
          <table:table-cell office:value-type="string">
            <text:p>/media/DISC01/OsMeusFilmes/Surrogates (2009)</text:p>
          </table:table-cell>
          <table:table-cell table:formula="of:=IF([.A1276]=[.B127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olcano (1997)/</text:p>
          </table:table-cell>
          <table:table-cell office:value-type="string">
            <text:p>/media/DISC01/OsMeusFilmes/Volcano (1997)</text:p>
          </table:table-cell>
          <table:table-cell table:formula="of:=IF([.A1277]=[.B127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Next Karate Kid (1994)/</text:p>
          </table:table-cell>
          <table:table-cell office:value-type="string">
            <text:p>/media/DISC01/OsMeusFilmes/The Next Karate Kid (1994)</text:p>
          </table:table-cell>
          <table:table-cell table:formula="of:=IF([.A1278]=[.B127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ild Child (2008)/</text:p>
          </table:table-cell>
          <table:table-cell office:value-type="string">
            <text:p>/media/DISC01/OsMeusFilmes/Wild Child (2008)</text:p>
          </table:table-cell>
          <table:table-cell table:formula="of:=IF([.A1279]=[.B127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straint (2008)/</text:p>
          </table:table-cell>
          <table:table-cell office:value-type="string">
            <text:p>/media/DISC01/OsMeusFilmes/Restraint (2008)</text:p>
          </table:table-cell>
          <table:table-cell table:formula="of:=IF([.A1280]=[.B128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ox (2009)/</text:p>
          </table:table-cell>
          <table:table-cell office:value-type="string">
            <text:p>/media/DISC01/OsMeusFilmes/The Box (2009)</text:p>
          </table:table-cell>
          <table:table-cell table:formula="of:=IF([.A1281]=[.B128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uper High Me (2007)/</text:p>
          </table:table-cell>
          <table:table-cell office:value-type="string">
            <text:p>/media/DISC01/OsMeusFilmes/Super High Me (2007)</text:p>
          </table:table-cell>
          <table:table-cell table:formula="of:=IF([.A1282]=[.B128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ath Defying Acts (2007)/</text:p>
          </table:table-cell>
          <table:table-cell office:value-type="string">
            <text:p>/media/DISC01/OsMeusFilmes/Death Defying Acts (2007)</text:p>
          </table:table-cell>
          <table:table-cell table:formula="of:=IF([.A1283]=[.B128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8 Year Old Virgin (2009)/</text:p>
          </table:table-cell>
          <table:table-cell office:value-type="string">
            <text:p>/media/DISC01/OsMeusFilmes/18 Year Old Virgin (2009)</text:p>
          </table:table-cell>
          <table:table-cell table:formula="of:=IF([.A1284]=[.B128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emors (1990)/</text:p>
          </table:table-cell>
          <table:table-cell office:value-type="string">
            <text:p>/media/DISC01/OsMeusFilmes/Tremors (1990)</text:p>
          </table:table-cell>
          <table:table-cell table:formula="of:=IF([.A1285]=[.B128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Man Apart (2003)/</text:p>
          </table:table-cell>
          <table:table-cell office:value-type="string">
            <text:p>/media/DISC01/OsMeusFilmes/A Man Apart (2003)</text:p>
          </table:table-cell>
          <table:table-cell table:formula="of:=IF([.A1286]=[.B128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orget Me Not (2009)/</text:p>
          </table:table-cell>
          <table:table-cell office:value-type="string">
            <text:p>/media/DISC01/OsMeusFilmes/Forget Me Not (2009)</text:p>
          </table:table-cell>
          <table:table-cell table:formula="of:=IF([.A1287]=[.B128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Knight And Day (2010)/</text:p>
          </table:table-cell>
          <table:table-cell office:value-type="string">
            <text:p>/media/DISC01/OsMeusFilmes/Knight and Day (2010)</text:p>
          </table:table-cell>
          <table:table-cell table:formula="of:=IF([.A1288]=[.B128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ve Guru (2008)/</text:p>
          </table:table-cell>
          <table:table-cell office:value-type="string">
            <text:p>/media/DISC01/OsMeusFilmes/The Love Guru (2008)</text:p>
          </table:table-cell>
          <table:table-cell table:formula="of:=IF([.A1289]=[.B128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itless Protection (2008)/</text:p>
          </table:table-cell>
          <table:table-cell office:value-type="string">
            <text:p>/media/DISC01/OsMeusFilmes/Witless Protection (2008)</text:p>
          </table:table-cell>
          <table:table-cell table:formula="of:=IF([.A1290]=[.B129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amer (2009)/</text:p>
          </table:table-cell>
          <table:table-cell office:value-type="string">
            <text:p>/media/DISC01/OsMeusFilmes/Gamer (2009)</text:p>
          </table:table-cell>
          <table:table-cell table:formula="of:=IF([.A1291]=[.B129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 the Name of the King A Dungeon Siege Tale (2007)/</text:p>
          </table:table-cell>
          <table:table-cell office:value-type="string">
            <text:p>/media/DISC01/OsMeusFilmes/In the Name of the King (2008)</text:p>
          </table:table-cell>
          <table:table-cell table:formula="of:=IF([.A1292]=[.B129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hat Happens In Vegas (2008)/</text:p>
          </table:table-cell>
          <table:table-cell office:value-type="string">
            <text:p>/media/DISC01/OsMeusFilmes/What Happens in Vegas (2008)</text:p>
          </table:table-cell>
          <table:table-cell table:formula="of:=IF([.A1293]=[.B129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atfish (2010)/</text:p>
          </table:table-cell>
          <table:table-cell office:value-type="string">
            <text:p>/media/DISC01/OsMeusFilmes/Catfish (2010)</text:p>
          </table:table-cell>
          <table:table-cell table:formula="of:=IF([.A1294]=[.B129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rag Me to Hell (2009)/</text:p>
          </table:table-cell>
          <table:table-cell office:value-type="string">
            <text:p>/media/DISC01/OsMeusFilmes/Drag Me to Hell (2009)</text:p>
          </table:table-cell>
          <table:table-cell table:formula="of:=IF([.A1295]=[.B129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Nights In Rodanthe (2008)/</text:p>
          </table:table-cell>
          <table:table-cell office:value-type="string">
            <text:p>/media/DISC01/OsMeusFilmes/Nights in Rodanthe (2008)</text:p>
          </table:table-cell>
          <table:table-cell table:formula="of:=IF([.A1296]=[.B129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dger (2009)/</text:p>
          </table:table-cell>
          <table:table-cell office:value-type="string">
            <text:p>/media/DISC01/OsMeusFilmes/The Lodger (2008)</text:p>
          </table:table-cell>
          <table:table-cell table:formula="of:=IF([.A1297]=[.B129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Hurt Locker (2008)/</text:p>
          </table:table-cell>
          <table:table-cell office:value-type="string">
            <text:p>/media/DISC01/OsMeusFilmes/The Hurt Locker (2008)</text:p>
          </table:table-cell>
          <table:table-cell table:formula="of:=IF([.A1298]=[.B129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ody Double (1984)/</text:p>
          </table:table-cell>
          <table:table-cell office:value-type="string">
            <text:p>/media/DISC01/OsMeusFilmes/Body Double (1984)</text:p>
          </table:table-cell>
          <table:table-cell table:formula="of:=IF([.A1299]=[.B129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woemul (2006)/</text:p>
          </table:table-cell>
          <table:table-cell office:value-type="string">
            <text:p>/media/DISC01/OsMeusFilmes/Gwoemul (2006)</text:p>
          </table:table-cell>
          <table:table-cell table:formula="of:=IF([.A1300]=[.B130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otel For Dogs (2009)/</text:p>
          </table:table-cell>
          <table:table-cell office:value-type="string">
            <text:p>/media/DISC01/OsMeusFilmes/Hotel for Dogs (2009)</text:p>
          </table:table-cell>
          <table:table-cell table:formula="of:=IF([.A1301]=[.B130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127 Hours (2010)/</text:p>
          </table:table-cell>
          <table:table-cell office:value-type="string">
            <text:p>/media/DISC01/OsMeusFilmes/127 Hours (2010)</text:p>
          </table:table-cell>
          <table:table-cell table:formula="of:=IF([.A1302]=[.B130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Julgamento (2007)/</text:p>
          </table:table-cell>
          <table:table-cell office:value-type="string">
            <text:p>/media/DISC01/OsMeusFilmes/Julgamento (2007)</text:p>
          </table:table-cell>
          <table:table-cell table:formula="of:=IF([.A1303]=[.B130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eri (2009)/</text:p>
          </table:table-cell>
          <table:table-cell office:value-type="string">
            <text:p>/media/DISC01/OsMeusFilmes/Cheri (2009)</text:p>
          </table:table-cell>
          <table:table-cell table:formula="of:=IF([.A1304]=[.B130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 Think I Love My Wife (2007)/</text:p>
          </table:table-cell>
          <table:table-cell office:value-type="string">
            <text:p>/media/DISC01/OsMeusFilmes/I Think I Love My Wife (2007)</text:p>
          </table:table-cell>
          <table:table-cell table:formula="of:=IF([.A1305]=[.B130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ake It Happen (2008)/</text:p>
          </table:table-cell>
          <table:table-cell office:value-type="string">
            <text:p>/media/DISC01/OsMeusFilmes/Make It Happen (2008)</text:p>
          </table:table-cell>
          <table:table-cell table:formula="of:=IF([.A1306]=[.B130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ugust Rush (2007)/</text:p>
          </table:table-cell>
          <table:table-cell office:value-type="string">
            <text:p>/media/DISC01/OsMeusFilmes/August Rush (2007)</text:p>
          </table:table-cell>
          <table:table-cell table:formula="of:=IF([.A1307]=[.B130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ay It Forward (2000)/</text:p>
          </table:table-cell>
          <table:table-cell office:value-type="string">
            <text:p>/media/DISC01/OsMeusFilmes/Pay it forward (2000)</text:p>
          </table:table-cell>
          <table:table-cell table:formula="of:=IF([.A1308]=[.B130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lsewhere (2009)/</text:p>
          </table:table-cell>
          <table:table-cell office:value-type="string">
            <text:p>/media/DISC01/OsMeusFilmes/Elsewhere (2009)</text:p>
          </table:table-cell>
          <table:table-cell table:formula="of:=IF([.A1309]=[.B130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lumdog Millionaire (2008)/</text:p>
          </table:table-cell>
          <table:table-cell office:value-type="string">
            <text:p>/media/DISC01/OsMeusFilmes/Slumdog Millionaire (2008)</text:p>
          </table:table-cell>
          <table:table-cell table:formula="of:=IF([.A1310]=[.B131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Pursuit Of Happyness (2006)/</text:p>
          </table:table-cell>
          <table:table-cell office:value-type="string">
            <text:p>/media/DISC01/OsMeusFilmes/The Pursuit of Happyness (2006)</text:p>
          </table:table-cell>
          <table:table-cell table:formula="of:=IF([.A1311]=[.B131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Rebound (2009)/</text:p>
          </table:table-cell>
          <table:table-cell office:value-type="string">
            <text:p>/media/DISC01/OsMeusFilmes/The Rebound (2009)</text:p>
          </table:table-cell>
          <table:table-cell table:formula="of:=IF([.A1312]=[.B131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ind Talkers (2002)/</text:p>
          </table:table-cell>
          <table:table-cell office:value-type="string">
            <text:p>/media/DISC01/OsMeusFilmes/Windtalkers (2002)</text:p>
          </table:table-cell>
          <table:table-cell table:formula="of:=IF([.A1313]=[.B131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lind Side (2009)/</text:p>
          </table:table-cell>
          <table:table-cell office:value-type="string">
            <text:p>/media/DISC01/OsMeusFilmes/The Blind Side (2009)</text:p>
          </table:table-cell>
          <table:table-cell table:formula="of:=IF([.A1314]=[.B131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Reader (2008)/</text:p>
          </table:table-cell>
          <table:table-cell office:value-type="string">
            <text:p>/media/DISC01/OsMeusFilmes/The Reader (2008)</text:p>
          </table:table-cell>
          <table:table-cell table:formula="of:=IF([.A1315]=[.B131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Under the Mountain (2009)/</text:p>
          </table:table-cell>
          <table:table-cell office:value-type="string">
            <text:p>/media/DISC01/OsMeusFilmes/Under the Mountain (2009)</text:p>
          </table:table-cell>
          <table:table-cell table:formula="of:=IF([.A1316]=[.B131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turn To House On Haunted Hill (2007)/</text:p>
          </table:table-cell>
          <table:table-cell office:value-type="string">
            <text:p>/media/DISC01/OsMeusFilmes/Return to House on Haunted Hill (2007)</text:p>
          </table:table-cell>
          <table:table-cell table:formula="of:=IF([.A1317]=[.B131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Reef (2010)/</text:p>
          </table:table-cell>
          <table:table-cell office:value-type="string">
            <text:p>/media/DISC01/OsMeusFilmes/The Reef (2010)</text:p>
          </table:table-cell>
          <table:table-cell table:formula="of:=IF([.A1318]=[.B131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kheart (2008)/</text:p>
          </table:table-cell>
          <table:table-cell office:value-type="string">
            <text:p>/media/DISC01/OsMeusFilmes/Ink Heart (2008)</text:p>
          </table:table-cell>
          <table:table-cell table:formula="of:=IF([.A1319]=[.B131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ellboy II The Golden Army (2008)/</text:p>
          </table:table-cell>
          <table:table-cell office:value-type="string">
            <text:p>/media/DISC01/OsMeusFilmes/Hellboy II The Golden Army (2008)</text:p>
          </table:table-cell>
          <table:table-cell table:formula="of:=IF([.A1320]=[.B132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erlin And The Book Of Beasts (2009)/</text:p>
          </table:table-cell>
          <table:table-cell office:value-type="string">
            <text:p>/media/DISC01/OsMeusFilmes/Merlin and the Book of Beasts (2009)</text:p>
          </table:table-cell>
          <table:table-cell table:formula="of:=IF([.A1321]=[.B132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ntrol (2007)/</text:p>
          </table:table-cell>
          <table:table-cell office:value-type="string">
            <text:p>/media/DISC01/OsMeusFilmes/Control (2007)</text:p>
          </table:table-cell>
          <table:table-cell table:formula="of:=IF([.A1322]=[.B132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harlie Bartlett (2007)/</text:p>
          </table:table-cell>
          <table:table-cell office:value-type="string">
            <text:p>/media/DISC01/OsMeusFilmes/Charlie Bartlett (2007)</text:p>
          </table:table-cell>
          <table:table-cell table:formula="of:=IF([.A1323]=[.B132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ellular (2004)/</text:p>
          </table:table-cell>
          <table:table-cell office:value-type="string">
            <text:p>/media/DISC01/OsMeusFilmes/Cellular (2004)</text:p>
          </table:table-cell>
          <table:table-cell table:formula="of:=IF([.A1324]=[.B132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ath Race (2008)/</text:p>
          </table:table-cell>
          <table:table-cell office:value-type="string">
            <text:p>/media/DISC01/OsMeusFilmes/Death Race (2008)</text:p>
          </table:table-cell>
          <table:table-cell table:formula="of:=IF([.A1325]=[.B132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nfessions of a Shopahcolic (2009)/</text:p>
          </table:table-cell>
          <table:table-cell office:value-type="string">
            <text:p>/media/DISC01/OsMeusFilmes/Confessions of a Shopaholic (2009)</text:p>
          </table:table-cell>
          <table:table-cell table:formula="of:=IF([.A1326]=[.B132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oscow Zero (2006)/</text:p>
          </table:table-cell>
          <table:table-cell office:value-type="string">
            <text:p>/media/DISC01/OsMeusFilmes/Moscow Zero (2006)</text:p>
          </table:table-cell>
          <table:table-cell table:formula="of:=IF([.A1327]=[.B132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axi 2 (2000)/</text:p>
          </table:table-cell>
          <table:table-cell office:value-type="string">
            <text:p>/media/DISC01/OsMeusFilmes/Taxi 2 (2000)</text:p>
          </table:table-cell>
          <table:table-cell table:formula="of:=IF([.A1328]=[.B132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mart People (2008)/</text:p>
          </table:table-cell>
          <table:table-cell office:value-type="string">
            <text:p>/media/DISC01/OsMeusFilmes/Smart People (2008)</text:p>
          </table:table-cell>
          <table:table-cell table:formula="of:=IF([.A1329]=[.B132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Wicker Park (2004)/</text:p>
          </table:table-cell>
          <table:table-cell office:value-type="string">
            <text:p>/media/DISC01/OsMeusFilmes/Wicker Park (2004)</text:p>
          </table:table-cell>
          <table:table-cell table:formula="of:=IF([.A1330]=[.B133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turn from Witch Mountain (1978)/</text:p>
          </table:table-cell>
          <table:table-cell office:value-type="string">
            <text:p>/media/DISC01/OsMeusFilmes/Return from Witch Mountain (1978)</text:p>
          </table:table-cell>
          <table:table-cell table:formula="of:=IF([.A1331]=[.B133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lack Death (2010)/</text:p>
          </table:table-cell>
          <table:table-cell office:value-type="string">
            <text:p>/media/DISC01/OsMeusFilmes/Black Death (2010)</text:p>
          </table:table-cell>
          <table:table-cell table:formula="of:=IF([.A1332]=[.B133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Vicky Cristina Barcelona (2008)/</text:p>
          </table:table-cell>
          <table:table-cell office:value-type="string">
            <text:p>/media/DISC01/OsMeusFilmes/Vicky Cristina Barcelona (2008)</text:p>
          </table:table-cell>
          <table:table-cell table:formula="of:=IF([.A1333]=[.B133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host Rider (2007)/</text:p>
          </table:table-cell>
          <table:table-cell office:value-type="string">
            <text:p>/media/DISC01/OsMeusFilmes/Ghost Rider (2007)</text:p>
          </table:table-cell>
          <table:table-cell table:formula="of:=IF([.A1334]=[.B133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ircle of Pain (2010)/</text:p>
          </table:table-cell>
          <table:table-cell office:value-type="string">
            <text:p>/media/DISC01/OsMeusFilmes/Circle of Pain (2010)</text:p>
          </table:table-cell>
          <table:table-cell table:formula="of:=IF([.A1335]=[.B133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Fat Pizza - The Movie (2003)/</text:p>
          </table:table-cell>
          <table:table-cell office:value-type="string">
            <text:p>/media/DISC01/OsMeusFilmes/Fat Pizza (2003)</text:p>
          </table:table-cell>
          <table:table-cell table:formula="of:=IF([.A1336]=[.B133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irth (2004)/</text:p>
          </table:table-cell>
          <table:table-cell office:value-type="string">
            <text:p>/media/DISC01/OsMeusFilmes/Birth (2004)</text:p>
          </table:table-cell>
          <table:table-cell table:formula="of:=IF([.A1337]=[.B133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st (2009)/</text:p>
          </table:table-cell>
          <table:table-cell office:value-type="string">
            <text:p>/media/DISC01/OsMeusFilmes/The Lost (2009)</text:p>
          </table:table-cell>
          <table:table-cell table:formula="of:=IF([.A1338]=[.B133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ry Baby (1990)/</text:p>
          </table:table-cell>
          <table:table-cell office:value-type="string">
            <text:p>/media/DISC01/OsMeusFilmes/Cry-Baby (1990)</text:p>
          </table:table-cell>
          <table:table-cell table:formula="of:=IF([.A1339]=[.B133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Switch (2010)/</text:p>
          </table:table-cell>
          <table:table-cell office:value-type="string">
            <text:p>/media/DISC01/OsMeusFilmes/The Switch (2010)</text:p>
          </table:table-cell>
          <table:table-cell table:formula="of:=IF([.A1340]=[.B134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enjamin (2004)/</text:p>
          </table:table-cell>
          <table:table-cell office:value-type="string">
            <text:p>/media/DISC01/OsMeusFilmes/Benjamin (2004)</text:p>
          </table:table-cell>
          <table:table-cell table:formula="of:=IF([.A1341]=[.B134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Underclassman (2005)/</text:p>
          </table:table-cell>
          <table:table-cell office:value-type="string">
            <text:p>/media/DISC01/OsMeusFilmes/Underclassman (2005)</text:p>
          </table:table-cell>
          <table:table-cell table:formula="of:=IF([.A1342]=[.B134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rank High Voltage (2009)/</text:p>
          </table:table-cell>
          <table:table-cell office:value-type="string">
            <text:p>/media/DISC01/OsMeusFilmes/Crank High Voltage (2009)</text:p>
          </table:table-cell>
          <table:table-cell table:formula="of:=IF([.A1343]=[.B134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(500) Days of Summer (2009)/</text:p>
          </table:table-cell>
          <table:table-cell office:value-type="string">
            <text:p>/media/DISC01/OsMeusFilmes/(500) Days of Summer (2009)</text:p>
          </table:table-cell>
          <table:table-cell table:formula="of:=IF([.A1344]=[.B134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ersonal Effects (2009)/</text:p>
          </table:table-cell>
          <table:table-cell office:value-type="string">
            <text:p>/media/DISC01/OsMeusFilmes/Personal Effects (2009)</text:p>
          </table:table-cell>
          <table:table-cell table:formula="of:=IF([.A1345]=[.B134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rd Of The Rings - The Two Towers (2002)/</text:p>
          </table:table-cell>
          <table:table-cell office:value-type="string">
            <text:p>/media/DISC01/OsMeusFilmes/The Lord of the Rings The Two Towers (2002)</text:p>
          </table:table-cell>
          <table:table-cell table:formula="of:=IF([.A1346]=[.B134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emetery Junction (2010)/</text:p>
          </table:table-cell>
          <table:table-cell office:value-type="string">
            <text:p>/media/DISC01/OsMeusFilmes/Cemetery Junction (2010)</text:p>
          </table:table-cell>
          <table:table-cell table:formula="of:=IF([.A1347]=[.B134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Happening (2008)/</text:p>
          </table:table-cell>
          <table:table-cell office:value-type="string">
            <text:p>/media/DISC01/OsMeusFilmes/The Happening (2008)</text:p>
          </table:table-cell>
          <table:table-cell table:formula="of:=IF([.A1348]=[.B134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rnered! (2009)/</text:p>
          </table:table-cell>
          <table:table-cell office:value-type="string">
            <text:p>/media/DISC01/OsMeusFilmes/Cornered! (2008)</text:p>
          </table:table-cell>
          <table:table-cell table:formula="of:=IF([.A1349]=[.B134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lumbus Day (2008)/</text:p>
          </table:table-cell>
          <table:table-cell office:value-type="string">
            <text:p>/media/DISC01/OsMeusFilmes/Columbus Day (2008)</text:p>
          </table:table-cell>
          <table:table-cell table:formula="of:=IF([.A1350]=[.B135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Brüno (2009)/</text:p>
          </table:table-cell>
          <table:table-cell office:value-type="string">
            <text:p>/media/DISC01/OsMeusFilmes/Brüno (2009)</text:p>
          </table:table-cell>
          <table:table-cell table:formula="of:=IF([.A1351]=[.B135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chool for seduction (2004)/</text:p>
          </table:table-cell>
          <table:table-cell office:value-type="string">
            <text:p>/media/DISC01/OsMeusFilmes/School for Seduction (2004)</text:p>
          </table:table-cell>
          <table:table-cell table:formula="of:=IF([.A1352]=[.B135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me Early Morning (2006)/</text:p>
          </table:table-cell>
          <table:table-cell office:value-type="string">
            <text:p>/media/DISC01/OsMeusFilmes/Come Early Morning (2006)</text:p>
          </table:table-cell>
          <table:table-cell table:formula="of:=IF([.A1353]=[.B135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Pathology (2008)/</text:p>
          </table:table-cell>
          <table:table-cell office:value-type="string">
            <text:p>/media/DISC01/OsMeusFilmes/Pathology (2008)</text:p>
          </table:table-cell>
          <table:table-cell table:formula="of:=IF([.A1354]=[.B135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Killshot (2008)/</text:p>
          </table:table-cell>
          <table:table-cell office:value-type="string">
            <text:p>/media/DISC01/OsMeusFilmes/Killshot (2008)</text:p>
          </table:table-cell>
          <table:table-cell table:formula="of:=IF([.A1355]=[.B135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rave One (2007)/</text:p>
          </table:table-cell>
          <table:table-cell office:value-type="string">
            <text:p>/media/DISC01/OsMeusFilmes/The Brave One (2007)</text:p>
          </table:table-cell>
          <table:table-cell table:formula="of:=IF([.A1356]=[.B135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range Bedfellows (2004)/</text:p>
          </table:table-cell>
          <table:table-cell office:value-type="string">
            <text:p>/media/DISC01/OsMeusFilmes/Strange Bedfellows (2004)</text:p>
          </table:table-cell>
          <table:table-cell table:formula="of:=IF([.A1357]=[.B135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Forbidden Kingdom (2008)/</text:p>
          </table:table-cell>
          <table:table-cell office:value-type="string">
            <text:p>/media/DISC01/OsMeusFilmes/The Forbidden Kingdom (2008)</text:p>
          </table:table-cell>
          <table:table-cell table:formula="of:=IF([.A1358]=[.B135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Grind (2003)/</text:p>
          </table:table-cell>
          <table:table-cell office:value-type="string">
            <text:p>/media/DISC01/OsMeusFilmes/Grind (2003)</text:p>
          </table:table-cell>
          <table:table-cell table:formula="of:=IF([.A1359]=[.B135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En La Ciudad De Sylvia (2007)/</text:p>
          </table:table-cell>
          <table:table-cell office:value-type="string">
            <text:p>/media/DISC01/OsMeusFilmes/En la ciudad de Sylvia (2007)</text:p>
          </table:table-cell>
          <table:table-cell table:formula="of:=IF([.A1360]=[.B136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oors (1991)/</text:p>
          </table:table-cell>
          <table:table-cell office:value-type="string">
            <text:p>/media/DISC01/OsMeusFilmes/The Doors (1991)</text:p>
          </table:table-cell>
          <table:table-cell table:formula="of:=IF([.A1361]=[.B136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Dog's Tale (2009)/</text:p>
          </table:table-cell>
          <table:table-cell office:value-type="string">
            <text:p>/media/DISC01/OsMeusFilmes/Hachi A Dog's Tale (2009)</text:p>
          </table:table-cell>
          <table:table-cell table:formula="of:=IF([.A1362]=[.B136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ower Learning (2008)/</text:p>
          </table:table-cell>
          <table:table-cell office:value-type="string">
            <text:p>/media/DISC01/OsMeusFilmes/Lower Learning (2008)</text:p>
          </table:table-cell>
          <table:table-cell table:formula="of:=IF([.A1363]=[.B136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rouching Tiger, Hidden Dragon (2003)/</text:p>
          </table:table-cell>
          <table:table-cell office:value-type="string">
            <text:p>/media/DISC01/OsMeusFilmes/Crouching Tiger, Hidden Dragon (2000)</text:p>
          </table:table-cell>
          <table:table-cell table:formula="of:=IF([.A1364]=[.B136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Hunting Party (2007)/</text:p>
          </table:table-cell>
          <table:table-cell office:value-type="string">
            <text:p>/media/DISC01/OsMeusFilmes/Hunting Party (2007)</text:p>
          </table:table-cell>
          <table:table-cell table:formula="of:=IF([.A1365]=[.B136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ush Hour 3 (2007)/</text:p>
          </table:table-cell>
          <table:table-cell office:value-type="string">
            <text:p>/media/DISC01/OsMeusFilmes/Rush Hour 3 (2007)</text:p>
          </table:table-cell>
          <table:table-cell table:formula="of:=IF([.A1366]=[.B136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Thunderball (1965)/</text:p>
          </table:table-cell>
          <table:table-cell office:value-type="string">
            <text:p>/media/DISC01/OsMeusFilmes/Thunderball (1965)</text:p>
          </table:table-cell>
          <table:table-cell table:formula="of:=IF([.A1367]=[.B136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Hollywood Homicide (2003)/</text:p>
          </table:table-cell>
          <table:table-cell office:value-type="string">
            <text:p>/media/DISC01/OsMeusFilmes/Hollywood Homicide (2003)</text:p>
          </table:table-cell>
          <table:table-cell table:formula="of:=IF([.A1368]=[.B136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Night at the Museum Battle of the Smithsonian (2009)/</text:p>
          </table:table-cell>
          <table:table-cell office:value-type="string">
            <text:p>/media/DISC01/OsMeusFilmes/Night at the Museum Battle of the Smithsonian (2009)</text:p>
          </table:table-cell>
          <table:table-cell table:formula="of:=IF([.A1369]=[.B136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Boat That Rocked (2009)/</text:p>
          </table:table-cell>
          <table:table-cell office:value-type="string">
            <text:p>/media/DISC01/OsMeusFilmes/The Boat That Rocked (2009)</text:p>
          </table:table-cell>
          <table:table-cell table:formula="of:=IF([.A1370]=[.B137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side Deep Throat (2005)/</text:p>
          </table:table-cell>
          <table:table-cell office:value-type="string">
            <text:p>/media/DISC01/OsMeusFilmes/Inside Deep Throat (2005)</text:p>
          </table:table-cell>
          <table:table-cell table:formula="of:=IF([.A1371]=[.B137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 Bela e o Paparazzo (2010)/</text:p>
          </table:table-cell>
          <table:table-cell office:value-type="string">
            <text:p>/media/DISC01/OsMeusFilmes/A Bela e o Paparazzo (2010)</text:p>
          </table:table-cell>
          <table:table-cell table:formula="of:=IF([.A1372]=[.B137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lipstream (2007)/</text:p>
          </table:table-cell>
          <table:table-cell office:value-type="string">
            <text:p>/media/DISC01/OsMeusFilmes/Slipstream (2007)</text:p>
          </table:table-cell>
          <table:table-cell table:formula="of:=IF([.A1373]=[.B137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mália (2008)/</text:p>
          </table:table-cell>
          <table:table-cell office:value-type="string">
            <text:p>/media/DISC01/OsMeusFilmes/Amália (2008)</text:p>
          </table:table-cell>
          <table:table-cell table:formula="of:=IF([.A1374]=[.B137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eath Proof (2007)/</text:p>
          </table:table-cell>
          <table:table-cell office:value-type="string">
            <text:p>/media/DISC01/OsMeusFilmes/Death Proof (2007)</text:p>
          </table:table-cell>
          <table:table-cell table:formula="of:=IF([.A1375]=[.B137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tarship Troopers 2 Hero of the Federation (2004)/</text:p>
          </table:table-cell>
          <table:table-cell office:value-type="string">
            <text:p>/media/DISC01/OsMeusFilmes/Starship Troopers 2 - Hero of the Federation (2004)</text:p>
          </table:table-cell>
          <table:table-cell table:formula="of:=IF([.A1376]=[.B137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esurrecting the Champ (2007)/</text:p>
          </table:table-cell>
          <table:table-cell office:value-type="string">
            <text:p>/media/DISC01/OsMeusFilmes/Resurrecting the Champ (2007)</text:p>
          </table:table-cell>
          <table:table-cell table:formula="of:=IF([.A1377]=[.B137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Lonely Hearts (2006)/</text:p>
          </table:table-cell>
          <table:table-cell office:value-type="string">
            <text:p>/media/DISC01/OsMeusFilmes/Lonely Hearts (2006)</text:p>
          </table:table-cell>
          <table:table-cell table:formula="of:=IF([.A1378]=[.B137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Italian Job (2003)/</text:p>
          </table:table-cell>
          <table:table-cell office:value-type="string">
            <text:p>/media/DISC01/OsMeusFilmes/The Italian Job (2003)</text:p>
          </table:table-cell>
          <table:table-cell table:formula="of:=IF([.A1379]=[.B137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In the Line of Fire (1993)/</text:p>
          </table:table-cell>
          <table:table-cell office:value-type="string">
            <text:p>/media/DISC01/OsMeusFilmes/In the Line of Fire (1993)</text:p>
          </table:table-cell>
          <table:table-cell table:formula="of:=IF([.A1380]=[.B138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Rules of Engagement (2000)/</text:p>
          </table:table-cell>
          <table:table-cell office:value-type="string">
            <text:p>/media/DISC01/OsMeusFilmes/Rules of Engagement (2000)</text:p>
          </table:table-cell>
          <table:table-cell table:formula="of:=IF([.A1381]=[.B138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Emerald Forest (1985)/</text:p>
          </table:table-cell>
          <table:table-cell office:value-type="string">
            <text:p>/media/DISC01/OsMeusFilmes/The Emerald Forest (1985)</text:p>
          </table:table-cell>
          <table:table-cell table:formula="of:=IF([.A1382]=[.B138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nd Soon the Darkness (2010)/</text:p>
          </table:table-cell>
          <table:table-cell office:value-type="string">
            <text:p>/media/DISC01/OsMeusFilmes/And Soon the Darkness (2010)</text:p>
          </table:table-cell>
          <table:table-cell table:formula="of:=IF([.A1383]=[.B138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Ong bak 2 (2008)/</text:p>
          </table:table-cell>
          <table:table-cell office:value-type="string">
            <text:p>/media/DISC01/OsMeusFilmes/Ong bak 2 (2008)</text:p>
          </table:table-cell>
          <table:table-cell table:formula="of:=IF([.A1384]=[.B138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uth or Consequences, N.M. (1997)/</text:p>
          </table:table-cell>
          <table:table-cell office:value-type="string">
            <text:p>/media/DISC01/OsMeusFilmes/Truth or Consequences, N.M. (1997)</text:p>
          </table:table-cell>
          <table:table-cell table:formula="of:=IF([.A1385]=[.B138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y Summer of Love (2004)/</text:p>
          </table:table-cell>
          <table:table-cell office:value-type="string">
            <text:p>/media/DISC01/OsMeusFilmes/My Summer of Love (2004)</text:p>
          </table:table-cell>
          <table:table-cell table:formula="of:=IF([.A1386]=[.B138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Die Welle (2008)/</text:p>
          </table:table-cell>
          <table:table-cell office:value-type="string">
            <text:p>/media/DISC01/OsMeusFilmes/Die Welle (2008)</text:p>
          </table:table-cell>
          <table:table-cell table:formula="of:=IF([.A1387]=[.B138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[Rec] (2007)/</text:p>
          </table:table-cell>
          <table:table-cell office:value-type="string">
            <text:p>/media/DISC01/OsMeusFilmes/[REC] (2007)</text:p>
          </table:table-cell>
          <table:table-cell table:formula="of:=IF([.A1388]=[.B138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Die Another Day (2002)/</text:p>
          </table:table-cell>
          <table:table-cell office:value-type="string">
            <text:p>/media/DISC01/OsMeusFilmes/Die Another Day (2002)</text:p>
          </table:table-cell>
          <table:table-cell table:formula="of:=IF([.A1389]=[.B138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Snow Angels (2007)/</text:p>
          </table:table-cell>
          <table:table-cell office:value-type="string">
            <text:p>/media/DISC01/OsMeusFilmes/Snow Angels (2008)</text:p>
          </table:table-cell>
          <table:table-cell table:formula="of:=IF([.A1390]=[.B139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adillac Records (2008)/</text:p>
          </table:table-cell>
          <table:table-cell office:value-type="string">
            <text:p>/media/DISC01/OsMeusFilmes/Cadillac Records (2008)</text:p>
          </table:table-cell>
          <table:table-cell table:formula="of:=IF([.A1391]=[.B1391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enderness (2009)/</text:p>
          </table:table-cell>
          <table:table-cell office:value-type="string">
            <text:p>/media/DISC01/OsMeusFilmes/Tenderness (2009)</text:p>
          </table:table-cell>
          <table:table-cell table:formula="of:=IF([.A1392]=[.B1392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ouples Retreat (2009)/</text:p>
          </table:table-cell>
          <table:table-cell office:value-type="string">
            <text:p>/media/DISC01/OsMeusFilmes/Couples Retreat (2009)</text:p>
          </table:table-cell>
          <table:table-cell table:formula="of:=IF([.A1393]=[.B1393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Door in the Floor (2004)/</text:p>
          </table:table-cell>
          <table:table-cell office:value-type="string">
            <text:p>/media/DISC01/OsMeusFilmes/The Door in the Floor (2004)</text:p>
          </table:table-cell>
          <table:table-cell table:formula="of:=IF([.A1394]=[.B1394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28 Weeks Later (2007)/</text:p>
          </table:table-cell>
          <table:table-cell office:value-type="string">
            <text:p>/media/DISC01/OsMeusFilmes/28 Weeks Later (2007)</text:p>
          </table:table-cell>
          <table:table-cell table:formula="of:=IF([.A1395]=[.B1395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My Baby's Daddy (2004)/</text:p>
          </table:table-cell>
          <table:table-cell office:value-type="string">
            <text:p>/media/DISC01/OsMeusFilmes/My Baby's Daddy (2004)</text:p>
          </table:table-cell>
          <table:table-cell table:formula="of:=IF([.A1396]=[.B1396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Appaloosa (2008)/</text:p>
          </table:table-cell>
          <table:table-cell office:value-type="string">
            <text:p>/media/DISC01/OsMeusFilmes/Appaloosa (2008)</text:p>
          </table:table-cell>
          <table:table-cell table:formula="of:=IF([.A1397]=[.B1397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Center Stage Turn It Up (2008)/</text:p>
          </table:table-cell>
          <table:table-cell office:value-type="string">
            <text:p>/media/DISC01/OsMeusFilmes/Center Stage Turn It Up (2008)</text:p>
          </table:table-cell>
          <table:table-cell table:formula="of:=IF([.A1398]=[.B1398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rue North (2006)/</text:p>
          </table:table-cell>
          <table:table-cell office:value-type="string">
            <text:p>/media/DISC01/OsMeusFilmes/True North (2006)</text:p>
          </table:table-cell>
          <table:table-cell table:formula="of:=IF([.A1399]=[.B1399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The Lord Of The Rings - The Fellowship Of The Ring (2001)/</text:p>
          </table:table-cell>
          <table:table-cell office:value-type="string">
            <text:p>/media/DISC01/OsMeusFilmes/The Lord of the Rings The Fellowship of the Ring (2001)</text:p>
          </table:table-cell>
          <table:table-cell table:formula="of:=IF([.A1400]=[.B1400];1;2)" office:value-type="float" office:value="2">
            <text:p>2</text:p>
          </table:table-cell>
        </table:table-row>
        <table:table-row table:style-name="ro2">
          <table:table-cell office:value-type="string">
            <text:p>/media/DISC01/OsMeusFilmes/007 The Living Daylights (1987)/</text:p>
          </table:table-cell>
          <table:table-cell office:value-type="string">
            <text:p>/media/DISC01/OsMeusFilmes/The Living Daylights (1987)</text:p>
          </table:table-cell>
          <table:table-cell table:formula="of:=IF([.A1401]=[.B1401];1;2)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-04-2011</text:date>, <text:time>23:5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7T23:57:45</dc:date>
    <dc:creator>francisco </dc:creator>
    <meta:document-statistic meta:table-count="1" meta:cell-count="4206" meta:object-count="0"/>
    <meta:generator>OpenOffice.org/3.2$Linux OpenOffice.org_project/320m12$Build-9483</meta:generator>
  </office:meta>
</office:document-meta>
</file>